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2" svg:font-family="'Lohit Hindi'"/>
    <style:font-face style:name="Liberation Serif" svg:font-family="'Liberation Serif'" style:font-family-generic="roman"/>
    <style:font-face style:name="Times New Roman1" svg:font-family="'Times New Roman'" style:font-family-generic="roman"/>
    <style:font-face style:name="DejaVu Sans Mono" svg:font-family="'DejaVu Sans Mono'" style:font-family-generic="modern" style:font-pitch="fixed"/>
    <style:font-face style:name="Lohit Hindi3" svg:font-family="'Lohit Hindi'"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3" style:family="table">
      <style:table-properties style:width="16.861cm" fo:margin-left="-0.016cm" table:align="left" style:may-break-between-rows="false"/>
    </style:style>
    <style:style style:name="Table3.A" style:family="table-column">
      <style:table-column-properties style:column-width="3.387cm"/>
    </style:style>
    <style:style style:name="Table3.B" style:family="table-column">
      <style:table-column-properties style:column-width="1.413cm"/>
    </style:style>
    <style:style style:name="Table3.C" style:family="table-column">
      <style:table-column-properties style:column-width="1.697cm"/>
    </style:style>
    <style:style style:name="Table3.D" style:family="table-column">
      <style:table-column-properties style:column-width="2.605cm"/>
    </style:style>
    <style:style style:name="Table3.E" style:family="table-column">
      <style:table-column-properties style:column-width="3.254cm"/>
    </style:style>
    <style:style style:name="Table3.F" style:family="table-column">
      <style:table-column-properties style:column-width="4.505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2" style:family="table-row">
      <style:table-row-properties style:min-row-height="0.138cm"/>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6" style:family="table">
      <style:table-properties style:width="16.861cm" fo:margin-left="-0.016cm" table:align="left" style:may-break-between-rows="false"/>
    </style:style>
    <style:style style:name="Table6.A" style:family="table-column">
      <style:table-column-properties style:column-width="3.387cm"/>
    </style:style>
    <style:style style:name="Table6.B" style:family="table-column">
      <style:table-column-properties style:column-width="1.321cm"/>
    </style:style>
    <style:style style:name="Table6.C" style:family="table-column">
      <style:table-column-properties style:column-width="1.789cm"/>
    </style:style>
    <style:style style:name="Table6.D" style:family="table-column">
      <style:table-column-properties style:column-width="2.605cm"/>
    </style:style>
    <style:style style:name="Table6.E" style:family="table-column">
      <style:table-column-properties style:column-width="3.254cm"/>
    </style:style>
    <style:style style:name="Table6.F" style:family="table-column">
      <style:table-column-properties style:column-width="4.505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2" style:family="table-row">
      <style:table-row-properties style:min-row-height="0.138cm"/>
    </style:style>
    <style:style style:name="Table6.A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0.05pt solid #000000" fo:border-top="none" fo:border-bottom="0.05pt solid #000000"/>
    </style:style>
    <style:style style:name="Table1" style:family="table">
      <style:table-properties style:width="16.854cm" fo:margin-left="-0.016cm" table:align="left" style:may-break-between-rows="false"/>
    </style:style>
    <style:style style:name="Table1.A" style:family="table-column">
      <style:table-column-properties style:column-width="3.387cm"/>
    </style:style>
    <style:style style:name="Table1.B" style:family="table-column">
      <style:table-column-properties style:column-width="1.138cm"/>
    </style:style>
    <style:style style:name="Table1.C" style:family="table-column">
      <style:table-column-properties style:column-width="1.64cm"/>
    </style:style>
    <style:style style:name="Table1.D" style:family="table-column">
      <style:table-column-properties style:column-width="2.937cm"/>
    </style:style>
    <style:style style:name="Table1.E" style:family="table-column">
      <style:table-column-properties style:column-width="3.254cm"/>
    </style:style>
    <style:style style:name="Table1.F" style:family="table-column">
      <style:table-column-properties style:column-width="4.498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2" style:family="table-row">
      <style:table-row-properties style:min-row-height="0.138cm"/>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6.854cm" fo:margin-left="-0.016cm" table:align="left" style:may-break-between-rows="false"/>
    </style:style>
    <style:style style:name="Table2.A" style:family="table-column">
      <style:table-column-properties style:column-width="3.387cm"/>
    </style:style>
    <style:style style:name="Table2.B" style:family="table-column">
      <style:table-column-properties style:column-width="1.138cm"/>
    </style:style>
    <style:style style:name="Table2.C" style:family="table-column">
      <style:table-column-properties style:column-width="1.64cm"/>
    </style:style>
    <style:style style:name="Table2.D" style:family="table-column">
      <style:table-column-properties style:column-width="2.937cm"/>
    </style:style>
    <style:style style:name="Table2.E" style:family="table-column">
      <style:table-column-properties style:column-width="3.254cm"/>
    </style:style>
    <style:style style:name="Table2.F" style:family="table-column">
      <style:table-column-properties style:column-width="4.498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2" style:family="table-row">
      <style:table-row-properties style:min-row-height="0.138cm"/>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1cm" fo:margin-right="1cm" fo:text-indent="0cm" style:auto-text-indent="false"/>
      <style:text-properties fo:font-style="italic" officeooo:rsid="0009e03e" officeooo:paragraph-rsid="025962ed" style:font-style-asian="italic" style:font-style-complex="italic"/>
    </style:style>
    <style:style style:name="P2" style:family="paragraph" style:parent-style-name="Text_20_body">
      <style:paragraph-properties fo:margin-left="0cm" fo:margin-right="1cm" fo:text-align="center" style:justify-single-word="false" fo:text-indent="0cm" style:auto-text-indent="false"/>
      <style:text-properties fo:font-size="14pt" fo:font-style="normal" fo:font-weight="bold" officeooo:rsid="036e220c" officeooo:paragraph-rsid="036e220c" style:font-size-asian="14pt" style:font-style-asian="normal" style:font-weight-asian="bold" style:font-size-complex="14pt" style:font-style-complex="normal" style:font-weight-complex="bold"/>
    </style:style>
    <style:style style:name="P3" style:family="paragraph" style:parent-style-name="Text_20_body">
      <style:text-properties officeooo:rsid="02a75186" officeooo:paragraph-rsid="01eb001e"/>
    </style:style>
    <style:style style:name="P4" style:family="paragraph" style:parent-style-name="Text_20_body">
      <style:text-properties officeooo:rsid="02abbab1" officeooo:paragraph-rsid="02aa8a56"/>
    </style:style>
    <style:style style:name="P5" style:family="paragraph" style:parent-style-name="Text_20_body">
      <style:text-properties officeooo:rsid="0103b188" officeooo:paragraph-rsid="02adbf1f"/>
    </style:style>
    <style:style style:name="P6" style:family="paragraph" style:parent-style-name="Text_20_body">
      <style:text-properties fo:font-weight="bold" officeooo:rsid="02e31a9f" officeooo:paragraph-rsid="02fff68c" style:font-weight-asian="bold" style:font-weight-complex="bold"/>
    </style:style>
    <style:style style:name="P7" style:family="paragraph" style:parent-style-name="Text_20_body">
      <style:text-properties officeooo:rsid="02e3245e" officeooo:paragraph-rsid="02fff68c"/>
    </style:style>
    <style:style style:name="P8" style:family="paragraph" style:parent-style-name="Text_20_body">
      <style:text-properties officeooo:rsid="02e31a9f" officeooo:paragraph-rsid="02fff68c"/>
    </style:style>
    <style:style style:name="P9" style:family="paragraph" style:parent-style-name="Text_20_body">
      <style:text-properties officeooo:rsid="02e44e7e" officeooo:paragraph-rsid="02fff68c"/>
    </style:style>
    <style:style style:name="P10" style:family="paragraph" style:parent-style-name="Text_20_body">
      <style:text-properties officeooo:rsid="0353c7f1" officeooo:paragraph-rsid="03357bb9"/>
    </style:style>
    <style:style style:name="P11" style:family="paragraph" style:parent-style-name="Text_20_body">
      <style:text-properties fo:font-weight="bold" officeooo:rsid="02e31a9f" officeooo:paragraph-rsid="03357bb9" style:font-weight-asian="bold" style:font-weight-complex="bold"/>
    </style:style>
    <style:style style:name="P12" style:family="paragraph" style:parent-style-name="Text_20_body">
      <style:text-properties officeooo:rsid="03d2ba6f" officeooo:paragraph-rsid="03d2ba6f"/>
    </style:style>
    <style:style style:name="P13" style:family="paragraph" style:parent-style-name="Text_20_body">
      <style:text-properties officeooo:rsid="03678019" officeooo:paragraph-rsid="03d2ba6f"/>
    </style:style>
    <style:style style:name="P14" style:family="paragraph" style:parent-style-name="Text_20_body">
      <style:text-properties officeooo:paragraph-rsid="0339fe52"/>
    </style:style>
    <style:style style:name="P15" style:family="paragraph" style:parent-style-name="Text_20_body">
      <style:text-properties officeooo:rsid="0339fe52" officeooo:paragraph-rsid="03d2ba6f"/>
    </style:style>
    <style:style style:name="P16" style:family="paragraph" style:parent-style-name="Text_20_body">
      <style:text-properties style:text-position="0% 100%" officeooo:rsid="0353c7f1" officeooo:paragraph-rsid="0353c7f1"/>
    </style:style>
    <style:style style:name="P17" style:family="paragraph" style:parent-style-name="Text_20_body">
      <style:text-properties officeooo:rsid="02ebe308" officeooo:paragraph-rsid="0353c7f1"/>
    </style:style>
    <style:style style:name="P18" style:family="paragraph" style:parent-style-name="Text_20_body">
      <style:text-properties officeooo:rsid="03559706" officeooo:paragraph-rsid="0353c7f1"/>
    </style:style>
    <style:style style:name="P19" style:family="paragraph" style:parent-style-name="Text_20_body">
      <style:text-properties officeooo:rsid="039a3963" officeooo:paragraph-rsid="039a3963"/>
    </style:style>
    <style:style style:name="P20" style:family="paragraph" style:parent-style-name="Text_20_body">
      <style:text-properties officeooo:rsid="01434041" officeooo:paragraph-rsid="01448c53"/>
    </style:style>
    <style:style style:name="P21" style:family="paragraph" style:parent-style-name="Text_20_body" style:list-style-name="L1">
      <style:text-properties officeooo:rsid="01434041" officeooo:paragraph-rsid="01448c53"/>
    </style:style>
    <style:style style:name="P22" style:family="paragraph" style:parent-style-name="Text_20_body" style:list-style-name="L1">
      <style:text-properties officeooo:rsid="01448c53" officeooo:paragraph-rsid="03031d7f"/>
    </style:style>
    <style:style style:name="P23" style:family="paragraph" style:parent-style-name="Text_20_body" style:list-style-name="L1">
      <style:text-properties officeooo:rsid="028e3253" officeooo:paragraph-rsid="02b42102"/>
    </style:style>
    <style:style style:name="P24" style:family="paragraph" style:parent-style-name="Text_20_body" style:list-style-name="L1">
      <style:text-properties officeooo:rsid="02b42102" officeooo:paragraph-rsid="01448c53"/>
    </style:style>
    <style:style style:name="P25" style:family="paragraph" style:parent-style-name="Text_20_body">
      <style:text-properties officeooo:rsid="0145312c" officeooo:paragraph-rsid="028bb93c"/>
    </style:style>
    <style:style style:name="P26" style:family="paragraph" style:parent-style-name="Text_20_body">
      <style:text-properties officeooo:rsid="0146f1fe" officeooo:paragraph-rsid="028bb93c"/>
    </style:style>
    <style:style style:name="P27" style:family="paragraph" style:parent-style-name="Text_20_body">
      <style:text-properties officeooo:rsid="028bb93c" officeooo:paragraph-rsid="03d2ba6f"/>
    </style:style>
    <style:style style:name="P28" style:family="paragraph" style:parent-style-name="Text_20_body">
      <style:text-properties officeooo:rsid="032ec602" officeooo:paragraph-rsid="032ec602"/>
    </style:style>
    <style:style style:name="P29" style:family="paragraph" style:parent-style-name="Text_20_body" style:list-style-name="L2">
      <style:text-properties officeooo:rsid="0146f1fe" officeooo:paragraph-rsid="0146f1fe"/>
    </style:style>
    <style:style style:name="P30" style:family="paragraph" style:parent-style-name="Text_20_body" style:list-style-name="L2">
      <style:text-properties officeooo:rsid="032f0ab8" officeooo:paragraph-rsid="0146f1fe"/>
    </style:style>
    <style:style style:name="P31" style:family="paragraph" style:parent-style-name="Text_20_body">
      <style:text-properties officeooo:rsid="0145312c" officeooo:paragraph-rsid="0145312c"/>
    </style:style>
    <style:style style:name="P32" style:family="paragraph" style:parent-style-name="Text_20_body">
      <style:text-properties officeooo:rsid="0145312c" officeooo:paragraph-rsid="02b42102"/>
    </style:style>
    <style:style style:name="P33" style:family="paragraph" style:parent-style-name="Heading_20_1">
      <style:paragraph-properties fo:break-before="page"/>
    </style:style>
    <style:style style:name="P34" style:family="paragraph" style:parent-style-name="Text_20_body">
      <style:text-properties officeooo:rsid="00ffec27" officeooo:paragraph-rsid="03d39fef"/>
    </style:style>
    <style:style style:name="P35" style:family="paragraph" style:parent-style-name="Text_20_body">
      <style:paragraph-properties fo:break-before="page"/>
      <style:text-properties style:text-position="0% 100%" officeooo:rsid="027f165a" officeooo:paragraph-rsid="027f165a"/>
    </style:style>
    <style:style style:name="P36" style:family="paragraph" style:parent-style-name="Text_20_body">
      <style:text-properties style:text-position="0% 100%" fo:font-style="normal" fo:font-weight="normal" officeooo:rsid="02c971b3" officeooo:paragraph-rsid="02f3e0bd" style:font-style-asian="normal" style:font-weight-asian="normal" style:font-style-complex="normal" style:font-weight-complex="normal"/>
    </style:style>
    <style:style style:name="P37" style:family="paragraph" style:parent-style-name="Text_20_body">
      <style:text-properties officeooo:rsid="03c712e4" officeooo:paragraph-rsid="01e7c61f"/>
    </style:style>
    <style:style style:name="P38" style:family="paragraph" style:parent-style-name="Text_20_body">
      <style:text-properties officeooo:rsid="01e68591" officeooo:paragraph-rsid="01e7c61f"/>
    </style:style>
    <style:style style:name="P39" style:family="paragraph" style:parent-style-name="Text_20_body">
      <style:text-properties officeooo:rsid="0200bcba" officeooo:paragraph-rsid="03d598fd"/>
    </style:style>
    <style:style style:name="P40" style:family="paragraph" style:parent-style-name="Text_20_body">
      <style:text-properties style:text-position="0% 100%" officeooo:rsid="01afae83" officeooo:paragraph-rsid="01b2915d"/>
    </style:style>
    <style:style style:name="P41" style:family="paragraph" style:parent-style-name="Heading_20_2">
      <style:paragraph-properties fo:break-before="page"/>
    </style:style>
    <style:style style:name="P42" style:family="paragraph" style:parent-style-name="Heading_20_2">
      <style:text-properties style:text-position="0% 100%" officeooo:rsid="01b0c4e4"/>
    </style:style>
    <style:style style:name="P43" style:family="paragraph" style:parent-style-name="Text_20_body">
      <style:text-properties style:text-position="0% 100%" fo:font-style="normal" fo:font-weight="normal" officeooo:rsid="0249dc8f" officeooo:paragraph-rsid="01cb8e4b" style:font-style-asian="normal" style:font-weight-asian="normal" style:font-style-complex="normal" style:font-weight-complex="normal"/>
    </style:style>
    <style:style style:name="P44" style:family="paragraph" style:parent-style-name="Header">
      <style:text-properties officeooo:rsid="002a1288" officeooo:paragraph-rsid="002a1288"/>
    </style:style>
    <style:style style:name="P45" style:family="paragraph" style:parent-style-name="Footer">
      <style:text-properties officeooo:rsid="001e04c7" officeooo:paragraph-rsid="001e04c7"/>
    </style:style>
    <style:style style:name="P46" style:family="paragraph" style:parent-style-name="Text_20_body">
      <style:paragraph-properties fo:margin-left="1cm" fo:margin-right="1cm" fo:text-indent="0cm" style:auto-text-indent="false"/>
      <style:text-properties officeooo:paragraph-rsid="025962ed"/>
    </style:style>
    <style:style style:name="P47" style:family="paragraph" style:parent-style-name="Text_20_body">
      <style:paragraph-properties fo:margin-left="1cm" fo:margin-right="1cm" fo:text-indent="0cm" style:auto-text-indent="false"/>
      <style:text-properties fo:font-style="italic" style:font-style-asian="italic" style:font-style-complex="italic"/>
    </style:style>
    <style:style style:name="P48" style:family="paragraph" style:parent-style-name="Text_20_body">
      <style:paragraph-properties fo:margin-left="1cm" fo:margin-right="1cm" fo:text-indent="0cm" style:auto-text-indent="false"/>
      <style:text-properties fo:font-style="italic" officeooo:paragraph-rsid="00f65d6f" style:font-style-asian="italic" style:font-style-complex="italic"/>
    </style:style>
    <style:style style:name="P49" style:family="paragraph" style:parent-style-name="Text_20_body">
      <style:paragraph-properties fo:margin-left="1cm" fo:margin-right="1cm" fo:text-indent="0cm" style:auto-text-indent="false"/>
      <style:text-properties fo:font-style="italic" officeooo:rsid="00f527cf" officeooo:paragraph-rsid="02ac5fc8" style:font-style-asian="italic" style:font-style-complex="italic"/>
    </style:style>
    <style:style style:name="P50" style:family="paragraph" style:parent-style-name="Text_20_body">
      <style:paragraph-properties fo:margin-left="1cm" fo:margin-right="1cm" fo:text-indent="0cm" style:auto-text-indent="false"/>
      <style:text-properties officeooo:paragraph-rsid="012ced3a"/>
    </style:style>
    <style:style style:name="P51" style:family="paragraph" style:parent-style-name="Text_20_body">
      <style:paragraph-properties fo:margin-left="0cm" fo:margin-right="1cm" fo:text-align="center" style:justify-single-word="false" fo:text-indent="0cm" style:auto-text-indent="false"/>
      <style:text-properties fo:font-size="14pt" fo:font-style="normal" fo:font-weight="bold" officeooo:rsid="036e220c" officeooo:paragraph-rsid="036e220c" style:font-size-asian="14pt" style:font-style-asian="normal" style:font-weight-asian="bold" style:font-size-complex="14pt" style:font-style-complex="normal" style:font-weight-complex="bold"/>
    </style:style>
    <style:style style:name="P52" style:family="paragraph" style:parent-style-name="Text_20_body">
      <style:paragraph-properties fo:margin-left="0cm" fo:margin-right="1cm" fo:text-align="start" style:justify-single-word="false" fo:text-indent="0cm" style:auto-text-indent="false"/>
      <style:text-properties fo:font-size="14pt" fo:font-style="normal" fo:font-weight="bold" officeooo:rsid="011d4f13" officeooo:paragraph-rsid="011d4f13" style:font-size-asian="14pt" style:font-style-asian="normal" style:font-weight-asian="bold" style:font-size-complex="14pt" style:font-style-complex="normal" style:font-weight-complex="bold"/>
    </style:style>
    <style:style style:name="P53" style:family="paragraph" style:parent-style-name="Text_20_body">
      <style:paragraph-properties fo:margin-left="0cm" fo:margin-right="1cm" fo:text-align="center" style:justify-single-word="false" fo:text-indent="0cm" style:auto-text-indent="false"/>
      <style:text-properties fo:font-size="14pt" fo:font-style="normal" fo:font-weight="bold" officeooo:rsid="011d4f13" officeooo:paragraph-rsid="011d4f13" style:font-size-asian="14pt" style:font-style-asian="normal" style:font-weight-asian="bold" style:font-size-complex="14pt" style:font-style-complex="normal" style:font-weight-complex="bold"/>
    </style:style>
    <style:style style:name="P54" style:family="paragraph" style:parent-style-name="Text_20_body">
      <style:paragraph-properties fo:margin-left="0cm" fo:margin-right="1cm" fo:text-align="center" style:justify-single-word="false" fo:text-indent="0cm" style:auto-text-indent="false"/>
      <style:text-properties fo:font-size="14pt" fo:font-style="normal" fo:font-weight="bold" officeooo:rsid="00d9835a" officeooo:paragraph-rsid="00d9835a" style:font-size-asian="14pt" style:font-style-asian="normal" style:font-weight-asian="bold" style:font-size-complex="14pt" style:font-style-complex="normal" style:font-weight-complex="bold"/>
    </style:style>
    <style:style style:name="P55" style:family="paragraph" style:parent-style-name="Text_20_body">
      <style:paragraph-properties fo:margin-left="0cm" fo:margin-right="1cm" fo:text-align="center" style:justify-single-word="false" fo:text-indent="0cm" style:auto-text-indent="false"/>
      <style:text-properties fo:font-size="16pt" fo:font-style="normal" fo:font-weight="bold" officeooo:rsid="0009e03e" officeooo:paragraph-rsid="00d9835a" style:font-size-asian="16pt" style:font-style-asian="normal" style:font-weight-asian="bold" style:font-size-complex="16pt" style:font-style-complex="normal" style:font-weight-complex="bold"/>
    </style:style>
    <style:style style:name="P56" style:family="paragraph" style:parent-style-name="Text_20_body">
      <style:paragraph-properties fo:margin-left="0cm" fo:margin-right="1cm" fo:text-align="center" style:justify-single-word="false" fo:text-indent="0cm" style:auto-text-indent="false"/>
      <style:text-properties fo:font-style="italic" officeooo:rsid="00d9835a" officeooo:paragraph-rsid="00d9835a" style:font-style-asian="italic" style:font-style-complex="italic"/>
    </style:style>
    <style:style style:name="P57" style:family="paragraph" style:parent-style-name="Text_20_body">
      <style:paragraph-properties fo:margin-left="0cm" fo:margin-right="1cm" fo:text-align="center" style:justify-single-word="false" fo:text-indent="0cm" style:auto-text-indent="false" fo:break-before="page"/>
      <style:text-properties fo:font-size="14pt" fo:font-style="normal" fo:font-weight="bold" officeooo:rsid="00d9835a" officeooo:paragraph-rsid="00d9835a" style:font-size-asian="14pt" style:font-style-asian="normal" style:font-weight-asian="bold" style:font-size-complex="14pt" style:font-style-complex="normal" style:font-weight-complex="bold"/>
    </style:style>
    <style:style style:name="P58" style:family="paragraph" style:parent-style-name="Text_20_body">
      <style:text-properties officeooo:rsid="02aa8a56" officeooo:paragraph-rsid="02aa8a56"/>
    </style:style>
    <style:style style:name="P59" style:family="paragraph" style:parent-style-name="Text_20_body">
      <style:text-properties officeooo:rsid="0101e1c7" officeooo:paragraph-rsid="02adbf1f"/>
    </style:style>
    <style:style style:name="P60" style:family="paragraph" style:parent-style-name="Text_20_body">
      <style:text-properties officeooo:rsid="02e31a9f" officeooo:paragraph-rsid="02fff68c"/>
    </style:style>
    <style:style style:name="P61" style:family="paragraph" style:parent-style-name="Text_20_body">
      <style:text-properties officeooo:rsid="02e44e7e" officeooo:paragraph-rsid="02fff68c"/>
    </style:style>
    <style:style style:name="P62" style:family="paragraph" style:parent-style-name="Text_20_body">
      <style:text-properties officeooo:rsid="0353c7f1" officeooo:paragraph-rsid="03357bb9"/>
    </style:style>
    <style:style style:name="P63" style:family="paragraph" style:parent-style-name="Text_20_body">
      <style:text-properties officeooo:paragraph-rsid="03d2ba6f"/>
    </style:style>
    <style:style style:name="P64" style:family="paragraph" style:parent-style-name="Text_20_body">
      <style:text-properties officeooo:rsid="03d2ba6f" officeooo:paragraph-rsid="03d2ba6f"/>
    </style:style>
    <style:style style:name="P65" style:family="paragraph" style:parent-style-name="Text_20_body">
      <style:text-properties officeooo:rsid="03678019" officeooo:paragraph-rsid="03d2ba6f"/>
    </style:style>
    <style:style style:name="P66" style:family="paragraph" style:parent-style-name="Text_20_body">
      <style:text-properties officeooo:paragraph-rsid="0339fe52"/>
    </style:style>
    <style:style style:name="P67" style:family="paragraph" style:parent-style-name="Text_20_body">
      <style:text-properties officeooo:rsid="0339fe52" officeooo:paragraph-rsid="03d2ba6f"/>
    </style:style>
    <style:style style:name="P68" style:family="paragraph" style:parent-style-name="Text_20_body">
      <style:text-properties officeooo:rsid="02ebe308" officeooo:paragraph-rsid="0353c7f1"/>
    </style:style>
    <style:style style:name="P69" style:family="paragraph" style:parent-style-name="Text_20_body">
      <style:text-properties officeooo:rsid="03559706" officeooo:paragraph-rsid="0353c7f1"/>
    </style:style>
    <style:style style:name="P70" style:family="paragraph" style:parent-style-name="Text_20_body">
      <style:text-properties officeooo:rsid="039a3963" officeooo:paragraph-rsid="039a3963"/>
    </style:style>
    <style:style style:name="P71" style:family="paragraph" style:parent-style-name="Text_20_body">
      <style:text-properties officeooo:rsid="01434041" officeooo:paragraph-rsid="01448c53"/>
    </style:style>
    <style:style style:name="P72" style:family="paragraph" style:parent-style-name="Text_20_body">
      <style:text-properties officeooo:rsid="01434041" officeooo:paragraph-rsid="01434041"/>
    </style:style>
    <style:style style:name="P73" style:family="paragraph" style:parent-style-name="Text_20_body">
      <style:text-properties officeooo:rsid="01434041" officeooo:paragraph-rsid="0145312c"/>
    </style:style>
    <style:style style:name="P74" style:family="paragraph" style:parent-style-name="Text_20_body">
      <style:text-properties officeooo:rsid="0145312c" officeooo:paragraph-rsid="028bb93c"/>
    </style:style>
    <style:style style:name="P75" style:family="paragraph" style:parent-style-name="Text_20_body">
      <style:text-properties officeooo:rsid="0145312c" officeooo:paragraph-rsid="0145312c"/>
    </style:style>
    <style:style style:name="P76" style:family="paragraph" style:parent-style-name="Text_20_body">
      <style:text-properties officeooo:rsid="0145312c" officeooo:paragraph-rsid="02b42102"/>
    </style:style>
    <style:style style:name="P77" style:family="paragraph" style:parent-style-name="Text_20_body">
      <style:text-properties officeooo:rsid="0146f1fe" officeooo:paragraph-rsid="028bb93c"/>
    </style:style>
    <style:style style:name="P78" style:family="paragraph" style:parent-style-name="Text_20_body">
      <style:text-properties officeooo:rsid="028bb93c" officeooo:paragraph-rsid="03d2ba6f"/>
    </style:style>
    <style:style style:name="P79" style:family="paragraph" style:parent-style-name="Text_20_body">
      <style:text-properties officeooo:rsid="032ec602" officeooo:paragraph-rsid="032ec602"/>
    </style:style>
    <style:style style:name="P80" style:family="paragraph" style:parent-style-name="Text_20_body">
      <style:text-properties officeooo:rsid="00ffec27" officeooo:paragraph-rsid="03d39fef"/>
    </style:style>
    <style:style style:name="P81" style:family="paragraph" style:parent-style-name="Text_20_body">
      <style:text-properties officeooo:rsid="00ffec27" officeooo:paragraph-rsid="023691a1"/>
    </style:style>
    <style:style style:name="P82" style:family="paragraph" style:parent-style-name="Text_20_body">
      <style:text-properties officeooo:rsid="00ffec27" officeooo:paragraph-rsid="02374a77"/>
    </style:style>
    <style:style style:name="P83" style:family="paragraph" style:parent-style-name="Text_20_body">
      <style:text-properties officeooo:rsid="00ffec27" officeooo:paragraph-rsid="0290f533"/>
    </style:style>
    <style:style style:name="P84" style:family="paragraph" style:parent-style-name="Text_20_body">
      <style:text-properties officeooo:rsid="0264ab9d" officeooo:paragraph-rsid="02f3e0bd"/>
    </style:style>
    <style:style style:name="P85" style:family="paragraph" style:parent-style-name="Text_20_body">
      <style:text-properties officeooo:rsid="0264ab9d" officeooo:paragraph-rsid="02f225b2"/>
    </style:style>
    <style:style style:name="P86" style:family="paragraph" style:parent-style-name="Text_20_body">
      <style:text-properties officeooo:rsid="0264ab9d" officeooo:paragraph-rsid="02fd1089"/>
    </style:style>
    <style:style style:name="P87" style:family="paragraph" style:parent-style-name="Text_20_body">
      <style:text-properties officeooo:rsid="0264ab9d" officeooo:paragraph-rsid="02fff68c"/>
    </style:style>
    <style:style style:name="P88" style:family="paragraph" style:parent-style-name="Text_20_body">
      <style:text-properties officeooo:rsid="0264ab9d" officeooo:paragraph-rsid="0314519f"/>
    </style:style>
    <style:style style:name="P89" style:family="paragraph" style:parent-style-name="Text_20_body">
      <style:text-properties officeooo:rsid="0264ab9d" officeooo:paragraph-rsid="02f797c9"/>
    </style:style>
    <style:style style:name="P90" style:family="paragraph" style:parent-style-name="Text_20_body">
      <style:text-properties officeooo:rsid="0264ab9d" officeooo:paragraph-rsid="02c6bf53"/>
    </style:style>
    <style:style style:name="P91" style:family="paragraph" style:parent-style-name="Text_20_body">
      <style:text-properties officeooo:rsid="01e68591" officeooo:paragraph-rsid="01e7c61f"/>
    </style:style>
    <style:style style:name="P92" style:family="paragraph" style:parent-style-name="Text_20_body">
      <style:text-properties officeooo:rsid="0200bcba" officeooo:paragraph-rsid="03d598fd"/>
    </style:style>
    <style:style style:name="P93" style:family="paragraph" style:parent-style-name="Text_20_body">
      <style:text-properties officeooo:rsid="01afae83" officeooo:paragraph-rsid="01b2915d"/>
    </style:style>
    <style:style style:name="P94" style:family="paragraph" style:parent-style-name="Text_20_body">
      <style:text-properties officeooo:rsid="01c9edb2" officeooo:paragraph-rsid="01cb8e4b"/>
    </style:style>
    <style:style style:name="P95" style:family="paragraph" style:parent-style-name="Text_20_body">
      <style:text-properties officeooo:rsid="01c9edb2" officeooo:paragraph-rsid="01c99719"/>
    </style:style>
    <style:style style:name="P96" style:family="paragraph" style:parent-style-name="Text_20_body">
      <style:text-properties officeooo:rsid="0009e03e" officeooo:paragraph-rsid="012ced3a"/>
    </style:style>
    <style:style style:name="P97" style:family="paragraph" style:parent-style-name="Text_20_body">
      <style:text-properties officeooo:rsid="0009e03e" officeooo:paragraph-rsid="0138c259"/>
    </style:style>
    <style:style style:name="P98" style:family="paragraph" style:parent-style-name="Text_20_body">
      <style:text-properties officeooo:rsid="0009e03e" officeooo:paragraph-rsid="013d0c9a"/>
    </style:style>
    <style:style style:name="P99" style:family="paragraph" style:parent-style-name="Text_20_body">
      <style:text-properties officeooo:rsid="0009e03e" officeooo:paragraph-rsid="017e2b9a"/>
    </style:style>
    <style:style style:name="P100" style:family="paragraph" style:parent-style-name="Text_20_body">
      <style:text-properties officeooo:rsid="0009e03e" officeooo:paragraph-rsid="01c9f4c9"/>
    </style:style>
    <style:style style:name="P101" style:family="paragraph" style:parent-style-name="Text_20_body">
      <style:text-properties officeooo:rsid="0009e03e" officeooo:paragraph-rsid="01fa8d6e"/>
    </style:style>
    <style:style style:name="P102" style:family="paragraph" style:parent-style-name="Text_20_body">
      <style:text-properties officeooo:rsid="0009e03e" officeooo:paragraph-rsid="01c40ebb"/>
    </style:style>
    <style:style style:name="P103" style:family="paragraph" style:parent-style-name="Text_20_body">
      <style:text-properties officeooo:rsid="0009e03e" officeooo:paragraph-rsid="0228bfda"/>
    </style:style>
    <style:style style:name="P104" style:family="paragraph" style:parent-style-name="Text_20_body">
      <style:text-properties officeooo:rsid="0009e03e" officeooo:paragraph-rsid="0252e8a1"/>
    </style:style>
    <style:style style:name="P105" style:family="paragraph" style:parent-style-name="Text_20_body">
      <style:text-properties officeooo:rsid="0009e03e" officeooo:paragraph-rsid="025ff366"/>
    </style:style>
    <style:style style:name="P106" style:family="paragraph" style:parent-style-name="Text_20_body">
      <style:text-properties officeooo:rsid="0009e03e" officeooo:paragraph-rsid="0264ab9d"/>
    </style:style>
    <style:style style:name="P107" style:family="paragraph" style:parent-style-name="Text_20_body">
      <style:text-properties officeooo:rsid="0009e03e" officeooo:paragraph-rsid="02a33f29"/>
    </style:style>
    <style:style style:name="P108" style:family="paragraph" style:parent-style-name="Text_20_body">
      <style:text-properties officeooo:rsid="0009e03e" officeooo:paragraph-rsid="02aa755c"/>
    </style:style>
    <style:style style:name="P109" style:family="paragraph" style:parent-style-name="Text_20_body">
      <style:text-properties officeooo:rsid="0009e03e" officeooo:paragraph-rsid="02f225b2"/>
    </style:style>
    <style:style style:name="P110" style:family="paragraph" style:parent-style-name="Text_20_body">
      <style:text-properties officeooo:rsid="0009e03e" officeooo:paragraph-rsid="03050cc4"/>
    </style:style>
    <style:style style:name="P111" style:family="paragraph" style:parent-style-name="Text_20_body">
      <style:text-properties officeooo:rsid="0009e03e" officeooo:paragraph-rsid="0314519f"/>
    </style:style>
    <style:style style:name="P112" style:family="paragraph" style:parent-style-name="Text_20_body">
      <style:text-properties officeooo:rsid="0009e03e" officeooo:paragraph-rsid="03285737"/>
    </style:style>
    <style:style style:name="P113" style:family="paragraph" style:parent-style-name="Text_20_body">
      <style:text-properties officeooo:rsid="0009e03e" officeooo:paragraph-rsid="013a57d8"/>
    </style:style>
    <style:style style:name="P114" style:family="paragraph" style:parent-style-name="Text_20_body">
      <style:text-properties officeooo:rsid="0009e03e" officeooo:paragraph-rsid="035824ec"/>
    </style:style>
    <style:style style:name="P115" style:family="paragraph" style:parent-style-name="Text_20_body">
      <style:text-properties officeooo:rsid="00facc76" officeooo:paragraph-rsid="00facc76"/>
    </style:style>
    <style:style style:name="P116" style:family="paragraph" style:parent-style-name="Text_20_body">
      <style:text-properties officeooo:rsid="00ff4eae" officeooo:paragraph-rsid="0141cbed"/>
    </style:style>
    <style:style style:name="P117" style:family="paragraph" style:parent-style-name="Text_20_body">
      <style:paragraph-properties>
        <style:tab-stops>
          <style:tab-stop style:position="6.549cm"/>
        </style:tab-stops>
      </style:paragraph-properties>
      <style:text-properties officeooo:rsid="00ff4eae" officeooo:paragraph-rsid="02aeeb9d"/>
    </style:style>
    <style:style style:name="P118" style:family="paragraph" style:parent-style-name="Text_20_body">
      <style:paragraph-properties>
        <style:tab-stops>
          <style:tab-stop style:position="6.549cm"/>
        </style:tab-stops>
      </style:paragraph-properties>
      <style:text-properties officeooo:rsid="00ff4eae" officeooo:paragraph-rsid="028ba54f"/>
    </style:style>
    <style:style style:name="P119" style:family="paragraph" style:parent-style-name="Text_20_body">
      <style:paragraph-properties>
        <style:tab-stops>
          <style:tab-stop style:position="6.549cm"/>
        </style:tab-stops>
      </style:paragraph-properties>
      <style:text-properties officeooo:rsid="00ff4eae" officeooo:paragraph-rsid="02e57664"/>
    </style:style>
    <style:style style:name="P120" style:family="paragraph" style:parent-style-name="Text_20_body">
      <style:text-properties officeooo:rsid="01184ca7" officeooo:paragraph-rsid="01184ca7"/>
    </style:style>
    <style:style style:name="P121" style:family="paragraph" style:parent-style-name="Text_20_body">
      <style:text-properties officeooo:rsid="01184ca7" officeooo:paragraph-rsid="035260cc"/>
    </style:style>
    <style:style style:name="P122" style:family="paragraph" style:parent-style-name="Text_20_body">
      <style:text-properties officeooo:rsid="011a3c30" officeooo:paragraph-rsid="011a3c30"/>
    </style:style>
    <style:style style:name="P123" style:family="paragraph" style:parent-style-name="Text_20_body">
      <style:text-properties officeooo:rsid="011a3c30" officeooo:paragraph-rsid="014c0a88"/>
    </style:style>
    <style:style style:name="P124" style:family="paragraph" style:parent-style-name="Text_20_body">
      <style:text-properties officeooo:rsid="011b844a" officeooo:paragraph-rsid="011da1e1"/>
    </style:style>
    <style:style style:name="P125" style:family="paragraph" style:parent-style-name="Text_20_body">
      <style:text-properties officeooo:rsid="011b844a" officeooo:paragraph-rsid="011b844a"/>
    </style:style>
    <style:style style:name="P126" style:family="paragraph" style:parent-style-name="Text_20_body">
      <style:text-properties officeooo:rsid="011b844a" officeooo:paragraph-rsid="014c0a88"/>
    </style:style>
    <style:style style:name="P127" style:family="paragraph" style:parent-style-name="Text_20_body">
      <style:text-properties officeooo:rsid="00f928a8" officeooo:paragraph-rsid="00fa220d"/>
    </style:style>
    <style:style style:name="P128" style:family="paragraph" style:parent-style-name="Text_20_body">
      <style:text-properties officeooo:rsid="00fbd49b" officeooo:paragraph-rsid="0107177e"/>
    </style:style>
    <style:style style:name="P129" style:family="paragraph" style:parent-style-name="Text_20_body">
      <style:text-properties officeooo:rsid="00fbd49b" officeooo:paragraph-rsid="02316bff"/>
    </style:style>
    <style:style style:name="P130" style:family="paragraph" style:parent-style-name="Text_20_body">
      <style:text-properties officeooo:rsid="00fbd49b" officeooo:paragraph-rsid="02e64538"/>
    </style:style>
    <style:style style:name="P131" style:family="paragraph" style:parent-style-name="Text_20_body">
      <style:text-properties officeooo:paragraph-rsid="012ced3a"/>
    </style:style>
    <style:style style:name="P132" style:family="paragraph" style:parent-style-name="Text_20_body">
      <style:text-properties officeooo:rsid="0137fcae" officeooo:paragraph-rsid="0137fcae"/>
    </style:style>
    <style:style style:name="P133" style:family="paragraph" style:parent-style-name="Text_20_body">
      <style:text-properties officeooo:paragraph-rsid="0138c259"/>
    </style:style>
    <style:style style:name="P134" style:family="paragraph" style:parent-style-name="Text_20_body">
      <style:text-properties officeooo:rsid="007b157f" officeooo:paragraph-rsid="035a12e9"/>
    </style:style>
    <style:style style:name="P135" style:family="paragraph" style:parent-style-name="Text_20_body">
      <style:text-properties officeooo:rsid="007b157f" officeooo:paragraph-rsid="031966be"/>
    </style:style>
    <style:style style:name="P136" style:family="paragraph" style:parent-style-name="Text_20_body">
      <style:text-properties officeooo:rsid="008a850b" officeooo:paragraph-rsid="01515e1a"/>
    </style:style>
    <style:style style:name="P137" style:family="paragraph" style:parent-style-name="Text_20_body">
      <style:text-properties officeooo:paragraph-rsid="01503db9"/>
    </style:style>
    <style:style style:name="P138" style:family="paragraph" style:parent-style-name="Text_20_body">
      <style:text-properties style:text-position="0% 100%" fo:font-style="normal" fo:font-weight="normal" officeooo:rsid="02cad1ac" officeooo:paragraph-rsid="02cad1ac" style:font-style-asian="normal" style:font-weight-asian="normal" style:font-style-complex="normal" style:font-weight-complex="normal"/>
    </style:style>
    <style:style style:name="P139" style:family="paragraph" style:parent-style-name="Text_20_body">
      <style:text-properties style:text-position="0% 100%" fo:font-style="normal" fo:font-weight="normal" officeooo:rsid="02133bbc" officeooo:paragraph-rsid="02fff68c" style:font-style-asian="normal" style:font-weight-asian="normal" style:font-style-complex="normal" style:font-weight-complex="normal"/>
    </style:style>
    <style:style style:name="P140" style:family="paragraph" style:parent-style-name="Text_20_body">
      <style:text-properties style:text-position="0% 100%" fo:font-style="normal" fo:font-weight="normal" officeooo:rsid="0311b9ab" officeooo:paragraph-rsid="0311b9ab" style:font-style-asian="normal" style:font-weight-asian="normal" style:font-style-complex="normal" style:font-weight-complex="normal"/>
    </style:style>
    <style:style style:name="P141" style:family="paragraph" style:parent-style-name="Text_20_body">
      <style:text-properties style:text-position="0% 100%" fo:font-style="normal" fo:font-weight="normal" officeooo:rsid="02cd6639" officeooo:paragraph-rsid="0314519f" style:font-style-asian="normal" style:font-weight-asian="normal" style:font-style-complex="normal" style:font-weight-complex="normal"/>
    </style:style>
    <style:style style:name="P142" style:family="paragraph" style:parent-style-name="Text_20_body">
      <style:text-properties style:text-position="0% 100%" fo:font-style="normal" fo:font-weight="normal" officeooo:rsid="030c58cd" officeooo:paragraph-rsid="035db4f7" style:font-style-asian="normal" style:font-weight-asian="normal" style:font-style-complex="normal" style:font-weight-complex="normal"/>
    </style:style>
    <style:style style:name="P143" style:family="paragraph" style:parent-style-name="Text_20_body">
      <style:text-properties style:text-position="0% 100%" fo:font-style="normal" fo:font-weight="normal" officeooo:rsid="031a2524" officeooo:paragraph-rsid="035db4f7" style:font-style-asian="normal" style:font-weight-asian="normal" style:font-style-complex="normal" style:font-weight-complex="normal"/>
    </style:style>
    <style:style style:name="P144" style:family="paragraph" style:parent-style-name="Text_20_body">
      <style:text-properties style:text-position="0% 100%" fo:font-style="normal" fo:font-weight="normal" officeooo:rsid="031a2524" officeooo:paragraph-rsid="03913541" style:font-style-asian="normal" style:font-weight-asian="normal" style:font-style-complex="normal" style:font-weight-complex="normal"/>
    </style:style>
    <style:style style:name="P145" style:family="paragraph" style:parent-style-name="Text_20_body">
      <style:text-properties style:text-position="0% 100%" fo:font-style="normal" fo:font-weight="normal" officeooo:rsid="0319a8cb" officeooo:paragraph-rsid="035db4f7" style:font-style-asian="normal" style:font-weight-asian="normal" style:font-style-complex="normal" style:font-weight-complex="normal"/>
    </style:style>
    <style:style style:name="P146" style:family="paragraph" style:parent-style-name="Text_20_body">
      <style:text-properties style:text-position="0% 100%" fo:font-style="normal" fo:font-weight="normal" officeooo:rsid="03a9268a" officeooo:paragraph-rsid="03ac155f" style:font-style-asian="normal" style:font-weight-asian="normal" style:font-style-complex="normal" style:font-weight-complex="normal"/>
    </style:style>
    <style:style style:name="P147" style:family="paragraph" style:parent-style-name="Text_20_body">
      <style:text-properties style:text-position="0% 100%" officeooo:rsid="01b2915d" officeooo:paragraph-rsid="02314ecd"/>
    </style:style>
    <style:style style:name="P148" style:family="paragraph" style:parent-style-name="Text_20_body">
      <style:text-properties style:text-position="0% 100%" officeooo:rsid="0226ddfa" officeooo:paragraph-rsid="0226ddfa"/>
    </style:style>
    <style:style style:name="P149" style:family="paragraph" style:parent-style-name="Text_20_body">
      <style:text-properties style:text-position="0% 100%" officeooo:rsid="031f442f" officeooo:paragraph-rsid="031f442f"/>
    </style:style>
    <style:style style:name="P150" style:family="paragraph" style:parent-style-name="Text_20_body">
      <style:text-properties style:text-position="0% 100%" officeooo:rsid="035db4f7" officeooo:paragraph-rsid="035db4f7"/>
    </style:style>
    <style:style style:name="P151" style:family="paragraph" style:parent-style-name="Text_20_body">
      <style:text-properties style:text-position="0% 100%" officeooo:rsid="027f165a" officeooo:paragraph-rsid="027f165a"/>
    </style:style>
    <style:style style:name="P152" style:family="paragraph" style:parent-style-name="Text_20_body">
      <style:text-properties officeooo:rsid="011e25df" officeooo:paragraph-rsid="018d7c98"/>
    </style:style>
    <style:style style:name="P153" style:family="paragraph" style:parent-style-name="Text_20_body">
      <style:text-properties officeooo:rsid="011da1e1" officeooo:paragraph-rsid="018d7c98"/>
    </style:style>
    <style:style style:name="P154" style:family="paragraph" style:parent-style-name="Text_20_body">
      <style:text-properties officeooo:rsid="011da1e1" officeooo:paragraph-rsid="036347eb"/>
    </style:style>
    <style:style style:name="P155" style:family="paragraph" style:parent-style-name="Text_20_body">
      <style:text-properties officeooo:rsid="01aa92d7" officeooo:paragraph-rsid="01b2915d"/>
    </style:style>
    <style:style style:name="P156" style:family="paragraph" style:parent-style-name="Text_20_body">
      <style:text-properties officeooo:rsid="01aa92d7" officeooo:paragraph-rsid="02501760"/>
    </style:style>
    <style:style style:name="P157" style:family="paragraph" style:parent-style-name="Text_20_body">
      <style:text-properties officeooo:rsid="01aa92d7" officeooo:paragraph-rsid="0345967b"/>
    </style:style>
    <style:style style:name="P158" style:family="paragraph" style:parent-style-name="Text_20_body">
      <style:text-properties officeooo:rsid="01aa92d7" officeooo:paragraph-rsid="035f9c52"/>
    </style:style>
    <style:style style:name="P159" style:family="paragraph" style:parent-style-name="Text_20_body">
      <style:text-properties officeooo:rsid="01aa92d7" officeooo:paragraph-rsid="03618b4b"/>
    </style:style>
    <style:style style:name="P160" style:family="paragraph" style:parent-style-name="Text_20_body">
      <style:text-properties officeooo:rsid="019b00e4" officeooo:paragraph-rsid="025e0fca"/>
    </style:style>
    <style:style style:name="P161" style:family="paragraph" style:parent-style-name="Text_20_body">
      <style:text-properties officeooo:rsid="01c99719" officeooo:paragraph-rsid="01c9edb2"/>
    </style:style>
    <style:style style:name="P162" style:family="paragraph" style:parent-style-name="Text_20_body">
      <style:text-properties officeooo:rsid="01564808" officeooo:paragraph-rsid="01e040aa"/>
    </style:style>
    <style:style style:name="P163" style:family="paragraph" style:parent-style-name="Text_20_body">
      <style:text-properties officeooo:rsid="01e49a90" officeooo:paragraph-rsid="01e84075"/>
    </style:style>
    <style:style style:name="P164" style:family="paragraph" style:parent-style-name="Text_20_body">
      <style:text-properties officeooo:rsid="0157bfc7" officeooo:paragraph-rsid="01e040aa"/>
    </style:style>
    <style:style style:name="P165" style:family="paragraph" style:parent-style-name="Text_20_body">
      <style:text-properties officeooo:rsid="017bc715" officeooo:paragraph-rsid="01eb001e"/>
    </style:style>
    <style:style style:name="P166" style:family="paragraph" style:parent-style-name="Text_20_body">
      <style:text-properties officeooo:rsid="013fc217" officeooo:paragraph-rsid="01f86443"/>
    </style:style>
    <style:style style:name="P167" style:family="paragraph" style:parent-style-name="Text_20_body">
      <style:text-properties officeooo:rsid="01d25426" officeooo:paragraph-rsid="0204f846"/>
    </style:style>
    <style:style style:name="P168" style:family="paragraph" style:parent-style-name="Text_20_body">
      <style:text-properties officeooo:rsid="01ffaab5" officeooo:paragraph-rsid="01fff850"/>
    </style:style>
    <style:style style:name="P169" style:family="paragraph" style:parent-style-name="Text_20_body">
      <style:text-properties officeooo:rsid="021e2aeb" officeooo:paragraph-rsid="021e2aeb"/>
    </style:style>
    <style:style style:name="P170" style:family="paragraph" style:parent-style-name="Text_20_body">
      <style:text-properties officeooo:rsid="022655d7" officeooo:paragraph-rsid="022655d7"/>
    </style:style>
    <style:style style:name="P171" style:family="paragraph" style:parent-style-name="Text_20_body">
      <style:text-properties officeooo:rsid="023bc8f2" officeooo:paragraph-rsid="023bc8f2"/>
    </style:style>
    <style:style style:name="P172" style:family="paragraph" style:parent-style-name="Text_20_body">
      <style:text-properties fo:font-size="14pt" fo:font-weight="bold" style:font-size-asian="14pt" style:font-weight-asian="bold" style:font-size-complex="14pt" style:font-weight-complex="bold"/>
    </style:style>
    <style:style style:name="P173" style:family="paragraph" style:parent-style-name="Text_20_body">
      <style:text-properties officeooo:rsid="01f61e19" officeooo:paragraph-rsid="025e0fca"/>
    </style:style>
    <style:style style:name="P174" style:family="paragraph" style:parent-style-name="Text_20_body">
      <style:text-properties officeooo:rsid="017c9296" officeooo:paragraph-rsid="0284f014"/>
    </style:style>
    <style:style style:name="P175" style:family="paragraph" style:parent-style-name="Text_20_body">
      <style:text-properties officeooo:rsid="0128ff46" officeooo:paragraph-rsid="0175a20a"/>
    </style:style>
    <style:style style:name="P176" style:family="paragraph" style:parent-style-name="Text_20_body">
      <style:text-properties officeooo:rsid="0128ff46" officeooo:paragraph-rsid="0290f533"/>
    </style:style>
    <style:style style:name="P177" style:family="paragraph" style:parent-style-name="Text_20_body">
      <style:text-properties officeooo:rsid="01291a69" officeooo:paragraph-rsid="01291a69"/>
    </style:style>
    <style:style style:name="P178" style:family="paragraph" style:parent-style-name="Text_20_body">
      <style:text-properties officeooo:paragraph-rsid="0297938e"/>
    </style:style>
    <style:style style:name="P179" style:family="paragraph" style:parent-style-name="Text_20_body">
      <style:text-properties officeooo:paragraph-rsid="02995917"/>
    </style:style>
    <style:style style:name="P180" style:family="paragraph" style:parent-style-name="Text_20_body">
      <style:text-properties officeooo:paragraph-rsid="029ad0ec"/>
    </style:style>
    <style:style style:name="P181" style:family="paragraph" style:parent-style-name="Text_20_body">
      <style:text-properties officeooo:rsid="027040ad" officeooo:paragraph-rsid="027040ad"/>
    </style:style>
    <style:style style:name="P182" style:family="paragraph" style:parent-style-name="Text_20_body">
      <style:text-properties officeooo:rsid="01cf8b84" officeooo:paragraph-rsid="02aa755c"/>
    </style:style>
    <style:style style:name="P183" style:family="paragraph" style:parent-style-name="Text_20_body">
      <style:text-properties officeooo:rsid="012617b7" officeooo:paragraph-rsid="02aa755c"/>
    </style:style>
    <style:style style:name="P184" style:family="paragraph" style:parent-style-name="Text_20_body">
      <style:text-properties officeooo:rsid="02aa755c" officeooo:paragraph-rsid="02aa755c"/>
    </style:style>
    <style:style style:name="P185" style:family="paragraph" style:parent-style-name="Text_20_body">
      <style:text-properties officeooo:rsid="013b5b95" officeooo:paragraph-rsid="0175a20a"/>
    </style:style>
    <style:style style:name="P186" style:family="paragraph" style:parent-style-name="Text_20_body">
      <style:text-properties officeooo:rsid="02620f38" officeooo:paragraph-rsid="02bda1ce"/>
    </style:style>
    <style:style style:name="P187" style:family="paragraph" style:parent-style-name="Text_20_body">
      <style:paragraph-properties>
        <style:tab-stops>
          <style:tab-stop style:position="6.549cm"/>
        </style:tab-stops>
      </style:paragraph-properties>
      <style:text-properties officeooo:rsid="02273fd0" officeooo:paragraph-rsid="02c4a2d6"/>
    </style:style>
    <style:style style:name="P188" style:family="paragraph" style:parent-style-name="Text_20_body">
      <style:text-properties officeooo:rsid="02c2c4c7" officeooo:paragraph-rsid="02c2c4c7"/>
    </style:style>
    <style:style style:name="P189" style:family="paragraph" style:parent-style-name="Text_20_body">
      <style:text-properties officeooo:rsid="02c597cb" officeooo:paragraph-rsid="02c597cb"/>
    </style:style>
    <style:style style:name="P190" style:family="paragraph" style:parent-style-name="Text_20_body">
      <style:text-properties officeooo:paragraph-rsid="01c82b1b"/>
    </style:style>
    <style:style style:name="P191" style:family="paragraph" style:parent-style-name="Text_20_body">
      <style:text-properties officeooo:paragraph-rsid="02f225b2"/>
    </style:style>
    <style:style style:name="P192" style:family="paragraph" style:parent-style-name="Text_20_body">
      <style:text-properties officeooo:rsid="03050cc4" officeooo:paragraph-rsid="03050cc4"/>
    </style:style>
    <style:style style:name="P193" style:family="paragraph" style:parent-style-name="Text_20_body">
      <style:text-properties officeooo:rsid="030b3d09" officeooo:paragraph-rsid="030b3d09"/>
    </style:style>
    <style:style style:name="P194" style:family="paragraph" style:parent-style-name="Text_20_body">
      <style:text-properties officeooo:rsid="02a1e42c" officeooo:paragraph-rsid="024ec000"/>
    </style:style>
    <style:style style:name="P195" style:family="paragraph" style:parent-style-name="Text_20_body">
      <style:text-properties officeooo:rsid="02f0469e" officeooo:paragraph-rsid="02f225b2"/>
    </style:style>
    <style:style style:name="P196" style:family="paragraph" style:parent-style-name="Text_20_body">
      <style:text-properties officeooo:rsid="030fd628" officeooo:paragraph-rsid="030fd628"/>
    </style:style>
    <style:style style:name="P197" style:family="paragraph" style:parent-style-name="Text_20_body">
      <style:text-properties officeooo:paragraph-rsid="01414f1f"/>
    </style:style>
    <style:style style:name="P198" style:family="paragraph" style:parent-style-name="Text_20_body">
      <style:text-properties officeooo:rsid="01bfd6e4" officeooo:paragraph-rsid="031966be"/>
    </style:style>
    <style:style style:name="P199" style:family="paragraph" style:parent-style-name="Text_20_body">
      <style:text-properties officeooo:rsid="0188e959" officeooo:paragraph-rsid="018d7c98"/>
    </style:style>
    <style:style style:name="P200" style:family="paragraph" style:parent-style-name="Text_20_body">
      <style:text-properties officeooo:rsid="0323172d" officeooo:paragraph-rsid="0323172d"/>
    </style:style>
    <style:style style:name="P201" style:family="paragraph" style:parent-style-name="Text_20_body">
      <style:text-properties officeooo:rsid="0323172d" officeooo:paragraph-rsid="03241561"/>
    </style:style>
    <style:style style:name="P202" style:family="paragraph" style:parent-style-name="Text_20_body">
      <style:text-properties officeooo:rsid="03285737" officeooo:paragraph-rsid="03285737"/>
    </style:style>
    <style:style style:name="P203" style:family="paragraph" style:parent-style-name="Text_20_body">
      <style:text-properties officeooo:rsid="0086ae1a" officeooo:paragraph-rsid="03288dbb"/>
    </style:style>
    <style:style style:name="P204" style:family="paragraph" style:parent-style-name="Text_20_body">
      <style:text-properties officeooo:rsid="030c58cd" officeooo:paragraph-rsid="03288dbb"/>
    </style:style>
    <style:style style:name="P205" style:family="paragraph" style:parent-style-name="Text_20_body">
      <style:text-properties officeooo:rsid="030c58cd" officeooo:paragraph-rsid="030c58cd"/>
    </style:style>
    <style:style style:name="P206" style:family="paragraph" style:parent-style-name="Text_20_body">
      <style:text-properties officeooo:paragraph-rsid="01f6cfb1"/>
    </style:style>
    <style:style style:name="P207" style:family="paragraph" style:parent-style-name="Text_20_body">
      <style:text-properties officeooo:rsid="0103b188" officeooo:paragraph-rsid="0341e82a"/>
    </style:style>
    <style:style style:name="P208" style:family="paragraph" style:parent-style-name="Text_20_body">
      <style:paragraph-properties fo:text-align="center" style:justify-single-word="false"/>
      <style:text-properties fo:font-size="16pt" fo:font-weight="bold" officeooo:rsid="00ff4eae" style:font-size-asian="16pt" style:font-weight-asian="bold" style:font-size-complex="16pt" style:font-weight-complex="bold"/>
    </style:style>
    <style:style style:name="P209" style:family="paragraph" style:parent-style-name="Text_20_body">
      <style:paragraph-properties fo:text-align="center" style:justify-single-word="false"/>
      <style:text-properties fo:font-size="18pt" fo:font-weight="bold" officeooo:rsid="00ff4eae" style:font-size-asian="18pt" style:font-weight-asian="bold" style:font-size-complex="18pt" style:font-weight-complex="bold"/>
    </style:style>
    <style:style style:name="P210" style:family="paragraph" style:parent-style-name="Text_20_body">
      <style:text-properties officeooo:rsid="00fd5096" officeooo:paragraph-rsid="035260cc"/>
    </style:style>
    <style:style style:name="P211" style:family="paragraph" style:parent-style-name="Text_20_body">
      <style:text-properties officeooo:rsid="033632e3" officeooo:paragraph-rsid="033632e3"/>
    </style:style>
    <style:style style:name="P212" style:family="paragraph" style:parent-style-name="Text_20_body">
      <style:text-properties officeooo:paragraph-rsid="035824ec"/>
    </style:style>
    <style:style style:name="P213" style:family="paragraph" style:parent-style-name="Text_20_body">
      <style:text-properties officeooo:rsid="035db4f7" officeooo:paragraph-rsid="035db4f7"/>
    </style:style>
    <style:style style:name="P214" style:family="paragraph" style:parent-style-name="Text_20_body">
      <style:text-properties officeooo:paragraph-rsid="036505a0"/>
    </style:style>
    <style:style style:name="P215" style:family="paragraph" style:parent-style-name="Text_20_body">
      <style:text-properties officeooo:rsid="036627cc" officeooo:paragraph-rsid="036627cc"/>
    </style:style>
    <style:style style:name="P216" style:family="paragraph" style:parent-style-name="Text_20_body">
      <style:text-properties officeooo:rsid="036ef32d" officeooo:paragraph-rsid="036ef32d"/>
    </style:style>
    <style:style style:name="P217" style:family="paragraph" style:parent-style-name="Text_20_body">
      <style:text-properties officeooo:paragraph-rsid="036ef32d"/>
    </style:style>
    <style:style style:name="P218" style:family="paragraph" style:parent-style-name="Text_20_body">
      <style:text-properties officeooo:paragraph-rsid="037165f1"/>
    </style:style>
    <style:style style:name="P219" style:family="paragraph" style:parent-style-name="Text_20_body">
      <style:text-properties officeooo:rsid="036fa52e" officeooo:paragraph-rsid="036fa52e"/>
    </style:style>
    <style:style style:name="P220" style:family="paragraph" style:parent-style-name="Text_20_body">
      <style:text-properties officeooo:rsid="03913541" officeooo:paragraph-rsid="03913541"/>
    </style:style>
    <style:style style:name="P221" style:family="paragraph" style:parent-style-name="Text_20_body">
      <style:text-properties officeooo:rsid="039901ec" officeooo:paragraph-rsid="039901ec"/>
    </style:style>
    <style:style style:name="P222" style:family="paragraph" style:parent-style-name="Text_20_body">
      <style:text-properties officeooo:rsid="039b35b4" officeooo:paragraph-rsid="039b35b4"/>
    </style:style>
    <style:style style:name="P223" style:family="paragraph" style:parent-style-name="Text_20_body">
      <style:text-properties officeooo:rsid="039c537e" officeooo:paragraph-rsid="03a50050"/>
    </style:style>
    <style:style style:name="P224" style:family="paragraph" style:parent-style-name="Text_20_body">
      <style:text-properties officeooo:rsid="039c859d" officeooo:paragraph-rsid="039c859d"/>
    </style:style>
    <style:style style:name="P225" style:family="paragraph" style:parent-style-name="Text_20_body">
      <style:text-properties officeooo:rsid="03a9268a" officeooo:paragraph-rsid="03ae3bbd"/>
    </style:style>
    <style:style style:name="P226" style:family="paragraph" style:parent-style-name="Text_20_body">
      <style:text-properties officeooo:rsid="0121367f" officeooo:paragraph-rsid="03c9780f"/>
    </style:style>
    <style:style style:name="P227" style:family="paragraph" style:parent-style-name="Text_20_body">
      <style:text-properties officeooo:rsid="03c18ed7" officeooo:paragraph-rsid="03c18ed7"/>
    </style:style>
    <style:style style:name="P228" style:family="paragraph" style:parent-style-name="Text_20_body">
      <style:text-properties officeooo:rsid="03c18ed7" officeooo:paragraph-rsid="03c9780f"/>
    </style:style>
    <style:style style:name="P229" style:family="paragraph" style:parent-style-name="Text_20_body">
      <style:text-properties officeooo:rsid="03b54dac" officeooo:paragraph-rsid="03c5a450"/>
    </style:style>
    <style:style style:name="P230" style:family="paragraph" style:parent-style-name="Text_20_body">
      <style:text-properties officeooo:rsid="03c5a450" officeooo:paragraph-rsid="03c9780f"/>
    </style:style>
    <style:style style:name="P231" style:family="paragraph" style:parent-style-name="Text_20_body">
      <style:text-properties officeooo:rsid="03c5a450" officeooo:paragraph-rsid="03caa2c3"/>
    </style:style>
    <style:style style:name="P232" style:family="paragraph" style:parent-style-name="Text_20_body">
      <style:text-properties officeooo:rsid="03c712e4" officeooo:paragraph-rsid="03c712e4"/>
    </style:style>
    <style:style style:name="P233" style:family="paragraph" style:parent-style-name="Text_20_body">
      <style:text-properties officeooo:rsid="01293ef2" officeooo:paragraph-rsid="02a00603"/>
    </style:style>
    <style:style style:name="P234" style:family="paragraph" style:parent-style-name="Text_20_body">
      <style:text-properties officeooo:rsid="0369859a" officeooo:paragraph-rsid="0369859a"/>
    </style:style>
    <style:style style:name="P235" style:family="paragraph" style:parent-style-name="Text_20_body">
      <style:text-properties officeooo:rsid="03d8d9a5" officeooo:paragraph-rsid="03d8d9a5"/>
    </style:style>
    <style:style style:name="P236" style:family="paragraph" style:parent-style-name="Text_20_body">
      <style:text-properties officeooo:rsid="01ece80a" officeooo:paragraph-rsid="020244c4"/>
    </style:style>
    <style:style style:name="P237" style:family="paragraph" style:parent-style-name="Text_20_body">
      <style:paragraph-properties fo:break-before="page"/>
      <style:text-properties style:text-position="0% 100%" officeooo:rsid="027f165a" officeooo:paragraph-rsid="027f165a"/>
    </style:style>
    <style:style style:name="P238" style:family="paragraph" style:parent-style-name="Table_20_Contents">
      <style:text-properties officeooo:rsid="010d94ec" officeooo:paragraph-rsid="01719314"/>
    </style:style>
    <style:style style:name="P239" style:family="paragraph" style:parent-style-name="Table_20_Contents">
      <style:text-properties officeooo:rsid="010d94ec" officeooo:paragraph-rsid="02374a77"/>
    </style:style>
    <style:style style:name="P240" style:family="paragraph" style:parent-style-name="Table_20_Contents">
      <style:text-properties officeooo:rsid="010d94ec" officeooo:paragraph-rsid="0175a20a"/>
    </style:style>
    <style:style style:name="P241" style:family="paragraph" style:parent-style-name="Table_20_Contents">
      <style:text-properties officeooo:rsid="010d94ec" officeooo:paragraph-rsid="036ef32d"/>
    </style:style>
    <style:style style:name="P242" style:family="paragraph" style:parent-style-name="Table_20_Contents">
      <style:paragraph-properties fo:text-align="center" style:justify-single-word="false"/>
      <style:text-properties officeooo:paragraph-rsid="01719314"/>
    </style:style>
    <style:style style:name="P243" style:family="paragraph" style:parent-style-name="Table_20_Contents">
      <style:paragraph-properties fo:text-align="center" style:justify-single-word="false"/>
      <style:text-properties officeooo:paragraph-rsid="02374a77"/>
    </style:style>
    <style:style style:name="P244" style:family="paragraph" style:parent-style-name="Table_20_Contents">
      <style:paragraph-properties fo:text-align="center" style:justify-single-word="false"/>
      <style:text-properties officeooo:paragraph-rsid="0175a20a"/>
    </style:style>
    <style:style style:name="P245" style:family="paragraph" style:parent-style-name="Table_20_Contents">
      <style:paragraph-properties fo:text-align="center" style:justify-single-word="false"/>
      <style:text-properties officeooo:paragraph-rsid="036ef32d"/>
    </style:style>
    <style:style style:name="P246" style:family="paragraph" style:parent-style-name="Table_20_Contents">
      <style:paragraph-properties fo:text-align="center" style:justify-single-word="false"/>
      <style:text-properties officeooo:rsid="01250208" officeooo:paragraph-rsid="01719314"/>
    </style:style>
    <style:style style:name="P247" style:family="paragraph" style:parent-style-name="Table_20_Contents">
      <style:paragraph-properties fo:text-align="center" style:justify-single-word="false"/>
      <style:text-properties officeooo:rsid="01250208" officeooo:paragraph-rsid="02374a77"/>
    </style:style>
    <style:style style:name="P248" style:family="paragraph" style:parent-style-name="Table_20_Contents">
      <style:paragraph-properties fo:text-align="center" style:justify-single-word="false"/>
      <style:text-properties officeooo:rsid="01250208" officeooo:paragraph-rsid="0175a20a"/>
    </style:style>
    <style:style style:name="P249" style:family="paragraph" style:parent-style-name="Table_20_Contents">
      <style:paragraph-properties fo:text-align="center" style:justify-single-word="false"/>
      <style:text-properties officeooo:rsid="01250208" officeooo:paragraph-rsid="036ef32d"/>
    </style:style>
    <style:style style:name="P250" style:family="paragraph" style:parent-style-name="Table_20_Contents">
      <style:paragraph-properties fo:text-align="center" style:justify-single-word="false"/>
      <style:text-properties officeooo:rsid="0172a432" officeooo:paragraph-rsid="0172a432"/>
    </style:style>
    <style:style style:name="P251" style:family="paragraph" style:parent-style-name="Table_20_Contents">
      <style:paragraph-properties fo:text-align="center" style:justify-single-word="false"/>
      <style:text-properties officeooo:rsid="0172a432" officeooo:paragraph-rsid="02374a77"/>
    </style:style>
    <style:style style:name="P252" style:family="paragraph" style:parent-style-name="Table_20_Contents">
      <style:paragraph-properties fo:text-align="center" style:justify-single-word="false"/>
      <style:text-properties officeooo:rsid="0172a432" officeooo:paragraph-rsid="0175a20a"/>
    </style:style>
    <style:style style:name="P253" style:family="paragraph" style:parent-style-name="Table_20_Contents">
      <style:paragraph-properties fo:text-align="center" style:justify-single-word="false"/>
      <style:text-properties officeooo:rsid="0172a432" officeooo:paragraph-rsid="036ef32d"/>
    </style:style>
    <style:style style:name="P254" style:family="paragraph" style:parent-style-name="Table_20_Contents">
      <style:paragraph-properties fo:text-align="center" style:justify-single-word="false"/>
      <style:text-properties officeooo:rsid="025f2cfa" officeooo:paragraph-rsid="025f2cfa"/>
    </style:style>
    <style:style style:name="P255" style:family="paragraph" style:parent-style-name="Table_20_Contents">
      <style:paragraph-properties fo:text-align="center" style:justify-single-word="false"/>
      <style:text-properties officeooo:rsid="025f2cfa" officeooo:paragraph-rsid="02374a77"/>
    </style:style>
    <style:style style:name="P256" style:family="paragraph" style:parent-style-name="Table_20_Contents">
      <style:paragraph-properties fo:text-align="center" style:justify-single-word="false"/>
      <style:text-properties officeooo:rsid="025f2cfa" officeooo:paragraph-rsid="0175a20a"/>
    </style:style>
    <style:style style:name="P257" style:family="paragraph" style:parent-style-name="Table_20_Contents">
      <style:paragraph-properties fo:text-align="center" style:justify-single-word="false"/>
      <style:text-properties officeooo:rsid="025f2cfa" officeooo:paragraph-rsid="036ef32d"/>
    </style:style>
    <style:style style:name="P258" style:family="paragraph" style:parent-style-name="Table_20_Contents">
      <style:paragraph-properties fo:text-align="center" style:justify-single-word="false"/>
      <style:text-properties officeooo:rsid="033632e3" officeooo:paragraph-rsid="033632e3"/>
    </style:style>
    <style:style style:name="P259" style:family="paragraph" style:parent-style-name="Table_20_Contents">
      <style:paragraph-properties fo:text-align="center" style:justify-single-word="false"/>
      <style:text-properties officeooo:rsid="025c5829" officeooo:paragraph-rsid="01719314"/>
    </style:style>
    <style:style style:name="P260" style:family="paragraph" style:parent-style-name="Standard">
      <style:paragraph-properties fo:text-align="start" style:justify-single-word="false"/>
    </style:style>
    <style:style style:name="P261" style:family="paragraph" style:parent-style-name="Standard">
      <style:paragraph-properties fo:text-align="start" style:justify-single-word="false"/>
      <style:text-properties officeooo:paragraph-rsid="013d0c9a"/>
    </style:style>
    <style:style style:name="P262" style:family="paragraph" style:parent-style-name="Standard">
      <style:text-properties officeooo:rsid="02273fd0" officeooo:paragraph-rsid="01719314"/>
    </style:style>
    <style:style style:name="P263" style:family="paragraph" style:parent-style-name="Standard">
      <style:text-properties style:text-position="0% 100%" officeooo:rsid="009d1e78" officeooo:paragraph-rsid="02e57664"/>
    </style:style>
    <style:style style:name="P264" style:family="paragraph" style:parent-style-name="Standard">
      <style:text-properties officeooo:paragraph-rsid="02e57664"/>
    </style:style>
    <style:style style:name="P265" style:family="paragraph" style:parent-style-name="Standard">
      <style:text-properties officeooo:rsid="036ef32d" officeooo:paragraph-rsid="036ef32d"/>
    </style:style>
    <style:style style:name="P266" style:family="paragraph" style:parent-style-name="Standard">
      <style:paragraph-properties fo:text-align="start" style:justify-single-word="false"/>
      <style:text-properties style:font-name="Liberation Serif" fo:font-size="10pt" fo:language="en" fo:country="US" style:font-size-asian="10pt" style:font-size-complex="10pt"/>
    </style:style>
    <style:style style:name="P267" style:family="paragraph" style:parent-style-name="Endnote">
      <style:text-properties officeooo:paragraph-rsid="02992703"/>
    </style:style>
    <style:style style:name="P268" style:family="paragraph" style:parent-style-name="Endnote">
      <style:text-properties officeooo:rsid="02995917" officeooo:paragraph-rsid="02995917"/>
    </style:style>
    <style:style style:name="P269" style:family="paragraph" style:parent-style-name="Endnote">
      <style:text-properties officeooo:paragraph-rsid="029e5fd8"/>
    </style:style>
    <style:style style:name="P270" style:family="paragraph" style:parent-style-name="Endnote">
      <style:text-properties officeooo:paragraph-rsid="02ef0acd"/>
    </style:style>
    <style:style style:name="P271" style:family="paragraph" style:parent-style-name="Endnote">
      <style:paragraph-properties fo:margin-left="0cm" fo:margin-right="0cm" fo:text-indent="0cm" style:auto-text-indent="false"/>
    </style:style>
    <style:style style:name="P272" style:family="paragraph" style:parent-style-name="Endnote">
      <style:paragraph-properties fo:margin-left="0cm" fo:margin-right="0cm" fo:text-indent="0cm" style:auto-text-indent="false"/>
      <style:text-properties officeooo:rsid="00fbd49b" officeooo:paragraph-rsid="00fbd49b"/>
    </style:style>
    <style:style style:name="P273" style:family="paragraph" style:parent-style-name="Endnote">
      <style:paragraph-properties fo:margin-left="0cm" fo:margin-right="0cm" fo:text-indent="0cm" style:auto-text-indent="false"/>
      <style:text-properties officeooo:paragraph-rsid="00fbd49b"/>
    </style:style>
    <style:style style:name="P274" style:family="paragraph" style:parent-style-name="Endnote">
      <style:paragraph-properties fo:margin-left="0cm" fo:margin-right="0cm" fo:text-indent="0cm" style:auto-text-indent="false"/>
      <style:text-properties officeooo:paragraph-rsid="00ec4673"/>
    </style:style>
    <style:style style:name="P275" style:family="paragraph" style:parent-style-name="Endnote">
      <style:paragraph-properties fo:margin-left="0cm" fo:margin-right="0cm" fo:text-indent="0cm" style:auto-text-indent="false"/>
      <style:text-properties officeooo:rsid="0101e1c7" officeooo:paragraph-rsid="0101e1c7"/>
    </style:style>
    <style:style style:name="P276" style:family="paragraph" style:parent-style-name="Endnote">
      <style:paragraph-properties fo:margin-left="0cm" fo:margin-right="0cm" fo:text-indent="0cm" style:auto-text-indent="false"/>
      <style:text-properties officeooo:paragraph-rsid="0394f81d"/>
    </style:style>
    <style:style style:name="P277" style:family="paragraph" style:parent-style-name="Endnote">
      <style:paragraph-properties fo:margin-left="0cm" fo:margin-right="0cm" fo:text-indent="0cm" style:auto-text-indent="false"/>
      <style:text-properties officeooo:rsid="00fd5096" officeooo:paragraph-rsid="00fd5096"/>
    </style:style>
    <style:style style:name="P278" style:family="paragraph" style:parent-style-name="Endnote">
      <style:paragraph-properties fo:margin-left="0cm" fo:margin-right="0cm" fo:text-indent="0cm" style:auto-text-indent="false"/>
      <style:text-properties officeooo:rsid="00fe0926" officeooo:paragraph-rsid="00fe0926"/>
    </style:style>
    <style:style style:name="P279" style:family="paragraph" style:parent-style-name="Endnote">
      <style:paragraph-properties fo:margin-left="0cm" fo:margin-right="0cm" fo:text-indent="0cm" style:auto-text-indent="false"/>
      <style:text-properties officeooo:rsid="0116dd2c" officeooo:paragraph-rsid="0116dd2c"/>
    </style:style>
    <style:style style:name="P280" style:family="paragraph" style:parent-style-name="Endnote">
      <style:paragraph-properties fo:margin-left="0cm" fo:margin-right="0cm" fo:text-indent="0cm" style:auto-text-indent="false"/>
      <style:text-properties officeooo:rsid="011869ab" officeooo:paragraph-rsid="011869ab"/>
    </style:style>
    <style:style style:name="P281" style:family="paragraph" style:parent-style-name="Endnote">
      <style:paragraph-properties fo:margin-left="0cm" fo:margin-right="0cm" fo:text-indent="0cm" style:auto-text-indent="false"/>
      <style:text-properties officeooo:rsid="02aa8a56" officeooo:paragraph-rsid="02aa8a56"/>
    </style:style>
    <style:style style:name="P282" style:family="paragraph" style:parent-style-name="Endnote">
      <style:paragraph-properties fo:margin-left="0cm" fo:margin-right="0cm" fo:text-indent="0cm" style:auto-text-indent="false"/>
      <style:text-properties officeooo:paragraph-rsid="02abbab1"/>
    </style:style>
    <style:style style:name="P283" style:family="paragraph" style:parent-style-name="Endnote">
      <style:paragraph-properties fo:margin-left="0cm" fo:margin-right="0cm" fo:text-indent="0cm" style:auto-text-indent="false"/>
      <style:text-properties officeooo:paragraph-rsid="029e5fd8"/>
    </style:style>
    <style:style style:name="P284" style:family="paragraph" style:parent-style-name="Endnote">
      <style:paragraph-properties fo:margin-left="0cm" fo:margin-right="0cm" fo:text-indent="0cm" style:auto-text-indent="false"/>
      <style:text-properties officeooo:paragraph-rsid="0295969c"/>
    </style:style>
    <style:style style:name="P285" style:family="paragraph" style:parent-style-name="Endnote">
      <style:paragraph-properties fo:margin-left="0cm" fo:margin-right="0cm" fo:text-indent="0cm" style:auto-text-indent="false"/>
      <style:text-properties officeooo:rsid="02ef0acd" officeooo:paragraph-rsid="02ef0acd"/>
    </style:style>
    <style:style style:name="P286" style:family="paragraph" style:parent-style-name="Endnote">
      <style:paragraph-properties fo:margin-left="0cm" fo:margin-right="0cm" fo:text-indent="0cm" style:auto-text-indent="false"/>
      <style:text-properties officeooo:paragraph-rsid="02ef6ca3"/>
    </style:style>
    <style:style style:name="P287" style:family="paragraph" style:parent-style-name="Endnote">
      <style:paragraph-properties fo:margin-left="0cm" fo:margin-right="0cm" fo:text-indent="0cm" style:auto-text-indent="false"/>
      <style:text-properties officeooo:paragraph-rsid="02c809e2"/>
    </style:style>
    <style:style style:name="P288" style:family="paragraph" style:parent-style-name="Endnote">
      <style:paragraph-properties fo:margin-left="0cm" fo:margin-right="0cm" fo:text-indent="0cm" style:auto-text-indent="false"/>
      <style:text-properties officeooo:paragraph-rsid="02fa7a60"/>
    </style:style>
    <style:style style:name="P289" style:family="paragraph" style:parent-style-name="Endnote">
      <style:paragraph-properties fo:margin-left="0cm" fo:margin-right="0cm" fo:text-indent="0cm" style:auto-text-indent="false"/>
      <style:text-properties officeooo:paragraph-rsid="02fc1e08"/>
    </style:style>
    <style:style style:name="P290" style:family="paragraph" style:parent-style-name="Endnote">
      <style:paragraph-properties fo:margin-left="0cm" fo:margin-right="0cm" fo:text-indent="0cm" style:auto-text-indent="false"/>
      <style:text-properties officeooo:paragraph-rsid="02c971b3"/>
    </style:style>
    <style:style style:name="P291" style:family="paragraph" style:parent-style-name="Endnote">
      <style:paragraph-properties fo:margin-left="0cm" fo:margin-right="0cm" fo:text-indent="0cm" style:auto-text-indent="false"/>
      <style:text-properties officeooo:paragraph-rsid="0316a484"/>
    </style:style>
    <style:style style:name="P292" style:family="paragraph" style:parent-style-name="Endnote">
      <style:paragraph-properties fo:margin-left="0cm" fo:margin-right="0cm" fo:text-indent="0cm" style:auto-text-indent="false"/>
      <style:text-properties officeooo:paragraph-rsid="0315201f"/>
    </style:style>
    <style:style style:name="P293" style:family="paragraph" style:parent-style-name="Endnote">
      <style:paragraph-properties fo:margin-left="0cm" fo:margin-right="0cm" fo:text-indent="0cm" style:auto-text-indent="false"/>
      <style:text-properties officeooo:paragraph-rsid="03241561"/>
    </style:style>
    <style:style style:name="P294" style:family="paragraph" style:parent-style-name="Endnote">
      <style:paragraph-properties fo:margin-left="0cm" fo:margin-right="0cm" fo:text-indent="0cm" style:auto-text-indent="false"/>
      <style:text-properties officeooo:paragraph-rsid="032a5ea8"/>
    </style:style>
    <style:style style:name="P295" style:family="paragraph" style:parent-style-name="Endnote">
      <style:paragraph-properties fo:margin-left="0cm" fo:margin-right="0cm" fo:text-indent="0cm" style:auto-text-indent="false"/>
      <style:text-properties officeooo:paragraph-rsid="023d9972"/>
    </style:style>
    <style:style style:name="P296" style:family="paragraph" style:parent-style-name="Endnote">
      <style:paragraph-properties fo:margin-left="0cm" fo:margin-right="0cm" fo:text-indent="0cm" style:auto-text-indent="false"/>
      <style:text-properties officeooo:paragraph-rsid="02034999"/>
    </style:style>
    <style:style style:name="P297" style:family="paragraph" style:parent-style-name="Endnote">
      <style:paragraph-properties fo:margin-left="0cm" fo:margin-right="0cm" fo:text-indent="0cm" style:auto-text-indent="false"/>
      <style:text-properties officeooo:paragraph-rsid="0050cc0e"/>
    </style:style>
    <style:style style:name="P298" style:family="paragraph" style:parent-style-name="Endnote">
      <style:paragraph-properties fo:margin-left="0cm" fo:margin-right="0cm" fo:text-indent="0cm" style:auto-text-indent="false"/>
      <style:text-properties officeooo:paragraph-rsid="021e2aeb"/>
    </style:style>
    <style:style style:name="P299" style:family="paragraph" style:parent-style-name="Endnote">
      <style:paragraph-properties fo:margin-left="0cm" fo:margin-right="0cm" fo:text-indent="0cm" style:auto-text-indent="false"/>
      <style:text-properties officeooo:paragraph-rsid="021fdf26"/>
    </style:style>
    <style:style style:name="P300" style:family="paragraph" style:parent-style-name="Endnote">
      <style:paragraph-properties fo:margin-left="0cm" fo:margin-right="0cm" fo:text-indent="0cm" style:auto-text-indent="false"/>
      <style:text-properties officeooo:paragraph-rsid="02314ecd"/>
    </style:style>
    <style:style style:name="P301" style:family="paragraph" style:parent-style-name="Endnote">
      <style:paragraph-properties fo:margin-left="0cm" fo:margin-right="0cm" fo:text-indent="0cm" style:auto-text-indent="false"/>
      <style:text-properties officeooo:paragraph-rsid="0231505f"/>
    </style:style>
    <style:style style:name="P302" style:family="paragraph" style:parent-style-name="Endnote">
      <style:paragraph-properties fo:margin-left="0cm" fo:margin-right="0cm" fo:text-indent="0cm" style:auto-text-indent="false"/>
      <style:text-properties officeooo:rsid="03b2b6ef" officeooo:paragraph-rsid="03b2b6ef"/>
    </style:style>
    <style:style style:name="P303" style:family="paragraph" style:parent-style-name="Text_20_body">
      <style:paragraph-properties fo:margin-left="0.499cm" fo:margin-right="0.499cm" fo:text-indent="0cm" style:auto-text-indent="false"/>
      <style:text-properties officeooo:rsid="0116dd2c" officeooo:paragraph-rsid="0116dd2c"/>
    </style:style>
    <style:style style:name="P304" style:family="paragraph" style:parent-style-name="Text_20_body">
      <style:paragraph-properties fo:margin-left="0.499cm" fo:margin-right="0.499cm" fo:text-indent="0cm" style:auto-text-indent="false"/>
      <style:text-properties officeooo:rsid="01184ca7" officeooo:paragraph-rsid="01184ca7"/>
    </style:style>
    <style:style style:name="P305" style:family="paragraph" style:parent-style-name="Text_20_body">
      <style:paragraph-properties fo:margin-left="0.499cm" fo:margin-right="0.499cm" fo:text-indent="0cm" style:auto-text-indent="false"/>
      <style:text-properties officeooo:rsid="011a3c30" officeooo:paragraph-rsid="011da1e1"/>
    </style:style>
    <style:style style:name="P306" style:family="paragraph" style:parent-style-name="Text_20_body">
      <style:paragraph-properties fo:margin-left="0.499cm" fo:margin-right="0.499cm" fo:text-indent="0cm" style:auto-text-indent="false"/>
      <style:text-properties officeooo:rsid="008a850b" officeooo:paragraph-rsid="01414f1f"/>
    </style:style>
    <style:style style:name="P307" style:family="paragraph" style:parent-style-name="Text_20_body">
      <style:paragraph-properties fo:margin-left="0.499cm" fo:margin-right="0.499cm" fo:text-indent="0cm" style:auto-text-indent="false"/>
      <style:text-properties fo:font-size="10pt" officeooo:rsid="011a3c30" officeooo:paragraph-rsid="011a3c30" style:font-size-asian="10pt" style:font-size-complex="10pt"/>
    </style:style>
    <style:style style:name="P308" style:family="paragraph" style:parent-style-name="Text_20_body" style:master-page-name="">
      <style:paragraph-properties fo:margin-left="0.499cm" fo:margin-right="0.499cm" fo:margin-top="0cm" fo:margin-bottom="0.21cm" style:contextual-spacing="true" fo:text-indent="0cm" style:auto-text-indent="false" style:page-number="auto">
        <style:tab-stops/>
      </style:paragraph-properties>
      <style:text-properties fo:font-size="14pt" officeooo:rsid="0264ab9d" officeooo:paragraph-rsid="02c971b3"/>
    </style:style>
    <style:style style:name="P309" style:family="paragraph" style:parent-style-name="Text_20_body">
      <style:paragraph-properties fo:margin-left="0cm" fo:margin-right="0.499cm" fo:text-indent="0cm" style:auto-text-indent="false"/>
      <style:text-properties officeooo:rsid="011a3c30" officeooo:paragraph-rsid="011a3c30"/>
    </style:style>
    <style:style style:name="P310" style:family="paragraph" style:parent-style-name="Table_20_Heading">
      <style:text-properties officeooo:rsid="011869ab" officeooo:paragraph-rsid="01719314"/>
    </style:style>
    <style:style style:name="P311" style:family="paragraph" style:parent-style-name="Table_20_Heading">
      <style:text-properties officeooo:rsid="011869ab" officeooo:paragraph-rsid="02374a77"/>
    </style:style>
    <style:style style:name="P312" style:family="paragraph" style:parent-style-name="Table_20_Heading">
      <style:text-properties officeooo:rsid="011869ab" officeooo:paragraph-rsid="0175a20a"/>
    </style:style>
    <style:style style:name="P313" style:family="paragraph" style:parent-style-name="Table_20_Heading">
      <style:text-properties officeooo:rsid="011869ab" officeooo:paragraph-rsid="036ef32d"/>
    </style:style>
    <style:style style:name="P314" style:family="paragraph" style:parent-style-name="Table_20_Heading">
      <style:text-properties officeooo:rsid="0125e008" officeooo:paragraph-rsid="01719314"/>
    </style:style>
    <style:style style:name="P315" style:family="paragraph" style:parent-style-name="Table_20_Heading">
      <style:text-properties officeooo:rsid="0125e008" officeooo:paragraph-rsid="02374a77"/>
    </style:style>
    <style:style style:name="P316" style:family="paragraph" style:parent-style-name="Table_20_Heading">
      <style:text-properties officeooo:rsid="0125e008" officeooo:paragraph-rsid="0175a20a"/>
    </style:style>
    <style:style style:name="P317" style:family="paragraph" style:parent-style-name="Table_20_Heading">
      <style:text-properties officeooo:rsid="0125e008" officeooo:paragraph-rsid="036ef32d"/>
    </style:style>
    <style:style style:name="P318" style:family="paragraph" style:parent-style-name="Table_20_Heading">
      <style:text-properties officeooo:rsid="01250208" officeooo:paragraph-rsid="01719314"/>
    </style:style>
    <style:style style:name="P319" style:family="paragraph" style:parent-style-name="Table_20_Heading">
      <style:text-properties officeooo:rsid="01250208" officeooo:paragraph-rsid="02374a77"/>
    </style:style>
    <style:style style:name="P320" style:family="paragraph" style:parent-style-name="Table_20_Heading">
      <style:text-properties officeooo:rsid="01250208" officeooo:paragraph-rsid="0175a20a"/>
    </style:style>
    <style:style style:name="P321" style:family="paragraph" style:parent-style-name="Table_20_Heading">
      <style:text-properties officeooo:rsid="01250208" officeooo:paragraph-rsid="036ef32d"/>
    </style:style>
    <style:style style:name="P322" style:family="paragraph" style:parent-style-name="Table_20_Heading">
      <style:text-properties officeooo:rsid="010d94ec" officeooo:paragraph-rsid="01719314"/>
    </style:style>
    <style:style style:name="P323" style:family="paragraph" style:parent-style-name="Table_20_Heading">
      <style:text-properties officeooo:rsid="010d94ec" officeooo:paragraph-rsid="02374a77"/>
    </style:style>
    <style:style style:name="P324" style:family="paragraph" style:parent-style-name="Table_20_Heading">
      <style:text-properties officeooo:rsid="010d94ec" officeooo:paragraph-rsid="0175a20a"/>
    </style:style>
    <style:style style:name="P325" style:family="paragraph" style:parent-style-name="Table_20_Heading">
      <style:text-properties officeooo:rsid="010d94ec" officeooo:paragraph-rsid="036ef32d"/>
    </style:style>
    <style:style style:name="P326" style:family="paragraph" style:parent-style-name="Table_20_Heading">
      <style:text-properties officeooo:paragraph-rsid="01719314"/>
    </style:style>
    <style:style style:name="P327" style:family="paragraph" style:parent-style-name="Table_20_Heading">
      <style:text-properties officeooo:paragraph-rsid="02374a77"/>
    </style:style>
    <style:style style:name="P328" style:family="paragraph" style:parent-style-name="Table_20_Heading">
      <style:text-properties officeooo:paragraph-rsid="0175a20a"/>
    </style:style>
    <style:style style:name="P329" style:family="paragraph" style:parent-style-name="Table_20_Heading">
      <style:text-properties officeooo:paragraph-rsid="036ef32d"/>
    </style:style>
    <style:style style:name="P330" style:family="paragraph" style:parent-style-name="Contents_20_1">
      <style:paragraph-properties>
        <style:tab-stops>
          <style:tab-stop style:position="17.59cm" style:type="right" style:leader-style="dotted" style:leader-text="."/>
        </style:tab-stops>
      </style:paragraph-properties>
    </style:style>
    <style:style style:name="P331" style:family="paragraph" style:parent-style-name="Contents_20_2">
      <style:paragraph-properties>
        <style:tab-stops>
          <style:tab-stop style:position="17.09cm" style:type="right" style:leader-style="dotted" style:leader-text="."/>
        </style:tab-stops>
      </style:paragraph-properties>
    </style:style>
    <style:style style:name="P332" style:family="paragraph" style:parent-style-name="Contents_20_3">
      <style:paragraph-properties>
        <style:tab-stops>
          <style:tab-stop style:position="16.591cm" style:type="right" style:leader-style="dotted" style:leader-text="."/>
        </style:tab-stops>
      </style:paragraph-properties>
    </style:style>
    <style:style style:name="P333" style:family="paragraph" style:parent-style-name="Text_20_body">
      <style:paragraph-properties fo:margin-left="1cm" fo:margin-right="1cm" fo:text-indent="0cm" style:auto-text-indent="false"/>
      <style:text-properties fo:font-style="italic" officeooo:rsid="0009e03e" officeooo:paragraph-rsid="025962ed" style:font-style-asian="italic" style:font-style-complex="italic"/>
    </style:style>
    <style:style style:name="P334" style:family="paragraph" style:parent-style-name="Text_20_body">
      <style:text-properties officeooo:rsid="02a75186" officeooo:paragraph-rsid="01eb001e"/>
    </style:style>
    <style:style style:name="P335" style:family="paragraph" style:parent-style-name="Text_20_body">
      <style:text-properties officeooo:rsid="02abbab1" officeooo:paragraph-rsid="02aa8a56"/>
    </style:style>
    <style:style style:name="P336" style:family="paragraph" style:parent-style-name="Text_20_body">
      <style:text-properties officeooo:rsid="0103b188" officeooo:paragraph-rsid="02adbf1f"/>
    </style:style>
    <style:style style:name="P337" style:family="paragraph" style:parent-style-name="Text_20_body">
      <style:text-properties fo:font-weight="bold" officeooo:rsid="02e31a9f" officeooo:paragraph-rsid="02fff68c" style:font-weight-asian="bold" style:font-weight-complex="bold"/>
    </style:style>
    <style:style style:name="P338" style:family="paragraph" style:parent-style-name="Text_20_body">
      <style:text-properties fo:font-weight="bold" officeooo:rsid="02e31a9f" officeooo:paragraph-rsid="03357bb9" style:font-weight-asian="bold" style:font-weight-complex="bold"/>
    </style:style>
    <style:style style:name="P339" style:family="paragraph" style:parent-style-name="Text_20_body">
      <style:text-properties officeooo:rsid="02e3245e" officeooo:paragraph-rsid="02fff68c"/>
    </style:style>
    <style:style style:name="P340" style:family="paragraph" style:parent-style-name="Text_20_body">
      <style:text-properties officeooo:rsid="03d2ba6f" officeooo:paragraph-rsid="03d2ba6f"/>
    </style:style>
    <style:style style:name="P341" style:family="paragraph" style:parent-style-name="Text_20_body">
      <style:text-properties style:text-position="0% 100%" officeooo:rsid="0353c7f1" officeooo:paragraph-rsid="0353c7f1"/>
    </style:style>
    <style:style style:name="P342" style:family="paragraph" style:parent-style-name="Text_20_body">
      <style:text-properties style:text-position="0% 100%" fo:font-style="normal" fo:font-weight="normal" officeooo:rsid="02c971b3" officeooo:paragraph-rsid="02f3e0bd" style:font-style-asian="normal" style:font-weight-asian="normal" style:font-style-complex="normal" style:font-weight-complex="normal"/>
    </style:style>
    <style:style style:name="P343" style:family="paragraph" style:parent-style-name="Text_20_body">
      <style:text-properties style:text-position="0% 100%" fo:font-style="normal" fo:font-weight="normal" officeooo:rsid="0249dc8f" officeooo:paragraph-rsid="01cb8e4b" style:font-style-asian="normal" style:font-weight-asian="normal" style:font-style-complex="normal" style:font-weight-complex="normal"/>
    </style:style>
    <style:style style:name="P344" style:family="paragraph" style:parent-style-name="Text_20_body" style:list-style-name="L13">
      <style:text-properties style:text-position="0% 100%" fo:font-style="normal" fo:font-weight="normal" officeooo:rsid="0138c259" officeooo:paragraph-rsid="030b3d09" style:font-style-asian="normal" style:font-weight-asian="normal" style:font-style-complex="normal" style:font-weight-complex="normal"/>
    </style:style>
    <style:style style:name="P345" style:family="paragraph" style:parent-style-name="Text_20_body" style:list-style-name="L13">
      <style:text-properties style:text-position="0% 100%" fo:font-style="normal" fo:font-weight="normal" officeooo:rsid="030c58cd" officeooo:paragraph-rsid="030c58cd" style:font-style-asian="normal" style:font-weight-asian="normal" style:font-style-complex="normal" style:font-weight-complex="normal"/>
    </style:style>
    <style:style style:name="P346" style:family="paragraph" style:parent-style-name="Text_20_body" style:list-style-name="L13">
      <style:text-properties style:text-position="0% 100%" fo:font-style="normal" fo:font-weight="normal" officeooo:rsid="030c58cd" officeooo:paragraph-rsid="030fd628" style:font-style-asian="normal" style:font-weight-asian="normal" style:font-style-complex="normal" style:font-weight-complex="normal"/>
    </style:style>
    <style:style style:name="P347" style:family="paragraph" style:parent-style-name="Text_20_body" style:list-style-name="L13">
      <style:text-properties style:text-position="0% 100%" fo:font-style="normal" fo:font-weight="normal" officeooo:rsid="02c597cb" officeooo:paragraph-rsid="0311b9ab" style:font-style-asian="normal" style:font-weight-asian="normal" style:font-style-complex="normal" style:font-weight-complex="normal"/>
    </style:style>
    <style:style style:name="P348" style:family="paragraph" style:parent-style-name="Text_20_body" style:list-style-name="L13">
      <style:text-properties style:text-position="0% 100%" fo:font-style="normal" fo:font-weight="normal" officeooo:rsid="0137fcae" officeooo:paragraph-rsid="0311b9ab" style:font-style-asian="normal" style:font-weight-asian="normal" style:font-style-complex="normal" style:font-weight-complex="normal"/>
    </style:style>
    <style:style style:name="P349" style:family="paragraph" style:parent-style-name="Text_20_body">
      <style:text-properties style:text-position="0% 100%" officeooo:rsid="01afae83" officeooo:paragraph-rsid="01b2915d"/>
    </style:style>
    <style:style style:name="P350" style:family="paragraph" style:parent-style-name="Text_20_body" style:list-style-name="L15">
      <style:text-properties style:text-position="0% 100%" officeooo:rsid="026e6263" officeooo:paragraph-rsid="02bda1ce"/>
    </style:style>
    <style:style style:name="P351" style:family="paragraph" style:parent-style-name="Text_20_body" style:list-style-name="L13">
      <style:text-properties style:text-position="0% 100%" officeooo:rsid="026e6263" officeooo:paragraph-rsid="0311b9ab"/>
    </style:style>
    <style:style style:name="P352" style:family="paragraph" style:parent-style-name="Text_20_body" style:list-style-name="L16">
      <style:text-properties style:text-position="0% 100%" officeooo:rsid="027f165a" officeooo:paragraph-rsid="027f165a"/>
    </style:style>
    <style:style style:name="P353" style:family="paragraph" style:parent-style-name="Text_20_body" style:list-style-name="L1">
      <style:text-properties officeooo:rsid="01434041" officeooo:paragraph-rsid="01448c53"/>
    </style:style>
    <style:style style:name="P354" style:family="paragraph" style:parent-style-name="Text_20_body" style:list-style-name="L1">
      <style:text-properties officeooo:rsid="01434041" officeooo:paragraph-rsid="01434041"/>
    </style:style>
    <style:style style:name="P355" style:family="paragraph" style:parent-style-name="Text_20_body" style:list-style-name="L1">
      <style:text-properties officeooo:rsid="01448c53" officeooo:paragraph-rsid="03031d7f"/>
    </style:style>
    <style:style style:name="P356" style:family="paragraph" style:parent-style-name="Text_20_body" style:list-style-name="L8">
      <style:text-properties officeooo:rsid="01448c53" officeooo:paragraph-rsid="0145312c"/>
    </style:style>
    <style:style style:name="P357" style:family="paragraph" style:parent-style-name="Text_20_body" style:list-style-name="L1">
      <style:text-properties officeooo:rsid="028e3253" officeooo:paragraph-rsid="02b42102"/>
    </style:style>
    <style:style style:name="P358" style:family="paragraph" style:parent-style-name="Text_20_body" style:list-style-name="L1">
      <style:text-properties officeooo:rsid="02b42102" officeooo:paragraph-rsid="01448c53"/>
    </style:style>
    <style:style style:name="P359" style:family="paragraph" style:parent-style-name="Text_20_body" style:list-style-name="L2">
      <style:text-properties officeooo:rsid="0146f1fe" officeooo:paragraph-rsid="0146f1fe"/>
    </style:style>
    <style:style style:name="P360" style:family="paragraph" style:parent-style-name="Text_20_body" style:list-style-name="L9">
      <style:text-properties officeooo:rsid="0146f1fe" officeooo:paragraph-rsid="028bb93c"/>
    </style:style>
    <style:style style:name="P361" style:family="paragraph" style:parent-style-name="Text_20_body" style:list-style-name="L2">
      <style:text-properties officeooo:rsid="032f0ab8" officeooo:paragraph-rsid="0146f1fe"/>
    </style:style>
    <style:style style:name="P362" style:family="paragraph" style:parent-style-name="Text_20_body">
      <style:text-properties officeooo:rsid="03c712e4" officeooo:paragraph-rsid="01e7c61f"/>
    </style:style>
    <style:style style:name="P363" style:family="paragraph" style:parent-style-name="Text_20_body" style:list-style-name="L3">
      <style:text-properties officeooo:rsid="01209ed2" officeooo:paragraph-rsid="0120bbc4"/>
    </style:style>
    <style:style style:name="P364" style:family="paragraph" style:parent-style-name="Text_20_body" style:list-style-name="L3">
      <style:text-properties officeooo:rsid="02dd7e9d" officeooo:paragraph-rsid="02dd7e9d"/>
    </style:style>
    <style:style style:name="P365" style:family="paragraph" style:parent-style-name="Text_20_body" style:list-style-name="L3">
      <style:text-properties officeooo:rsid="01eb001e" officeooo:paragraph-rsid="01eb001e"/>
    </style:style>
    <style:style style:name="P366" style:family="paragraph" style:parent-style-name="Text_20_body" style:list-style-name="L3">
      <style:text-properties officeooo:rsid="0120bbc4" officeooo:paragraph-rsid="02a7c075"/>
    </style:style>
    <style:style style:name="P367" style:family="paragraph" style:parent-style-name="Text_20_body" style:list-style-name="L3">
      <style:text-properties officeooo:rsid="0397eb33" officeooo:paragraph-rsid="0397eb33"/>
    </style:style>
    <style:style style:name="P368" style:family="paragraph" style:parent-style-name="Text_20_body" style:list-style-name="L4">
      <style:text-properties officeooo:rsid="0009e03e" officeooo:paragraph-rsid="02aa755c"/>
    </style:style>
    <style:style style:name="P369" style:family="paragraph" style:parent-style-name="Text_20_body" style:list-style-name="L17">
      <style:text-properties officeooo:rsid="0009e03e" officeooo:paragraph-rsid="01fa8d6e"/>
    </style:style>
    <style:style style:name="P370" style:family="paragraph" style:parent-style-name="Text_20_body" style:list-style-name="L18">
      <style:text-properties officeooo:rsid="0009e03e" officeooo:paragraph-rsid="03285737"/>
    </style:style>
    <style:style style:name="P371" style:family="paragraph" style:parent-style-name="Text_20_body" style:list-style-name="L5">
      <style:text-properties officeooo:paragraph-rsid="02aa755c"/>
    </style:style>
    <style:style style:name="P372" style:family="paragraph" style:parent-style-name="Text_20_body" style:list-style-name="L6">
      <style:text-properties officeooo:rsid="01cf8b84" officeooo:paragraph-rsid="02aa755c"/>
    </style:style>
    <style:style style:name="P373" style:family="paragraph" style:parent-style-name="Text_20_body" style:list-style-name="L7">
      <style:text-properties officeooo:rsid="010d94ec" officeooo:paragraph-rsid="01719314"/>
    </style:style>
    <style:style style:name="P374" style:family="paragraph" style:parent-style-name="Text_20_body" style:list-style-name="L1">
      <style:text-properties officeooo:rsid="028bb93c" officeooo:paragraph-rsid="028bb93c"/>
    </style:style>
    <style:style style:name="P375" style:family="paragraph" style:parent-style-name="Text_20_body" style:list-style-name="L10">
      <style:text-properties officeooo:rsid="032ec602" officeooo:paragraph-rsid="032ec602"/>
    </style:style>
    <style:style style:name="P376" style:family="paragraph" style:parent-style-name="Text_20_body" style:list-style-name="L10">
      <style:text-properties officeooo:rsid="03ceee02" officeooo:paragraph-rsid="03ceee02"/>
    </style:style>
    <style:style style:name="P377" style:family="paragraph" style:parent-style-name="Text_20_body" style:list-style-name="L11">
      <style:text-properties officeooo:rsid="03ceee02" officeooo:paragraph-rsid="03ceee02"/>
    </style:style>
    <style:style style:name="P378" style:family="paragraph" style:parent-style-name="Text_20_body" style:list-style-name="L11">
      <style:text-properties officeooo:rsid="0145312c" officeooo:paragraph-rsid="02b42102"/>
    </style:style>
    <style:style style:name="P379" style:family="paragraph" style:parent-style-name="Text_20_body" style:list-style-name="L11">
      <style:text-properties officeooo:rsid="0145312c" officeooo:paragraph-rsid="0145312c"/>
    </style:style>
    <style:style style:name="P380" style:family="paragraph" style:parent-style-name="Text_20_body" style:list-style-name="L12">
      <style:text-properties officeooo:rsid="039b35b4" officeooo:paragraph-rsid="039b35b4"/>
    </style:style>
    <style:style style:name="P381" style:family="paragraph" style:parent-style-name="Text_20_body" style:list-style-name="L13">
      <style:text-properties officeooo:paragraph-rsid="0138c259"/>
    </style:style>
    <style:style style:name="P382" style:family="paragraph" style:parent-style-name="Text_20_body" style:list-style-name="L13">
      <style:text-properties officeooo:rsid="0138c259" officeooo:paragraph-rsid="0138c259"/>
    </style:style>
    <style:style style:name="P383" style:family="paragraph" style:parent-style-name="Text_20_body" style:list-style-name="L13">
      <style:text-properties officeooo:rsid="0137fcae" officeooo:paragraph-rsid="01fdfe1c"/>
    </style:style>
    <style:style style:name="P384" style:family="paragraph" style:parent-style-name="Text_20_body" style:list-style-name="L14">
      <style:text-properties officeooo:rsid="013fc217" officeooo:paragraph-rsid="01f86443"/>
    </style:style>
    <style:style style:name="P385" style:family="paragraph" style:parent-style-name="Text_20_body" style:list-style-name="L15">
      <style:text-properties officeooo:rsid="02620f38" officeooo:paragraph-rsid="02bda1ce"/>
    </style:style>
    <style:style style:name="P386" style:family="paragraph" style:parent-style-name="Text_20_body" style:list-style-name="L13">
      <style:text-properties officeooo:rsid="02620f38" officeooo:paragraph-rsid="0311b9ab"/>
    </style:style>
    <style:style style:name="P387" style:family="paragraph" style:parent-style-name="Text_20_body" style:list-style-name="L15">
      <style:text-properties officeooo:rsid="02bda1ce" officeooo:paragraph-rsid="02bda1ce"/>
    </style:style>
    <style:style style:name="P388" style:family="paragraph" style:parent-style-name="Text_20_body" style:list-style-name="L13">
      <style:text-properties officeooo:rsid="02bda1ce" officeooo:paragraph-rsid="0311b9ab"/>
    </style:style>
    <style:style style:name="P389" style:family="paragraph" style:parent-style-name="Text_20_body" style:list-style-name="L18">
      <style:text-properties officeooo:rsid="03285737" officeooo:paragraph-rsid="03285737"/>
    </style:style>
    <style:style style:name="P390" style:family="paragraph" style:parent-style-name="Text_20_body" style:list-style-name="L19">
      <style:text-properties officeooo:rsid="01d25426" officeooo:paragraph-rsid="0204f846"/>
    </style:style>
    <style:style style:name="P391" style:family="paragraph" style:parent-style-name="Text_20_body" style:list-style-name="L20">
      <style:text-properties officeooo:rsid="036ef32d" officeooo:paragraph-rsid="036ef32d"/>
    </style:style>
    <style:style style:name="P392" style:family="paragraph" style:parent-style-name="Text_20_body" style:list-style-name="L21">
      <style:text-properties officeooo:rsid="008a850b" officeooo:paragraph-rsid="01c99719"/>
    </style:style>
    <style:style style:name="P393" style:family="paragraph" style:parent-style-name="Heading_20_1" style:list-style-name=""/>
    <style:style style:name="P394" style:family="paragraph" style:parent-style-name="Heading_20_1">
      <style:paragraph-properties fo:break-before="page"/>
    </style:style>
    <style:style style:name="P395" style:family="paragraph" style:parent-style-name="Heading_20_1" style:list-style-name="">
      <style:paragraph-properties fo:break-before="page"/>
    </style:style>
    <style:style style:name="P396" style:family="paragraph" style:parent-style-name="Heading_20_1">
      <style:paragraph-properties fo:break-before="page"/>
      <style:text-properties style:text-position="0% 100%"/>
    </style:style>
    <style:style style:name="P397" style:family="paragraph" style:parent-style-name="Heading_20_2">
      <style:text-properties style:text-position="0% 100%" officeooo:rsid="01b0c4e4"/>
    </style:style>
    <style:style style:name="P398" style:family="paragraph" style:parent-style-name="Heading_20_2">
      <style:text-properties officeooo:rsid="0009e03e"/>
    </style:style>
    <style:style style:name="P399" style:family="paragraph" style:parent-style-name="Heading_20_2">
      <style:text-properties officeooo:paragraph-rsid="02aa755c"/>
    </style:style>
    <style:style style:name="P400" style:family="paragraph" style:parent-style-name="Heading_20_2">
      <style:text-properties officeooo:paragraph-rsid="0345967b"/>
    </style:style>
    <style:style style:name="P401" style:family="paragraph" style:parent-style-name="Heading_20_2">
      <style:paragraph-properties fo:break-before="page"/>
    </style:style>
    <style:style style:name="P402" style:family="paragraph" style:parent-style-name="Heading_20_3">
      <style:text-properties style:text-position="0% 100%"/>
    </style:style>
    <style:style style:name="P403" style:family="paragraph" style:parent-style-name="Heading_20_3">
      <style:text-properties style:text-position="0% 100%" fo:font-style="normal" fo:font-weight="bold" style:font-style-asian="normal" style:font-weight-asian="bold" style:font-style-complex="normal" style:font-weight-complex="bold"/>
    </style:style>
    <style:style style:name="P404" style:family="paragraph" style:parent-style-name="Heading_20_3">
      <style:text-properties officeooo:paragraph-rsid="035db4f7"/>
    </style:style>
    <style:style style:name="P405" style:family="paragraph" style:parent-style-name="Heading_20_3">
      <style:paragraph-properties fo:break-before="page"/>
    </style:style>
    <style:style style:name="T1" style:family="text">
      <style:text-properties officeooo:rsid="02e3245e"/>
    </style:style>
    <style:style style:name="T2" style:family="text">
      <style:text-properties officeooo:rsid="033632e3"/>
    </style:style>
    <style:style style:name="T3" style:family="text">
      <style:text-properties officeooo:rsid="0334059e"/>
    </style:style>
    <style:style style:name="T4" style:family="text">
      <style:text-properties fo:font-weight="bold" officeooo:rsid="02e31a9f" style:font-weight-asian="bold" style:font-weight-complex="bold"/>
    </style:style>
    <style:style style:name="T5" style:family="text">
      <style:text-properties fo:font-weight="bold" officeooo:rsid="03357bb9" style:font-weight-asian="bold" style:font-weight-complex="bold"/>
    </style:style>
    <style:style style:name="T6" style:family="text">
      <style:text-properties fo:font-weight="bold" officeooo:rsid="0335b861" style:font-weight-asian="bold" style:font-weight-complex="bold"/>
    </style:style>
    <style:style style:name="T7" style:family="text">
      <style:text-properties officeooo:rsid="034897c5"/>
    </style:style>
    <style:style style:name="T8" style:family="text">
      <style:text-properties fo:font-size="10pt" fo:language="en" fo:country="none" style:font-size-asian="10pt" style:font-size-complex="10pt"/>
    </style:style>
    <style:style style:name="T9" style:family="text">
      <style:text-properties fo:font-size="10pt" fo:language="en" fo:country="none" officeooo:rsid="0339fe52" style:font-size-asian="10pt" style:font-size-complex="10pt"/>
    </style:style>
    <style:style style:name="T10" style:family="text">
      <style:text-properties style:text-position="0% 100%" officeooo:rsid="0353c7f1"/>
    </style:style>
    <style:style style:name="T11" style:family="text">
      <style:text-properties style:text-position="0% 100%" officeooo:rsid="02ebe308"/>
    </style:style>
    <style:style style:name="T12" style:family="text">
      <style:text-properties style:text-position="0% 100%"/>
    </style:style>
    <style:style style:name="T13" style:family="text">
      <style:text-properties style:text-position="0% 100%" officeooo:rsid="03559706"/>
    </style:style>
    <style:style style:name="T14" style:family="text">
      <style:text-properties officeooo:rsid="03031d7f"/>
    </style:style>
    <style:style style:name="T15" style:family="text">
      <style:text-properties officeooo:rsid="034e2ed9"/>
    </style:style>
    <style:style style:name="T16" style:family="text">
      <style:text-properties officeooo:rsid="037d8a86"/>
    </style:style>
    <style:style style:name="T17" style:family="text">
      <style:text-properties officeooo:rsid="02b42102"/>
    </style:style>
    <style:style style:name="T18" style:family="text">
      <style:text-properties officeooo:rsid="03c712e4"/>
    </style:style>
    <style:style style:name="T19" style:family="text">
      <style:text-properties officeooo:rsid="02dbef3e"/>
    </style:style>
    <style:style style:name="T20" style:family="text">
      <style:text-properties officeooo:rsid="023bc8f2"/>
    </style:style>
    <style:style style:name="T21" style:family="text">
      <style:text-properties fo:font-size="11pt" fo:font-style="italic" style:font-size-asian="11pt" style:font-style-asian="italic" style:font-size-complex="11pt" style:font-style-complex="italic"/>
    </style:style>
    <style:style style:name="T22" style:family="text">
      <style:text-properties fo:font-size="11pt" fo:font-style="italic" officeooo:rsid="02e64538" style:font-size-asian="11pt" style:font-style-asian="italic" style:font-size-complex="11pt" style:font-style-complex="italic"/>
    </style:style>
    <style:style style:name="T23" style:family="text">
      <style:text-properties fo:font-size="11pt" fo:font-style="italic" officeooo:rsid="0346e207" style:font-size-asian="11pt" style:font-style-asian="italic" style:font-size-complex="11pt" style:font-style-complex="italic"/>
    </style:style>
    <style:style style:name="T24" style:family="text">
      <style:text-properties fo:font-size="11pt" fo:font-style="italic" officeooo:rsid="0397eb33" style:font-size-asian="11pt" style:font-style-asian="italic" style:font-size-complex="11pt" style:font-style-complex="italic"/>
    </style:style>
    <style:style style:name="T25" style:family="text">
      <style:text-properties fo:font-size="11pt" fo:font-style="italic" officeooo:rsid="03018341" style:font-size-asian="11pt" style:font-style-asian="italic" style:font-size-complex="11pt" style:font-style-complex="italic"/>
    </style:style>
    <style:style style:name="T26" style:family="text">
      <style:text-properties fo:font-size="10pt" fo:font-weight="bold" style:font-size-asian="10pt" style:font-weight-asian="bold" style:font-size-complex="10pt" style:font-weight-complex="bold"/>
    </style:style>
    <style:style style:name="T27" style:family="text">
      <style:text-properties fo:font-size="10pt" fo:language="en" fo:country="none" style:font-size-asian="10pt" style:font-size-complex="10pt"/>
    </style:style>
    <style:style style:name="T28" style:family="text">
      <style:text-properties fo:font-size="10pt" fo:language="en" fo:country="none" officeooo:rsid="0339fe52" style:font-size-asian="10pt" style:font-size-complex="10pt"/>
    </style:style>
    <style:style style:name="T29" style:family="text">
      <style:text-properties fo:font-size="10pt" fo:font-weight="normal" style:font-size-asian="10pt" style:font-weight-asian="normal" style:font-size-complex="10pt" style:font-weight-complex="normal"/>
    </style:style>
    <style:style style:name="T30" style:family="text">
      <style:text-properties fo:font-size="10pt" fo:font-weight="normal" officeooo:rsid="029e5fd8" style:font-size-asian="10pt" style:font-weight-asian="normal" style:font-size-complex="10pt" style:font-weight-complex="normal"/>
    </style:style>
    <style:style style:name="T31" style:family="text">
      <style:text-properties fo:font-size="10pt" style:font-size-asian="10pt" style:font-size-complex="10pt"/>
    </style:style>
    <style:style style:name="T32" style:family="text">
      <style:text-properties fo:font-size="10pt" officeooo:rsid="00fe0926" style:font-size-asian="10pt" style:font-size-complex="10pt"/>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09e03e" style:font-style-asian="italic" style:font-style-complex="italic"/>
    </style:style>
    <style:style style:name="T36" style:family="text">
      <style:text-properties fo:font-style="italic" officeooo:rsid="025962ed" style:font-style-asian="italic" style:font-style-complex="italic"/>
    </style:style>
    <style:style style:name="T37" style:family="text">
      <style:text-properties fo:font-style="italic" officeooo:rsid="02a6eb15" style:font-style-asian="italic" style:font-style-complex="italic"/>
    </style:style>
    <style:style style:name="T38" style:family="text">
      <style:text-properties fo:font-style="italic" officeooo:rsid="02ac5fc8" style:font-style-asian="italic" style:font-style-complex="italic"/>
    </style:style>
    <style:style style:name="T39" style:family="text">
      <style:text-properties fo:font-style="italic" officeooo:rsid="021ca4a9" style:font-style-asian="italic" style:font-style-complex="italic"/>
    </style:style>
    <style:style style:name="T40" style:family="text">
      <style:text-properties fo:font-style="italic" officeooo:rsid="02e3245e"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09e03e" style:font-style-asian="italic" style:font-weight-asian="bold" style:font-style-complex="italic" style:font-weight-complex="bold"/>
    </style:style>
    <style:style style:name="T43" style:family="text">
      <style:text-properties fo:font-style="italic" fo:font-weight="bold" officeooo:rsid="00ffec27" style:font-style-asian="italic" style:font-weight-asian="bold" style:font-style-complex="italic" style:font-weight-complex="bold"/>
    </style:style>
    <style:style style:name="T44" style:family="text">
      <style:text-properties fo:font-style="italic" fo:font-weight="bold" officeooo:rsid="0125e008" style:font-style-asian="italic" style:font-weight-asian="bold" style:font-style-complex="italic" style:font-weight-complex="bold"/>
    </style:style>
    <style:style style:name="T45" style:family="text">
      <style:text-properties fo:font-style="italic" fo:font-weight="bold" officeooo:rsid="01503db9" style:font-style-asian="italic" style:font-weight-asian="bold" style:font-style-complex="italic" style:font-weight-complex="bold"/>
    </style:style>
    <style:style style:name="T46" style:family="text">
      <style:text-properties fo:font-style="italic" fo:font-weight="bold" officeooo:rsid="013d0c9a" style:font-style-asian="italic" style:font-weight-asian="bold" style:font-style-complex="italic" style:font-weight-complex="bold"/>
    </style:style>
    <style:style style:name="T47" style:family="text">
      <style:text-properties fo:font-style="italic" fo:font-weight="bold" officeooo:rsid="016c43ab" style:font-style-asian="italic" style:font-weight-asian="bold" style:font-style-complex="italic" style:font-weight-complex="bold"/>
    </style:style>
    <style:style style:name="T48" style:family="text">
      <style:text-properties fo:font-style="italic" fo:font-weight="bold" officeooo:rsid="017da934" style:font-style-asian="italic" style:font-weight-asian="bold" style:font-style-complex="italic" style:font-weight-complex="bold"/>
    </style:style>
    <style:style style:name="T49" style:family="text">
      <style:text-properties fo:font-style="italic" fo:font-weight="bold" officeooo:rsid="0183e6ad" style:font-style-asian="italic" style:font-weight-asian="bold" style:font-style-complex="italic" style:font-weight-complex="bold"/>
    </style:style>
    <style:style style:name="T50" style:family="text">
      <style:text-properties fo:font-style="italic" fo:font-weight="bold" officeooo:rsid="020e22b9" style:font-style-asian="italic" style:font-weight-asian="bold" style:font-style-complex="italic" style:font-weight-complex="bold"/>
    </style:style>
    <style:style style:name="T51" style:family="text">
      <style:text-properties fo:font-style="italic" fo:font-weight="bold" officeooo:rsid="021ca4a9" style:font-style-asian="italic" style:font-weight-asian="bold" style:font-style-complex="italic" style:font-weight-complex="bold"/>
    </style:style>
    <style:style style:name="T52" style:family="text">
      <style:text-properties fo:font-style="italic" fo:font-weight="bold" officeooo:rsid="03050cc4" style:font-style-asian="italic" style:font-weight-asian="bold" style:font-style-complex="italic" style:font-weight-complex="bold"/>
    </style:style>
    <style:style style:name="T53" style:family="text">
      <style:text-properties officeooo:rsid="02a75186"/>
    </style:style>
    <style:style style:name="T54" style:family="text">
      <style:text-properties officeooo:rsid="02abbab1"/>
    </style:style>
    <style:style style:name="T55" style:family="text">
      <style:text-properties officeooo:rsid="0103b188"/>
    </style:style>
    <style:style style:name="T56" style:family="text">
      <style:text-properties fo:font-weight="bold" style:font-weight-asian="bold" style:font-weight-complex="bold"/>
    </style:style>
    <style:style style:name="T57" style:family="text">
      <style:text-properties fo:font-weight="bold" officeooo:rsid="03357bb9" style:font-weight-asian="bold" style:font-weight-complex="bold"/>
    </style:style>
    <style:style style:name="T58" style:family="text">
      <style:text-properties fo:font-weight="bold" officeooo:rsid="0335b861" style:font-weight-asian="bold" style:font-weight-complex="bold"/>
    </style:style>
    <style:style style:name="T59" style:family="text">
      <style:text-properties fo:font-weight="bold" officeooo:rsid="02e31a9f" style:font-weight-asian="bold" style:font-weight-complex="bold"/>
    </style:style>
    <style:style style:name="T60" style:family="text">
      <style:text-properties fo:font-weight="bold" officeooo:rsid="0009e03e" style:font-weight-asian="bold" style:font-weight-complex="bold"/>
    </style:style>
    <style:style style:name="T61" style:family="text">
      <style:text-properties fo:font-weight="bold" officeooo:rsid="0157bfc7" style:font-weight-asian="bold" style:font-weight-complex="bold"/>
    </style:style>
    <style:style style:name="T62" style:family="text">
      <style:text-properties fo:font-weight="bold" officeooo:rsid="00fc45a7" style:font-weight-asian="bold" style:font-weight-complex="bold"/>
    </style:style>
    <style:style style:name="T63" style:family="text">
      <style:text-properties fo:font-weight="bold" officeooo:rsid="01d00e7c" style:font-weight-asian="bold" style:font-weight-complex="bold"/>
    </style:style>
    <style:style style:name="T64" style:family="text">
      <style:text-properties fo:font-weight="bold" officeooo:rsid="02ad3e02" style:font-weight-asian="bold" style:font-weight-complex="bold"/>
    </style:style>
    <style:style style:name="T65" style:family="text">
      <style:text-properties fo:font-weight="bold" officeooo:rsid="03518b54" style:font-weight-asian="bold" style:font-weight-complex="bold"/>
    </style:style>
    <style:style style:name="T66" style:family="text">
      <style:text-properties fo:font-weight="bold" officeooo:rsid="0397eb33" style:font-weight-asian="bold" style:font-weight-complex="bold"/>
    </style:style>
    <style:style style:name="T67" style:family="text">
      <style:text-properties fo:font-weight="bold" officeooo:rsid="03cc4944" style:font-weight-asian="bold" style:font-weight-complex="bold"/>
    </style:style>
    <style:style style:name="T68" style:family="text">
      <style:text-properties fo:font-weight="bold" officeooo:rsid="03cdba2b" style:font-weight-asian="bold" style:font-weight-complex="bold"/>
    </style:style>
    <style:style style:name="T69" style:family="text">
      <style:text-properties fo:font-weight="bold" officeooo:rsid="03d598fd" style:font-weight-asian="bold" style:font-weight-complex="bold"/>
    </style:style>
    <style:style style:name="T70" style:family="text">
      <style:text-properties officeooo:rsid="02e3245e"/>
    </style:style>
    <style:style style:name="T71" style:family="text">
      <style:text-properties officeooo:rsid="033632e3"/>
    </style:style>
    <style:style style:name="T72" style:family="text">
      <style:text-properties officeooo:rsid="0334059e"/>
    </style:style>
    <style:style style:name="T73" style:family="text">
      <style:text-properties officeooo:rsid="03d2ba6f"/>
    </style:style>
    <style:style style:name="T74" style:family="text">
      <style:text-properties officeooo:rsid="034897c5"/>
    </style:style>
    <style:style style:name="T75" style:family="text">
      <style:text-properties style:text-position="0% 100%"/>
    </style:style>
    <style:style style:name="T76" style:family="text">
      <style:text-properties style:text-position="0% 100%" officeooo:rsid="0353c7f1"/>
    </style:style>
    <style:style style:name="T77" style:family="text">
      <style:text-properties style:text-position="0% 100%" officeooo:rsid="02ebe308"/>
    </style:style>
    <style:style style:name="T78" style:family="text">
      <style:text-properties style:text-position="0% 100%" officeooo:rsid="03559706"/>
    </style:style>
    <style:style style:name="T79" style:family="text">
      <style:text-properties style:text-position="0% 100%" fo:font-style="normal" fo:font-weight="normal" style:font-style-asian="normal" style:font-weight-asian="normal" style:font-style-complex="normal" style:font-weight-complex="normal"/>
    </style:style>
    <style:style style:name="T80" style:family="text">
      <style:text-properties style:text-position="0% 100%" fo:font-style="normal" fo:font-weight="normal" officeooo:rsid="02c971b3" style:font-style-asian="normal" style:font-weight-asian="normal" style:font-style-complex="normal" style:font-weight-complex="normal"/>
    </style:style>
    <style:style style:name="T81" style:family="text">
      <style:text-properties style:text-position="0% 100%" fo:font-style="normal" fo:font-weight="normal" officeooo:rsid="0249dc8f" style:font-style-asian="normal" style:font-weight-asian="normal" style:font-style-complex="normal" style:font-weight-complex="normal"/>
    </style:style>
    <style:style style:name="T82" style:family="text">
      <style:text-properties style:text-position="0% 100%" fo:font-style="normal" fo:font-weight="normal" officeooo:rsid="0140b53f" style:font-style-asian="normal" style:font-weight-asian="normal" style:font-style-complex="normal" style:font-weight-complex="normal"/>
    </style:style>
    <style:style style:name="T83" style:family="text">
      <style:text-properties style:text-position="0% 100%" fo:font-style="normal" fo:font-weight="normal" officeooo:rsid="01515e1a" style:font-style-asian="normal" style:font-weight-asian="normal" style:font-style-complex="normal" style:font-weight-complex="normal"/>
    </style:style>
    <style:style style:name="T84" style:family="text">
      <style:text-properties style:text-position="0% 100%" fo:font-style="normal" fo:font-weight="normal" officeooo:rsid="0152b503" style:font-style-asian="normal" style:font-weight-asian="normal" style:font-style-complex="normal" style:font-weight-complex="normal"/>
    </style:style>
    <style:style style:name="T85" style:family="text">
      <style:text-properties style:text-position="0% 100%" fo:font-style="normal" fo:font-weight="normal" officeooo:rsid="016c43ab" style:font-style-asian="normal" style:font-weight-asian="normal" style:font-style-complex="normal" style:font-weight-complex="normal"/>
    </style:style>
    <style:style style:name="T86" style:family="text">
      <style:text-properties style:text-position="0% 100%" fo:font-style="normal" fo:font-weight="normal" officeooo:rsid="017e2b9a" style:font-style-asian="normal" style:font-weight-asian="normal" style:font-style-complex="normal" style:font-weight-complex="normal"/>
    </style:style>
    <style:style style:name="T87" style:family="text">
      <style:text-properties style:text-position="0% 100%" fo:font-style="normal" fo:font-weight="normal" officeooo:rsid="017e9fbc" style:font-style-asian="normal" style:font-weight-asian="normal" style:font-style-complex="normal" style:font-weight-complex="normal"/>
    </style:style>
    <style:style style:name="T88" style:family="text">
      <style:text-properties style:text-position="0% 100%" fo:font-style="normal" fo:font-weight="normal" officeooo:rsid="001ff61d" style:font-style-asian="normal" style:font-weight-asian="normal" style:font-style-complex="normal" style:font-weight-complex="normal"/>
    </style:style>
    <style:style style:name="T89" style:family="text">
      <style:text-properties style:text-position="0% 100%" fo:font-style="normal" fo:font-weight="normal" officeooo:rsid="01c9f4c9" style:font-style-asian="normal" style:font-weight-asian="normal" style:font-style-complex="normal" style:font-weight-complex="normal"/>
    </style:style>
    <style:style style:name="T90" style:family="text">
      <style:text-properties style:text-position="0% 100%" fo:font-style="normal" fo:font-weight="normal" officeooo:rsid="01c9edb2" style:font-style-asian="normal" style:font-weight-asian="normal" style:font-style-complex="normal" style:font-weight-complex="normal"/>
    </style:style>
    <style:style style:name="T91" style:family="text">
      <style:text-properties style:text-position="0% 100%" fo:font-style="normal" fo:font-weight="normal" officeooo:rsid="00e1b12e" style:font-style-asian="normal" style:font-weight-asian="normal" style:font-style-complex="normal" style:font-weight-complex="normal"/>
    </style:style>
    <style:style style:name="T92" style:family="text">
      <style:text-properties style:text-position="0% 100%" fo:font-style="normal" fo:font-weight="normal" officeooo:rsid="01414f1f" style:font-style-asian="normal" style:font-weight-asian="normal" style:font-style-complex="normal" style:font-weight-complex="normal"/>
    </style:style>
    <style:style style:name="T93" style:family="text">
      <style:text-properties style:text-position="0% 100%" fo:font-style="normal" fo:font-weight="normal" officeooo:rsid="01cb8e4b" style:font-style-asian="normal" style:font-weight-asian="normal" style:font-style-complex="normal" style:font-weight-complex="normal"/>
    </style:style>
    <style:style style:name="T94" style:family="text">
      <style:text-properties style:text-position="0% 100%" fo:font-style="normal" fo:font-weight="normal" officeooo:rsid="01fd57b6" style:font-style-asian="normal" style:font-weight-asian="normal" style:font-style-complex="normal" style:font-weight-complex="normal"/>
    </style:style>
    <style:style style:name="T95" style:family="text">
      <style:text-properties style:text-position="0% 100%" fo:font-style="normal" fo:font-weight="normal" officeooo:rsid="020e22b9" style:font-style-asian="normal" style:font-weight-asian="normal" style:font-style-complex="normal" style:font-weight-complex="normal"/>
    </style:style>
    <style:style style:name="T96" style:family="text">
      <style:text-properties style:text-position="0% 100%" fo:font-style="normal" fo:font-weight="normal" officeooo:rsid="02133bbc" style:font-style-asian="normal" style:font-weight-asian="normal" style:font-style-complex="normal" style:font-weight-complex="normal"/>
    </style:style>
    <style:style style:name="T97" style:family="text">
      <style:text-properties style:text-position="0% 100%" fo:font-style="normal" fo:font-weight="normal" officeooo:rsid="02172404" style:font-style-asian="normal" style:font-weight-asian="normal" style:font-style-complex="normal" style:font-weight-complex="normal"/>
    </style:style>
    <style:style style:name="T98" style:family="text">
      <style:text-properties style:text-position="0% 100%" fo:font-style="normal" fo:font-weight="normal" officeooo:rsid="021539d1" style:font-style-asian="normal" style:font-weight-asian="normal" style:font-style-complex="normal" style:font-weight-complex="normal"/>
    </style:style>
    <style:style style:name="T99" style:family="text">
      <style:text-properties style:text-position="0% 100%" fo:font-style="normal" fo:font-weight="normal" officeooo:rsid="02190f35" style:font-style-asian="normal" style:font-weight-asian="normal" style:font-style-complex="normal" style:font-weight-complex="normal"/>
    </style:style>
    <style:style style:name="T100" style:family="text">
      <style:text-properties style:text-position="0% 100%" fo:font-style="normal" fo:font-weight="normal" officeooo:rsid="020c2a4e" style:font-style-asian="normal" style:font-weight-asian="normal" style:font-style-complex="normal" style:font-weight-complex="normal"/>
    </style:style>
    <style:style style:name="T101" style:family="text">
      <style:text-properties style:text-position="0% 100%" fo:font-style="normal" fo:font-weight="normal" officeooo:rsid="0264cda7" style:font-style-asian="normal" style:font-weight-asian="normal" style:font-style-complex="normal" style:font-weight-complex="normal"/>
    </style:style>
    <style:style style:name="T102" style:family="text">
      <style:text-properties style:text-position="0% 100%" fo:font-style="normal" fo:font-weight="normal" officeooo:rsid="02681986" style:font-style-asian="normal" style:font-weight-asian="normal" style:font-style-complex="normal" style:font-weight-complex="normal"/>
    </style:style>
    <style:style style:name="T103" style:family="text">
      <style:text-properties style:text-position="0% 100%" fo:font-style="normal" fo:font-weight="normal" officeooo:rsid="0269c77f" style:font-style-asian="normal" style:font-weight-asian="normal" style:font-style-complex="normal" style:font-weight-complex="normal"/>
    </style:style>
    <style:style style:name="T104" style:family="text">
      <style:text-properties style:text-position="0% 100%" fo:font-style="normal" fo:font-weight="normal" officeooo:rsid="029bf36b" style:font-style-asian="normal" style:font-weight-asian="normal" style:font-style-complex="normal" style:font-weight-complex="normal"/>
    </style:style>
    <style:style style:name="T105" style:family="text">
      <style:text-properties style:text-position="0% 100%" fo:font-style="normal" fo:font-weight="normal" officeooo:rsid="029dcbeb" style:font-style-asian="normal" style:font-weight-asian="normal" style:font-style-complex="normal" style:font-weight-complex="normal"/>
    </style:style>
    <style:style style:name="T106" style:family="text">
      <style:text-properties style:text-position="0% 100%" fo:font-style="normal" fo:font-weight="normal" officeooo:rsid="021ca4a9" style:font-style-asian="normal" style:font-weight-asian="normal" style:font-style-complex="normal" style:font-weight-complex="normal"/>
    </style:style>
    <style:style style:name="T107" style:family="text">
      <style:text-properties style:text-position="0% 100%" fo:font-style="normal" fo:font-weight="normal" officeooo:rsid="02c1a42f" style:font-style-asian="normal" style:font-weight-asian="normal" style:font-style-complex="normal" style:font-weight-complex="normal"/>
    </style:style>
    <style:style style:name="T108" style:family="text">
      <style:text-properties style:text-position="0% 100%" fo:font-style="normal" fo:font-weight="normal" officeooo:rsid="02c2c4c7" style:font-style-asian="normal" style:font-weight-asian="normal" style:font-style-complex="normal" style:font-weight-complex="normal"/>
    </style:style>
    <style:style style:name="T109" style:family="text">
      <style:text-properties style:text-position="0% 100%" fo:font-style="normal" fo:font-weight="normal" officeooo:rsid="02c597cb" style:font-style-asian="normal" style:font-weight-asian="normal" style:font-style-complex="normal" style:font-weight-complex="normal"/>
    </style:style>
    <style:style style:name="T110" style:family="text">
      <style:text-properties style:text-position="0% 100%" fo:font-style="normal" fo:font-weight="normal" officeooo:rsid="02c6bf53" style:font-style-asian="normal" style:font-weight-asian="normal" style:font-style-complex="normal" style:font-weight-complex="normal"/>
    </style:style>
    <style:style style:name="T111" style:family="text">
      <style:text-properties style:text-position="0% 100%" fo:font-style="normal" fo:font-weight="normal" officeooo:rsid="02c809e2" style:font-style-asian="normal" style:font-weight-asian="normal" style:font-style-complex="normal" style:font-weight-complex="normal"/>
    </style:style>
    <style:style style:name="T112" style:family="text">
      <style:text-properties style:text-position="0% 100%" fo:font-style="normal" fo:font-weight="normal" officeooo:rsid="02cd6639" style:font-style-asian="normal" style:font-weight-asian="normal" style:font-style-complex="normal" style:font-weight-complex="normal"/>
    </style:style>
    <style:style style:name="T113" style:family="text">
      <style:text-properties style:text-position="0% 100%" fo:font-style="normal" fo:font-weight="normal" officeooo:rsid="02cf3d85" style:font-style-asian="normal" style:font-weight-asian="normal" style:font-style-complex="normal" style:font-weight-complex="normal"/>
    </style:style>
    <style:style style:name="T114" style:family="text">
      <style:text-properties style:text-position="0% 100%" fo:font-style="normal" fo:font-weight="normal" officeooo:rsid="02d090a6" style:font-style-asian="normal" style:font-weight-asian="normal" style:font-style-complex="normal" style:font-weight-complex="normal"/>
    </style:style>
    <style:style style:name="T115" style:family="text">
      <style:text-properties style:text-position="0% 100%" fo:font-style="normal" fo:font-weight="normal" officeooo:rsid="02d231e9" style:font-style-asian="normal" style:font-weight-asian="normal" style:font-style-complex="normal" style:font-weight-complex="normal"/>
    </style:style>
    <style:style style:name="T116" style:family="text">
      <style:text-properties style:text-position="0% 100%" fo:font-style="normal" fo:font-weight="normal" officeooo:rsid="02d4189e" style:font-style-asian="normal" style:font-weight-asian="normal" style:font-style-complex="normal" style:font-weight-complex="normal"/>
    </style:style>
    <style:style style:name="T117" style:family="text">
      <style:text-properties style:text-position="0% 100%" fo:font-style="normal" fo:font-weight="normal" officeooo:rsid="02d5b00e" style:font-style-asian="normal" style:font-weight-asian="normal" style:font-style-complex="normal" style:font-weight-complex="normal"/>
    </style:style>
    <style:style style:name="T118" style:family="text">
      <style:text-properties style:text-position="0% 100%" fo:font-style="normal" fo:font-weight="normal" officeooo:rsid="02d6ba34" style:font-style-asian="normal" style:font-weight-asian="normal" style:font-style-complex="normal" style:font-weight-complex="normal"/>
    </style:style>
    <style:style style:name="T119" style:family="text">
      <style:text-properties style:text-position="0% 100%" fo:font-style="normal" fo:font-weight="normal" officeooo:rsid="02e03a35" style:font-style-asian="normal" style:font-weight-asian="normal" style:font-style-complex="normal" style:font-weight-complex="normal"/>
    </style:style>
    <style:style style:name="T120" style:family="text">
      <style:text-properties style:text-position="0% 100%" fo:font-style="normal" fo:font-weight="normal" officeooo:rsid="02f225b2" style:font-style-asian="normal" style:font-weight-asian="normal" style:font-style-complex="normal" style:font-weight-complex="normal"/>
    </style:style>
    <style:style style:name="T121" style:family="text">
      <style:text-properties style:text-position="0% 100%" fo:font-style="normal" fo:font-weight="normal" officeooo:rsid="02f3e0bd" style:font-style-asian="normal" style:font-weight-asian="normal" style:font-style-complex="normal" style:font-weight-complex="normal"/>
    </style:style>
    <style:style style:name="T122" style:family="text">
      <style:text-properties style:text-position="0% 100%" fo:font-style="normal" fo:font-weight="normal" officeooo:rsid="02f3fd28" style:font-style-asian="normal" style:font-weight-asian="normal" style:font-style-complex="normal" style:font-weight-complex="normal"/>
    </style:style>
    <style:style style:name="T123" style:family="text">
      <style:text-properties style:text-position="0% 100%" fo:font-style="normal" fo:font-weight="normal" officeooo:rsid="02f4fc7c" style:font-style-asian="normal" style:font-weight-asian="normal" style:font-style-complex="normal" style:font-weight-complex="normal"/>
    </style:style>
    <style:style style:name="T124" style:family="text">
      <style:text-properties style:text-position="0% 100%" fo:font-style="normal" fo:font-weight="normal" officeooo:rsid="02f6901e" style:font-style-asian="normal" style:font-weight-asian="normal" style:font-style-complex="normal" style:font-weight-complex="normal"/>
    </style:style>
    <style:style style:name="T125" style:family="text">
      <style:text-properties style:text-position="0% 100%" fo:font-style="normal" fo:font-weight="normal" officeooo:rsid="02f797c9" style:font-style-asian="normal" style:font-weight-asian="normal" style:font-style-complex="normal" style:font-weight-complex="normal"/>
    </style:style>
    <style:style style:name="T126" style:family="text">
      <style:text-properties style:text-position="0% 100%" fo:font-style="normal" fo:font-weight="normal" officeooo:rsid="02f8cf2a" style:font-style-asian="normal" style:font-weight-asian="normal" style:font-style-complex="normal" style:font-weight-complex="normal"/>
    </style:style>
    <style:style style:name="T127" style:family="text">
      <style:text-properties style:text-position="0% 100%" fo:font-style="normal" fo:font-weight="normal" officeooo:rsid="02fd1089" style:font-style-asian="normal" style:font-weight-asian="normal" style:font-style-complex="normal" style:font-weight-complex="normal"/>
    </style:style>
    <style:style style:name="T128" style:family="text">
      <style:text-properties style:text-position="0% 100%" fo:font-style="normal" fo:font-weight="normal" officeooo:rsid="02ff0e7a" style:font-style-asian="normal" style:font-weight-asian="normal" style:font-style-complex="normal" style:font-weight-complex="normal"/>
    </style:style>
    <style:style style:name="T129" style:family="text">
      <style:text-properties style:text-position="0% 100%" fo:font-style="normal" fo:font-weight="normal" officeooo:rsid="0307c1a9" style:font-style-asian="normal" style:font-weight-asian="normal" style:font-style-complex="normal" style:font-weight-complex="normal"/>
    </style:style>
    <style:style style:name="T130" style:family="text">
      <style:text-properties style:text-position="0% 100%" fo:font-style="normal" fo:font-weight="normal" officeooo:rsid="030c58cd" style:font-style-asian="normal" style:font-weight-asian="normal" style:font-style-complex="normal" style:font-weight-complex="normal"/>
    </style:style>
    <style:style style:name="T131" style:family="text">
      <style:text-properties style:text-position="0% 100%" fo:font-style="normal" fo:font-weight="normal" officeooo:rsid="030e0867" style:font-style-asian="normal" style:font-weight-asian="normal" style:font-style-complex="normal" style:font-weight-complex="normal"/>
    </style:style>
    <style:style style:name="T132" style:family="text">
      <style:text-properties style:text-position="0% 100%" fo:font-style="normal" fo:font-weight="normal" officeooo:rsid="0138c259" style:font-style-asian="normal" style:font-weight-asian="normal" style:font-style-complex="normal" style:font-weight-complex="normal"/>
    </style:style>
    <style:style style:name="T133" style:family="text">
      <style:text-properties style:text-position="0% 100%" fo:font-style="normal" fo:font-weight="normal" officeooo:rsid="03126880" style:font-style-asian="normal" style:font-weight-asian="normal" style:font-style-complex="normal" style:font-weight-complex="normal"/>
    </style:style>
    <style:style style:name="T134" style:family="text">
      <style:text-properties style:text-position="0% 100%" fo:font-style="normal" fo:font-weight="normal" officeooo:rsid="0131e985" style:font-style-asian="normal" style:font-weight-asian="normal" style:font-style-complex="normal" style:font-weight-complex="normal"/>
    </style:style>
    <style:style style:name="T135" style:family="text">
      <style:text-properties style:text-position="0% 100%" fo:font-style="normal" fo:font-weight="normal" officeooo:rsid="0009e03e" style:font-style-asian="normal" style:font-weight-asian="normal" style:font-style-complex="normal" style:font-weight-complex="normal"/>
    </style:style>
    <style:style style:name="T136" style:family="text">
      <style:text-properties style:text-position="0% 100%" fo:font-style="normal" fo:font-weight="normal" officeooo:rsid="0314519f" style:font-style-asian="normal" style:font-weight-asian="normal" style:font-style-complex="normal" style:font-weight-complex="normal"/>
    </style:style>
    <style:style style:name="T137" style:family="text">
      <style:text-properties style:text-position="0% 100%" fo:font-style="normal" fo:font-weight="normal" officeooo:rsid="02cad1ac" style:font-style-asian="normal" style:font-weight-asian="normal" style:font-style-complex="normal" style:font-weight-complex="normal"/>
    </style:style>
    <style:style style:name="T138" style:family="text">
      <style:text-properties style:text-position="0% 100%" fo:font-style="normal" fo:font-weight="normal" officeooo:rsid="031966be" style:font-style-asian="normal" style:font-weight-asian="normal" style:font-style-complex="normal" style:font-weight-complex="normal"/>
    </style:style>
    <style:style style:name="T139" style:family="text">
      <style:text-properties style:text-position="0% 100%" fo:font-style="normal" fo:font-weight="normal" officeooo:rsid="031bacc9" style:font-style-asian="normal" style:font-weight-asian="normal" style:font-style-complex="normal" style:font-weight-complex="normal"/>
    </style:style>
    <style:style style:name="T140" style:family="text">
      <style:text-properties style:text-position="0% 100%" fo:font-style="normal" fo:font-weight="normal" officeooo:rsid="031dbbb3" style:font-style-asian="normal" style:font-weight-asian="normal" style:font-style-complex="normal" style:font-weight-complex="normal"/>
    </style:style>
    <style:style style:name="T141" style:family="text">
      <style:text-properties style:text-position="0% 100%" fo:font-style="normal" fo:font-weight="normal" officeooo:rsid="0319a8cb" style:font-style-asian="normal" style:font-weight-asian="normal" style:font-style-complex="normal" style:font-weight-complex="normal"/>
    </style:style>
    <style:style style:name="T142" style:family="text">
      <style:text-properties style:text-position="0% 100%" fo:font-style="normal" fo:font-weight="normal" officeooo:rsid="032d7f2e" style:font-style-asian="normal" style:font-weight-asian="normal" style:font-style-complex="normal" style:font-weight-complex="normal"/>
    </style:style>
    <style:style style:name="T143" style:family="text">
      <style:text-properties style:text-position="0% 100%" fo:font-style="normal" fo:font-weight="normal" officeooo:rsid="038fb389" style:font-style-asian="normal" style:font-weight-asian="normal" style:font-style-complex="normal" style:font-weight-complex="normal"/>
    </style:style>
    <style:style style:name="T144" style:family="text">
      <style:text-properties style:text-position="0% 100%" fo:font-style="normal" fo:font-weight="normal" officeooo:rsid="039c537e" style:font-style-asian="normal" style:font-weight-asian="normal" style:font-style-complex="normal" style:font-weight-complex="normal"/>
    </style:style>
    <style:style style:name="T145" style:family="text">
      <style:text-properties style:text-position="0% 100%" fo:font-style="normal" fo:font-weight="normal" officeooo:rsid="039c859d" style:font-style-asian="normal" style:font-weight-asian="normal" style:font-style-complex="normal" style:font-weight-complex="normal"/>
    </style:style>
    <style:style style:name="T146" style:family="text">
      <style:text-properties style:text-position="0% 100%" fo:font-style="normal" fo:font-weight="normal" officeooo:rsid="039e03d6" style:font-style-asian="normal" style:font-weight-asian="normal" style:font-style-complex="normal" style:font-weight-complex="normal"/>
    </style:style>
    <style:style style:name="T147" style:family="text">
      <style:text-properties style:text-position="0% 100%" fo:font-style="normal" fo:font-weight="normal" officeooo:rsid="03a331c3" style:font-style-asian="normal" style:font-weight-asian="normal" style:font-style-complex="normal" style:font-weight-complex="normal"/>
    </style:style>
    <style:style style:name="T148" style:family="text">
      <style:text-properties style:text-position="0% 100%" fo:font-style="normal" fo:font-weight="normal" officeooo:rsid="03a3c175" style:font-style-asian="normal" style:font-weight-asian="normal" style:font-style-complex="normal" style:font-weight-complex="normal"/>
    </style:style>
    <style:style style:name="T149" style:family="text">
      <style:text-properties style:text-position="0% 100%" fo:font-style="normal" fo:font-weight="normal" officeooo:rsid="03a50050" style:font-style-asian="normal" style:font-weight-asian="normal" style:font-style-complex="normal" style:font-weight-complex="normal"/>
    </style:style>
    <style:style style:name="T150" style:family="text">
      <style:text-properties style:text-position="0% 100%" fo:font-style="normal" fo:font-weight="normal" officeooo:rsid="03a5a422" style:font-style-asian="normal" style:font-weight-asian="normal" style:font-style-complex="normal" style:font-weight-complex="normal"/>
    </style:style>
    <style:style style:name="T151" style:family="text">
      <style:text-properties style:text-position="0% 100%" fo:font-style="normal" fo:font-weight="normal" officeooo:rsid="03aaaf57" style:font-style-asian="normal" style:font-weight-asian="normal" style:font-style-complex="normal" style:font-weight-complex="normal"/>
    </style:style>
    <style:style style:name="T152" style:family="text">
      <style:text-properties style:text-position="0% 100%" fo:font-style="normal" fo:font-weight="normal" officeooo:rsid="03ab4e8c" style:font-style-asian="normal" style:font-weight-asian="normal" style:font-style-complex="normal" style:font-weight-complex="normal"/>
    </style:style>
    <style:style style:name="T153" style:family="text">
      <style:text-properties style:text-position="0% 100%" fo:font-style="normal" fo:font-weight="normal" officeooo:rsid="03ae3bbd" style:font-style-asian="normal" style:font-weight-asian="normal" style:font-style-complex="normal" style:font-weight-complex="normal"/>
    </style:style>
    <style:style style:name="T154" style:family="text">
      <style:text-properties style:text-position="0% 100%" fo:font-style="normal" fo:font-weight="normal" officeooo:rsid="03b43dfa" style:font-style-asian="normal" style:font-weight-asian="normal" style:font-style-complex="normal" style:font-weight-complex="normal"/>
    </style:style>
    <style:style style:name="T155" style:family="text">
      <style:text-properties style:text-position="0% 100%" fo:font-style="normal" fo:font-weight="normal" officeooo:rsid="03b54dac" style:font-style-asian="normal" style:font-weight-asian="normal" style:font-style-complex="normal" style:font-weight-complex="normal"/>
    </style:style>
    <style:style style:name="T156" style:family="text">
      <style:text-properties style:text-position="0% 100%" fo:font-style="normal" fo:font-weight="bold" officeooo:rsid="001ff61d" style:font-style-asian="normal" style:font-weight-asian="bold" style:font-style-complex="normal" style:font-weight-complex="bold"/>
    </style:style>
    <style:style style:name="T157" style:family="text">
      <style:text-properties style:text-position="0% 100%" officeooo:rsid="01b0c4e4"/>
    </style:style>
    <style:style style:name="T158" style:family="text">
      <style:text-properties style:text-position="0% 100%" officeooo:rsid="03699022"/>
    </style:style>
    <style:style style:name="T159" style:family="text">
      <style:text-properties style:text-position="0% 100%" officeooo:rsid="0017aad4"/>
    </style:style>
    <style:style style:name="T160" style:family="text">
      <style:text-properties style:text-position="0% 100%" officeooo:rsid="00224249"/>
    </style:style>
    <style:style style:name="T161" style:family="text">
      <style:text-properties style:text-position="0% 100%" officeooo:rsid="006ed48b"/>
    </style:style>
    <style:style style:name="T162" style:family="text">
      <style:text-properties style:text-position="0% 100%" officeooo:rsid="0071d524"/>
    </style:style>
    <style:style style:name="T163" style:family="text">
      <style:text-properties style:text-position="0% 100%" officeooo:rsid="0072e355"/>
    </style:style>
    <style:style style:name="T164" style:family="text">
      <style:text-properties style:text-position="0% 100%" officeooo:rsid="00819369"/>
    </style:style>
    <style:style style:name="T165" style:family="text">
      <style:text-properties style:text-position="0% 100%" officeooo:rsid="00fe0926"/>
    </style:style>
    <style:style style:name="T166" style:family="text">
      <style:text-properties style:text-position="0% 100%" officeooo:rsid="0107177e"/>
    </style:style>
    <style:style style:name="T167" style:family="text">
      <style:text-properties style:text-position="0% 100%" officeooo:rsid="010f215b"/>
    </style:style>
    <style:style style:name="T168" style:family="text">
      <style:text-properties style:text-position="0% 100%" fo:font-style="italic" fo:font-weight="bold" officeooo:rsid="00e1b12e" style:font-style-asian="italic" style:font-weight-asian="bold" style:font-style-complex="italic" style:font-weight-complex="bold"/>
    </style:style>
    <style:style style:name="T169" style:family="text">
      <style:text-properties style:text-position="0% 100%" fo:font-style="italic" fo:font-weight="bold" officeooo:rsid="01414f1f" style:font-style-asian="italic" style:font-weight-asian="bold" style:font-style-complex="italic" style:font-weight-complex="bold"/>
    </style:style>
    <style:style style:name="T170" style:family="text">
      <style:text-properties style:text-position="0% 100%" fo:font-style="italic" fo:font-weight="normal" style:font-style-asian="italic" style:font-weight-asian="normal" style:font-style-complex="italic" style:font-weight-complex="normal"/>
    </style:style>
    <style:style style:name="T171" style:family="text">
      <style:text-properties style:text-position="0% 100%" fo:font-style="italic" fo:font-weight="normal" officeooo:rsid="02cad1ac" style:font-style-asian="italic" style:font-weight-asian="normal" style:font-style-complex="italic" style:font-weight-complex="normal"/>
    </style:style>
    <style:style style:name="T172" style:family="text">
      <style:text-properties style:text-position="0% 100%" fo:font-style="italic" fo:font-weight="normal" officeooo:rsid="02c6bf53" style:font-style-asian="italic" style:font-weight-asian="normal" style:font-style-complex="italic" style:font-weight-complex="normal"/>
    </style:style>
    <style:style style:name="T173" style:family="text">
      <style:text-properties style:text-position="0% 100%" fo:font-style="italic" fo:font-weight="normal" officeooo:rsid="030e0867" style:font-style-asian="italic" style:font-weight-asian="normal" style:font-style-complex="italic" style:font-weight-complex="normal"/>
    </style:style>
    <style:style style:name="T174" style:family="text">
      <style:text-properties style:text-position="0% 100%" officeooo:rsid="01227e74"/>
    </style:style>
    <style:style style:name="T175" style:family="text">
      <style:text-properties style:text-position="0% 100%" officeooo:rsid="0123cbb1"/>
    </style:style>
    <style:style style:name="T176" style:family="text">
      <style:text-properties style:text-position="0% 100%" officeooo:rsid="012f8f27"/>
    </style:style>
    <style:style style:name="T177" style:family="text">
      <style:text-properties style:text-position="0% 100%" officeooo:rsid="015b2569"/>
    </style:style>
    <style:style style:name="T178" style:family="text">
      <style:text-properties style:text-position="0% 100%" officeooo:rsid="016e10c4"/>
    </style:style>
    <style:style style:name="T179" style:family="text">
      <style:text-properties style:text-position="0% 100%" officeooo:rsid="016e1494"/>
    </style:style>
    <style:style style:name="T180" style:family="text">
      <style:text-properties style:text-position="0% 100%" officeooo:rsid="01968c42"/>
    </style:style>
    <style:style style:name="T181" style:family="text">
      <style:text-properties style:text-position="0% 100%" officeooo:rsid="01a01847"/>
    </style:style>
    <style:style style:name="T182" style:family="text">
      <style:text-properties style:text-position="0% 100%" officeooo:rsid="01a22021"/>
    </style:style>
    <style:style style:name="T183" style:family="text">
      <style:text-properties style:text-position="0% 100%" officeooo:rsid="01a2aedb"/>
    </style:style>
    <style:style style:name="T184" style:family="text">
      <style:text-properties style:text-position="0% 100%" officeooo:rsid="01ac0d52"/>
    </style:style>
    <style:style style:name="T185" style:family="text">
      <style:text-properties style:text-position="0% 100%" officeooo:rsid="01adc39c"/>
    </style:style>
    <style:style style:name="T186" style:family="text">
      <style:text-properties style:text-position="0% 100%" officeooo:rsid="01afae83"/>
    </style:style>
    <style:style style:name="T187" style:family="text">
      <style:text-properties style:text-position="0% 100%" officeooo:rsid="01b2915d"/>
    </style:style>
    <style:style style:name="T188" style:family="text">
      <style:text-properties style:text-position="0% 100%" officeooo:rsid="01b2b9e6"/>
    </style:style>
    <style:style style:name="T189" style:family="text">
      <style:text-properties style:text-position="0% 100%" officeooo:rsid="01b57aa5"/>
    </style:style>
    <style:style style:name="T190" style:family="text">
      <style:text-properties style:text-position="0% 100%" officeooo:rsid="01b73115"/>
    </style:style>
    <style:style style:name="T191" style:family="text">
      <style:text-properties style:text-position="0% 100%" officeooo:rsid="01c37619"/>
    </style:style>
    <style:style style:name="T192" style:family="text">
      <style:text-properties style:text-position="0% 100%" officeooo:rsid="013cfdbb"/>
    </style:style>
    <style:style style:name="T193" style:family="text">
      <style:text-properties style:text-position="0% 100%" officeooo:rsid="013d0c9a"/>
    </style:style>
    <style:style style:name="T194" style:family="text">
      <style:text-properties style:text-position="0% 100%" officeooo:rsid="01c40ebb"/>
    </style:style>
    <style:style style:name="T195" style:family="text">
      <style:text-properties style:text-position="0% 100%" officeooo:rsid="01d19d5f"/>
    </style:style>
    <style:style style:name="T196" style:family="text">
      <style:text-properties style:text-position="0% 100%" fo:font-weight="normal" style:font-weight-asian="normal" style:font-weight-complex="normal"/>
    </style:style>
    <style:style style:name="T197" style:family="text">
      <style:text-properties style:text-position="0% 100%" fo:font-weight="normal" officeooo:rsid="019b00e4" style:font-weight-asian="normal" style:font-weight-complex="normal"/>
    </style:style>
    <style:style style:name="T198" style:family="text">
      <style:text-properties style:text-position="0% 100%" fo:font-weight="normal" officeooo:rsid="03c5a450" style:font-weight-asian="normal" style:font-weight-complex="normal"/>
    </style:style>
    <style:style style:name="T199" style:family="text">
      <style:text-properties style:text-position="0% 100%" officeooo:rsid="01d8535d"/>
    </style:style>
    <style:style style:name="T200" style:family="text">
      <style:text-properties style:text-position="0% 100%" officeooo:rsid="01ee6391"/>
    </style:style>
    <style:style style:name="T201" style:family="text">
      <style:text-properties style:text-position="0% 100%" officeooo:rsid="01f1d227"/>
    </style:style>
    <style:style style:name="T202" style:family="text">
      <style:text-properties style:text-position="0% 100%" officeooo:rsid="01f61e19"/>
    </style:style>
    <style:style style:name="T203" style:family="text">
      <style:text-properties style:text-position="0% 100%" officeooo:rsid="01f6cfb1"/>
    </style:style>
    <style:style style:name="T204" style:family="text">
      <style:text-properties style:text-position="0% 100%" officeooo:rsid="01c10961"/>
    </style:style>
    <style:style style:name="T205" style:family="text">
      <style:text-properties style:text-position="0% 100%" style:font-size-asian="10.5pt"/>
    </style:style>
    <style:style style:name="T206" style:family="text">
      <style:text-properties style:text-position="0% 100%" officeooo:rsid="0009e03e" style:font-size-asian="10.5pt"/>
    </style:style>
    <style:style style:name="T207" style:family="text">
      <style:text-properties style:text-position="0% 100%" officeooo:rsid="024ec000" style:font-size-asian="10.5pt"/>
    </style:style>
    <style:style style:name="T208" style:family="text">
      <style:text-properties style:text-position="0% 100%" officeooo:rsid="025ff366" style:font-size-asian="10.5pt"/>
    </style:style>
    <style:style style:name="T209" style:family="text">
      <style:text-properties style:text-position="0% 100%" officeooo:rsid="026d58fc" style:font-size-asian="10.5pt"/>
    </style:style>
    <style:style style:name="T210" style:family="text">
      <style:text-properties style:text-position="0% 100%" officeooo:rsid="02c4a2d6" style:font-size-asian="10.5pt"/>
    </style:style>
    <style:style style:name="T211" style:family="text">
      <style:text-properties style:text-position="0% 100%" fo:font-weight="bold" style:font-weight-asian="bold" style:font-weight-complex="bold"/>
    </style:style>
    <style:style style:name="T212" style:family="text">
      <style:text-properties style:text-position="0% 100%" fo:font-weight="bold" officeooo:rsid="016e10c4" style:font-weight-asian="bold" style:font-weight-complex="bold"/>
    </style:style>
    <style:style style:name="T213" style:family="text">
      <style:text-properties style:text-position="0% 100%" fo:font-weight="bold" officeooo:rsid="01ac0d52" style:font-weight-asian="bold" style:font-weight-complex="bold"/>
    </style:style>
    <style:style style:name="T214" style:family="text">
      <style:text-properties style:text-position="0% 100%" fo:font-weight="bold" officeooo:rsid="0250c955" style:font-weight-asian="bold" style:font-weight-complex="bold"/>
    </style:style>
    <style:style style:name="T215" style:family="text">
      <style:text-properties style:text-position="0% 100%" fo:font-weight="bold" officeooo:rsid="02314ecd" style:font-weight-asian="bold" style:font-weight-complex="bold"/>
    </style:style>
    <style:style style:name="T216" style:family="text">
      <style:text-properties style:text-position="0% 100%" fo:font-weight="bold" officeooo:rsid="03c8bdf8" style:font-weight-asian="bold" style:font-weight-complex="bold"/>
    </style:style>
    <style:style style:name="T217" style:family="text">
      <style:text-properties style:text-position="0% 100%" officeooo:rsid="0226ddfa"/>
    </style:style>
    <style:style style:name="T218" style:family="text">
      <style:text-properties style:text-position="0% 100%" officeooo:rsid="02273fd0"/>
    </style:style>
    <style:style style:name="T219" style:family="text">
      <style:text-properties style:text-position="0% 100%" officeooo:rsid="02289438"/>
    </style:style>
    <style:style style:name="T220" style:family="text">
      <style:text-properties style:text-position="0% 100%" officeooo:rsid="02316bff"/>
    </style:style>
    <style:style style:name="T221" style:family="text">
      <style:text-properties style:text-position="0% 100%" officeooo:rsid="023336ac"/>
    </style:style>
    <style:style style:name="T222" style:family="text">
      <style:text-properties style:text-position="0% 100%" officeooo:rsid="01515e1a"/>
    </style:style>
    <style:style style:name="T223" style:family="text">
      <style:text-properties style:text-position="0% 100%" officeooo:rsid="0208cade"/>
    </style:style>
    <style:style style:name="T224" style:family="text">
      <style:text-properties style:text-position="0% 100%" officeooo:rsid="020b132f"/>
    </style:style>
    <style:style style:name="T225" style:family="text">
      <style:text-properties style:text-position="0% 100%" officeooo:rsid="023691a1"/>
    </style:style>
    <style:style style:name="T226" style:family="text">
      <style:text-properties style:text-position="0% 100%" officeooo:rsid="023e4060"/>
    </style:style>
    <style:style style:name="T227" style:family="text">
      <style:text-properties style:text-position="0% 100%" officeooo:rsid="02472c53"/>
    </style:style>
    <style:style style:name="T228" style:family="text">
      <style:text-properties style:text-position="0% 100%" officeooo:rsid="024ae237"/>
    </style:style>
    <style:style style:name="T229" style:family="text">
      <style:text-properties style:text-position="0% 100%" officeooo:rsid="02501760"/>
    </style:style>
    <style:style style:name="T230" style:family="text">
      <style:text-properties style:text-position="0% 100%" officeooo:rsid="0250c955"/>
    </style:style>
    <style:style style:name="T231" style:family="text">
      <style:text-properties style:text-position="0% 100%" officeooo:rsid="02516fb4"/>
    </style:style>
    <style:style style:name="T232" style:family="text">
      <style:text-properties style:text-position="0% 100%" officeooo:rsid="0252e8a1"/>
    </style:style>
    <style:style style:name="T233" style:family="text">
      <style:text-properties style:text-position="0% 100%" officeooo:rsid="025e0fca"/>
    </style:style>
    <style:style style:name="T234" style:family="text">
      <style:text-properties style:text-position="0% 100%" officeooo:rsid="025f2cfa"/>
    </style:style>
    <style:style style:name="T235" style:family="text">
      <style:text-properties style:text-position="0% 100%" officeooo:rsid="0231748e"/>
    </style:style>
    <style:style style:name="T236" style:family="text">
      <style:text-properties style:text-position="0% 100%" officeooo:rsid="026d58fc"/>
    </style:style>
    <style:style style:name="T237" style:family="text">
      <style:text-properties style:text-position="0% 100%" officeooo:rsid="02602d05"/>
    </style:style>
    <style:style style:name="T238" style:family="text">
      <style:text-properties style:text-position="0% 100%" officeooo:rsid="026e6263"/>
    </style:style>
    <style:style style:name="T239" style:family="text">
      <style:text-properties style:text-position="0% 100%" officeooo:rsid="027f165a"/>
    </style:style>
    <style:style style:name="T240" style:family="text">
      <style:text-properties style:text-position="0% 100%" officeooo:rsid="029ad0ec"/>
    </style:style>
    <style:style style:name="T241" style:family="text">
      <style:text-properties style:text-position="0% 100%" officeooo:rsid="029addc9"/>
    </style:style>
    <style:style style:name="T242" style:family="text">
      <style:text-properties style:text-position="0% 100%" officeooo:rsid="02a56a86"/>
    </style:style>
    <style:style style:name="T243" style:family="text">
      <style:text-properties style:text-position="0% 100%" officeooo:rsid="02a75186"/>
    </style:style>
    <style:style style:name="T244" style:family="text">
      <style:text-properties style:text-position="0% 100%" officeooo:rsid="02ad3e02"/>
    </style:style>
    <style:style style:name="T245" style:family="text">
      <style:text-properties style:text-position="0% 100%" officeooo:rsid="02b42102"/>
    </style:style>
    <style:style style:name="T246" style:family="text">
      <style:text-properties style:text-position="0% 100%" officeooo:rsid="02b79346"/>
    </style:style>
    <style:style style:name="T247" style:family="text">
      <style:text-properties style:text-position="0% 100%" officeooo:rsid="0273007f"/>
    </style:style>
    <style:style style:name="T248" style:family="text">
      <style:text-properties style:text-position="0% 100%" officeooo:rsid="02bda1ce"/>
    </style:style>
    <style:style style:name="T249" style:family="text">
      <style:text-properties style:text-position="0% 100%" fo:font-size="10pt" fo:font-style="normal" fo:font-weight="normal" officeooo:rsid="02cd6639" style:font-size-asian="10pt" style:font-style-asian="normal" style:font-weight-asian="normal" style:font-size-complex="10pt" style:font-style-complex="normal" style:font-weight-complex="normal"/>
    </style:style>
    <style:style style:name="T250" style:family="text">
      <style:text-properties style:text-position="0% 100%" fo:font-size="10pt" fo:font-style="italic" fo:font-weight="normal" officeooo:rsid="02cd6639" style:font-size-asian="10pt" style:font-style-asian="normal" style:font-weight-asian="normal" style:font-size-complex="10pt" style:font-style-complex="normal" style:font-weight-complex="normal"/>
    </style:style>
    <style:style style:name="T251" style:family="text">
      <style:text-properties style:text-position="0% 100%" officeooo:rsid="02dd7e9d"/>
    </style:style>
    <style:style style:name="T252" style:family="text">
      <style:text-properties style:text-position="0% 100%" officeooo:rsid="02e57664"/>
    </style:style>
    <style:style style:name="T253" style:family="text">
      <style:text-properties style:text-position="0% 100%" officeooo:rsid="02e64538"/>
    </style:style>
    <style:style style:name="T254" style:family="text">
      <style:text-properties style:text-position="0% 100%" officeooo:rsid="02e6ebd6"/>
    </style:style>
    <style:style style:name="T255" style:family="text">
      <style:text-properties style:text-position="0% 100%" officeooo:rsid="02eaa9ec"/>
    </style:style>
    <style:style style:name="T256" style:family="text">
      <style:text-properties style:text-position="0% 100%" officeooo:rsid="02f225b2"/>
    </style:style>
    <style:style style:name="T257" style:family="text">
      <style:text-properties style:text-position="0% 100%" officeooo:rsid="0302eac3"/>
    </style:style>
    <style:style style:name="T258" style:family="text">
      <style:text-properties style:text-position="0% 100%" officeooo:rsid="03031d7f"/>
    </style:style>
    <style:style style:name="T259" style:family="text">
      <style:text-properties style:text-position="0% 100%" officeooo:rsid="019b00e4"/>
    </style:style>
    <style:style style:name="T260" style:family="text">
      <style:text-properties style:text-position="0% 100%" style:font-name="Liberation Serif" fo:font-size="12pt" fo:language="en" fo:country="US" fo:font-style="normal" fo:font-weight="normal" officeooo:rsid="0009e03e" style:font-size-asian="12pt" style:font-style-asian="normal" style:font-weight-asian="normal" style:font-style-complex="normal" style:font-weight-complex="normal"/>
    </style:style>
    <style:style style:name="T261" style:family="text">
      <style:text-properties style:text-position="0% 100%" officeooo:rsid="031966be"/>
    </style:style>
    <style:style style:name="T262" style:family="text">
      <style:text-properties style:text-position="0% 100%" officeooo:rsid="0319a8cb"/>
    </style:style>
    <style:style style:name="T263" style:family="text">
      <style:text-properties style:text-position="0% 100%" officeooo:rsid="03241561"/>
    </style:style>
    <style:style style:name="T264" style:family="text">
      <style:text-properties style:text-position="0% 100%" officeooo:rsid="0325e421"/>
    </style:style>
    <style:style style:name="T265" style:family="text">
      <style:text-properties style:text-position="0% 100%" officeooo:rsid="0326bf91"/>
    </style:style>
    <style:style style:name="T266" style:family="text">
      <style:text-properties style:text-position="0% 100%" officeooo:rsid="033632e3"/>
    </style:style>
    <style:style style:name="T267" style:family="text">
      <style:text-properties style:text-position="0% 100%" officeooo:rsid="033c5350"/>
    </style:style>
    <style:style style:name="T268" style:family="text">
      <style:text-properties style:text-position="0% 100%" officeooo:rsid="03518b54"/>
    </style:style>
    <style:style style:name="T269" style:family="text">
      <style:text-properties style:text-position="0% 100%" officeooo:rsid="0334059e"/>
    </style:style>
    <style:style style:name="T270" style:family="text">
      <style:text-properties style:text-position="0% 100%" officeooo:rsid="03561fa0"/>
    </style:style>
    <style:style style:name="T271" style:family="text">
      <style:text-properties style:text-position="0% 100%" officeooo:rsid="0357f424"/>
    </style:style>
    <style:style style:name="T272" style:family="text">
      <style:text-properties style:text-position="0% 100%" officeooo:rsid="0140b53f"/>
    </style:style>
    <style:style style:name="T273" style:family="text">
      <style:text-properties style:text-position="0% 100%" officeooo:rsid="035cf505"/>
    </style:style>
    <style:style style:name="T274" style:family="text">
      <style:text-properties style:text-position="0% 100%" officeooo:rsid="035f9c52"/>
    </style:style>
    <style:style style:name="T275" style:family="text">
      <style:text-properties style:text-position="0% 100%" officeooo:rsid="0360a3d5"/>
    </style:style>
    <style:style style:name="T276" style:family="text">
      <style:text-properties style:text-position="0% 100%" officeooo:rsid="02a8481a"/>
    </style:style>
    <style:style style:name="T277" style:family="text">
      <style:text-properties style:text-position="0% 100%" officeooo:rsid="02ac5fc8"/>
    </style:style>
    <style:style style:name="T278" style:family="text">
      <style:text-properties style:text-position="0% 100%" officeooo:rsid="0009e03e"/>
    </style:style>
    <style:style style:name="T279" style:family="text">
      <style:text-properties style:text-position="0% 100%" officeooo:rsid="037ab168"/>
    </style:style>
    <style:style style:name="T280" style:family="text">
      <style:text-properties style:text-position="0% 100%" officeooo:rsid="038fb389"/>
    </style:style>
    <style:style style:name="T281" style:family="text">
      <style:text-properties style:text-position="0% 100%" officeooo:rsid="039901ec"/>
    </style:style>
    <style:style style:name="T282" style:family="text">
      <style:text-properties style:text-position="0% 100%" officeooo:rsid="03b73edd"/>
    </style:style>
    <style:style style:name="T283" style:family="text">
      <style:text-properties style:text-position="0% 100%" officeooo:rsid="03beca8d"/>
    </style:style>
    <style:style style:name="T284" style:family="text">
      <style:text-properties style:text-position="0% 100%" officeooo:rsid="03c5a450"/>
    </style:style>
    <style:style style:name="T285" style:family="text">
      <style:text-properties style:text-position="0% 100%" officeooo:rsid="03c8bdf8"/>
    </style:style>
    <style:style style:name="T286" style:family="text">
      <style:text-properties style:text-position="0% 100%" officeooo:rsid="03caa2c3"/>
    </style:style>
    <style:style style:name="T287" style:family="text">
      <style:text-properties style:text-position="0% 100%" officeooo:rsid="03cc4944"/>
    </style:style>
    <style:style style:name="T288" style:family="text">
      <style:text-properties style:text-position="0% 100%" officeooo:rsid="03d1a791"/>
    </style:style>
    <style:style style:name="T289" style:family="text">
      <style:text-properties style:text-position="0% 100%" officeooo:rsid="03d2ba6f"/>
    </style:style>
    <style:style style:name="T290" style:family="text">
      <style:text-properties style:text-position="0% 100%" officeooo:rsid="03d6337d"/>
    </style:style>
    <style:style style:name="T291" style:family="text">
      <style:text-properties officeooo:rsid="03031d7f"/>
    </style:style>
    <style:style style:name="T292" style:family="text">
      <style:text-properties officeooo:rsid="034e2ed9"/>
    </style:style>
    <style:style style:name="T293" style:family="text">
      <style:text-properties officeooo:rsid="037d8a86"/>
    </style:style>
    <style:style style:name="T294" style:family="text">
      <style:text-properties officeooo:rsid="02b42102"/>
    </style:style>
    <style:style style:name="T295" style:family="text">
      <style:text-properties officeooo:rsid="03c712e4"/>
    </style:style>
    <style:style style:name="T296" style:family="text">
      <style:text-properties officeooo:rsid="02dbef3e"/>
    </style:style>
    <style:style style:name="T297" style:family="text">
      <style:text-properties officeooo:rsid="023bc8f2"/>
    </style:style>
    <style:style style:name="T298" style:family="text">
      <style:text-properties officeooo:rsid="014a4e66"/>
    </style:style>
    <style:style style:name="T299" style:family="text">
      <style:text-properties officeooo:rsid="0009e03e"/>
    </style:style>
    <style:style style:name="T300" style:family="text">
      <style:text-properties style:text-position="super 58%"/>
    </style:style>
    <style:style style:name="T301" style:family="text">
      <style:text-properties style:text-position="super 58%" officeooo:rsid="0009e03e"/>
    </style:style>
    <style:style style:name="T302" style:family="text">
      <style:text-properties style:text-position="super 58%" fo:font-style="italic" officeooo:rsid="0009e03e" style:font-style-asian="italic" style:font-style-complex="italic"/>
    </style:style>
    <style:style style:name="T303" style:family="text">
      <style:text-properties style:text-position="super 58%" fo:font-style="italic" fo:font-weight="bold" officeooo:rsid="0009e03e" style:font-size-asian="10.5pt" style:font-style-asian="italic" style:font-weight-asian="bold" style:font-style-complex="italic" style:font-weight-complex="bold"/>
    </style:style>
    <style:style style:name="T304" style:family="text">
      <style:text-properties style:text-position="super 58%" style:font-name="Liberation Serif" fo:font-size="10pt" fo:language="en" fo:country="CA" style:font-size-asian="10pt" style:font-size-complex="10pt"/>
    </style:style>
    <style:style style:name="T305" style:family="text">
      <style:text-properties style:text-position="super 58%" style:font-name="Liberation Serif" fo:font-size="10pt" fo:language="en" fo:country="CA" officeooo:rsid="038b03ba" style:font-size-asian="10pt" style:font-size-complex="10pt"/>
    </style:style>
    <style:style style:name="T306" style:family="text">
      <style:text-properties style:text-position="super 58%" officeooo:rsid="006247a0"/>
    </style:style>
    <style:style style:name="T307" style:family="text">
      <style:text-properties style:text-position="super 58%" style:font-size-asian="10.5pt"/>
    </style:style>
    <style:style style:name="T308" style:family="text">
      <style:text-properties style:text-position="super 58%" officeooo:rsid="0123cbb1" style:font-size-asian="10.5pt"/>
    </style:style>
    <style:style style:name="T309" style:family="text">
      <style:text-properties style:text-position="super 58%" officeooo:rsid="0208cade" style:font-size-asian="10.5pt"/>
    </style:style>
    <style:style style:name="T310" style:family="text">
      <style:text-properties style:text-position="super 58%" officeooo:rsid="0120bbc4" style:font-size-asian="10.5pt"/>
    </style:style>
    <style:style style:name="T311" style:family="text">
      <style:text-properties style:text-position="super 58%" officeooo:rsid="02c2c4c7" style:font-size-asian="10.5pt"/>
    </style:style>
    <style:style style:name="T312" style:family="text">
      <style:text-properties style:text-position="super 58%" officeooo:rsid="02c4a2d6" style:font-size-asian="10.5pt"/>
    </style:style>
    <style:style style:name="T313" style:family="text">
      <style:text-properties style:text-position="super 58%" officeooo:rsid="0123cbb1"/>
    </style:style>
    <style:style style:name="T314" style:family="text">
      <style:text-properties style:text-position="super 58%" officeooo:rsid="0120bbc4"/>
    </style:style>
    <style:style style:name="T315" style:family="text">
      <style:text-properties style:text-position="super 58%" officeooo:rsid="0138c259"/>
    </style:style>
    <style:style style:name="T316" style:family="text">
      <style:text-properties style:text-position="super 58%" fo:font-style="normal" fo:font-weight="bold" officeooo:rsid="006c3c23" style:font-style-asian="normal" style:font-weight-asian="bold" style:font-style-complex="normal" style:font-weight-complex="bold"/>
    </style:style>
    <style:style style:name="T317" style:family="text">
      <style:text-properties style:text-position="super 58%" fo:font-style="normal" fo:font-weight="normal" style:font-style-asian="normal" style:font-weight-asian="normal" style:font-style-complex="normal" style:font-weight-complex="normal"/>
    </style:style>
    <style:style style:name="T318" style:family="text">
      <style:text-properties style:text-position="super 58%" fo:font-style="normal" fo:font-weight="normal" officeooo:rsid="006c3c23" style:font-style-asian="normal" style:font-weight-asian="normal" style:font-style-complex="normal" style:font-weight-complex="normal"/>
    </style:style>
    <style:style style:name="T319" style:family="text">
      <style:text-properties style:text-position="super 58%" fo:font-style="normal" fo:font-weight="normal" officeooo:rsid="020e22b9" style:font-style-asian="normal" style:font-weight-asian="normal" style:font-style-complex="normal" style:font-weight-complex="normal"/>
    </style:style>
    <style:style style:name="T320" style:family="text">
      <style:text-properties style:text-position="super 58%" fo:font-style="normal" fo:font-weight="normal" officeooo:rsid="02f225b2" style:font-style-asian="normal" style:font-weight-asian="normal" style:font-style-complex="normal" style:font-weight-complex="normal"/>
    </style:style>
    <style:style style:name="T321" style:family="text">
      <style:text-properties style:text-position="super 58%" fo:font-style="normal" fo:font-weight="normal" officeooo:rsid="02f8cf2a" style:font-style-asian="normal" style:font-weight-asian="normal" style:font-style-complex="normal" style:font-weight-complex="normal"/>
    </style:style>
    <style:style style:name="T322" style:family="text">
      <style:text-properties style:text-position="super 58%" fo:font-style="normal" fo:font-weight="normal" officeooo:rsid="03a5a422" style:font-style-asian="normal" style:font-weight-asian="normal" style:font-style-complex="normal" style:font-weight-complex="normal"/>
    </style:style>
    <style:style style:name="T323" style:family="text">
      <style:text-properties style:text-position="super 58%" fo:font-style="normal" fo:font-weight="normal" officeooo:rsid="039c859d" style:font-style-asian="normal" style:font-weight-asian="normal" style:font-style-complex="normal" style:font-weight-complex="normal"/>
    </style:style>
    <style:style style:name="T324" style:family="text">
      <style:text-properties style:text-position="super 58%" fo:font-style="normal" fo:font-weight="normal" officeooo:rsid="03ab4e8c" style:font-style-asian="normal" style:font-weight-asian="normal" style:font-style-complex="normal" style:font-weight-complex="normal"/>
    </style:style>
    <style:style style:name="T325" style:family="text">
      <style:text-properties style:text-position="super 58%" fo:font-style="normal" fo:font-weight="normal" style:font-size-asian="10.5pt" style:font-style-asian="normal" style:font-weight-asian="normal" style:font-style-complex="normal" style:font-weight-complex="normal"/>
    </style:style>
    <style:style style:name="T326" style:family="text">
      <style:text-properties style:text-position="super 58%" officeooo:rsid="01b57aa5"/>
    </style:style>
    <style:style style:name="T327" style:family="text">
      <style:text-properties style:text-position="super 58%" style:text-underline-style="none" officeooo:rsid="02ac5fc8"/>
    </style:style>
    <style:style style:name="T328" style:family="text">
      <style:text-properties style:text-position="super 58%" officeooo:rsid="02a6eb15"/>
    </style:style>
    <style:style style:name="T329" style:family="text">
      <style:text-properties style:text-position="super 58%" officeooo:rsid="02adbf1f"/>
    </style:style>
    <style:style style:name="T330" style:family="text">
      <style:text-properties style:text-position="super 58%" officeooo:rsid="02b42102"/>
    </style:style>
    <style:style style:name="T331" style:family="text">
      <style:text-properties style:text-position="super 58%" officeooo:rsid="02ba8f41"/>
    </style:style>
    <style:style style:name="T332" style:family="text">
      <style:text-properties style:text-position="super 58%" officeooo:rsid="02c597cb"/>
    </style:style>
    <style:style style:name="T333" style:family="text">
      <style:text-properties style:text-position="super 58%" officeooo:rsid="02cd6639"/>
    </style:style>
    <style:style style:name="T334" style:family="text">
      <style:text-properties style:text-position="super 58%" officeooo:rsid="035a12e9" fo:background-color="transparent" loext:char-shading-value="0"/>
    </style:style>
    <style:style style:name="T335" style:family="text">
      <style:text-properties style:font-name="Times New Roman1" fo:font-size="12pt" fo:language="en" fo:country="CA" style:font-size-asian="12pt"/>
    </style:style>
    <style:style style:name="T336" style:family="text">
      <style:text-properties style:font-name="Times New Roman1" fo:font-size="12pt" fo:language="en" fo:country="CA" officeooo:rsid="00641ae8" style:font-size-asian="12pt"/>
    </style:style>
    <style:style style:name="T337" style:family="text">
      <style:text-properties style:font-name="Liberation Serif" fo:font-size="15pt" fo:language="en" fo:country="US" style:font-size-asian="15pt"/>
    </style:style>
    <style:style style:name="T338" style:family="text">
      <style:text-properties style:font-name="Liberation Serif" fo:font-size="15pt" fo:language="en" fo:country="US" style:font-size-asian="15pt" style:font-size-complex="10pt"/>
    </style:style>
    <style:style style:name="T339" style:family="text">
      <style:text-properties style:font-name="Liberation Serif" fo:font-size="12pt" fo:language="en" fo:country="US" style:font-size-asian="12pt"/>
    </style:style>
    <style:style style:name="T340" style:family="text">
      <style:text-properties style:font-name="Liberation Serif" fo:font-size="12pt" fo:language="en" fo:country="US" officeooo:rsid="0009e03e" style:font-size-asian="12pt"/>
    </style:style>
    <style:style style:name="T341" style:family="text">
      <style:text-properties style:font-name="Liberation Serif" fo:font-size="10pt" fo:language="en" fo:country="US" style:font-size-asian="10pt" style:font-size-complex="10pt"/>
    </style:style>
    <style:style style:name="T342" style:family="text">
      <style:text-properties style:font-name="Liberation Serif" fo:font-size="10pt" fo:language="en" fo:country="US" officeooo:rsid="004d4f30" style:font-size-asian="10pt" style:font-size-complex="10pt"/>
    </style:style>
    <style:style style:name="T343" style:family="text">
      <style:text-properties fo:color="#000000" style:font-name="Liberation Serif" fo:font-size="10pt" fo:language="en" fo:country="US" style:text-underline-style="solid" style:text-underline-width="auto" style:text-underline-color="font-color" style:font-size-asian="10pt" style:font-size-complex="10pt"/>
    </style:style>
    <style:style style:name="T344" style:family="text">
      <style:text-properties fo:font-style="normal" style:font-style-asian="normal" style:font-style-complex="normal"/>
    </style:style>
    <style:style style:name="T345" style:family="text">
      <style:text-properties fo:font-style="normal" officeooo:rsid="0131e985" style:font-style-asian="normal" style:font-style-complex="normal"/>
    </style:style>
    <style:style style:name="T346" style:family="text">
      <style:text-properties fo:font-style="normal" officeooo:rsid="013b5b95" style:font-style-asian="normal" style:font-style-complex="normal"/>
    </style:style>
    <style:style style:name="T347" style:family="text">
      <style:text-properties fo:font-style="normal" officeooo:rsid="0009e03e" style:font-style-asian="normal" style:font-style-complex="normal"/>
    </style:style>
    <style:style style:name="T348" style:family="text">
      <style:text-properties fo:font-style="normal" officeooo:rsid="01414f1f" style:font-style-asian="normal" style:font-style-complex="normal"/>
    </style:style>
    <style:style style:name="T349" style:family="text">
      <style:text-properties fo:font-style="normal" officeooo:rsid="01c9edb2" style:font-style-asian="normal" style:font-style-complex="normal"/>
    </style:style>
    <style:style style:name="T350" style:family="text">
      <style:text-properties fo:font-style="normal" officeooo:rsid="02c971b3" style:font-style-asian="normal" style:font-style-complex="normal"/>
    </style:style>
    <style:style style:name="T351" style:family="text">
      <style:text-properties fo:font-style="normal" officeooo:rsid="03126880" style:font-style-asian="normal" style:font-style-complex="normal"/>
    </style:style>
    <style:style style:name="T352" style:family="text">
      <style:text-properties fo:font-style="normal" officeooo:rsid="0316a484" style:font-style-asian="normal" style:font-style-complex="normal"/>
    </style:style>
    <style:style style:name="T353" style:family="text">
      <style:text-properties fo:font-style="normal" officeooo:rsid="035a12e9" style:font-style-asian="normal" style:font-style-complex="normal"/>
    </style:style>
    <style:style style:name="T354" style:family="text">
      <style:text-properties fo:font-style="normal" fo:font-weight="bold" style:font-style-asian="normal" style:font-weight-asian="bold" style:font-style-complex="normal" style:font-weight-complex="bold"/>
    </style:style>
    <style:style style:name="T355" style:family="text">
      <style:text-properties fo:font-style="normal" fo:font-weight="bold" officeooo:rsid="006c3c23" style:font-style-asian="normal" style:font-weight-asian="bold" style:font-style-complex="normal" style:font-weight-complex="bold"/>
    </style:style>
    <style:style style:name="T356" style:family="text">
      <style:text-properties fo:font-style="normal" fo:font-weight="bold" officeooo:rsid="0009e03e" style:font-style-asian="normal" style:font-weight-asian="bold" style:font-style-complex="normal" style:font-weight-complex="bold"/>
    </style:style>
    <style:style style:name="T357" style:family="text">
      <style:text-properties fo:font-style="normal" fo:font-weight="bold" officeooo:rsid="007805c0" style:font-style-asian="normal" style:font-weight-asian="bold" style:font-style-complex="normal" style:font-weight-complex="bold"/>
    </style:style>
    <style:style style:name="T358" style:family="text">
      <style:text-properties fo:font-style="normal" fo:font-weight="bold" officeooo:rsid="013fc217" style:font-style-asian="normal" style:font-weight-asian="bold" style:font-style-complex="normal" style:font-weight-complex="bold"/>
    </style:style>
    <style:style style:name="T359" style:family="text">
      <style:text-properties fo:font-style="normal" fo:font-weight="bold" officeooo:rsid="0234045f" style:font-style-asian="normal" style:font-weight-asian="bold" style:font-style-complex="normal" style:font-weight-complex="bold"/>
    </style:style>
    <style:style style:name="T360" style:family="text">
      <style:text-properties fo:font-style="normal" fo:font-weight="bold" style:font-style-asian="normal" style:font-style-complex="normal"/>
    </style:style>
    <style:style style:name="T361" style:family="text">
      <style:text-properties fo:font-style="normal" fo:font-weight="normal" style:font-style-asian="normal" style:font-weight-asian="normal" style:font-style-complex="normal" style:font-weight-complex="normal"/>
    </style:style>
    <style:style style:name="T362" style:family="text">
      <style:text-properties fo:font-style="normal" fo:font-weight="normal" officeooo:rsid="0009e03e" style:font-style-asian="normal" style:font-weight-asian="normal" style:font-style-complex="normal" style:font-weight-complex="normal"/>
    </style:style>
    <style:style style:name="T363" style:family="text">
      <style:text-properties fo:font-style="normal" fo:font-weight="normal" officeooo:rsid="013fc217" style:font-style-asian="normal" style:font-weight-asian="normal" style:font-style-complex="normal" style:font-weight-complex="normal"/>
    </style:style>
    <style:style style:name="T364" style:family="text">
      <style:text-properties fo:font-style="normal" fo:font-weight="normal" officeooo:rsid="007805c0" style:font-style-asian="normal" style:font-weight-asian="normal" style:font-style-complex="normal" style:font-weight-complex="normal"/>
    </style:style>
    <style:style style:name="T365" style:family="text">
      <style:text-properties fo:font-style="normal" fo:font-weight="normal" officeooo:rsid="006c3c23" style:font-style-asian="normal" style:font-weight-asian="normal" style:font-style-complex="normal" style:font-weight-complex="normal"/>
    </style:style>
    <style:style style:name="T366" style:family="text">
      <style:text-properties fo:font-style="normal" fo:font-weight="normal" officeooo:rsid="00ffec27" style:font-style-asian="normal" style:font-weight-asian="normal" style:font-style-complex="normal" style:font-weight-complex="normal"/>
    </style:style>
    <style:style style:name="T367" style:family="text">
      <style:text-properties fo:font-style="normal" fo:font-weight="normal" officeooo:rsid="01434041" style:font-style-asian="normal" style:font-weight-asian="normal" style:font-style-complex="normal" style:font-weight-complex="normal"/>
    </style:style>
    <style:style style:name="T368" style:family="text">
      <style:text-properties fo:font-style="normal" fo:font-weight="normal" officeooo:rsid="01ece80a" style:font-style-asian="normal" style:font-weight-asian="normal" style:font-style-complex="normal" style:font-weight-complex="normal"/>
    </style:style>
    <style:style style:name="T369" style:family="text">
      <style:text-properties fo:font-style="normal" fo:font-weight="normal" officeooo:rsid="02273fd0" style:font-style-asian="normal" style:font-weight-asian="normal" style:font-style-complex="normal" style:font-weight-complex="normal"/>
    </style:style>
    <style:style style:name="T370" style:family="text">
      <style:text-properties fo:font-style="normal" fo:font-weight="normal" officeooo:rsid="02316bff" style:font-style-asian="normal" style:font-weight-asian="normal" style:font-style-complex="normal" style:font-weight-complex="normal"/>
    </style:style>
    <style:style style:name="T371" style:family="text">
      <style:text-properties fo:font-style="normal" fo:font-weight="normal" officeooo:rsid="02353d66" style:font-style-asian="normal" style:font-weight-asian="normal" style:font-style-complex="normal" style:font-weight-complex="normal"/>
    </style:style>
    <style:style style:name="T372" style:family="text">
      <style:text-properties fo:font-style="normal" fo:font-weight="normal" officeooo:rsid="0282292b" style:font-style-asian="normal" style:font-weight-asian="normal" style:font-style-complex="normal" style:font-weight-complex="normal"/>
    </style:style>
    <style:style style:name="T373" style:family="text">
      <style:text-properties fo:font-style="normal" fo:font-weight="normal" officeooo:rsid="023691a1" style:font-style-asian="normal" style:font-weight-asian="normal" style:font-style-complex="normal" style:font-weight-complex="normal"/>
    </style:style>
    <style:style style:name="T374" style:family="text">
      <style:text-properties fo:font-style="normal" fo:font-weight="normal" officeooo:rsid="0120bbc4" style:font-style-asian="normal" style:font-weight-asian="normal" style:font-style-complex="normal" style:font-weight-complex="normal"/>
    </style:style>
    <style:style style:name="T375" style:family="text">
      <style:text-properties officeooo:rsid="00641ae8"/>
    </style:style>
    <style:style style:name="T376" style:family="text">
      <style:text-properties officeooo:rsid="006569ed"/>
    </style:style>
    <style:style style:name="T377" style:family="text">
      <style:text-properties officeooo:rsid="007b157f"/>
    </style:style>
    <style:style style:name="T378" style:family="text">
      <style:text-properties officeooo:rsid="00950fee"/>
    </style:style>
    <style:style style:name="T379" style:family="text">
      <style:text-properties officeooo:rsid="00ec4673"/>
    </style:style>
    <style:style style:name="T380" style:family="text">
      <style:text-properties fo:font-weight="normal" style:font-weight-asian="normal" style:font-weight-complex="normal"/>
    </style:style>
    <style:style style:name="T381" style:family="text">
      <style:text-properties fo:font-weight="normal" officeooo:rsid="00ec4673" style:font-weight-asian="normal" style:font-weight-complex="normal"/>
    </style:style>
    <style:style style:name="T382" style:family="text">
      <style:text-properties fo:font-weight="normal" officeooo:rsid="00641ae8" style:font-weight-asian="normal" style:font-weight-complex="normal"/>
    </style:style>
    <style:style style:name="T383" style:family="text">
      <style:text-properties fo:font-weight="normal" officeooo:rsid="017815f4" style:font-weight-asian="normal" style:font-weight-complex="normal"/>
    </style:style>
    <style:style style:name="T384" style:family="text">
      <style:text-properties fo:font-weight="normal" officeooo:rsid="0183e6ad" style:font-weight-asian="normal" style:font-weight-complex="normal"/>
    </style:style>
    <style:style style:name="T385" style:family="text">
      <style:text-properties style:text-underline-style="solid" style:text-underline-width="auto" style:text-underline-color="font-color" officeooo:rsid="0009e03e"/>
    </style:style>
    <style:style style:name="T386" style:family="text">
      <style:text-properties style:text-underline-style="solid" style:text-underline-width="auto" style:text-underline-color="font-color" officeooo:rsid="00f65d6f"/>
    </style:style>
    <style:style style:name="T387" style:family="text">
      <style:text-properties officeooo:rsid="00f8138c"/>
    </style:style>
    <style:style style:name="T388" style:family="text">
      <style:text-properties officeooo:rsid="00fbd49b"/>
    </style:style>
    <style:style style:name="T389" style:family="text">
      <style:text-properties officeooo:rsid="00fc45a7"/>
    </style:style>
    <style:style style:name="T390" style:family="text">
      <style:text-properties officeooo:rsid="00fe0926"/>
    </style:style>
    <style:style style:name="T391" style:family="text">
      <style:text-properties officeooo:rsid="00ff4eae"/>
    </style:style>
    <style:style style:name="T392" style:family="text">
      <style:text-properties officeooo:rsid="00ffec27"/>
    </style:style>
    <style:style style:name="T393" style:family="text">
      <style:text-properties officeooo:rsid="0105dc7f"/>
    </style:style>
    <style:style style:name="T394" style:family="text">
      <style:text-properties officeooo:rsid="010d94ec"/>
    </style:style>
    <style:style style:name="T395" style:family="text">
      <style:text-properties officeooo:rsid="011b844a"/>
    </style:style>
    <style:style style:name="T396" style:family="text">
      <style:text-properties officeooo:rsid="0120bbc4"/>
    </style:style>
    <style:style style:name="T397" style:family="text">
      <style:text-properties officeooo:rsid="0121367f"/>
    </style:style>
    <style:style style:name="T398" style:family="text">
      <style:text-properties officeooo:rsid="0123cbb1"/>
    </style:style>
    <style:style style:name="T399" style:family="text">
      <style:text-properties officeooo:rsid="01250208"/>
    </style:style>
    <style:style style:name="T400" style:family="text">
      <style:text-properties officeooo:rsid="0125e008"/>
    </style:style>
    <style:style style:name="T401" style:family="text">
      <style:text-properties officeooo:rsid="012617b7"/>
    </style:style>
    <style:style style:name="T402" style:family="text">
      <style:text-properties officeooo:rsid="012755c7"/>
    </style:style>
    <style:style style:name="T403" style:family="text">
      <style:text-properties officeooo:rsid="0129a21d"/>
    </style:style>
    <style:style style:name="T404" style:family="text">
      <style:text-properties officeooo:rsid="012f8f27"/>
    </style:style>
    <style:style style:name="T405" style:family="text">
      <style:text-properties officeooo:rsid="0138c259"/>
    </style:style>
    <style:style style:name="T406" style:family="text">
      <style:text-properties officeooo:rsid="013cfdbb"/>
    </style:style>
    <style:style style:name="T407" style:family="text">
      <style:text-properties officeooo:rsid="013d0c9a"/>
    </style:style>
    <style:style style:name="T408" style:family="text">
      <style:text-properties officeooo:rsid="013ecadf"/>
    </style:style>
    <style:style style:name="T409" style:family="text">
      <style:text-properties officeooo:rsid="013fc217"/>
    </style:style>
    <style:style style:name="T410" style:family="text">
      <style:text-properties officeooo:rsid="01414f1f"/>
    </style:style>
    <style:style style:name="T411" style:family="text">
      <style:text-properties officeooo:rsid="01448c53"/>
    </style:style>
    <style:style style:name="T412" style:family="text">
      <style:text-properties officeooo:rsid="0146f1fe"/>
    </style:style>
    <style:style style:name="T413" style:family="text">
      <style:text-properties officeooo:rsid="01515e1a"/>
    </style:style>
    <style:style style:name="T414" style:family="text">
      <style:text-properties officeooo:rsid="0152b503"/>
    </style:style>
    <style:style style:name="T415" style:family="text">
      <style:text-properties officeooo:rsid="0157bfc7"/>
    </style:style>
    <style:style style:name="T416" style:family="text">
      <style:text-properties officeooo:rsid="016c43ab"/>
    </style:style>
    <style:style style:name="T417" style:family="text">
      <style:text-properties officeooo:rsid="016e89e8"/>
    </style:style>
    <style:style style:name="T418" style:family="text">
      <style:text-properties officeooo:rsid="01719314"/>
    </style:style>
    <style:style style:name="T419" style:family="text">
      <style:text-properties officeooo:rsid="0173c1e8"/>
    </style:style>
    <style:style style:name="T420" style:family="text">
      <style:text-properties officeooo:rsid="0175a20a"/>
    </style:style>
    <style:style style:name="T421" style:family="text">
      <style:text-properties officeooo:rsid="017815f4"/>
    </style:style>
    <style:style style:name="T422" style:family="text">
      <style:text-properties officeooo:rsid="017a8b87"/>
    </style:style>
    <style:style style:name="T423" style:family="text">
      <style:text-properties officeooo:rsid="017c9296"/>
    </style:style>
    <style:style style:name="T424" style:family="text">
      <style:text-properties officeooo:rsid="017da934"/>
    </style:style>
    <style:style style:name="T425" style:family="text">
      <style:text-properties officeooo:rsid="017e2b9a"/>
    </style:style>
    <style:style style:name="T426" style:family="text">
      <style:text-properties officeooo:rsid="0180d846"/>
    </style:style>
    <style:style style:name="T427" style:family="text">
      <style:text-properties officeooo:rsid="01825fe8"/>
    </style:style>
    <style:style style:name="T428" style:family="text">
      <style:text-properties officeooo:rsid="01879c78"/>
    </style:style>
    <style:style style:name="T429" style:family="text">
      <style:text-properties officeooo:rsid="018d7c98"/>
    </style:style>
    <style:style style:name="T430" style:family="text">
      <style:text-properties officeooo:rsid="011e25df"/>
    </style:style>
    <style:style style:name="T431" style:family="text">
      <style:text-properties officeooo:rsid="01c23503"/>
    </style:style>
    <style:style style:name="T432" style:family="text">
      <style:text-properties officeooo:rsid="01c40ebb"/>
    </style:style>
    <style:style style:name="T433" style:family="text">
      <style:text-properties officeooo:rsid="01c5b1d5"/>
    </style:style>
    <style:style style:name="T434" style:family="text">
      <style:text-properties officeooo:rsid="01c70f94"/>
    </style:style>
    <style:style style:name="T435" style:family="text">
      <style:text-properties officeooo:rsid="01c99719"/>
    </style:style>
    <style:style style:name="T436" style:family="text">
      <style:text-properties officeooo:rsid="01c9f4c9"/>
    </style:style>
    <style:style style:name="T437" style:family="text">
      <style:text-properties officeooo:rsid="01d00e7c"/>
    </style:style>
    <style:style style:name="T438" style:family="text">
      <style:text-properties officeooo:rsid="01d41729"/>
    </style:style>
    <style:style style:name="T439" style:family="text">
      <style:text-properties officeooo:rsid="01d7dcef"/>
    </style:style>
    <style:style style:name="T440" style:family="text">
      <style:text-properties officeooo:rsid="01dba2d0"/>
    </style:style>
    <style:style style:name="T441" style:family="text">
      <style:text-properties officeooo:rsid="01e68591"/>
    </style:style>
    <style:style style:name="T442" style:family="text">
      <style:text-properties officeooo:rsid="01eb001e"/>
    </style:style>
    <style:style style:name="T443" style:family="text">
      <style:text-properties officeooo:rsid="01ece80a"/>
    </style:style>
    <style:style style:name="T444" style:family="text">
      <style:text-properties officeooo:rsid="01ed4c28"/>
    </style:style>
    <style:style style:name="T445" style:family="text">
      <style:text-properties officeooo:rsid="01f86443"/>
    </style:style>
    <style:style style:name="T446" style:family="text">
      <style:text-properties officeooo:rsid="01fa1dd8"/>
    </style:style>
    <style:style style:name="T447" style:family="text">
      <style:text-properties officeooo:rsid="01fa8d6e"/>
    </style:style>
    <style:style style:name="T448" style:family="text">
      <style:text-properties officeooo:rsid="01fdfe1c"/>
    </style:style>
    <style:style style:name="T449" style:family="text">
      <style:text-properties officeooo:rsid="01fff850"/>
    </style:style>
    <style:style style:name="T450" style:family="text">
      <style:text-properties officeooo:rsid="02034999"/>
    </style:style>
    <style:style style:name="T451" style:family="text">
      <style:text-properties officeooo:rsid="0208cade"/>
    </style:style>
    <style:style style:name="T452" style:family="text">
      <style:text-properties officeooo:rsid="020f162c"/>
    </style:style>
    <style:style style:name="T453" style:family="text">
      <style:text-properties officeooo:rsid="021ca4a9"/>
    </style:style>
    <style:style style:name="T454" style:family="text">
      <style:text-properties officeooo:rsid="020e22b9"/>
    </style:style>
    <style:style style:name="T455" style:family="text">
      <style:text-properties officeooo:rsid="021e2aeb"/>
    </style:style>
    <style:style style:name="T456" style:family="text">
      <style:text-properties officeooo:rsid="021fdf26"/>
    </style:style>
    <style:style style:name="T457" style:family="text">
      <style:text-properties officeooo:rsid="022359b2"/>
    </style:style>
    <style:style style:name="T458" style:family="text">
      <style:text-properties officeooo:rsid="0224f0af"/>
    </style:style>
    <style:style style:name="T459" style:family="text">
      <style:text-properties officeooo:rsid="022655d7"/>
    </style:style>
    <style:style style:name="T460" style:family="text">
      <style:text-properties officeooo:rsid="0228bfda"/>
    </style:style>
    <style:style style:name="T461" style:family="text">
      <style:text-properties officeooo:rsid="022b1299"/>
    </style:style>
    <style:style style:name="T462" style:family="text">
      <style:text-properties officeooo:rsid="02314ecd"/>
    </style:style>
    <style:style style:name="T463" style:family="text">
      <style:text-properties officeooo:rsid="0231505f"/>
    </style:style>
    <style:style style:name="T464" style:family="text">
      <style:text-properties officeooo:rsid="02316bff"/>
    </style:style>
    <style:style style:name="T465" style:family="text">
      <style:text-properties officeooo:rsid="02353d66"/>
    </style:style>
    <style:style style:name="T466" style:family="text">
      <style:text-properties officeooo:rsid="0235e320"/>
    </style:style>
    <style:style style:name="T467" style:family="text">
      <style:text-properties officeooo:rsid="02374a77"/>
    </style:style>
    <style:style style:name="T468" style:family="text">
      <style:text-properties officeooo:rsid="023d9972"/>
    </style:style>
    <style:style style:name="T469" style:family="text">
      <style:text-properties fo:font-size="14pt" fo:font-style="normal" fo:font-weight="bold" style:font-size-asian="14pt" style:font-style-asian="normal" style:font-weight-asian="bold" style:font-size-complex="14pt" style:font-style-complex="normal" style:font-weight-complex="bold"/>
    </style:style>
    <style:style style:name="T470" style:family="text">
      <style:text-properties fo:font-size="14pt" fo:font-style="normal" fo:font-weight="bold" officeooo:rsid="0009e03e" style:font-size-asian="14pt" style:font-style-asian="normal" style:font-weight-asian="bold" style:font-size-complex="14pt" style:font-style-complex="normal" style:font-weight-complex="bold"/>
    </style:style>
    <style:style style:name="T471" style:family="text">
      <style:text-properties officeooo:rsid="024dee09"/>
    </style:style>
    <style:style style:name="T472" style:family="text">
      <style:text-properties officeooo:rsid="024eff25"/>
    </style:style>
    <style:style style:name="T473" style:family="text">
      <style:text-properties officeooo:rsid="02514a8c"/>
    </style:style>
    <style:style style:name="T474" style:family="text">
      <style:text-properties officeooo:rsid="0252e8a1"/>
    </style:style>
    <style:style style:name="T475" style:family="text">
      <style:text-properties officeooo:rsid="02543622"/>
    </style:style>
    <style:style style:name="T476" style:family="text">
      <style:text-properties officeooo:rsid="025962ed"/>
    </style:style>
    <style:style style:name="T477" style:family="text">
      <style:text-properties style:text-underline-style="none" officeooo:rsid="0009e03e"/>
    </style:style>
    <style:style style:name="T478" style:family="text">
      <style:text-properties style:text-underline-style="none" officeooo:rsid="02a6eb15"/>
    </style:style>
    <style:style style:name="T479" style:family="text">
      <style:text-properties officeooo:rsid="02602d05"/>
    </style:style>
    <style:style style:name="T480" style:family="text">
      <style:text-properties officeooo:rsid="026d58fc"/>
    </style:style>
    <style:style style:name="T481" style:family="text">
      <style:text-properties officeooo:rsid="0273007f"/>
    </style:style>
    <style:style style:name="T482" style:family="text">
      <style:text-properties officeooo:rsid="0284f014"/>
    </style:style>
    <style:style style:name="T483" style:family="text">
      <style:text-properties officeooo:rsid="028a1761"/>
    </style:style>
    <style:style style:name="T484" style:family="text">
      <style:text-properties officeooo:rsid="028bb93c"/>
    </style:style>
    <style:style style:name="T485" style:family="text">
      <style:text-properties officeooo:rsid="028d2745"/>
    </style:style>
    <style:style style:name="T486" style:family="text">
      <style:text-properties officeooo:rsid="028e3253"/>
    </style:style>
    <style:style style:name="T487" style:family="text">
      <style:text-properties officeooo:rsid="0295969c"/>
    </style:style>
    <style:style style:name="T488" style:family="text">
      <style:text-properties officeooo:rsid="02992703"/>
    </style:style>
    <style:style style:name="T489" style:family="text">
      <style:text-properties officeooo:rsid="029ad0ec"/>
    </style:style>
    <style:style style:name="T490" style:family="text">
      <style:text-properties officeooo:rsid="029e5fd8"/>
    </style:style>
    <style:style style:name="T491" style:family="text">
      <style:text-properties officeooo:rsid="02a00603"/>
    </style:style>
    <style:style style:name="T492" style:family="text">
      <style:text-properties officeooo:rsid="02a33f29"/>
    </style:style>
    <style:style style:name="T493" style:family="text">
      <style:text-properties officeooo:rsid="02a6eb15"/>
    </style:style>
    <style:style style:name="T494" style:family="text">
      <style:text-properties officeooo:rsid="02a7c075"/>
    </style:style>
    <style:style style:name="T495" style:family="text">
      <style:text-properties officeooo:rsid="02aa755c"/>
    </style:style>
    <style:style style:name="T496" style:family="text">
      <style:text-properties officeooo:rsid="02aa8a56"/>
    </style:style>
    <style:style style:name="T497" style:family="text">
      <style:text-properties officeooo:rsid="02ac5fc8"/>
    </style:style>
    <style:style style:name="T498" style:family="text">
      <style:text-properties officeooo:rsid="02ad3e02"/>
    </style:style>
    <style:style style:name="T499" style:family="text">
      <style:text-properties officeooo:rsid="02adbf1f"/>
    </style:style>
    <style:style style:name="T500" style:family="text">
      <style:text-properties officeooo:rsid="02b156cf"/>
    </style:style>
    <style:style style:name="T501" style:family="text">
      <style:text-properties officeooo:rsid="02b2df14"/>
    </style:style>
    <style:style style:name="T502" style:family="text">
      <style:text-properties officeooo:rsid="02ba8f41"/>
    </style:style>
    <style:style style:name="T503" style:family="text">
      <style:text-properties officeooo:rsid="02be3577"/>
    </style:style>
    <style:style style:name="T504" style:family="text">
      <style:text-properties officeooo:rsid="02c2c4c7"/>
    </style:style>
    <style:style style:name="T505" style:family="text">
      <style:text-properties officeooo:rsid="029dcbeb"/>
    </style:style>
    <style:style style:name="T506" style:family="text">
      <style:text-properties officeooo:rsid="02c809e2"/>
    </style:style>
    <style:style style:name="T507" style:family="text">
      <style:text-properties officeooo:rsid="02c971b3"/>
    </style:style>
    <style:style style:name="T508" style:family="text">
      <style:text-properties officeooo:rsid="02cd6639"/>
    </style:style>
    <style:style style:name="T509" style:family="text">
      <style:text-properties officeooo:rsid="02defd6f"/>
    </style:style>
    <style:style style:name="T510" style:family="text">
      <style:text-properties officeooo:rsid="02ed2877"/>
    </style:style>
    <style:style style:name="T511" style:family="text">
      <style:text-properties officeooo:rsid="02ef0acd"/>
    </style:style>
    <style:style style:name="T512" style:family="text">
      <style:text-properties officeooo:rsid="02ef6ca3"/>
    </style:style>
    <style:style style:name="T513" style:family="text">
      <style:text-properties officeooo:rsid="02f225b2"/>
    </style:style>
    <style:style style:name="T514" style:family="text">
      <style:text-properties officeooo:rsid="02fa7a60"/>
    </style:style>
    <style:style style:name="T515" style:family="text">
      <style:text-properties officeooo:rsid="02fc1e08"/>
    </style:style>
    <style:style style:name="T516" style:family="text">
      <style:text-properties officeooo:rsid="02fff68c"/>
    </style:style>
    <style:style style:name="T517" style:family="text">
      <style:text-properties officeooo:rsid="03050cc4"/>
    </style:style>
    <style:style style:name="T518" style:family="text">
      <style:text-properties officeooo:rsid="0306c732"/>
    </style:style>
    <style:style style:name="T519" style:family="text">
      <style:text-properties officeooo:rsid="0307c1a9"/>
    </style:style>
    <style:style style:name="T520" style:family="text">
      <style:text-properties officeooo:rsid="030ea66e"/>
    </style:style>
    <style:style style:name="T521" style:family="text">
      <style:text-properties officeooo:rsid="0315201f"/>
    </style:style>
    <style:style style:name="T522" style:family="text">
      <style:text-properties officeooo:rsid="0316a484"/>
    </style:style>
    <style:style style:name="T523" style:family="text">
      <style:text-properties officeooo:rsid="031966be"/>
    </style:style>
    <style:style style:name="T524" style:family="text">
      <style:text-properties officeooo:rsid="0319a8cb"/>
    </style:style>
    <style:style style:name="T525" style:family="text">
      <style:text-properties officeooo:rsid="031a2524"/>
    </style:style>
    <style:style style:name="T526" style:family="text">
      <style:text-properties officeooo:rsid="031bacc9"/>
    </style:style>
    <style:style style:name="T527" style:family="text">
      <style:text-properties officeooo:rsid="031f88d6"/>
    </style:style>
    <style:style style:name="T528" style:family="text">
      <style:text-properties officeooo:rsid="032163d7"/>
    </style:style>
    <style:style style:name="T529" style:family="text">
      <style:text-properties officeooo:rsid="0323172d"/>
    </style:style>
    <style:style style:name="T530" style:family="text">
      <style:text-properties officeooo:rsid="03285737"/>
    </style:style>
    <style:style style:name="T531" style:family="text">
      <style:text-properties officeooo:rsid="03288dbb"/>
    </style:style>
    <style:style style:name="T532" style:family="text">
      <style:text-properties officeooo:rsid="032a5ea8"/>
    </style:style>
    <style:style style:name="T533" style:family="text">
      <style:text-properties officeooo:rsid="0330dfa7"/>
    </style:style>
    <style:style style:name="T534" style:family="text">
      <style:text-properties officeooo:rsid="033c5350"/>
    </style:style>
    <style:style style:name="T535" style:family="text">
      <style:text-properties officeooo:rsid="033d5513"/>
    </style:style>
    <style:style style:name="T536" style:family="text">
      <style:text-properties officeooo:rsid="03518b54"/>
    </style:style>
    <style:style style:name="T537" style:family="text">
      <style:text-properties officeooo:rsid="035260cc"/>
    </style:style>
    <style:style style:name="T538" style:family="text">
      <style:text-properties officeooo:rsid="035824ec"/>
    </style:style>
    <style:style style:name="T539" style:family="text">
      <style:text-properties officeooo:rsid="0359a0ce"/>
    </style:style>
    <style:style style:name="T540" style:family="text">
      <style:text-properties officeooo:rsid="035a12e9"/>
    </style:style>
    <style:style style:name="T541" style:family="text">
      <style:text-properties officeooo:rsid="035f9c52"/>
    </style:style>
    <style:style style:name="T542" style:family="text">
      <style:text-properties officeooo:rsid="0050cc0e"/>
    </style:style>
    <style:style style:name="T543" style:family="text">
      <style:text-properties officeooo:rsid="036347eb"/>
    </style:style>
    <style:style style:name="T544" style:family="text">
      <style:text-properties officeooo:rsid="036ef32d"/>
    </style:style>
    <style:style style:name="T545" style:family="text">
      <style:text-properties officeooo:rsid="037165f1"/>
    </style:style>
    <style:style style:name="T546" style:family="text">
      <style:text-properties officeooo:rsid="03750870"/>
    </style:style>
    <style:style style:name="T547" style:family="text">
      <style:text-properties officeooo:rsid="037fe0c6"/>
    </style:style>
    <style:style style:name="T548" style:family="text">
      <style:text-properties officeooo:rsid="03851171"/>
    </style:style>
    <style:style style:name="T549" style:family="text">
      <style:text-properties officeooo:rsid="038713c3"/>
    </style:style>
    <style:style style:name="T550" style:family="text">
      <style:text-properties officeooo:rsid="038d620f"/>
    </style:style>
    <style:style style:name="T551" style:family="text">
      <style:text-properties officeooo:rsid="038fb389"/>
    </style:style>
    <style:style style:name="T552" style:family="text">
      <style:text-properties officeooo:rsid="03913541"/>
    </style:style>
    <style:style style:name="T553" style:family="text">
      <style:text-properties officeooo:rsid="0394f81d"/>
    </style:style>
    <style:style style:name="T554" style:family="text">
      <style:text-properties officeooo:rsid="039b35b4"/>
    </style:style>
    <style:style style:name="T555" style:family="text">
      <style:text-properties officeooo:rsid="039f3493"/>
    </style:style>
    <style:style style:name="T556" style:family="text">
      <style:text-properties officeooo:rsid="03ac6524"/>
    </style:style>
    <style:style style:name="T557" style:family="text">
      <style:text-properties officeooo:rsid="03b3e6a8"/>
    </style:style>
    <style:style style:name="T558" style:family="text">
      <style:text-properties officeooo:rsid="03c36dc1"/>
    </style:style>
    <style:style style:name="T559" style:family="text">
      <style:text-properties officeooo:rsid="03c42c7e"/>
    </style:style>
    <style:style style:name="T560" style:family="text">
      <style:text-properties officeooo:rsid="03c5a450"/>
    </style:style>
    <style:style style:name="T561" style:family="text">
      <style:text-properties officeooo:rsid="03c9780f"/>
    </style:style>
    <style:style style:name="T562" style:family="text">
      <style:text-properties officeooo:rsid="03ceee02"/>
    </style:style>
    <style:style style:name="T563" style:family="text">
      <style:text-properties officeooo:rsid="03d0595c"/>
    </style:style>
    <style:style style:name="T564" style:family="text">
      <style:text-properties officeooo:rsid="03d598fd"/>
    </style:style>
    <style:style style:name="T565" style:family="text">
      <style:text-properties officeooo:rsid="03d9ba1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text:tracked-changes>
        <text:changed-region xml:id="ct29584000" text:id="ct29584000">
          <text:insertion>
            <office:change-info>
              <dc:creator>Sandy Harris</dc:creator>
              <dc:date>2014-04-20T11:24:00</dc:date>
            </office:change-info>
          </text:insertion>
        </text:changed-region>
        <text:changed-region xml:id="ct29351792" text:id="ct29351792">
          <text:insertion>
            <office:change-info>
              <dc:creator>Sandy Harris</dc:creator>
              <dc:date>2014-04-20T11:23:00</dc:date>
            </office:change-info>
          </text:insertion>
        </text:changed-region>
        <text:changed-region xml:id="ct40142448" text:id="ct40142448">
          <text:insertion>
            <office:change-info>
              <dc:creator>Sandy Harris</dc:creator>
              <dc:date>2014-05-26T09:06:00</dc:date>
            </office:change-info>
          </text:insertion>
        </text:changed-region>
        <text:changed-region xml:id="ct29354928" text:id="ct29354928">
          <text:deletion>
            <office:change-info>
              <dc:creator>Sandy Harris</dc:creator>
              <dc:date>2014-03-29T12:54:00</dc:date>
            </office:change-info>
            <text:p text:style-name="P1"><text:s/></text:p>
          </text:deletion>
        </text:changed-region>
        <text:changed-region xml:id="ct29354528" text:id="ct29354528">
          <text:deletion>
            <office:change-info>
              <dc:creator>Sandy Harris</dc:creator>
              <dc:date>2014-03-29T11:36:00</dc:date>
            </office:change-info>
            <text:p text:style-name="P1">(Competition for Authenticated Encryption: Security, Applicability, and Robustness)</text:p>
          </text:deletion>
        </text:changed-region>
        <text:changed-region xml:id="ct29364992" text:id="ct29364992">
          <text:deletion>
            <office:change-info>
              <dc:creator>Sandy Harris</dc:creator>
              <dc:date>2014-03-29T11:36:00</dc:date>
            </office:change-info>
            <text:p text:style-name="P2">March 14, 2014</text:p>
          </text:deletion>
        </text:changed-region>
        <text:changed-region xml:id="ct29335792" text:id="ct29335792">
          <text:insertion>
            <office:change-info>
              <dc:creator>Sandy Harris</dc:creator>
              <dc:date>2014-05-18T18:22:00</dc:date>
            </office:change-info>
          </text:insertion>
        </text:changed-region>
        <text:changed-region xml:id="ct29363712" text:id="ct29363712">
          <text:insertion>
            <office:change-info>
              <dc:creator>Sandy Harris</dc:creator>
              <dc:date>2014-03-29T11:36:00</dc:date>
            </office:change-info>
          </text:insertion>
        </text:changed-region>
        <text:changed-region xml:id="ct29500016" text:id="ct29500016">
          <text:deletion>
            <office:change-info>
              <dc:creator>Sandy Harris</dc:creator>
              <dc:date>2014-05-18T16:00:00</dc:date>
            </office:change-info>
            <text:p text:style-name="P3">Rijndael is used and the way </text:p>
          </text:deletion>
        </text:changed-region>
        <text:changed-region xml:id="ct29488288" text:id="ct29488288">
          <text:insertion>
            <office:change-info>
              <dc:creator>Sandy Harris</dc:creator>
              <dc:date>2014-03-29T11:37:00</dc:date>
            </office:change-info>
          </text:insertion>
        </text:changed-region>
        <text:changed-region xml:id="ct29494592" text:id="ct29494592">
          <text:insertion>
            <office:change-info>
              <dc:creator>Sandy Harris</dc:creator>
              <dc:date>2014-03-29T11:37:00</dc:date>
            </office:change-info>
          </text:insertion>
        </text:changed-region>
        <text:changed-region xml:id="ct29486768" text:id="ct29486768">
          <text:insertion>
            <office:change-info>
              <dc:creator>Sandy Harris</dc:creator>
              <dc:date>2014-03-29T11:38:00</dc:date>
            </office:change-info>
          </text:insertion>
        </text:changed-region>
        <text:changed-region xml:id="ct29486448" text:id="ct29486448">
          <text:insertion>
            <office:change-info>
              <dc:creator>Sandy Harris</dc:creator>
              <dc:date>2014-03-29T11:39:00</dc:date>
            </office:change-info>
          </text:insertion>
        </text:changed-region>
        <text:changed-region xml:id="ct29492848" text:id="ct29492848">
          <text:insertion>
            <office:change-info>
              <dc:creator>Sandy Harris</dc:creator>
              <dc:date>2014-03-29T11:40:00</dc:date>
            </office:change-info>
          </text:insertion>
        </text:changed-region>
        <text:changed-region xml:id="ct29491520" text:id="ct29491520">
          <text:insertion>
            <office:change-info>
              <dc:creator>Sandy Harris</dc:creator>
              <dc:date>2014-03-29T11:41:00</dc:date>
            </office:change-info>
          </text:insertion>
        </text:changed-region>
        <text:changed-region xml:id="ct29500208" text:id="ct29500208">
          <text:insertion>
            <office:change-info>
              <dc:creator>Sandy Harris</dc:creator>
              <dc:date>2014-05-18T14:46:00</dc:date>
            </office:change-info>
          </text:insertion>
        </text:changed-region>
        <text:changed-region xml:id="ct29474784" text:id="ct29474784">
          <text:insertion>
            <office:change-info>
              <dc:creator>Sandy Harris</dc:creator>
              <dc:date>2014-05-18T14:47:00</dc:date>
            </office:change-info>
          </text:insertion>
        </text:changed-region>
        <text:changed-region xml:id="ct29506208" text:id="ct29506208">
          <text:insertion>
            <office:change-info>
              <dc:creator>Sandy Harris</dc:creator>
              <dc:date>2014-05-18T14:48:00</dc:date>
            </office:change-info>
          </text:insertion>
        </text:changed-region>
        <text:changed-region xml:id="ct28936416" text:id="ct28936416">
          <text:insertion>
            <office:change-info>
              <dc:creator>Sandy Harris</dc:creator>
              <dc:date>2014-05-18T14:49:00</dc:date>
            </office:change-info>
          </text:insertion>
        </text:changed-region>
        <text:changed-region xml:id="ct29507904" text:id="ct29507904">
          <text:insertion>
            <office:change-info>
              <dc:creator>Sandy Harris</dc:creator>
              <dc:date>2014-05-18T15:03:00</dc:date>
            </office:change-info>
          </text:insertion>
        </text:changed-region>
        <text:changed-region xml:id="ct29508272" text:id="ct29508272">
          <text:insertion>
            <office:change-info>
              <dc:creator>Sandy Harris</dc:creator>
              <dc:date>2014-05-18T15:06:00</dc:date>
            </office:change-info>
          </text:insertion>
        </text:changed-region>
        <text:changed-region xml:id="ct29508464" text:id="ct29508464">
          <text:insertion>
            <office:change-info>
              <dc:creator>Sandy Harris</dc:creator>
              <dc:date>2014-05-18T15:41:00</dc:date>
            </office:change-info>
          </text:insertion>
        </text:changed-region>
        <text:changed-region xml:id="ct29508768" text:id="ct29508768">
          <text:insertion>
            <office:change-info>
              <dc:creator>Sandy Harris</dc:creator>
              <dc:date>2014-05-18T15:43:00</dc:date>
            </office:change-info>
          </text:insertion>
        </text:changed-region>
        <text:changed-region xml:id="ct29071616" text:id="ct29071616">
          <text:insertion>
            <office:change-info>
              <dc:creator>Sandy Harris</dc:creator>
              <dc:date>2014-05-18T15:41:00</dc:date>
            </office:change-info>
          </text:insertion>
        </text:changed-region>
        <text:changed-region xml:id="ct29511328" text:id="ct29511328">
          <text:insertion>
            <office:change-info>
              <dc:creator>Sandy Harris</dc:creator>
              <dc:date>2014-05-18T15:44:00</dc:date>
            </office:change-info>
          </text:insertion>
        </text:changed-region>
        <text:changed-region xml:id="ct29512848" text:id="ct29512848">
          <text:insertion>
            <office:change-info>
              <dc:creator>Sandy Harris</dc:creator>
              <dc:date>2014-05-18T15:45:00</dc:date>
            </office:change-info>
          </text:insertion>
        </text:changed-region>
        <text:changed-region xml:id="ct29513872" text:id="ct29513872">
          <text:insertion>
            <office:change-info>
              <dc:creator>Sandy Harris</dc:creator>
              <dc:date>2014-05-18T15:54:00</dc:date>
            </office:change-info>
          </text:insertion>
        </text:changed-region>
        <text:changed-region xml:id="ct29515312" text:id="ct29515312">
          <text:insertion>
            <office:change-info>
              <dc:creator>Sandy Harris</dc:creator>
              <dc:date>2014-05-18T15:45:00</dc:date>
            </office:change-info>
          </text:insertion>
        </text:changed-region>
        <text:changed-region xml:id="ct29516544" text:id="ct29516544">
          <text:insertion>
            <office:change-info>
              <dc:creator>Sandy Harris</dc:creator>
              <dc:date>2014-05-18T15:54:00</dc:date>
            </office:change-info>
          </text:insertion>
        </text:changed-region>
        <text:changed-region xml:id="ct29517120" text:id="ct29517120">
          <text:insertion>
            <office:change-info>
              <dc:creator>Sandy Harris</dc:creator>
              <dc:date>2014-05-18T15:45:00</dc:date>
            </office:change-info>
          </text:insertion>
        </text:changed-region>
        <text:changed-region xml:id="ct29517312" text:id="ct29517312">
          <text:insertion>
            <office:change-info>
              <dc:creator>Sandy Harris</dc:creator>
              <dc:date>2014-05-18T15:47:00</dc:date>
            </office:change-info>
          </text:insertion>
        </text:changed-region>
        <text:changed-region xml:id="ct29517680" text:id="ct29517680">
          <text:insertion>
            <office:change-info>
              <dc:creator>Sandy Harris</dc:creator>
              <dc:date>2014-05-18T15:55:00</dc:date>
            </office:change-info>
          </text:insertion>
        </text:changed-region>
        <text:changed-region xml:id="ct29073552" text:id="ct29073552">
          <text:insertion>
            <office:change-info>
              <dc:creator>Sandy Harris</dc:creator>
              <dc:date>2014-05-18T15:02:00</dc:date>
            </office:change-info>
          </text:insertion>
        </text:changed-region>
        <text:changed-region xml:id="ct29521728" text:id="ct29521728">
          <text:insertion>
            <office:change-info>
              <dc:creator>Sandy Harris</dc:creator>
              <dc:date>2014-05-18T16:02:00</dc:date>
            </office:change-info>
          </text:insertion>
        </text:changed-region>
        <text:changed-region xml:id="ct29523088" text:id="ct29523088">
          <text:insertion>
            <office:change-info>
              <dc:creator>Sandy Harris</dc:creator>
              <dc:date>2014-05-18T16:03:00</dc:date>
            </office:change-info>
          </text:insertion>
        </text:changed-region>
        <text:changed-region xml:id="ct29558688" text:id="ct29558688">
          <text:insertion>
            <office:change-info>
              <dc:creator>Sandy Harris</dc:creator>
              <dc:date>2014-05-18T16:04:00</dc:date>
            </office:change-info>
          </text:insertion>
        </text:changed-region>
        <text:changed-region xml:id="ct29583104" text:id="ct29583104">
          <text:insertion>
            <office:change-info>
              <dc:creator>Sandy Harris</dc:creator>
              <dc:date>2014-04-20T11:23:00</dc:date>
            </office:change-info>
          </text:insertion>
        </text:changed-region>
        <text:changed-region xml:id="ct29351984" text:id="ct29351984">
          <text:insertion>
            <office:change-info>
              <dc:creator>Sandy Harris</dc:creator>
              <dc:date>2014-04-24T20:06:00</dc:date>
            </office:change-info>
          </text:insertion>
        </text:changed-region>
        <text:changed-region xml:id="ct29598464" text:id="ct29598464">
          <text:deletion>
            <office:change-info>
              <dc:creator>Sandy Harris</dc:creator>
              <dc:date>2014-05-18T15:01:00</dc:date>
            </office:change-info>
            <text:p text:style-name="P4">the </text:p>
          </text:deletion>
        </text:changed-region>
        <text:changed-region xml:id="ct29580912" text:id="ct29580912">
          <text:insertion>
            <office:change-info>
              <dc:creator>Sandy Harris</dc:creator>
              <dc:date>2014-05-18T15:01:00</dc:date>
            </office:change-info>
          </text:insertion>
        </text:changed-region>
        <text:changed-region xml:id="ct29579824" text:id="ct29579824">
          <text:deletion>
            <office:change-info>
              <dc:creator>Sandy Harris</dc:creator>
              <dc:date>2014-05-18T15:00:00</dc:date>
            </office:change-info>
            <text:p text:style-name="P4">, though not counter mode</text:p>
          </text:deletion>
        </text:changed-region>
        <text:changed-region xml:id="ct29578064" text:id="ct29578064">
          <text:deletion>
            <office:change-info>
              <dc:creator>Sandy Harris</dc:creator>
              <dc:date>2014-05-18T15:01:00</dc:date>
            </office:change-info>
            <text:p text:style-name="P4">part</text:p>
          </text:deletion>
        </text:changed-region>
        <text:changed-region xml:id="ct29575264" text:id="ct29575264">
          <text:insertion>
            <office:change-info>
              <dc:creator>Sandy Harris</dc:creator>
              <dc:date>2014-05-18T15:01:00</dc:date>
            </office:change-info>
          </text:insertion>
        </text:changed-region>
        <text:changed-region xml:id="ct28961904" text:id="ct28961904">
          <text:deletion>
            <office:change-info>
              <dc:creator>Sandy Harris</dc:creator>
              <dc:date>2014-04-20T11:27:00</dc:date>
            </office:change-info>
            <text:p text:style-name="P5">;</text:p>
          </text:deletion>
        </text:changed-region>
        <text:changed-region xml:id="ct29041712" text:id="ct29041712">
          <text:insertion>
            <office:change-info>
              <dc:creator>Sandy Harris</dc:creator>
              <dc:date>2014-04-20T11:27:00</dc:date>
            </office:change-info>
          </text:insertion>
        </text:changed-region>
        <text:changed-region xml:id="ct29028672" text:id="ct29028672">
          <text:insertion>
            <office:change-info>
              <dc:creator>Sandy Harris</dc:creator>
              <dc:date>2014-03-29T11:43:00</dc:date>
            </office:change-info>
          </text:insertion>
        </text:changed-region>
        <text:changed-region xml:id="ct28952976" text:id="ct28952976">
          <text:deletion>
            <office:change-info>
              <dc:creator>Sandy Harris</dc:creator>
              <dc:date>2014-03-29T11:43:00</dc:date>
            </office:change-info>
            <text:p text:style-name="P5">all three. A 32-bit public message number and</text:p>
          </text:deletion>
        </text:changed-region>
        <text:changed-region xml:id="ct28951152" text:id="ct28951152">
          <text:deletion>
            <office:change-info>
              <dc:creator>Sandy Harris</dc:creator>
              <dc:date>2014-03-29T11:43:00</dc:date>
            </office:change-info>
            <text:p text:style-name="P5">32</text:p>
          </text:deletion>
        </text:changed-region>
        <text:changed-region xml:id="ct28962144" text:id="ct28962144">
          <text:insertion>
            <office:change-info>
              <dc:creator>Sandy Harris</dc:creator>
              <dc:date>2014-03-29T11:43:00</dc:date>
            </office:change-info>
          </text:insertion>
        </text:changed-region>
        <text:changed-region xml:id="ct28963264" text:id="ct28963264">
          <text:deletion>
            <office:change-info>
              <dc:creator>Sandy Harris</dc:creator>
              <dc:date>2014-04-20T11:25:00</dc:date>
            </office:change-info>
            <text:p text:style-name="P5">secret</text:p>
          </text:deletion>
        </text:changed-region>
        <text:changed-region xml:id="ct28962736" text:id="ct28962736">
          <text:insertion>
            <office:change-info>
              <dc:creator>Sandy Harris</dc:creator>
              <dc:date>2014-04-20T11:25:00</dc:date>
            </office:change-info>
          </text:insertion>
        </text:changed-region>
        <text:changed-region xml:id="ct28962928" text:id="ct28962928">
          <text:insertion>
            <office:change-info>
              <dc:creator>Sandy Harris</dc:creator>
              <dc:date>2014-04-20T11:27:00</dc:date>
            </office:change-info>
          </text:insertion>
        </text:changed-region>
        <text:changed-region xml:id="ct28962336" text:id="ct28962336">
          <text:insertion>
            <office:change-info>
              <dc:creator>Sandy Harris</dc:creator>
              <dc:date>2014-03-29T11:43:00</dc:date>
            </office:change-info>
          </text:insertion>
        </text:changed-region>
        <text:changed-region xml:id="ct28962528" text:id="ct28962528">
          <text:insertion>
            <office:change-info>
              <dc:creator>Sandy Harris</dc:creator>
              <dc:date>2014-03-29T11:44:00</dc:date>
            </office:change-info>
          </text:insertion>
        </text:changed-region>
        <text:changed-region xml:id="ct28964992" text:id="ct28964992">
          <text:deletion>
            <office:change-info>
              <dc:creator>Sandy Harris</dc:creator>
              <dc:date>2014-03-29T11:44:00</dc:date>
            </office:change-info>
            <text:p text:style-name="P5">are mixed together using a pseudo-Hadamard transform (PHT) and the result</text:p>
          </text:deletion>
        </text:changed-region>
        <text:changed-region xml:id="ct28964560" text:id="ct28964560">
          <text:insertion>
            <office:change-info>
              <dc:creator>Sandy Harris</dc:creator>
              <dc:date>2014-04-20T11:27:00</dc:date>
            </office:change-info>
          </text:insertion>
        </text:changed-region>
        <text:changed-region xml:id="ct28964752" text:id="ct28964752">
          <text:insertion>
            <office:change-info>
              <dc:creator>Sandy Harris</dc:creator>
              <dc:date>2014-03-29T11:53:00</dc:date>
            </office:change-info>
          </text:insertion>
        </text:changed-region>
        <text:changed-region xml:id="ct28965184" text:id="ct28965184">
          <text:insertion>
            <office:change-info>
              <dc:creator>Sandy Harris</dc:creator>
              <dc:date>2014-03-29T11:47:00</dc:date>
            </office:change-info>
          </text:insertion>
        </text:changed-region>
        <text:changed-region xml:id="ct28966128" text:id="ct28966128">
          <text:insertion>
            <office:change-info>
              <dc:creator>Sandy Harris</dc:creator>
              <dc:date>2014-03-29T11:48:00</dc:date>
            </office:change-info>
          </text:insertion>
        </text:changed-region>
        <text:changed-region xml:id="ct28966320" text:id="ct28966320">
          <text:insertion>
            <office:change-info>
              <dc:creator>Sandy Harris</dc:creator>
              <dc:date>2014-03-29T11:49:00</dc:date>
            </office:change-info>
          </text:insertion>
        </text:changed-region>
        <text:changed-region xml:id="ct28966512" text:id="ct28966512">
          <text:insertion>
            <office:change-info>
              <dc:creator>Sandy Harris</dc:creator>
              <dc:date>2014-03-29T11:50:00</dc:date>
            </office:change-info>
          </text:insertion>
        </text:changed-region>
        <text:changed-region xml:id="ct28968240" text:id="ct28968240">
          <text:insertion>
            <office:change-info>
              <dc:creator>Sandy Harris</dc:creator>
              <dc:date>2014-03-29T11:51:00</dc:date>
            </office:change-info>
          </text:insertion>
        </text:changed-region>
        <text:changed-region xml:id="ct28967296" text:id="ct28967296">
          <text:insertion>
            <office:change-info>
              <dc:creator>Sandy Harris</dc:creator>
              <dc:date>2014-03-29T11:52:00</dc:date>
            </office:change-info>
          </text:insertion>
        </text:changed-region>
        <text:changed-region xml:id="ct29639472" text:id="ct29639472">
          <text:format-change>
            <office:change-info>
              <dc:creator>Sandy Harris</dc:creator>
              <dc:date>2014-05-18T16:11:00</dc:date>
            </office:change-info>
          </text:format-change>
        </text:changed-region>
        <text:changed-region xml:id="ct29040352" text:id="ct29040352">
          <text:deletion>
            <office:change-info>
              <dc:creator>Sandy Harris</dc:creator>
              <dc:date>2014-03-29T11:44:00</dc:date>
            </office:change-info>
            <text:p text:style-name="P6">,</text:p>
          </text:deletion>
        </text:changed-region>
        <text:changed-region xml:id="ct29091360" text:id="ct29091360">
          <text:format-change>
            <office:change-info>
              <dc:creator>Sandy Harris</dc:creator>
              <dc:date>2014-05-18T16:11:00</dc:date>
            </office:change-info>
          </text:format-change>
        </text:changed-region>
        <text:changed-region xml:id="ct29033520" text:id="ct29033520">
          <text:insertion>
            <office:change-info>
              <dc:creator>Sandy Harris</dc:creator>
              <dc:date>2014-03-29T11:44:00</dc:date>
            </office:change-info>
          </text:insertion>
        </text:changed-region>
        <text:changed-region xml:id="ct29642128" text:id="ct29642128">
          <text:deletion>
            <office:change-info>
              <dc:creator>Sandy Harris</dc:creator>
              <dc:date>2014-03-29T11:44:00</dc:date>
            </office:change-info>
            <text:p text:style-name="P6">essage number and secret message number</text:p>
          </text:deletion>
        </text:changed-region>
        <text:changed-region xml:id="ct29034336" text:id="ct29034336">
          <text:deletion>
            <office:change-info>
              <dc:creator>Sandy Harris</dc:creator>
              <dc:date>2014-03-29T11:45:00</dc:date>
            </office:change-info>
            <text:p text:style-name="P6">public m</text:p>
          </text:deletion>
        </text:changed-region>
        <text:changed-region xml:id="ct29081584" text:id="ct29081584">
          <text:format-change>
            <office:change-info>
              <dc:creator>Sandy Harris</dc:creator>
              <dc:date>2014-05-18T16:11:00</dc:date>
            </office:change-info>
          </text:format-change>
        </text:changed-region>
        <text:changed-region xml:id="ct29035584" text:id="ct29035584">
          <text:deletion>
            <office:change-info>
              <dc:creator>Sandy Harris</dc:creator>
              <dc:date>2014-05-18T16:14:00</dc:date>
            </office:change-info>
            <text:p text:style-name="P6"><text:s/></text:p>
          </text:deletion>
        </text:changed-region>
        <text:changed-region xml:id="ct28950176" text:id="ct28950176">
          <text:deletion>
            <office:change-info>
              <dc:creator>Sandy Harris</dc:creator>
              <dc:date>2014-05-18T16:15:00</dc:date>
            </office:change-info>
            <text:p text:style-name="P6">is</text:p>
          </text:deletion>
        </text:changed-region>
        <text:changed-region xml:id="ct29093392" text:id="ct29093392">
          <text:insertion>
            <office:change-info>
              <dc:creator>Sandy Harris</dc:creator>
              <dc:date>2014-05-18T16:15:00</dc:date>
            </office:change-info>
          </text:insertion>
        </text:changed-region>
        <text:changed-region xml:id="ct29093744" text:id="ct29093744">
          <text:insertion>
            <office:change-info>
              <dc:creator>Sandy Harris</dc:creator>
              <dc:date>2014-05-18T16:12:00</dc:date>
            </office:change-info>
          </text:insertion>
        </text:changed-region>
        <text:changed-region xml:id="ct29025504" text:id="ct29025504">
          <text:insertion>
            <office:change-info>
              <dc:creator>Sandy Harris</dc:creator>
              <dc:date>2014-05-18T16:18:00</dc:date>
            </office:change-info>
          </text:insertion>
        </text:changed-region>
        <text:changed-region xml:id="ct28949808" text:id="ct28949808">
          <text:format-change>
            <office:change-info>
              <dc:creator>Sandy Harris</dc:creator>
              <dc:date>2014-05-18T16:11:00</dc:date>
            </office:change-info>
          </text:format-change>
        </text:changed-region>
        <text:changed-region xml:id="ct29038000" text:id="ct29038000">
          <text:deletion>
            <office:change-info>
              <dc:creator>Sandy Harris</dc:creator>
              <dc:date>2014-05-18T16:18:00</dc:date>
            </office:change-info>
            <text:p text:style-name="P6">,</text:p>
          </text:deletion>
        </text:changed-region>
        <text:changed-region xml:id="ct29033968" text:id="ct29033968">
          <text:deletion>
            <office:change-info>
              <dc:creator>Sandy Harris</dc:creator>
              <dc:date>2014-05-18T16:12:00</dc:date>
            </office:change-info>
            <text:p text:style-name="P7">.</text:p>
          </text:deletion>
        </text:changed-region>
        <text:changed-region xml:id="ct29027232" text:id="ct29027232">
          <text:insertion>
            <office:change-info>
              <dc:creator>Sandy Harris</dc:creator>
              <dc:date>2014-05-18T16:12:00</dc:date>
            </office:change-info>
          </text:insertion>
        </text:changed-region>
        <text:changed-region xml:id="ct29032608" text:id="ct29032608">
          <text:deletion>
            <office:change-info>
              <dc:creator>Sandy Harris</dc:creator>
              <dc:date>2014-05-18T16:12:00</dc:date>
            </office:change-info>
            <text:p text:style-name="P8"><text:s/><text:span text:style-name="T1">For ChaCha </text:span></text:p>
          </text:deletion>
        </text:changed-region>
        <text:changed-region xml:id="ct29041120" text:id="ct29041120">
          <text:insertion>
            <office:change-info>
              <dc:creator>Sandy Harris</dc:creator>
              <dc:date>2014-05-18T16:13:00</dc:date>
            </office:change-info>
          </text:insertion>
        </text:changed-region>
        <text:changed-region xml:id="ct28991056" text:id="ct28991056">
          <text:deletion>
            <office:change-info>
              <dc:creator>Sandy Harris</dc:creator>
              <dc:date>2014-05-18T16:16:00</dc:date>
            </office:change-info>
            <text:p text:style-name="P7">or any other stream cipher with an XOR mixer</text:p>
          </text:deletion>
        </text:changed-region>
        <text:changed-region xml:id="ct29035824" text:id="ct29035824">
          <text:insertion>
            <office:change-info>
              <dc:creator>Sandy Harris</dc:creator>
              <dc:date>2014-05-18T16:17:00</dc:date>
            </office:change-info>
          </text:insertion>
        </text:changed-region>
        <text:changed-region xml:id="ct28991712" text:id="ct28991712">
          <text:insertion>
            <office:change-info>
              <dc:creator>Sandy Harris</dc:creator>
              <dc:date>2014-05-18T16:16:00</dc:date>
            </office:change-info>
          </text:insertion>
        </text:changed-region>
        <text:changed-region xml:id="ct28991904" text:id="ct28991904">
          <text:deletion>
            <office:change-info>
              <dc:creator>Sandy Harris</dc:creator>
              <dc:date>2014-05-18T16:17:00</dc:date>
            </office:change-info>
            <text:p text:style-name="P8"><text:span text:style-name="T1">this would be a fatal error; the enemy need only XOR the two ciphertexts together to obtain the XOR of the plaintexts, and in most cases that is very easily broken</text:span>.</text:p>
          </text:deletion>
        </text:changed-region>
        <text:changed-region xml:id="ct28992480" text:id="ct28992480">
          <text:insertion>
            <office:change-info>
              <dc:creator>Sandy Harris</dc:creator>
              <dc:date>2014-05-18T16:19:00</dc:date>
            </office:change-info>
          </text:insertion>
        </text:changed-region>
        <text:changed-region xml:id="ct28953264" text:id="ct28953264">
          <text:insertion>
            <office:change-info>
              <dc:creator>Sandy Harris</dc:creator>
              <dc:date>2014-05-18T16:20:00</dc:date>
            </office:change-info>
          </text:insertion>
        </text:changed-region>
        <text:changed-region xml:id="ct29034912" text:id="ct29034912">
          <text:insertion>
            <office:change-info>
              <dc:creator>Sandy Harris</dc:creator>
              <dc:date>2014-05-18T16:24:00</dc:date>
            </office:change-info>
          </text:insertion>
        </text:changed-region>
        <text:changed-region xml:id="ct28994592" text:id="ct28994592">
          <text:insertion>
            <office:change-info>
              <dc:creator>Sandy Harris</dc:creator>
              <dc:date>2014-05-18T16:20:00</dc:date>
            </office:change-info>
          </text:insertion>
        </text:changed-region>
        <text:changed-region xml:id="ct28967808" text:id="ct28967808">
          <text:insertion>
            <office:change-info>
              <dc:creator>Sandy Harris</dc:creator>
              <dc:date>2014-05-18T16:25:00</dc:date>
            </office:change-info>
          </text:insertion>
        </text:changed-region>
        <text:changed-region xml:id="ct28997408" text:id="ct28997408">
          <text:insertion>
            <office:change-info>
              <dc:creator>Sandy Harris</dc:creator>
              <dc:date>2014-05-18T16:20:00</dc:date>
            </office:change-info>
          </text:insertion>
        </text:changed-region>
        <text:changed-region xml:id="ct29028192" text:id="ct29028192">
          <text:insertion>
            <office:change-info>
              <dc:creator>Sandy Harris</dc:creator>
              <dc:date>2014-05-18T16:26:00</dc:date>
            </office:change-info>
          </text:insertion>
        </text:changed-region>
        <text:changed-region xml:id="ct28956400" text:id="ct28956400">
          <text:deletion>
            <office:change-info>
              <dc:creator>Sandy Harris</dc:creator>
              <dc:date>2014-05-18T16:26:00</dc:date>
            </office:change-info>
            <text:p text:style-name="P7">. On other hand, the whitening and round keys are unknown to the attacker, so the combination still has at least the strength of AES. In fact it is clearly better than AES in ECB mode since in that mode any two identical plaintexts give the same ciphertext. In Enchilada (barring wildly unlikely coincidence) they give the same result only if they also use the same whitening, that is if they occur at the same place in the plaintext.</text:p>
          </text:deletion>
        </text:changed-region>
        <text:changed-region xml:id="ct28956208" text:id="ct28956208">
          <text:deletion>
            <office:change-info>
              <dc:creator>Sandy Harris</dc:creator>
              <dc:date>2014-03-29T11:46:00</dc:date>
            </office:change-info>
            <text:p text:style-name="P7">message numbers</text:p>
          </text:deletion>
        </text:changed-region>
        <text:changed-region xml:id="ct29028384" text:id="ct29028384">
          <text:deletion>
            <office:change-info>
              <dc:creator>Sandy Harris</dc:creator>
              <dc:date>2014-05-18T16:26:00</dc:date>
            </office:change-info>
            <text:p text:style-name="P8"/>
            <text:p text:style-name="P9">For <text:span text:style-name="T2">the encryption part of </text:span>Enchilada, reusing such a combination is a bad idea but <text:span text:style-name="T3">is </text:span>not immediately fatal. ChaCha gives the same output in the two instances, so the two instances of the block cipher have the same round keys and apply the same sequence of whitening values. This is obviously less than ideal and clearly weaker than Enchilada with changing </text:p>
          </text:deletion>
        </text:changed-region>
        <text:changed-region xml:id="ct28956784" text:id="ct28956784">
          <text:deletion>
            <office:change-info>
              <dc:creator>Sandy Harris</dc:creator>
              <dc:date>2014-05-18T16:27:00</dc:date>
            </office:change-info>
            <text:p text:style-name="P10"><text:span text:style-name="T4"><text:s/></text:span><text:span text:style-name="T5">is fatal for the authentication </text:span><text:span text:style-name="T6">and therefore should never be done</text:span><text:span text:style-name="T5">. </text:span></text:p>
          </text:deletion>
        </text:changed-region>
        <text:changed-region xml:id="ct28956592" text:id="ct28956592">
          <text:deletion>
            <office:change-info>
              <dc:creator>Sandy Harris</dc:creator>
              <dc:date>2014-03-29T11:46:00</dc:date>
            </office:change-info>
            <text:p text:style-name="P11">secret message number</text:p>
          </text:deletion>
        </text:changed-region>
        <text:changed-region xml:id="ct28955744" text:id="ct28955744">
          <text:deletion>
            <office:change-info>
              <dc:creator>Sandy Harris</dc:creator>
              <dc:date>2014-05-18T16:27:00</dc:date>
            </office:change-info>
            <text:p text:style-name="P11"><text:s/>and </text:p>
          </text:deletion>
        </text:changed-region>
        <text:changed-region xml:id="ct29030848" text:id="ct29030848">
          <text:deletion>
            <office:change-info>
              <dc:creator>Sandy Harris</dc:creator>
              <dc:date>2014-03-29T11:46:00</dc:date>
            </office:change-info>
            <text:p text:style-name="P11">, public message number</text:p>
          </text:deletion>
        </text:changed-region>
        <text:changed-region xml:id="ct28998048" text:id="ct28998048">
          <text:deletion>
            <office:change-info>
              <dc:creator>Sandy Harris</dc:creator>
              <dc:date>2014-05-18T16:27:00</dc:date>
            </office:change-info>
            <text:p text:style-name="P10"><text:span text:style-name="T5">However, Enchilada gets some data for use in the authentication from ChaCha, and the authentication algorithm requires uniqueness. </text:span><text:span text:style-name="T6">Hence,</text:span><text:span text:style-name="T5"> reusing a</text:span><text:span text:style-name="T4"> combination of key</text:span></text:p>
          </text:deletion>
        </text:changed-region>
        <text:changed-region xml:id="ct29101024" text:id="ct29101024">
          <text:insertion>
            <office:change-info>
              <dc:creator>Sandy Harris</dc:creator>
              <dc:date>2014-05-18T17:14:00</dc:date>
            </office:change-info>
          </text:insertion>
        </text:changed-region>
        <text:changed-region xml:id="ct28995904" text:id="ct28995904">
          <text:deletion>
            <office:change-info>
              <dc:creator>Sandy Harris</dc:creator>
              <dc:date>2014-05-18T17:14:00</dc:date>
            </office:change-info>
            <text:p text:style-name="P12">The authentication method used is basically that of</text:p>
          </text:deletion>
        </text:changed-region>
        <text:changed-region xml:id="ct29602688" text:id="ct29602688">
          <text:insertion>
            <office:change-info>
              <dc:creator>Sandy Harris</dc:creator>
              <dc:date>2014-05-18T17:11:00</dc:date>
            </office:change-info>
          </text:insertion>
        </text:changed-region>
        <text:changed-region xml:id="ct29092336" text:id="ct29092336">
          <text:insertion>
            <office:change-info>
              <dc:creator>Sandy Harris</dc:creator>
              <dc:date>2014-05-18T17:23:00</dc:date>
            </office:change-info>
          </text:insertion>
        </text:changed-region>
        <text:changed-region xml:id="ct29580544" text:id="ct29580544">
          <text:deletion>
            <office:change-info>
              <dc:creator>Sandy Harris</dc:creator>
              <dc:date>2014-05-18T17:15:00</dc:date>
            </office:change-info>
            <text:p text:style-name="P12">modified to take account of the different encryption used here.</text:p>
            <text:p text:style-name="P13"><text:span text:style-name="T7">I took a diagram for AES-GCM from Wikimedia Commons </text:span><text:span text:style-name="T7"><text:note text:id="ftn0" text:note-class="endnote"><text:note-citation>0</text:note-citation><text:note-body><text:p text:style-name="P14"><text:span text:style-name="T8"><text:s/>Galois Counter Mode </text:span><text:span text:style-name="T9">diagram, Wikimedia Commons, http://commons.wikimedia.org/wiki/File:GCM-Galois_Counter_Mode.svg</text:span></text:p></text:note-body></text:note></text:span><text:span text:style-name="T7"> and modified it to show the Enchilada mechanism. Here are the two side by side for comparison. “Add” indicates 32-bit little-endian addition while </text:span><draw:frame draw:style-name="fr1" draw:name="graphics3" text:anchor-type="as-char" svg:width="0.37cm" svg:height="0.37cm" draw:z-index="0"><draw:image xlink:href="http://en.citizendium.org/images/math/b/7/1/b71edd70fcad670e99a9912ba5e55d77.png" xlink:type="simple" xlink:show="embed" xlink:actuate="onLoad"/></draw:frame> indicates bitwise XOR.</text:p>
          </text:deletion>
        </text:changed-region>
        <text:changed-region xml:id="ct29111376" text:id="ct29111376">
          <text:insertion>
            <office:change-info>
              <dc:creator>Sandy Harris</dc:creator>
              <dc:date>2014-05-18T17:15:00</dc:date>
            </office:change-info>
          </text:insertion>
        </text:changed-region>
        <text:changed-region xml:id="ct29095296" text:id="ct29095296">
          <text:deletion>
            <office:change-info>
              <dc:creator>Sandy Harris</dc:creator>
              <dc:date>2014-05-18T17:13:00</dc:date>
            </office:change-info>
            <text:p text:style-name="P15">Everything within the grey box is unchanged from the previous diagram.</text:p>
          </text:deletion>
        </text:changed-region>
        <text:changed-region xml:id="ct29105024" text:id="ct29105024">
          <text:deletion>
            <office:change-info>
              <dc:creator>Sandy Harris</dc:creator>
              <dc:date>2014-05-18T17:23:00</dc:date>
            </office:change-info>
            <text:p text:style-name="P13"/>
            <text:p text:style-name="P15"/>
          </text:deletion>
        </text:changed-region>
        <text:changed-region xml:id="ct29651040" text:id="ct29651040">
          <text:deletion>
            <office:change-info>
              <dc:creator>Sandy Harris</dc:creator>
              <dc:date>2014-03-29T11:55:00</dc:date>
            </office:change-info>
            <text:p text:style-name="P16">32</text:p>
          </text:deletion>
        </text:changed-region>
        <text:changed-region xml:id="ct29109664" text:id="ct29109664">
          <text:insertion>
            <office:change-info>
              <dc:creator>Sandy Harris</dc:creator>
              <dc:date>2014-03-29T11:55:00</dc:date>
            </office:change-info>
          </text:insertion>
        </text:changed-region>
        <text:changed-region xml:id="ct28996336" text:id="ct28996336">
          <text:deletion>
            <office:change-info>
              <dc:creator>Sandy Harris</dc:creator>
              <dc:date>2014-03-29T11:55:00</dc:date>
            </office:change-info>
            <text:p text:style-name="P16">and a 32-bit secret message number, mixes them with a PHT, and</text:p>
          </text:deletion>
        </text:changed-region>
        <text:changed-region xml:id="ct29647888" text:id="ct29647888">
          <text:insertion>
            <office:change-info>
              <dc:creator>Sandy Harris</dc:creator>
              <dc:date>2014-03-29T11:55:00</dc:date>
            </office:change-info>
          </text:insertion>
        </text:changed-region>
        <text:changed-region xml:id="ct29653024" text:id="ct29653024">
          <text:insertion>
            <office:change-info>
              <dc:creator>Sandy Harris</dc:creator>
              <dc:date>2014-03-29T11:56:00</dc:date>
            </office:change-info>
          </text:insertion>
        </text:changed-region>
        <text:changed-region xml:id="ct29107024" text:id="ct29107024">
          <text:deletion>
            <office:change-info>
              <dc:creator>Sandy Harris</dc:creator>
              <dc:date>2014-03-29T11:56:00</dc:date>
            </office:change-info>
            <text:p text:style-name="P16">the result </text:p>
          </text:deletion>
        </text:changed-region>
        <text:changed-region xml:id="ct28993104" text:id="ct28993104">
          <text:deletion>
            <office:change-info>
              <dc:creator>Sandy Harris</dc:creator>
              <dc:date>2014-03-29T11:56:00</dc:date>
            </office:change-info>
            <text:p text:style-name="P17"/>
            <text:p text:style-name="P18"><text:span text:style-name="T10">Some</text:span><text:span text:style-name="T11"> higher-level</text:span><text:span text:style-name="T10"> protocols might provide a single value larger than 32 bits that could be used as a nonce; using such a value would require a small change in Enchilada code.</text:span></text:p>
            <text:p text:style-name="P17"><text:span text:style-name="T12">Some higher-level protocols may not provide for a secret message number. In that case, we </text:span><text:span text:style-name="T10">currently </text:span><text:span text:style-name="T12">just set that part of the nonce to 0x67452301, the first 32-bit constant from SHA-1 initialisation, then put in the public message number and do the PHT.</text:span></text:p>
          </text:deletion>
        </text:changed-region>
        <text:changed-region xml:id="ct29026976" text:id="ct29026976">
          <text:insertion>
            <office:change-info>
              <dc:creator>Sandy Harris</dc:creator>
              <dc:date>2014-03-29T11:57:00</dc:date>
            </office:change-info>
          </text:insertion>
        </text:changed-region>
        <text:changed-region xml:id="ct29119552" text:id="ct29119552">
          <text:deletion>
            <office:change-info>
              <dc:creator>Sandy Harris</dc:creator>
              <dc:date>2014-03-29T11:57:00</dc:date>
            </office:change-info>
            <text:p text:style-name="P19"><text:span text:style-name="T11"><text:s/></text:span><text:span text:style-name="T13">There may be a better way to handle this case; if so, it might be applied as a tweak.</text:span></text:p>
          </text:deletion>
        </text:changed-region>
        <text:changed-region xml:id="ct28957152" text:id="ct28957152">
          <text:insertion>
            <office:change-info>
              <dc:creator>Sandy Harris</dc:creator>
              <dc:date>2014-03-29T11:57:00</dc:date>
            </office:change-info>
          </text:insertion>
        </text:changed-region>
        <text:changed-region xml:id="ct29109008" text:id="ct29109008">
          <text:insertion>
            <office:change-info>
              <dc:creator>Sandy Harris</dc:creator>
              <dc:date>2014-03-29T11:58:00</dc:date>
            </office:change-info>
          </text:insertion>
        </text:changed-region>
        <text:changed-region xml:id="ct29110320" text:id="ct29110320">
          <text:insertion>
            <office:change-info>
              <dc:creator>Sandy Harris</dc:creator>
              <dc:date>2014-03-29T11:59:00</dc:date>
            </office:change-info>
          </text:insertion>
        </text:changed-region>
        <text:changed-region xml:id="ct28968000" text:id="ct28968000">
          <text:insertion>
            <office:change-info>
              <dc:creator>Sandy Harris</dc:creator>
              <dc:date>2014-03-29T12:00:00</dc:date>
            </office:change-info>
          </text:insertion>
        </text:changed-region>
        <text:changed-region xml:id="ct29090176" text:id="ct29090176">
          <text:insertion>
            <office:change-info>
              <dc:creator>Sandy Harris</dc:creator>
              <dc:date>2014-03-29T12:01:00</dc:date>
            </office:change-info>
          </text:insertion>
        </text:changed-region>
        <text:changed-region xml:id="ct28951440" text:id="ct28951440">
          <text:insertion>
            <office:change-info>
              <dc:creator>Sandy Harris</dc:creator>
              <dc:date>2014-03-29T12:02:00</dc:date>
            </office:change-info>
          </text:insertion>
        </text:changed-region>
        <text:changed-region xml:id="ct29665056" text:id="ct29665056">
          <text:insertion>
            <office:change-info>
              <dc:creator>Sandy Harris</dc:creator>
              <dc:date>2014-03-29T12:03:00</dc:date>
            </office:change-info>
          </text:insertion>
        </text:changed-region>
        <text:changed-region xml:id="ct29665248" text:id="ct29665248">
          <text:deletion>
            <office:change-info>
              <dc:creator>Sandy Harris</dc:creator>
              <dc:date>2014-03-29T12:03:00</dc:date>
            </office:change-info>
            <text:p text:style-name="P20">nonce[0] = </text:p>
          </text:deletion>
        </text:changed-region>
        <text:changed-region xml:id="ct28952304" text:id="ct28952304">
          <text:insertion>
            <office:change-info>
              <dc:creator>Sandy Harris</dc:creator>
              <dc:date>2014-03-29T12:04:00</dc:date>
            </office:change-info>
          </text:insertion>
        </text:changed-region>
        <text:changed-region xml:id="ct29668976" text:id="ct29668976">
          <text:insertion>
            <office:change-info>
              <dc:creator>Sandy Harris</dc:creator>
              <dc:date>2014-03-29T12:04:00</dc:date>
            </office:change-info>
          </text:insertion>
        </text:changed-region>
        <text:changed-region xml:id="ct29669168" text:id="ct29669168">
          <text:deletion>
            <office:change-info>
              <dc:creator>Sandy Harris</dc:creator>
              <dc:date>2014-03-29T12:04:00</dc:date>
            </office:change-info>
            <text:list xml:id="list6322620726968269829" text:style-name="L1">
              <text:list-item>
                <text:p text:style-name="P21"/>
              </text:list-item>
              <text:list-item>
                <text:p text:style-name="P22">nonce[1] = secret_message number <text:span text:style-name="T14">(or 0x67452301 if the higher-level protocol allows none)</text:span></text:p>
              </text:list-item>
              <text:list-item>
                <text:p text:style-name="P23">apply a two-way 32-bit PHT to mix the nonce words:</text:p>
              </text:list-item>
              <text:list-item>
                <text:p text:style-name="P24">nonce[0] += nonce[1]; nonce[1] += nonce[0]</text:p>
              </text:list-item>
            </text:list>
          </text:deletion>
        </text:changed-region>
        <text:changed-region xml:id="ct29644000" text:id="ct29644000">
          <text:deletion>
            <office:change-info>
              <dc:creator>Sandy Harris</dc:creator>
              <dc:date>2014-05-18T16:33:00</dc:date>
            </office:change-info>
            <text:p text:style-name="P25">BLOCK_BYTES</text:p>
          </text:deletion>
        </text:changed-region>
        <text:changed-region xml:id="ct29669504" text:id="ct29669504">
          <text:insertion>
            <office:change-info>
              <dc:creator>Sandy Harris</dc:creator>
              <dc:date>2014-05-18T16:33:00</dc:date>
            </office:change-info>
          </text:insertion>
        </text:changed-region>
        <text:changed-region xml:id="ct29672672" text:id="ct29672672">
          <text:deletion>
            <office:change-info>
              <dc:creator>Sandy Harris</dc:creator>
              <dc:date>2014-05-18T16:33:00</dc:date>
            </office:change-info>
            <text:p text:style-name="P26">BLOCK_BYTES sized</text:p>
          </text:deletion>
        </text:changed-region>
        <text:changed-region xml:id="ct29679616" text:id="ct29679616">
          <text:insertion>
            <office:change-info>
              <dc:creator>Sandy Harris</dc:creator>
              <dc:date>2014-05-18T16:33:00</dc:date>
            </office:change-info>
          </text:insertion>
        </text:changed-region>
        <text:changed-region xml:id="ct29679808" text:id="ct29679808">
          <text:insertion>
            <office:change-info>
              <dc:creator>Sandy Harris</dc:creator>
              <dc:date>2014-05-18T16:33:00</dc:date>
            </office:change-info>
          </text:insertion>
        </text:changed-region>
        <text:changed-region xml:id="ct29680304" text:id="ct29680304">
          <text:insertion>
            <office:change-info>
              <dc:creator>Sandy Harris</dc:creator>
              <dc:date>2014-05-18T16:34:00</dc:date>
            </office:change-info>
          </text:insertion>
        </text:changed-region>
        <text:changed-region xml:id="ct29680000" text:id="ct29680000">
          <text:insertion>
            <office:change-info>
              <dc:creator>Sandy Harris</dc:creator>
              <dc:date>2014-05-18T17:24:00</dc:date>
            </office:change-info>
          </text:insertion>
        </text:changed-region>
        <text:changed-region xml:id="ct29680640" text:id="ct29680640">
          <text:deletion>
            <office:change-info>
              <dc:creator>Sandy Harris</dc:creator>
              <dc:date>2014-05-18T16:32:00</dc:date>
            </office:change-info>
            <text:p text:style-name="P27"/>
            <text:p text:style-name="P27"/>
          </text:deletion>
        </text:changed-region>
        <text:changed-region xml:id="ct29693632" text:id="ct29693632">
          <text:deletion>
            <office:change-info>
              <dc:creator>Sandy Harris</dc:creator>
              <dc:date>2014-05-18T16:34:00</dc:date>
            </office:change-info>
            <text:p text:style-name="P28"><text:s/>BLOCK_BYTES of</text:p>
          </text:deletion>
        </text:changed-region>
        <text:changed-region xml:id="ct29694560" text:id="ct29694560">
          <text:insertion>
            <office:change-info>
              <dc:creator>Sandy Harris</dc:creator>
              <dc:date>2014-05-18T16:35:00</dc:date>
            </office:change-info>
          </text:insertion>
        </text:changed-region>
        <text:changed-region xml:id="ct29694016" text:id="ct29694016">
          <text:insertion>
            <office:change-info>
              <dc:creator>Sandy Harris</dc:creator>
              <dc:date>2014-05-18T16:36:00</dc:date>
            </office:change-info>
          </text:insertion>
        </text:changed-region>
        <text:changed-region xml:id="ct29747920" text:id="ct29747920">
          <text:deletion>
            <office:change-info>
              <dc:creator>Sandy Harris</dc:creator>
              <dc:date>2014-05-18T16:36:00</dc:date>
            </office:change-info>
            <text:list xml:id="list1964491084930922916" text:style-name="L2">
              <text:list-item>
                <text:p text:style-name="P29"/>
              </text:list-item>
              <text:list-item>
                <text:p text:style-name="P30">For Enchilada-128, this uses three 512-bit ChaCha blocks or 12 128-bit data chunks. The first chunk goes into H and <text:span text:style-name="T15">I</text:span>, the other 11 become round keys. For Enchil<text:span text:style-name="T16">a</text:span>da-256, it uses 8 ChaCha outputs to get two 128-bit values, <text:span text:style-name="T15">H and I,</text:span> and 15 256-bit round keys.</text:p>
              </text:list-item>
            </text:list>
          </text:deletion>
        </text:changed-region>
        <text:changed-region xml:id="ct29748112" text:id="ct29748112">
          <text:deletion>
            <office:change-info>
              <dc:creator>Sandy Harris</dc:creator>
              <dc:date>2014-05-18T16:30:00</dc:date>
            </office:change-info>
            <text:p text:style-name="P31">actual encryption</text:p>
          </text:deletion>
        </text:changed-region>
        <text:changed-region xml:id="ct29752480" text:id="ct29752480">
          <text:insertion>
            <office:change-info>
              <dc:creator>Sandy Harris</dc:creator>
              <dc:date>2014-05-18T16:30:00</dc:date>
            </office:change-info>
          </text:insertion>
        </text:changed-region>
        <text:changed-region xml:id="ct29753040" text:id="ct29753040">
          <text:insertion>
            <office:change-info>
              <dc:creator>Sandy Harris</dc:creator>
              <dc:date>2014-05-18T16:31:00</dc:date>
            </office:change-info>
          </text:insertion>
        </text:changed-region>
        <text:changed-region xml:id="ct29759920" text:id="ct29759920">
          <text:deletion>
            <office:change-info>
              <dc:creator>Sandy Harris</dc:creator>
              <dc:date>2014-05-18T16:37:00</dc:date>
            </office:change-info>
            <text:p text:style-name="P32"><text:span text:style-name="T17"><text:s/></text:span>BLOCK_BYTES of</text:p>
          </text:deletion>
        </text:changed-region>
        <text:changed-region xml:id="ct29762272" text:id="ct29762272">
          <text:insertion>
            <office:change-info>
              <dc:creator>Sandy Harris</dc:creator>
              <dc:date>2014-05-18T16:31:00</dc:date>
            </office:change-info>
          </text:insertion>
        </text:changed-region>
        <text:changed-region xml:id="ct29762464" text:id="ct29762464">
          <text:insertion>
            <office:change-info>
              <dc:creator>Sandy Harris</dc:creator>
              <dc:date>2014-05-18T16:37:00</dc:date>
            </office:change-info>
          </text:insertion>
        </text:changed-region>
        <text:changed-region xml:id="ct29767408" text:id="ct29767408">
          <text:insertion>
            <office:change-info>
              <dc:creator>Sandy Harris</dc:creator>
              <dc:date>2014-05-18T16:38:00</dc:date>
            </office:change-info>
          </text:insertion>
        </text:changed-region>
        <text:changed-region xml:id="ct29767840" text:id="ct29767840">
          <text:insertion>
            <office:change-info>
              <dc:creator>Sandy Harris</dc:creator>
              <dc:date>2014-05-18T16:39:00</dc:date>
            </office:change-info>
          </text:insertion>
        </text:changed-region>
        <text:changed-region xml:id="ct29768032" text:id="ct29768032">
          <text:insertion>
            <office:change-info>
              <dc:creator>Sandy Harris</dc:creator>
              <dc:date>2014-05-18T18:26:00</dc:date>
            </office:change-info>
          </text:insertion>
        </text:changed-region>
        <text:changed-region xml:id="ct29236672" text:id="ct29236672">
          <text:insertion>
            <office:change-info>
              <dc:creator>Sandy Harris</dc:creator>
              <dc:date>2014-05-18T18:27:00</dc:date>
            </office:change-info>
          </text:insertion>
        </text:changed-region>
        <text:changed-region xml:id="ct29760432" text:id="ct29760432">
          <text:insertion>
            <office:change-info>
              <dc:creator>Sandy Harris</dc:creator>
              <dc:date>2014-05-18T18:30:00</dc:date>
            </office:change-info>
          </text:insertion>
        </text:changed-region>
        <text:changed-region xml:id="ct29754480" text:id="ct29754480">
          <text:insertion>
            <office:change-info>
              <dc:creator>Sandy Harris</dc:creator>
              <dc:date>2014-05-18T18:31:00</dc:date>
            </office:change-info>
          </text:insertion>
        </text:changed-region>
        <text:changed-region xml:id="ct29754672" text:id="ct29754672">
          <text:insertion>
            <office:change-info>
              <dc:creator>Sandy Harris</dc:creator>
              <dc:date>2014-03-29T12:06:00</dc:date>
            </office:change-info>
          </text:insertion>
        </text:changed-region>
        <text:changed-region xml:id="ct29761936" text:id="ct29761936">
          <text:insertion>
            <office:change-info>
              <dc:creator>Sandy Harris</dc:creator>
              <dc:date>2014-03-29T12:07:00</dc:date>
            </office:change-info>
          </text:insertion>
        </text:changed-region>
        <text:changed-region xml:id="ct29769568" text:id="ct29769568">
          <text:insertion>
            <office:change-info>
              <dc:creator>Sandy Harris</dc:creator>
              <dc:date>2014-03-29T12:08:00</dc:date>
            </office:change-info>
          </text:insertion>
        </text:changed-region>
        <text:changed-region xml:id="ct29780224" text:id="ct29780224">
          <text:insertion>
            <office:change-info>
              <dc:creator>Sandy Harris</dc:creator>
              <dc:date>2014-03-29T12:09:00</dc:date>
            </office:change-info>
          </text:insertion>
        </text:changed-region>
        <text:changed-region xml:id="ct29780592" text:id="ct29780592">
          <text:insertion>
            <office:change-info>
              <dc:creator>Sandy Harris</dc:creator>
              <dc:date>2014-03-29T12:10:00</dc:date>
            </office:change-info>
          </text:insertion>
        </text:changed-region>
        <text:changed-region xml:id="ct29782848" text:id="ct29782848">
          <text:insertion>
            <office:change-info>
              <dc:creator>Sandy Harris</dc:creator>
              <dc:date>2014-03-29T12:11:00</dc:date>
            </office:change-info>
          </text:insertion>
        </text:changed-region>
        <text:changed-region xml:id="ct29783120" text:id="ct29783120">
          <text:insertion>
            <office:change-info>
              <dc:creator>Sandy Harris</dc:creator>
              <dc:date>2014-05-18T17:25:00</dc:date>
            </office:change-info>
          </text:insertion>
        </text:changed-region>
        <text:changed-region xml:id="ct29783312" text:id="ct29783312">
          <text:deletion>
            <office:change-info>
              <dc:creator>Sandy Harris</dc:creator>
              <dc:date>2014-05-18T17:25:00</dc:date>
            </office:change-info>
            <text:h text:style-name="P33" text:outline-level="1"/>
            <text:h text:style-name="Heading_20_1" text:outline-level="1"/>
          </text:deletion>
        </text:changed-region>
        <text:changed-region xml:id="ct29798864" text:id="ct29798864">
          <text:insertion>
            <office:change-info>
              <dc:creator>Sandy Harris</dc:creator>
              <dc:date>2014-05-18T17:26:00</dc:date>
            </office:change-info>
          </text:insertion>
        </text:changed-region>
        <text:changed-region xml:id="ct29784640" text:id="ct29784640">
          <text:deletion>
            <office:change-info>
              <dc:creator>Sandy Harris</dc:creator>
              <dc:date>2014-05-18T16:40:00</dc:date>
            </office:change-info>
            <text:p text:style-name="P34"/>
            <text:p text:style-name="P34"/>
          </text:deletion>
        </text:changed-region>
        <text:changed-region xml:id="ct29796768" text:id="ct29796768">
          <text:insertion>
            <office:change-info>
              <dc:creator>Sandy Harris</dc:creator>
              <dc:date>2014-05-18T17:26:00</dc:date>
            </office:change-info>
          </text:insertion>
        </text:changed-region>
        <text:changed-region xml:id="ct29793728" text:id="ct29793728">
          <text:deletion>
            <office:change-info>
              <dc:creator>Sandy Harris</dc:creator>
              <dc:date>2014-05-18T17:26:00</dc:date>
            </office:change-info>
            <text:h text:style-name="P33" text:outline-level="1"/>
            <text:h text:style-name="Heading_20_1" text:outline-level="1"/>
          </text:deletion>
        </text:changed-region>
        <text:changed-region xml:id="ct29811232" text:id="ct29811232">
          <text:insertion>
            <office:change-info>
              <dc:creator>Sandy Harris</dc:creator>
              <dc:date>2014-05-18T16:40:00</dc:date>
            </office:change-info>
          </text:insertion>
        </text:changed-region>
        <text:changed-region xml:id="ct29813056" text:id="ct29813056">
          <text:insertion>
            <office:change-info>
              <dc:creator>Sandy Harris</dc:creator>
              <dc:date>2014-05-18T16:41:00</dc:date>
            </office:change-info>
          </text:insertion>
        </text:changed-region>
        <text:changed-region xml:id="ct29836928" text:id="ct29836928">
          <text:insertion>
            <office:change-info>
              <dc:creator>Sandy Harris</dc:creator>
              <dc:date>2014-04-20T11:31:00</dc:date>
            </office:change-info>
          </text:insertion>
        </text:changed-region>
        <text:changed-region xml:id="ct29742576" text:id="ct29742576">
          <text:insertion>
            <office:change-info>
              <dc:creator>Sandy Harris</dc:creator>
              <dc:date>2014-05-18T18:32:00</dc:date>
            </office:change-info>
          </text:insertion>
        </text:changed-region>
        <text:changed-region xml:id="ct29742144" text:id="ct29742144">
          <text:deletion>
            <office:change-info>
              <dc:creator>Sandy Harris</dc:creator>
              <dc:date>2014-05-18T18:33:00</dc:date>
            </office:change-info>
            <text:p text:style-name="P35"/>
            <text:h text:style-name="Heading_20_3" text:outline-level="3"/>
          </text:deletion>
        </text:changed-region>
        <text:changed-region xml:id="ct30032304" text:id="ct30032304">
          <text:insertion>
            <office:change-info>
              <dc:creator>Sandy Harris</dc:creator>
              <dc:date>2014-04-14T13:08:00</dc:date>
            </office:change-info>
          </text:insertion>
        </text:changed-region>
        <text:changed-region xml:id="ct30020144" text:id="ct30020144">
          <text:insertion>
            <office:change-info>
              <dc:creator>Sandy Harris</dc:creator>
              <dc:date>2014-03-29T12:17:00</dc:date>
            </office:change-info>
          </text:insertion>
        </text:changed-region>
        <text:changed-region xml:id="ct29746672" text:id="ct29746672">
          <text:insertion>
            <office:change-info>
              <dc:creator>Sandy Harris</dc:creator>
              <dc:date>2014-03-29T12:19:00</dc:date>
            </office:change-info>
          </text:insertion>
        </text:changed-region>
        <text:changed-region xml:id="ct29746864" text:id="ct29746864">
          <text:insertion>
            <office:change-info>
              <dc:creator>Sandy Harris</dc:creator>
              <dc:date>2014-03-29T12:22:00</dc:date>
            </office:change-info>
          </text:insertion>
        </text:changed-region>
        <text:changed-region xml:id="ct30021584" text:id="ct30021584">
          <text:insertion>
            <office:change-info>
              <dc:creator>Sandy Harris</dc:creator>
              <dc:date>2014-03-29T12:20:00</dc:date>
            </office:change-info>
          </text:insertion>
        </text:changed-region>
        <text:changed-region xml:id="ct30028624" text:id="ct30028624">
          <text:insertion>
            <office:change-info>
              <dc:creator>Sandy Harris</dc:creator>
              <dc:date>2014-03-29T12:21:00</dc:date>
            </office:change-info>
          </text:insertion>
        </text:changed-region>
        <text:changed-region xml:id="ct30028816" text:id="ct30028816">
          <text:insertion>
            <office:change-info>
              <dc:creator>Sandy Harris</dc:creator>
              <dc:date>2014-03-29T12:28:00</dc:date>
            </office:change-info>
          </text:insertion>
        </text:changed-region>
        <text:changed-region xml:id="ct29737104" text:id="ct29737104">
          <text:insertion>
            <office:change-info>
              <dc:creator>Sandy Harris</dc:creator>
              <dc:date>2014-03-29T12:29:00</dc:date>
            </office:change-info>
          </text:insertion>
        </text:changed-region>
        <text:changed-region xml:id="ct29729712" text:id="ct29729712">
          <text:insertion>
            <office:change-info>
              <dc:creator>Sandy Harris</dc:creator>
              <dc:date>2014-03-30T20:51:00</dc:date>
            </office:change-info>
          </text:insertion>
        </text:changed-region>
        <text:changed-region xml:id="ct29901552" text:id="ct29901552">
          <text:insertion>
            <office:change-info>
              <dc:creator>Sandy Harris</dc:creator>
              <dc:date>2014-03-30T20:52:00</dc:date>
            </office:change-info>
          </text:insertion>
        </text:changed-region>
        <text:changed-region xml:id="ct29909184" text:id="ct29909184">
          <text:insertion>
            <office:change-info>
              <dc:creator>Sandy Harris</dc:creator>
              <dc:date>2014-03-30T20:53:00</dc:date>
            </office:change-info>
          </text:insertion>
        </text:changed-region>
        <text:changed-region xml:id="ct29908304" text:id="ct29908304">
          <text:insertion>
            <office:change-info>
              <dc:creator>Sandy Harris</dc:creator>
              <dc:date>2014-03-30T21:04:00</dc:date>
            </office:change-info>
          </text:insertion>
        </text:changed-region>
        <text:changed-region xml:id="ct29910432" text:id="ct29910432">
          <text:insertion>
            <office:change-info>
              <dc:creator>Sandy Harris</dc:creator>
              <dc:date>2014-03-30T20:53:00</dc:date>
            </office:change-info>
          </text:insertion>
        </text:changed-region>
        <text:changed-region xml:id="ct29909904" text:id="ct29909904">
          <text:insertion>
            <office:change-info>
              <dc:creator>Sandy Harris</dc:creator>
              <dc:date>2014-03-30T21:04:00</dc:date>
            </office:change-info>
          </text:insertion>
        </text:changed-region>
        <text:changed-region xml:id="ct29918096" text:id="ct29918096">
          <text:insertion>
            <office:change-info>
              <dc:creator>Sandy Harris</dc:creator>
              <dc:date>2014-03-30T20:53:00</dc:date>
            </office:change-info>
          </text:insertion>
        </text:changed-region>
        <text:changed-region xml:id="ct29918288" text:id="ct29918288">
          <text:insertion>
            <office:change-info>
              <dc:creator>Sandy Harris</dc:creator>
              <dc:date>2014-03-29T12:31:00</dc:date>
            </office:change-info>
          </text:insertion>
        </text:changed-region>
        <text:changed-region xml:id="ct29922080" text:id="ct29922080">
          <text:insertion>
            <office:change-info>
              <dc:creator>Sandy Harris</dc:creator>
              <dc:date>2014-03-30T21:00:00</dc:date>
            </office:change-info>
          </text:insertion>
        </text:changed-region>
        <text:changed-region xml:id="ct29921040" text:id="ct29921040">
          <text:insertion>
            <office:change-info>
              <dc:creator>Sandy Harris</dc:creator>
              <dc:date>2014-03-29T12:32:00</dc:date>
            </office:change-info>
          </text:insertion>
        </text:changed-region>
        <text:changed-region xml:id="ct29728512" text:id="ct29728512">
          <text:insertion>
            <office:change-info>
              <dc:creator>Sandy Harris</dc:creator>
              <dc:date>2014-03-29T12:33:00</dc:date>
            </office:change-info>
          </text:insertion>
        </text:changed-region>
        <text:changed-region xml:id="ct30022944" text:id="ct30022944">
          <text:insertion>
            <office:change-info>
              <dc:creator>Sandy Harris</dc:creator>
              <dc:date>2014-03-29T12:34:00</dc:date>
            </office:change-info>
          </text:insertion>
        </text:changed-region>
        <text:changed-region xml:id="ct29736608" text:id="ct29736608">
          <text:insertion>
            <office:change-info>
              <dc:creator>Sandy Harris</dc:creator>
              <dc:date>2014-03-29T12:38:00</dc:date>
            </office:change-info>
          </text:insertion>
        </text:changed-region>
        <text:changed-region xml:id="ct30023536" text:id="ct30023536">
          <text:insertion>
            <office:change-info>
              <dc:creator>Sandy Harris</dc:creator>
              <dc:date>2014-03-29T12:39:00</dc:date>
            </office:change-info>
          </text:insertion>
        </text:changed-region>
        <text:changed-region xml:id="ct29926304" text:id="ct29926304">
          <text:insertion>
            <office:change-info>
              <dc:creator>Sandy Harris</dc:creator>
              <dc:date>2014-03-29T12:40:00</dc:date>
            </office:change-info>
          </text:insertion>
        </text:changed-region>
        <text:changed-region xml:id="ct29927328" text:id="ct29927328">
          <text:insertion>
            <office:change-info>
              <dc:creator>Sandy Harris</dc:creator>
              <dc:date>2014-04-14T13:11:00</dc:date>
            </office:change-info>
          </text:insertion>
        </text:changed-region>
        <text:changed-region xml:id="ct20868672" text:id="ct20868672">
          <text:insertion>
            <office:change-info>
              <dc:creator>Sandy Harris</dc:creator>
              <dc:date>2014-04-15T15:54:00</dc:date>
            </office:change-info>
          </text:insertion>
        </text:changed-region>
        <text:changed-region xml:id="ct30020912" text:id="ct30020912">
          <text:insertion>
            <office:change-info>
              <dc:creator>Sandy Harris</dc:creator>
              <dc:date>2014-04-14T13:11:00</dc:date>
            </office:change-info>
          </text:insertion>
        </text:changed-region>
        <text:changed-region xml:id="ct29926496" text:id="ct29926496">
          <text:insertion>
            <office:change-info>
              <dc:creator>Sandy Harris</dc:creator>
              <dc:date>2014-04-14T13:22:00</dc:date>
            </office:change-info>
          </text:insertion>
        </text:changed-region>
        <text:changed-region xml:id="ct30020336" text:id="ct30020336">
          <text:insertion>
            <office:change-info>
              <dc:creator>Sandy Harris</dc:creator>
              <dc:date>2014-04-14T13:23:00</dc:date>
            </office:change-info>
          </text:insertion>
        </text:changed-region>
        <text:changed-region xml:id="ct29262640" text:id="ct29262640">
          <text:insertion>
            <office:change-info>
              <dc:creator>Sandy Harris</dc:creator>
              <dc:date>2014-04-14T13:24:00</dc:date>
            </office:change-info>
          </text:insertion>
        </text:changed-region>
        <text:changed-region xml:id="ct29926768" text:id="ct29926768">
          <text:insertion>
            <office:change-info>
              <dc:creator>Sandy Harris</dc:creator>
              <dc:date>2014-04-14T13:25:00</dc:date>
            </office:change-info>
          </text:insertion>
        </text:changed-region>
        <text:changed-region xml:id="ct29907360" text:id="ct29907360">
          <text:insertion>
            <office:change-info>
              <dc:creator>Sandy Harris</dc:creator>
              <dc:date>2014-04-14T13:26:00</dc:date>
            </office:change-info>
          </text:insertion>
        </text:changed-region>
        <text:changed-region xml:id="ct30024896" text:id="ct30024896">
          <text:insertion>
            <office:change-info>
              <dc:creator>Sandy Harris</dc:creator>
              <dc:date>2014-04-20T11:35:00</dc:date>
            </office:change-info>
          </text:insertion>
        </text:changed-region>
        <text:changed-region xml:id="ct29911712" text:id="ct29911712">
          <text:insertion>
            <office:change-info>
              <dc:creator>Sandy Harris</dc:creator>
              <dc:date>2014-04-14T13:28:00</dc:date>
            </office:change-info>
          </text:insertion>
        </text:changed-region>
        <text:changed-region xml:id="ct29911424" text:id="ct29911424">
          <text:insertion>
            <office:change-info>
              <dc:creator>Sandy Harris</dc:creator>
              <dc:date>2014-04-14T13:29:00</dc:date>
            </office:change-info>
          </text:insertion>
        </text:changed-region>
        <text:changed-region xml:id="ct29913440" text:id="ct29913440">
          <text:insertion>
            <office:change-info>
              <dc:creator>Sandy Harris</dc:creator>
              <dc:date>2014-04-14T13:09:00</dc:date>
            </office:change-info>
          </text:insertion>
        </text:changed-region>
        <text:changed-region xml:id="ct29270208" text:id="ct29270208">
          <text:insertion>
            <office:change-info>
              <dc:creator>Sandy Harris</dc:creator>
              <dc:date>2014-03-29T12:40:00</dc:date>
            </office:change-info>
          </text:insertion>
        </text:changed-region>
        <text:changed-region xml:id="ct29257216" text:id="ct29257216">
          <text:insertion>
            <office:change-info>
              <dc:creator>Sandy Harris</dc:creator>
              <dc:date>2014-03-29T12:41:00</dc:date>
            </office:change-info>
          </text:insertion>
        </text:changed-region>
        <text:changed-region xml:id="ct29940544" text:id="ct29940544">
          <text:deletion>
            <office:change-info>
              <dc:creator>Sandy Harris</dc:creator>
              <dc:date>2014-04-20T11:38:00</dc:date>
            </office:change-info>
            <text:p text:style-name="P36">fif</text:p>
          </text:deletion>
        </text:changed-region>
        <text:changed-region xml:id="ct29906832" text:id="ct29906832">
          <text:insertion>
            <office:change-info>
              <dc:creator>Sandy Harris</dc:creator>
              <dc:date>2014-04-20T11:38:00</dc:date>
            </office:change-info>
          </text:insertion>
        </text:changed-region>
        <text:changed-region xml:id="ct30049216" text:id="ct30049216">
          <text:insertion>
            <office:change-info>
              <dc:creator>Sandy Harris</dc:creator>
              <dc:date>2014-05-18T15:08:00</dc:date>
            </office:change-info>
          </text:insertion>
        </text:changed-region>
        <text:changed-region xml:id="ct29974368" text:id="ct29974368">
          <text:insertion>
            <office:change-info>
              <dc:creator>Sandy Harris</dc:creator>
              <dc:date>2014-05-18T15:17:00</dc:date>
            </office:change-info>
          </text:insertion>
        </text:changed-region>
        <text:changed-region xml:id="ct30051728" text:id="ct30051728">
          <text:insertion>
            <office:change-info>
              <dc:creator>Sandy Harris</dc:creator>
              <dc:date>2014-05-18T15:18:00</dc:date>
            </office:change-info>
          </text:insertion>
        </text:changed-region>
        <text:changed-region xml:id="ct30047584" text:id="ct30047584">
          <text:insertion>
            <office:change-info>
              <dc:creator>Sandy Harris</dc:creator>
              <dc:date>2014-05-18T15:15:00</dc:date>
            </office:change-info>
          </text:insertion>
        </text:changed-region>
        <text:changed-region xml:id="ct29976368" text:id="ct29976368">
          <text:deletion>
            <office:change-info>
              <dc:creator>Sandy Harris</dc:creator>
              <dc:date>2014-05-18T15:16:00</dc:date>
            </office:change-info>
            <text:p text:style-name="P37">and </text:p>
          </text:deletion>
        </text:changed-region>
        <text:changed-region xml:id="ct30163696" text:id="ct30163696">
          <text:insertion>
            <office:change-info>
              <dc:creator>Sandy Harris</dc:creator>
              <dc:date>2014-05-18T15:16:00</dc:date>
            </office:change-info>
          </text:insertion>
        </text:changed-region>
        <text:changed-region xml:id="ct30167632" text:id="ct30167632">
          <text:deletion>
            <office:change-info>
              <dc:creator>Sandy Harris</dc:creator>
              <dc:date>2014-05-18T15:16:00</dc:date>
            </office:change-info>
            <text:p text:style-name="P38"><text:span text:style-name="T18">modified variant of the authentication algorithm</text:span>; </text:p>
          </text:deletion>
        </text:changed-region>
        <text:changed-region xml:id="ct30167296" text:id="ct30167296">
          <text:insertion>
            <office:change-info>
              <dc:creator>Sandy Harris</dc:creator>
              <dc:date>2014-05-18T15:16:00</dc:date>
            </office:change-info>
          </text:insertion>
        </text:changed-region>
        <text:changed-region xml:id="ct30170976" text:id="ct30170976">
          <text:insertion>
            <office:change-info>
              <dc:creator>Sandy Harris</dc:creator>
              <dc:date>2014-05-18T15:17:00</dc:date>
            </office:change-info>
          </text:insertion>
        </text:changed-region>
        <text:changed-region xml:id="ct30171168" text:id="ct30171168">
          <text:deletion>
            <office:change-info>
              <dc:creator>Sandy Harris</dc:creator>
              <dc:date>2014-05-18T15:17:00</dc:date>
            </office:change-info>
            <text:p text:style-name="P38">i</text:p>
          </text:deletion>
        </text:changed-region>
        <text:changed-region xml:id="ct30170112" text:id="ct30170112">
          <text:deletion>
            <office:change-info>
              <dc:creator>Sandy Harris</dc:creator>
              <dc:date>2014-05-18T15:17:00</dc:date>
            </office:change-info>
            <text:p text:style-name="P38">re</text:p>
          </text:deletion>
        </text:changed-region>
        <text:changed-region xml:id="ct30171680" text:id="ct30171680">
          <text:insertion>
            <office:change-info>
              <dc:creator>Sandy Harris</dc:creator>
              <dc:date>2014-05-18T15:17:00</dc:date>
            </office:change-info>
          </text:insertion>
        </text:changed-region>
        <text:changed-region xml:id="ct30171872" text:id="ct30171872">
          <text:deletion>
            <office:change-info>
              <dc:creator>Sandy Harris</dc:creator>
              <dc:date>2014-05-18T15:17:00</dc:date>
            </office:change-info>
            <text:p text:style-name="P38"><text:s/>are</text:p>
          </text:deletion>
        </text:changed-region>
        <text:changed-region xml:id="ct30172096" text:id="ct30172096">
          <text:deletion>
            <office:change-info>
              <dc:creator>Sandy Harris</dc:creator>
              <dc:date>2014-05-18T15:17:00</dc:date>
            </office:change-info>
            <text:p text:style-name="P38">for these </text:p>
          </text:deletion>
        </text:changed-region>
        <text:changed-region xml:id="ct30172992" text:id="ct30172992">
          <text:insertion>
            <office:change-info>
              <dc:creator>Sandy Harris</dc:creator>
              <dc:date>2014-05-18T15:08:00</dc:date>
            </office:change-info>
          </text:insertion>
        </text:changed-region>
        <text:changed-region xml:id="ct30176080" text:id="ct30176080">
          <text:insertion>
            <office:change-info>
              <dc:creator>Sandy Harris</dc:creator>
              <dc:date>2014-05-18T15:12:00</dc:date>
            </office:change-info>
          </text:insertion>
        </text:changed-region>
        <text:changed-region xml:id="ct30176976" text:id="ct30176976">
          <text:insertion>
            <office:change-info>
              <dc:creator>Sandy Harris</dc:creator>
              <dc:date>2014-05-18T15:13:00</dc:date>
            </office:change-info>
          </text:insertion>
        </text:changed-region>
        <text:changed-region xml:id="ct30178096" text:id="ct30178096">
          <text:insertion>
            <office:change-info>
              <dc:creator>Sandy Harris</dc:creator>
              <dc:date>2014-05-18T15:18:00</dc:date>
            </office:change-info>
          </text:insertion>
        </text:changed-region>
        <text:changed-region xml:id="ct30178496" text:id="ct30178496">
          <text:insertion>
            <office:change-info>
              <dc:creator>Sandy Harris</dc:creator>
              <dc:date>2014-05-18T15:22:00</dc:date>
            </office:change-info>
          </text:insertion>
        </text:changed-region>
        <text:changed-region xml:id="ct30178688" text:id="ct30178688">
          <text:insertion>
            <office:change-info>
              <dc:creator>Sandy Harris</dc:creator>
              <dc:date>2014-05-18T15:19:00</dc:date>
            </office:change-info>
          </text:insertion>
        </text:changed-region>
        <text:changed-region xml:id="ct30179856" text:id="ct30179856">
          <text:insertion>
            <office:change-info>
              <dc:creator>Sandy Harris</dc:creator>
              <dc:date>2014-05-18T15:20:00</dc:date>
            </office:change-info>
          </text:insertion>
        </text:changed-region>
        <text:changed-region xml:id="ct30180048" text:id="ct30180048">
          <text:insertion>
            <office:change-info>
              <dc:creator>Sandy Harris</dc:creator>
              <dc:date>2014-05-18T15:25:00</dc:date>
            </office:change-info>
          </text:insertion>
        </text:changed-region>
        <text:changed-region xml:id="ct30180816" text:id="ct30180816">
          <text:insertion>
            <office:change-info>
              <dc:creator>Sandy Harris</dc:creator>
              <dc:date>2014-05-18T15:26:00</dc:date>
            </office:change-info>
          </text:insertion>
        </text:changed-region>
        <text:changed-region xml:id="ct30180240" text:id="ct30180240">
          <text:insertion>
            <office:change-info>
              <dc:creator>Sandy Harris</dc:creator>
              <dc:date>2014-05-18T15:33:00</dc:date>
            </office:change-info>
          </text:insertion>
        </text:changed-region>
        <text:changed-region xml:id="ct30181424" text:id="ct30181424">
          <text:insertion>
            <office:change-info>
              <dc:creator>Sandy Harris</dc:creator>
              <dc:date>2014-05-18T15:34:00</dc:date>
            </office:change-info>
          </text:insertion>
        </text:changed-region>
        <text:changed-region xml:id="ct30183488" text:id="ct30183488">
          <text:insertion>
            <office:change-info>
              <dc:creator>Sandy Harris</dc:creator>
              <dc:date>2014-05-18T15:35:00</dc:date>
            </office:change-info>
          </text:insertion>
        </text:changed-region>
        <text:changed-region xml:id="ct30184592" text:id="ct30184592">
          <text:insertion>
            <office:change-info>
              <dc:creator>Sandy Harris</dc:creator>
              <dc:date>2014-05-18T15:36:00</dc:date>
            </office:change-info>
          </text:insertion>
        </text:changed-region>
        <text:changed-region xml:id="ct29975584" text:id="ct29975584">
          <text:insertion>
            <office:change-info>
              <dc:creator>Sandy Harris</dc:creator>
              <dc:date>2014-05-18T17:29:00</dc:date>
            </office:change-info>
          </text:insertion>
        </text:changed-region>
        <text:changed-region xml:id="ct30038800" text:id="ct30038800">
          <text:insertion>
            <office:change-info>
              <dc:creator>Sandy Harris</dc:creator>
              <dc:date>2014-05-18T17:30:00</dc:date>
            </office:change-info>
          </text:insertion>
        </text:changed-region>
        <text:changed-region xml:id="ct29281728" text:id="ct29281728">
          <text:insertion>
            <office:change-info>
              <dc:creator>Sandy Harris</dc:creator>
              <dc:date>2014-05-18T17:29:00</dc:date>
            </office:change-info>
          </text:insertion>
        </text:changed-region>
        <text:changed-region xml:id="ct30173184" text:id="ct30173184">
          <text:insertion>
            <office:change-info>
              <dc:creator>Sandy Harris</dc:creator>
              <dc:date>2014-05-18T17:34:00</dc:date>
            </office:change-info>
          </text:insertion>
        </text:changed-region>
        <text:changed-region xml:id="ct30043760" text:id="ct30043760">
          <text:insertion>
            <office:change-info>
              <dc:creator>Sandy Harris</dc:creator>
              <dc:date>2014-05-18T17:35:00</dc:date>
            </office:change-info>
          </text:insertion>
        </text:changed-region>
        <text:changed-region xml:id="ct30164560" text:id="ct30164560">
          <text:insertion>
            <office:change-info>
              <dc:creator>Sandy Harris</dc:creator>
              <dc:date>2014-05-18T17:37:00</dc:date>
            </office:change-info>
          </text:insertion>
        </text:changed-region>
        <text:changed-region xml:id="ct30176528" text:id="ct30176528">
          <text:insertion>
            <office:change-info>
              <dc:creator>Sandy Harris</dc:creator>
              <dc:date>2014-05-18T17:40:00</dc:date>
            </office:change-info>
          </text:insertion>
        </text:changed-region>
        <text:changed-region xml:id="ct30170480" text:id="ct30170480">
          <text:insertion>
            <office:change-info>
              <dc:creator>Sandy Harris</dc:creator>
              <dc:date>2014-05-18T17:38:00</dc:date>
            </office:change-info>
          </text:insertion>
        </text:changed-region>
        <text:changed-region xml:id="ct30170672" text:id="ct30170672">
          <text:insertion>
            <office:change-info>
              <dc:creator>Sandy Harris</dc:creator>
              <dc:date>2014-05-18T17:28:00</dc:date>
            </office:change-info>
          </text:insertion>
        </text:changed-region>
        <text:changed-region xml:id="ct30169392" text:id="ct30169392">
          <text:deletion>
            <office:change-info>
              <dc:creator>Sandy Harris</dc:creator>
              <dc:date>2014-05-18T17:28:00</dc:date>
            </office:change-info>
            <text:p text:style-name="P39"><text:s/></text:p>
          </text:deletion>
        </text:changed-region>
        <text:changed-region xml:id="ct30169584" text:id="ct30169584">
          <text:insertion>
            <office:change-info>
              <dc:creator>Sandy Harris</dc:creator>
              <dc:date>2014-05-18T16:55:00</dc:date>
            </office:change-info>
          </text:insertion>
        </text:changed-region>
        <text:changed-region xml:id="ct30190320" text:id="ct30190320">
          <text:insertion>
            <office:change-info>
              <dc:creator>Sandy Harris</dc:creator>
              <dc:date>2014-05-18T16:54:00</dc:date>
            </office:change-info>
          </text:insertion>
        </text:changed-region>
        <text:changed-region xml:id="ct30190896" text:id="ct30190896">
          <text:deletion>
            <office:change-info>
              <dc:creator>Sandy Harris</dc:creator>
              <dc:date>2014-05-18T16:55:00</dc:date>
            </office:change-info>
            <text:p text:style-name="P39">ere </text:p>
          </text:deletion>
        </text:changed-region>
        <text:changed-region xml:id="ct30190704" text:id="ct30190704">
          <text:deletion>
            <office:change-info>
              <dc:creator>Sandy Harris</dc:creator>
              <dc:date>2014-05-18T16:54:00</dc:date>
            </office:change-info>
            <text:p text:style-name="P39">wh</text:p>
          </text:deletion>
        </text:changed-region>
        <text:changed-region xml:id="ct30190512" text:id="ct30190512">
          <text:deletion>
            <office:change-info>
              <dc:creator>Sandy Harris</dc:creator>
              <dc:date>2014-05-18T16:55:00</dc:date>
            </office:change-info>
            <text:p text:style-name="P39">no</text:p>
          </text:deletion>
        </text:changed-region>
        <text:changed-region xml:id="ct30189968" text:id="ct30189968">
          <text:insertion>
            <office:change-info>
              <dc:creator>Sandy Harris</dc:creator>
              <dc:date>2014-05-18T16:55:00</dc:date>
            </office:change-info>
          </text:insertion>
        </text:changed-region>
        <text:changed-region xml:id="ct30191088" text:id="ct30191088">
          <text:insertion>
            <office:change-info>
              <dc:creator>Sandy Harris</dc:creator>
              <dc:date>2014-05-18T17:01:00</dc:date>
            </office:change-info>
          </text:insertion>
        </text:changed-region>
        <text:changed-region xml:id="ct30191840" text:id="ct30191840">
          <text:insertion>
            <office:change-info>
              <dc:creator>Sandy Harris</dc:creator>
              <dc:date>2014-05-18T16:56:00</dc:date>
            </office:change-info>
          </text:insertion>
        </text:changed-region>
        <text:changed-region xml:id="ct30191280" text:id="ct30191280">
          <text:insertion>
            <office:change-info>
              <dc:creator>Sandy Harris</dc:creator>
              <dc:date>2014-05-18T16:57:00</dc:date>
            </office:change-info>
          </text:insertion>
        </text:changed-region>
        <text:changed-region xml:id="ct30191472" text:id="ct30191472">
          <text:insertion>
            <office:change-info>
              <dc:creator>Sandy Harris</dc:creator>
              <dc:date>2014-05-18T16:58:00</dc:date>
            </office:change-info>
          </text:insertion>
        </text:changed-region>
        <text:changed-region xml:id="ct30192032" text:id="ct30192032">
          <text:insertion>
            <office:change-info>
              <dc:creator>Sandy Harris</dc:creator>
              <dc:date>2014-05-18T16:59:00</dc:date>
            </office:change-info>
          </text:insertion>
        </text:changed-region>
        <text:changed-region xml:id="ct30193024" text:id="ct30193024">
          <text:insertion>
            <office:change-info>
              <dc:creator>Sandy Harris</dc:creator>
              <dc:date>2014-05-18T17:00:00</dc:date>
            </office:change-info>
          </text:insertion>
        </text:changed-region>
        <text:changed-region xml:id="ct29285584" text:id="ct29285584">
          <text:insertion>
            <office:change-info>
              <dc:creator>Sandy Harris</dc:creator>
              <dc:date>2014-05-18T16:59:00</dc:date>
            </office:change-info>
          </text:insertion>
        </text:changed-region>
        <text:changed-region xml:id="ct29274416" text:id="ct29274416">
          <text:deletion>
            <office:change-info>
              <dc:creator>Sandy Harris</dc:creator>
              <dc:date>2014-05-18T17:28:00</dc:date>
            </office:change-info>
            <text:p text:style-name="P39">Nor are there any other operations likely to be expensive on some systems, such <text:span text:style-name="T19">as </text:span>multiplication, division, modulo, r<text:span text:style-name="T20">otations or other</text:span> bit-fiddling with masks and shifts.</text:p>
          </text:deletion>
        </text:changed-region>
        <text:changed-region xml:id="ct30066000" text:id="ct30066000">
          <text:insertion>
            <office:change-info>
              <dc:creator>Sandy Harris</dc:creator>
              <dc:date>2014-05-18T18:35:00</dc:date>
            </office:change-info>
          </text:insertion>
        </text:changed-region>
        <text:changed-region xml:id="ct30095504" text:id="ct30095504">
          <text:format-change>
            <office:change-info>
              <dc:creator>Sandy Harris</dc:creator>
              <dc:date>2014-04-20T11:46:00</dc:date>
            </office:change-info>
          </text:format-change>
        </text:changed-region>
        <text:changed-region xml:id="ct30013904" text:id="ct30013904">
          <text:format-change>
            <office:change-info>
              <dc:creator>Sandy Harris</dc:creator>
              <dc:date>2014-04-20T11:46:00</dc:date>
            </office:change-info>
          </text:format-change>
        </text:changed-region>
        <text:changed-region xml:id="ct30007248" text:id="ct30007248">
          <text:format-change>
            <office:change-info>
              <dc:creator>Sandy Harris</dc:creator>
              <dc:date>2014-04-20T11:46:00</dc:date>
            </office:change-info>
          </text:format-change>
        </text:changed-region>
        <text:changed-region xml:id="ct30079104" text:id="ct30079104">
          <text:format-change>
            <office:change-info>
              <dc:creator>Sandy Harris</dc:creator>
              <dc:date>2014-04-20T11:47:00</dc:date>
            </office:change-info>
          </text:format-change>
        </text:changed-region>
        <text:changed-region xml:id="ct30011040" text:id="ct30011040">
          <text:format-change>
            <office:change-info>
              <dc:creator>Sandy Harris</dc:creator>
              <dc:date>2014-04-20T11:47:00</dc:date>
            </office:change-info>
          </text:format-change>
        </text:changed-region>
        <text:changed-region xml:id="ct30116992" text:id="ct30116992">
          <text:deletion>
            <office:change-info>
              <dc:creator>Sandy Harris</dc:creator>
              <dc:date>2014-05-18T17:42:00</dc:date>
            </office:change-info>
            <text:p text:style-name="P40">block</text:p>
          </text:deletion>
        </text:changed-region>
        <text:changed-region xml:id="ct30082512" text:id="ct30082512">
          <text:insertion>
            <office:change-info>
              <dc:creator>Sandy Harris</dc:creator>
              <dc:date>2014-05-18T17:42:00</dc:date>
            </office:change-info>
          </text:insertion>
        </text:changed-region>
        <text:changed-region xml:id="ct30006944" text:id="ct30006944">
          <text:deletion>
            <office:change-info>
              <dc:creator>Sandy Harris</dc:creator>
              <dc:date>2014-05-18T17:42:00</dc:date>
            </office:change-info>
            <text:p text:style-name="P40">ed</text:p>
          </text:deletion>
        </text:changed-region>
        <text:changed-region xml:id="ct30014880" text:id="ct30014880">
          <text:insertion>
            <office:change-info>
              <dc:creator>Sandy Harris</dc:creator>
              <dc:date>2014-05-18T17:42:00</dc:date>
            </office:change-info>
          </text:insertion>
        </text:changed-region>
        <text:changed-region xml:id="ct29741328" text:id="ct29741328">
          <text:insertion>
            <office:change-info>
              <dc:creator>Sandy Harris</dc:creator>
              <dc:date>2014-05-18T17:42:00</dc:date>
            </office:change-info>
          </text:insertion>
        </text:changed-region>
        <text:changed-region xml:id="ct30004192" text:id="ct30004192">
          <text:deletion>
            <office:change-info>
              <dc:creator>Sandy Harris</dc:creator>
              <dc:date>2014-05-18T17:43:00</dc:date>
            </office:change-info>
            <text:p text:style-name="P40">ck</text:p>
          </text:deletion>
        </text:changed-region>
        <text:changed-region xml:id="ct30003968" text:id="ct30003968">
          <text:deletion>
            <office:change-info>
              <dc:creator>Sandy Harris</dc:creator>
              <dc:date>2014-05-18T17:42:00</dc:date>
            </office:change-info>
            <text:p text:style-name="P40">for every blo</text:p>
          </text:deletion>
        </text:changed-region>
        <text:changed-region xml:id="ct30009792" text:id="ct30009792">
          <text:insertion>
            <office:change-info>
              <dc:creator>Sandy Harris</dc:creator>
              <dc:date>2014-05-18T17:44:00</dc:date>
            </office:change-info>
          </text:insertion>
        </text:changed-region>
        <text:changed-region xml:id="ct30009984" text:id="ct30009984">
          <text:deletion>
            <office:change-info>
              <dc:creator>Sandy Harris</dc:creator>
              <dc:date>2014-05-18T17:44:00</dc:date>
            </office:change-info>
            <text:p text:style-name="P40">mix</text:p>
          </text:deletion>
        </text:changed-region>
        <text:changed-region xml:id="ct30007984" text:id="ct30007984">
          <text:insertion>
            <office:change-info>
              <dc:creator>Sandy Harris</dc:creator>
              <dc:date>2014-05-18T17:44:00</dc:date>
            </office:change-info>
          </text:insertion>
        </text:changed-region>
        <text:changed-region xml:id="ct30008208" text:id="ct30008208">
          <text:deletion>
            <office:change-info>
              <dc:creator>Sandy Harris</dc:creator>
              <dc:date>2014-05-18T17:44:00</dc:date>
            </office:change-info>
            <text:p text:style-name="P40">in a full block of new material </text:p>
          </text:deletion>
        </text:changed-region>
        <text:changed-region xml:id="ct29999424" text:id="ct29999424">
          <text:insertion>
            <office:change-info>
              <dc:creator>Sandy Harris</dc:creator>
              <dc:date>2014-05-18T17:45:00</dc:date>
            </office:change-info>
          </text:insertion>
        </text:changed-region>
        <text:changed-region xml:id="ct30102064" text:id="ct30102064">
          <text:insertion>
            <office:change-info>
              <dc:creator>Sandy Harris</dc:creator>
              <dc:date>2014-05-18T17:45:00</dc:date>
            </office:change-info>
          </text:insertion>
        </text:changed-region>
        <text:changed-region xml:id="ct30102256" text:id="ct30102256">
          <text:deletion>
            <office:change-info>
              <dc:creator>Sandy Harris</dc:creator>
              <dc:date>2014-05-18T17:45:00</dc:date>
            </office:change-info>
            <text:p text:style-name="P40">every few</text:p>
          </text:deletion>
        </text:changed-region>
        <text:changed-region xml:id="ct30121760" text:id="ct30121760">
          <text:insertion>
            <office:change-info>
              <dc:creator>Sandy Harris</dc:creator>
              <dc:date>2014-05-18T17:45:00</dc:date>
            </office:change-info>
          </text:insertion>
        </text:changed-region>
        <text:changed-region xml:id="ct30120128" text:id="ct30120128">
          <text:format-change>
            <office:change-info>
              <dc:creator>Sandy Harris</dc:creator>
              <dc:date>2014-04-20T11:47:00</dc:date>
            </office:change-info>
          </text:format-change>
        </text:changed-region>
        <text:changed-region xml:id="ct30079968" text:id="ct30079968">
          <text:format-change>
            <office:change-info>
              <dc:creator>Sandy Harris</dc:creator>
              <dc:date>2014-04-20T11:47:00</dc:date>
            </office:change-info>
          </text:format-change>
        </text:changed-region>
        <text:changed-region xml:id="ct30120448" text:id="ct30120448">
          <text:insertion>
            <office:change-info>
              <dc:creator>Sandy Harris</dc:creator>
              <dc:date>2014-05-18T17:48:00</dc:date>
            </office:change-info>
          </text:insertion>
        </text:changed-region>
        <text:changed-region xml:id="ct30079728" text:id="ct30079728">
          <text:deletion>
            <office:change-info>
              <dc:creator>Sandy Harris</dc:creator>
              <dc:date>2014-05-18T17:48:00</dc:date>
            </office:change-info>
            <text:h text:style-name="P41" text:outline-level="2"/>
            <text:h text:style-name="P42" text:outline-level="2"/>
          </text:deletion>
        </text:changed-region>
        <text:changed-region xml:id="ct30120864" text:id="ct30120864">
          <text:deletion>
            <office:change-info>
              <dc:creator>Sandy Harris</dc:creator>
              <dc:date>2014-03-29T12:48:00</dc:date>
            </office:change-info>
            <text:p text:style-name="P43">but</text:p>
          </text:deletion>
        </text:changed-region>
        <text:changed-region xml:id="ct30133024" text:id="ct30133024">
          <text:insertion>
            <office:change-info>
              <dc:creator>Sandy Harris</dc:creator>
              <dc:date>2014-03-29T12:48:00</dc:date>
            </office:change-info>
          </text:insertion>
        </text:changed-region>
        <text:changed-region xml:id="ct30153664" text:id="ct30153664">
          <text:insertion>
            <office:change-info>
              <dc:creator>Sandy Harris</dc:creator>
              <dc:date>2014-05-18T17:05:00</dc:date>
            </office:change-info>
          </text:insertion>
        </text:changed-region>
        <text:changed-region xml:id="ct30153168" text:id="ct30153168">
          <text:insertion>
            <office:change-info>
              <dc:creator>Sandy Harris</dc:creator>
              <dc:date>2014-05-18T17:06:00</dc:date>
            </office:change-info>
          </text:insertion>
        </text:changed-region>
        <text:changed-region xml:id="ct30155120" text:id="ct30155120">
          <text:insertion>
            <office:change-info>
              <dc:creator>Sandy Harris</dc:creator>
              <dc:date>2014-05-18T17: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
      <text:p text:style-name="P209"><text:bookmark-start text:name="__RefHeading__1609_62539030"/>The Enchilada authenticated cipher<text:span text:style-name="T533">s</text:span>, v1<text:change-start text:change-id="ct40142448"/>.<text:span text:style-name="T565">1</text:span><text:bookmark-end text:name="__RefHeading__1609_62539030"/><text:change-end text:change-id="ct40142448"/></text:p>
      <text:h text:style-name="P398" text:outline-level="2"/>
      <text:p text:style-name="P172"><text:bookmark-start text:name="__RefHeading__1611_62539030"/>Abstract:<text:bookmark-end text:name="__RefHeading__1611_62539030"/></text:p>
      <text:p text:style-name="P47"/>
      <text:p text:style-name="P46"><text:span text:style-name="T35">This paper proposes </text:span><text:span text:style-name="T37">a </text:span><text:span text:style-name="T38">pair of</text:span><text:span text:style-name="T35"> authenticated cipher</text:span><text:span text:style-name="T38">s</text:span><text:span text:style-name="T36"> </text:span><text:span text:style-name="T35">for the CAESAR</text:span><text:change text:change-id="ct29354928"/><text:change text:change-id="ct29354528"/> <text:span text:style-name="T35">competition. </text:span><text:span text:style-name="T38">They are</text:span><text:span text:style-name="T35"> based on the idea of using a stream cipher and a block cipher together to produce a hybrid cipher that is demonstrably resistant to all the usual attacks on either block ciphers or stream ciphers.</text:span></text:p>
      <text:p text:style-name="P49">The specific proposal<text:span text:style-name="T497">s</text:span> here <text:span text:style-name="T493">are two hybrid ciphers</text:span> using components known to be efficient and thought – after considerable analysis – to be secure. <text:span text:style-name="T442">Enchilada-128</text:span> us<text:span text:style-name="T493">es</text:span> <text:span text:style-name="T476">12</text:span>-round ChaCha and <text:span text:style-name="T497">Rijndael with </text:span>10 round<text:span text:style-name="T497">s and 128-bit block size; the actual encryption is identical to AES-128, though the key schedule is changed </text:span>and <text:span text:style-name="T493">whitening added</text:span>. <text:span text:style-name="T497">Enchilada-256 is a high-security variant using 20-round ChaCha</text:span> and <text:span text:style-name="T497">Rijndael with </text:span>1<text:span text:style-name="T497">4</text:span> round<text:span text:style-name="T497">s and 256-bit block size. Both ciphers use a Galois field construction borrowed from AES-GCM mode to add authentication.</text:span></text:p>
      <text:p text:style-name="P48"><text:span text:style-name="T299">I give a security proof for this class of cipher. If that proof is valid, it shows that these ciphers have </text:span><text:span text:style-name="T385">provable </text:span><text:span text:style-name="T386">lower bound</text:span><text:span text:style-name="T385"> security</text:span><text:span text:style-name="T477"> of </text:span><text:span text:style-name="T478">2</text:span><text:span text:style-name="T327">blocksize</text:span><text:span text:style-name="T478"> </text:span><text:span text:style-name="T299">under mild assumptions, even if both ChaCha and Rijndael should turn out to be remarkably weak.</text:span></text:p>
      <text:p text:style-name="P55"/>
      <text:p text:style-name="P52"/>
      <text:p text:style-name="P52">Designer and submitter:</text:p>
      <text:p text:style-name="P53"/>
      <text:p text:style-name="P56"><text:span text:style-name="T470">S</text:span><text:span text:style-name="T469">andy Harris<text:tab/><text:tab/></text:span><text:a xlink:type="simple" xlink:href="mailto:sandyinchina@gmail.com"><text:span text:style-name="T469">sandyinchina@gmail.com</text:span></text:a></text:p>
      <text:p text:style-name="P54"/>
      <text:p text:style-name="P2"><text:change text:change-id="ct29364992"/><text:change-start text:change-id="ct29335792"/><text:date style:data-style-name="N36" text:date-value="2014-05-18T18:22:23.709588912" text:fixed="true">2014-05-18</text:date><text:change-end text:change-id="ct29335792"/><text:change-start text:change-id="ct29363712"/></text:p>
      <text:p text:style-name="P2"><text:change-end text:change-id="ct29363712"/></text:p>
      <text:p text:style-name="P5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0"><text:a xlink:type="simple" xlink:href="#__RefHeading__2567_822441682" text:style-name="Index_20_Link" text:visited-style-name="Index_20_Link">Specification<text:tab/>3</text:a></text:p>
          <text:p text:style-name="P331"><text:a xlink:type="simple" xlink:href="#__RefHeading__5433_322586988" text:style-name="Index_20_Link" text:visited-style-name="Index_20_Link">Changes from version 1<text:tab/>3</text:a></text:p>
          <text:p text:style-name="P331"><text:a xlink:type="simple" xlink:href="#__RefHeading__4974_1575960186" text:style-name="Index_20_Link" text:visited-style-name="Index_20_Link">Basic idea of the cipher<text:tab/>4</text:a></text:p>
          <text:p text:style-name="P331"><text:a xlink:type="simple" xlink:href="#__RefHeading__2552_822441682" text:style-name="Index_20_Link" text:visited-style-name="Index_20_Link">Components<text:tab/>5</text:a></text:p>
          <text:p text:style-name="P331"><text:a xlink:type="simple" xlink:href="#__RefHeading__4495_1496535900" text:style-name="Index_20_Link" text:visited-style-name="Index_20_Link">Variants<text:tab/>6</text:a></text:p>
          <text:p text:style-name="P331"><text:a xlink:type="simple" xlink:href="#__RefHeading__3978_811163804" text:style-name="Index_20_Link" text:visited-style-name="Index_20_Link">Authentication<text:tab/>8</text:a></text:p>
          <text:p text:style-name="P331"><text:a xlink:type="simple" xlink:href="#__RefHeading__3041_974757161" text:style-name="Index_20_Link" text:visited-style-name="Index_20_Link">Tweaking and tuning<text:tab/>8</text:a></text:p>
          <text:p text:style-name="P332"><text:a xlink:type="simple" xlink:href="#__RefHeading__3502_1366187791" text:style-name="Index_20_Link" text:visited-style-name="Index_20_Link">More or fewer ChaCha rounds<text:tab/>8</text:a></text:p>
          <text:p text:style-name="P332"><text:a xlink:type="simple" xlink:href="#__RefHeading__4053_536036857" text:style-name="Index_20_Link" text:visited-style-name="Index_20_Link">Different nonce handling<text:tab/>9</text:a></text:p>
          <text:p text:style-name="P332"><text:a xlink:type="simple" xlink:href="#__RefHeading__4281_654563087" text:style-name="Index_20_Link" text:visited-style-name="Index_20_Link">128-bit keys<text:tab/>9</text:a></text:p>
          <text:p text:style-name="P331"><text:a xlink:type="simple" xlink:href="#__RefHeading__4498_1496535900" text:style-name="Index_20_Link" text:visited-style-name="Index_20_Link">Pseudocode<text:tab/>9</text:a></text:p>
          <text:p text:style-name="P330"><text:a xlink:type="simple" xlink:href="#__RefHeading__2977_1369858669" text:style-name="Index_20_Link" text:visited-style-name="Index_20_Link">Security goals<text:tab/>11</text:a></text:p>
          <text:p text:style-name="P330"><text:a xlink:type="simple" xlink:href="#__RefHeading__4480_1496535900" text:style-name="Index_20_Link" text:visited-style-name="Index_20_Link">Security analysis<text:tab/>12</text:a></text:p>
          <text:p text:style-name="P331"><text:a xlink:type="simple" xlink:href="#__RefHeading__3816_353699993" text:style-name="Index_20_Link" text:visited-style-name="Index_20_Link">Simple analysis<text:tab/>12</text:a></text:p>
          <text:p text:style-name="P332"><text:a xlink:type="simple" xlink:href="#__RefHeading__1929_1496535900" text:style-name="Index_20_Link" text:visited-style-name="Index_20_Link">Attacks on the block cipher<text:tab/>12</text:a></text:p>
          <text:p text:style-name="P332"><text:a xlink:type="simple" xlink:href="#__RefHeading__1915_424614605" text:style-name="Index_20_Link" text:visited-style-name="Index_20_Link">Attacks on the stream cipher<text:tab/>13</text:a></text:p>
          <text:p text:style-name="P332"><text:a xlink:type="simple" xlink:href="#__RefHeading__1625_62539030" text:style-name="Index_20_Link" text:visited-style-name="Index_20_Link">Combined attacks<text:tab/>13</text:a></text:p>
          <text:p text:style-name="P331"><text:a xlink:type="simple" xlink:href="#__RefHeading__1627_62539030" text:style-name="Index_20_Link" text:visited-style-name="Index_20_Link">The Even-Mansour construction<text:tab/>14</text:a></text:p>
          <text:p text:style-name="P332"><text:a xlink:type="simple" xlink:href="#__RefHeading__3818_353699993" text:style-name="Index_20_Link" text:visited-style-name="Index_20_Link">Properties<text:tab/>14</text:a></text:p>
          <text:p text:style-name="P332"><text:a xlink:type="simple" xlink:href="#__RefHeading__4842_160917993" text:style-name="Index_20_Link" text:visited-style-name="Index_20_Link">Bounds for Enchilada<text:tab/>16</text:a></text:p>
          <text:p text:style-name="P332"><text:a xlink:type="simple" xlink:href="#__RefHeading__3820_353699993" text:style-name="Index_20_Link" text:visited-style-name="Index_20_Link">Attacks with large amounts of data<text:tab/>17</text:a></text:p>
          <text:p text:style-name="P332"><text:a xlink:type="simple" xlink:href="#__RefHeading__5435_322586988" text:style-name="Index_20_Link" text:visited-style-name="Index_20_Link">A low lower bound<text:tab/>17</text:a></text:p>
          <text:p text:style-name="P332"><text:a xlink:type="simple" xlink:href="#__RefHeading__5437_322586988" text:style-name="Index_20_Link" text:visited-style-name="Index_20_Link">Bounds with the stream cipher<text:tab/>18</text:a></text:p>
          <text:p text:style-name="P332"><text:a xlink:type="simple" xlink:href="#__RefHeading__3890_1644895149" text:style-name="Index_20_Link" text:visited-style-name="Index_20_Link">Summary of security claims<text:tab/>19</text:a></text:p>
          <text:p text:style-name="P331"><text:a xlink:type="simple" xlink:href="#__RefHeading__1931_1496535900" text:style-name="Index_20_Link" text:visited-style-name="Index_20_Link">Attacks I cannot rule out<text:tab/>20</text:a></text:p>
          <text:p text:style-name="P332"><text:a xlink:type="simple" xlink:href="#__RefHeading__3936_1670034211" text:style-name="Index_20_Link" text:visited-style-name="Index_20_Link">Exploiting a weak stream cipher<text:tab/>21</text:a></text:p>
          <text:p text:style-name="P332"><text:a xlink:type="simple" xlink:href="#__RefHeading__1800_782026976" text:style-name="Index_20_Link" text:visited-style-name="Index_20_Link">Meet-in-the-middle attacks<text:tab/>21</text:a></text:p>
          <text:p text:style-name="P332"><text:a xlink:type="simple" xlink:href="#__RefHeading__4055_536036857" text:style-name="Index_20_Link" text:visited-style-name="Index_20_Link">Partial knowledge of whitening<text:tab/>22</text:a></text:p>
          <text:p text:style-name="P330"><text:a xlink:type="simple" xlink:href="#__RefHeading__2981_1369858669" text:style-name="Index_20_Link" text:visited-style-name="Index_20_Link">Features<text:tab/>22</text:a></text:p>
          <text:p text:style-name="P331"><text:a xlink:type="simple" xlink:href="#__RefHeading__6473_1578295101" text:style-name="Index_20_Link" text:visited-style-name="Index_20_Link">Parameter sets<text:tab/>24</text:a></text:p>
          <text:p text:style-name="P330"><text:a xlink:type="simple" xlink:href="#__RefHeading__2983_1369858669" text:style-name="Index_20_Link" text:visited-style-name="Index_20_Link">Design rationale<text:tab/>24</text:a></text:p>
          <text:p text:style-name="P331"><text:a xlink:type="simple" xlink:href="#__RefHeading__3047_974757161" text:style-name="Index_20_Link" text:visited-style-name="Index_20_Link">Rejected options<text:tab/>24</text:a></text:p>
          <text:p text:style-name="P331"><text:a xlink:type="simple" xlink:href="#__RefHeading__3473_835972019" text:style-name="Index_20_Link" text:visited-style-name="Index_20_Link">Questions for analysis<text:tab/>26</text:a></text:p>
          <text:p text:style-name="P332"><text:a xlink:type="simple" xlink:href="#__RefHeading__3479_835972019" text:style-name="Index_20_Link" text:visited-style-name="Index_20_Link">The security proof<text:tab/>26</text:a></text:p>
          <text:p text:style-name="P332"><text:a xlink:type="simple" xlink:href="#__RefHeading__4285_654563087" text:style-name="Index_20_Link" text:visited-style-name="Index_20_Link">How weak could components be?<text:tab/>26</text:a></text:p>
          <text:p text:style-name="P330"><text:a xlink:type="simple" xlink:href="#__RefHeading__3940_1670034211" text:style-name="Index_20_Link" text:visited-style-name="Index_20_Link">Administrative things<text:tab/>28</text:a></text:p>
          <text:p text:style-name="P331"><text:a xlink:type="simple" xlink:href="#__RefHeading__2985_1369858669" text:style-name="Index_20_Link" text:visited-style-name="Index_20_Link">Intellectual property<text:tab/>28</text:a></text:p>
          <text:p text:style-name="P331"><text:a xlink:type="simple" xlink:href="#__RefHeading__2987_1369858669" text:style-name="Index_20_Link" text:visited-style-name="Index_20_Link">Consent<text:tab/>29</text:a></text:p>
        </text:index-body>
      </text:table-of-content>
      <text:h text:style-name="P393" text:outline-level="1"/>
      <text:h text:style-name="P395" text:outline-level="1"><text:bookmark-start text:name="__RefHeading__2567_822441682"/>Specification<text:bookmark-end text:name="__RefHeading__2567_822441682"/></text:h>
      <text:p text:style-name="P127"><text:span text:style-name="T497">Enchilada-128 and Enchilada-256 are hybrid ciphers </text:span>us<text:span text:style-name="T55">ing</text:span> <text:span text:style-name="T55">the ChaCha stream cipher and a whitened form of the Rijndael block cipher. This design has both advantages and disadvantages.</text:span></text:p>
      <text:list xml:id="list351101733834910802" text:style-name="L3">
        <text:list-item>
          <text:p text:style-name="P363"><text:span text:style-name="T396">The major advantage is a </text:span><text:span text:style-name="T374">provable lower bound on security</text:span><text:span text:style-name="T396"> against a wide range of attacks. The bound is 2</text:span><text:span text:style-name="T314">blocksize</text:span><text:span text:style-name="T396">, so 2</text:span><text:span text:style-name="T314">12</text:span><text:span text:style-name="T328">8</text:span><text:span text:style-name="T396"> or 2</text:span><text:span text:style-name="T310">256 </text:span><text:span text:style-name="T396">for the particular ciphers proposed here.</text:span></text:p>
        </text:list-item>
        <text:list-item>
          <text:p text:style-name="P364">Both ciphers use a 256-bit key so the bound for a brute force attack is 2<text:span text:style-name="T300">255</text:span><text:span text:style-name="T12">; this means Enchilada-256 does not quite achieve 256-bit security, but the difference is insignificant.</text:span></text:p>
        </text:list-item>
        <text:list-item>
          <text:p text:style-name="P365"><text:span text:style-name="T53">The authentication uses the Galois field operations from AES-GCM; the Enchilada ciphers are quite similar to that mode and have most of its advantages. The differences are in the way </text:span><text:change text:change-id="ct29500016"/><text:span text:style-name="T53">some parts of the authentication are initialised</text:span>.</text:p>
        </text:list-item>
        <text:list-item>
          <text:p text:style-name="P366">Since Enchilada uses both a stream cipher and a block cipher, it is inherently slower than a scheme that requires only one of those. <text:span text:style-name="T494">In particular, Enchilada-128 is inherently slower than AES-GCM</text:span><text:change-start text:change-id="ct29488288"/><text:span text:style-name="T494"> using AES-128</text:span><text:change-end text:change-id="ct29488288"/><text:span text:style-name="T494">. </text:span>However, choosing fast ciphers in both roles does not compromise security, so overall the scheme can be made reasonably fast.<text:change-start text:change-id="ct29494592"/></text:p>
        </text:list-item>
        <text:list-item>
          <text:p text:style-name="P367"><text:change-end text:change-id="ct29494592"/><text:change-start text:change-id="ct29486768"/>The comparison may be more favorable in other cases. For example, <text:change-end text:change-id="ct29486768"/><text:change-start text:change-id="ct29486448"/>Enchilada-128 uses a 256-bit key and is intended to offer high security, but a speed co<text:change-end text:change-id="ct29486448"/><text:change-start text:change-id="ct29492848"/>mparison with AES-GCM using AES-256 might go either way<text:change-end text:change-id="ct29492848"/><text:change-start text:change-id="ct29491520"/> since one needs ChaCha while the other needs fo<text:span text:style-name="T555">u</text:span>r extra AES rounds.<text:change-end text:change-id="ct29491520"/></text:p>
        </text:list-item>
      </text:list>
      <text:p text:style-name="P226">I believe the trade-offs <text:span text:style-name="T426">are </text:span>reasonable, <text:span text:style-name="T464">in particular that having provable security justifies the costs, </text:span>but there is c<text:span text:style-name="T467">onsiderable</text:span> room for d<text:span text:style-name="T426">iscussion</text:span>.<text:change-start text:change-id="ct29500208"/></text:p>
      <text:h text:style-name="Heading_20_2" text:outline-level="2"><text:bookmark-start text:name="__RefHeading__5433_322586988"/>Changes from version 1<text:bookmark-end text:name="__RefHeading__5433_322586988"/></text:h>
      <text:p text:style-name="P228"><text:change-end text:change-id="ct29500208"/><text:change-start text:change-id="ct29474784"/>This is version 1.1 of the <text:span text:style-name="T559">Enchilada </text:span>specification.</text:p>
      <text:p text:style-name="P228"><text:span text:style-name="T559">This version</text:span> matches the submitted <text:change-end text:change-id="ct29474784"/><text:change-start text:change-id="ct29506208"/>code; version 1 does not. There are two important changes:</text:p>
      <text:p text:style-name="P227">Danilo Gligoroski pointed out on the mailing list<text:change-end text:change-id="ct29506208"/><text:change-start text:change-id="ct28936416"/> that Enchilada, along with several other candidates, used the secret message number in a way that violated the requirements in the <text:span text:style-name="T561">CAESAR </text:span>call. He was correct, and I thank him. <text:span text:style-name="T558">I have fixed that problem; Enchilada now only uses the public message number, passing it to ChaCha as the nonce there. The public and secret message numbers are discussed in more detail in the section “Variants” below.</text:span><text:change-end text:change-id="ct28936416"/><text:change-start text:change-id="ct29507904"/></text:p>
      <text:p text:style-name="P231">The original specification <text:change-end text:change-id="ct29507904"/><text:change-start text:change-id="ct29508272"/>used<text:change-end text:change-id="ct29508272"/><text:change-start text:change-id="ct29508464"/> <text:span text:style-name="T561">a whitened variant of ECB mode </text:span><text:change-end text:change-id="ct29508464"/><text:change-start text:change-id="ct29508768"/><text:span text:style-name="T561">–</text:span><text:change-end text:change-id="ct29508768"/><text:change-start text:change-id="ct29071616"/><text:span text:style-name="T561"> add whitening to plaintext, apply encryption, and add whitening to the ciphertext. </text:span><text:change-end text:change-id="ct29071616"/><text:change-start text:change-id="ct29511328"/><text:span text:style-name="T561">This led to problems in the implem</text:span><text:change-end text:change-id="ct29511328"/><text:change-start text:change-id="ct29512848"/><text:span text:style-name="T561">entation because I had not thought through the question of padding when I wrote the original document. I could have invented a padding scheme or </text:span><text:change-end text:change-id="ct29512848"/><text:change-start text:change-id="ct29513872"/><text:span text:style-name="T561">–</text:span><text:change-end text:change-id="ct29513872"/><text:change-start text:change-id="ct29515312"/><text:span text:style-name="T561"> far more sensibly </text:span><text:change-end text:change-id="ct29515312"/><text:change-start text:change-id="ct29516544"/><text:span text:style-name="T561">–</text:span><text:change-end text:change-id="ct29516544"/><text:change-start text:change-id="ct29517120"/><text:span text:style-name="T561"> adopted one of the usual ones, but then the code would not have matched the original specification, which is a CAESAR requirement. <text:s/></text:span><text:change-end text:change-id="ct29517120"/><text:change-start text:change-id="ct29517312"/></text:p>
      <text:p text:style-name="P230"><text:change-end text:change-id="ct29517312"/><text:change-start text:change-id="ct29517680"/><text:span text:style-name="T286">Instea</text:span><text:change-end text:change-id="ct29517680"/><text:change-start text:change-id="ct29073552"/><text:span text:style-name="T282">d, </text:span><text:span text:style-name="T286">this version</text:span><text:span text:style-name="T282"> use</text:span><text:span text:style-name="T286">s</text:span><text:span text:style-name="T282"> the whole Enchilada AES+whitening combination in counter mode. </text:span><text:span text:style-name="T286">The code does not match the orig</text:span><text:span text:style-name="T289">i</text:span><text:span text:style-name="T286">nal partly-broken specification, but it does match this one.</text:span><text:change-end text:change-id="ct29073552"/><text:change-start text:change-id="ct29521728"/><text:span text:style-name="T286"> </text:span><text:span text:style-name="T287">The advantages of this mode are discussed under “Fea</text:span><text:change-end text:change-id="ct29521728"/><text:change-start text:change-id="ct29523088"/><text:span text:style-name="T287">tures” below.</text:span><text:change-end text:change-id="ct29523088"/></text:p>
      <text:h text:style-name="P399" text:outline-level="2"><text:bookmark-start text:name="__RefHeading__4974_1575960186"/><text:soft-page-break/>Basic idea <text:span text:style-name="T495">of the cipher</text:span><text:bookmark-end text:name="__RefHeading__4974_1575960186"/></text:h>
      <text:p text:style-name="P108"><text:span text:style-name="T387">It is possible</text:span> to use a stream cipher and a block cipher together to derive a cipher that is, in some senses, stronger than either. <text:span text:style-name="T387">This design is a much revised and expanded version of a paper </text:span><text:span text:style-name="T387"><text:note text:id="ftn1" text:note-class="endnote"><text:note-citation>1</text:note-citation><text:note-body><text:p text:style-name="P274"><text:span text:style-name="T379"><text:s/>Sandy Harris, </text:span><text:span text:style-name="T380">Exploring Cipherspace: Combining stream ciphers and block ciphers </text:span><text:a xlink:type="simple" xlink:href="http://eprint.iacr.org/2008/473"><text:span text:style-name="T381">http://eprint.iacr.org/2008/473</text:span></text:a></text:p></text:note-body></text:note></text:span><text:span text:style-name="T387"> I did in 2008. The main new things are that I now have a security proof and I have added authentication.</text:span></text:p>
      <text:p text:style-name="P108">All conventionally-designed block ciphers share <text:span text:style-name="T465">a</text:span> common theoretical weakness, because they all encrypt multiple blocks with a single key.</text:p>
      <text:list xml:id="list448683532189367462" text:style-name="L4">
        <text:list-item>
          <text:p text:style-name="P368">An attacker may be able to collect many blocks encrypted with the same key, which allows a whole range of attacks that are impossible against a smaller number of blocks. <text:span text:style-name="T472">Also, if he or she can extract a key, then he or she breaks all other blocks encrypted with that key at neglible cost.</text:span></text:p>
        </text:list-item>
      </text:list>
      <text:p text:style-name="P183">The surge of interest in tweakable block ciphers over the past few years can be seen as at least partly an attempt to address th<text:span text:style-name="T472">i</text:span>s problem.</text:p>
      <text:p text:style-name="P108">All conventionally-designed stream ciphers share a common theoretical weakness, because they all mix plaintext and keying material in a simple way. A <text:span text:style-name="T402">typical </text:span>stream cipher has two parts, a keyed pseudorandom number generator and a combiner which mixes pseudorandom material with plaintext to produce ciphertext. Typically, the combiner is just a bitwise XOR.</text:p>
      <text:list xml:id="list6213051045929590381" text:style-name="L5">
        <text:list-item>
          <text:p text:style-name="P371"><text:span text:style-name="T299">Using XOR – or any other simple invertible operation – has an inherent weakness; it is </text:span><text:span text:style-name="T35">trivially</text:span><text:span text:style-name="T299"> easy for an enemy to acquire a sample of the keystream generator's output, given some known or guessed plaintext. That is, the first step in attacking the generator is essentially free.</text:span></text:p>
        </text:list-item>
      </text:list>
      <text:p text:style-name="P108">In general, ne<text:span text:style-name="T465">ither</text:span> of these weaknesses is important in practice; ciphers are designed to resist attacks even when the enemy has large samples of known plaintext, <text:span text:style-name="T536">or even when he can choose plaintext or ciphertext</text:span>. In particular, stream cipher generators are designed to resist attacks even when the enemy has a large sample of their output, and block ciphers <text:span text:style-name="T391">are designed </text:span>to resist differential and linear attacks in which the enemy has enormous amounts of data.</text:p>
      <text:p text:style-name="P108">It can be argued that these should <text:span text:style-name="T434">not </text:span>be called “weakness<text:span text:style-name="T434">es</text:span>”, that they would be better described as just natural properties of block ciphers and stream ciphers. I reject that argument. These properties are indeed quite natural, but they are not <text:span text:style-name="T34">necessary</text:span>; <text:span text:style-name="T401">i</text:span>t is entirely possible to design a cipher that has neither property.</text:p>
      <text:p text:style-name="P182"><text:span text:style-name="T546">Specifically, a</text:span> hybrid cipher such as Enchilada does not have these problems.</text:p>
      <text:list xml:id="list5033478617294736539" text:style-name="L6">
        <text:list-item>
          <text:p text:style-name="P372">If stream cipher output is mixed into the block cipher state – whitening <text:span text:style-name="T444">in Enchilada,</text:span> but round keys or a tweak <text:span text:style-name="T444">could be used instead</text:span> – then an enemy cannot get multiple blocks identically encrypted, so <text:span text:style-name="T56">m</text:span><text:span text:style-name="T64">ost</text:span><text:span text:style-name="T56"> of the usual attacks </text:span><text:span text:style-name="T64">on a block cipher</text:span><text:span text:style-name="T498"> </text:span>are blocked.</text:p>
        </text:list-item>
        <text:list-item>
          <text:p text:style-name="P372">From the stream cipher point of view, <text:span text:style-name="T437">using a block cipher as the mixer blocks </text:span><text:span text:style-name="T63">most of the usual attacks on </text:span><text:span text:style-name="T65">a</text:span><text:span text:style-name="T63"> stream cipher</text:span><text:span text:style-name="T437"> – all the ones that require direct access to generator output.</text:span></text:p>
        </text:list-item>
      </text:list>
      <text:p text:style-name="P184">That is, this class of hybrid is inherently resistant to most of the usual attacks on either block ciphers or stream ciphers. Later sections go into more detail.<text:change-start text:change-id="ct29558688"/><text:line-break/><text:change-end text:change-id="ct29558688"/></text:p>
      <text:h text:style-name="Heading_20_2" text:outline-level="2"><text:bookmark-start text:name="__RefHeading__2552_822441682"/><text:soft-page-break/>Components<text:bookmark-end text:name="__RefHeading__2552_822441682"/></text:h>
      <text:p text:style-name="P115">The components used are ChaCha, <text:span text:style-name="T498">Rijndael and the authentication mechansim from AES-GCM</text:span>; <text:span text:style-name="T495">all three</text:span> are efficient, <text:span text:style-name="T495">all</text:span> have been extensively analyzed, and <text:span text:style-name="T495">all</text:span> are thought to be secure.</text:p>
      <text:p text:style-name="P128"><text:span text:style-name="T56">AES</text:span> <text:span text:style-name="T397">is</text:span> a US government Federal Information Processing Standard (FIPS 197 <text:note text:id="ftn2" text:note-class="endnote"><text:note-citation>2</text:note-citation><text:note-body><text:p text:style-name="P273"><text:s/><text:span text:style-name="T388">FIPS standard for AES http://csrc.nist.gov/publications/fips/fips197/fips-197.pdf</text:span></text:p></text:note-body></text:note>), <text:span text:style-name="T397">the</text:span> winn<text:span text:style-name="T397">er of</text:span> a competition <text:span text:style-name="T389">(</text:span>historical information <text:note text:id="ftn3" text:note-class="endnote"><text:note-citation>3</text:note-citation><text:note-body><text:p text:style-name="P272"><text:s/>NIST archive on the AES competition http://csrc.nist.gov/archive/aes/</text:p></text:note-body></text:note><text:span text:style-name="T389">) </text:span>run by the National Institute of Standards and Technology (NIST) to find a suitable algorithm. Multiple implementations <text:span text:style-name="T389">in both hardware and software </text:span>and many papers <text:span text:style-name="T389">on the cipher are available from various sources. </text:span><text:span text:style-name="T62">Rijndael</text:span><text:span text:style-name="T389"> </text:span><text:change-start text:change-id="ct29583104"/><text:span text:style-name="T389"><text:note text:id="ftn4" text:note-class="endnote"><text:note-citation>4</text:note-citation><text:note-body><text:p text:style-name="P302"><text:change-start text:change-id="ct29584000"/><text:s/><text:change-end text:change-id="ct29584000"/><text:change-start text:change-id="ct29351792"/>Rijndael paper on NIST site: http://csrc.nist.gov/archive/aes/rijndael/Rijndael-ammended.pdf<text:change-end text:change-id="ct29351792"/></text:p></text:note-body></text:note></text:span><text:change-end text:change-id="ct29583104"/><text:change-start text:change-id="ct29351984"/><text:span text:style-name="T389"> </text:span><text:change-end text:change-id="ct29351984"/><text:span text:style-name="T389">is the more general cipher from which AES was derived; it is defined for 128-, 192- or 256-bit blocks but only the 128-bit variant is used in the AES standard.</text:span></text:p>
      <text:p text:style-name="P129"><text:span text:style-name="T176">Using </text:span><text:span text:style-name="T244">Rijndael</text:span><text:span text:style-name="T174"> </text:span><text:span text:style-name="T243">as a component </text:span><text:span text:style-name="T174">means </text:span><text:span text:style-name="T164">we can take advantage of available optimised code, of AES-specific instructions now built into some CPUs, </text:span><text:span text:style-name="T174">and of the extensive</text:span><text:span text:style-name="T164"> existing analysis </text:span><text:span text:style-name="T174">of AES. However, this is not entirely straightforward since we are not </text:span><text:span text:style-name="T243">precise</text:span><text:span text:style-name="T174">ly using AES. </text:span><text:span text:style-name="T244">Both </text:span><text:span text:style-name="T220">Enchilada </text:span><text:span text:style-name="T175">variants use a different key schedule – </text:span><text:span text:style-name="T177">ChaCha provides the round keys –</text:span><text:span text:style-name="T175"> </text:span><text:span text:style-name="T244">and Enchilada-256 uses a different block size, </text:span><text:span text:style-name="T176">so additional analysis is needed</text:span><text:span text:style-name="T175">.</text:span></text:p>
      <text:p text:style-name="P130"><text:span text:style-name="T176">A positive effect of th</text:span><text:span text:style-name="T243">i</text:span><text:span text:style-name="T176">s</text:span><text:span text:style-name="T220"> difference</text:span><text:span text:style-name="T176"> is that the altered key schedule blocks related-key attacks which depend on the standard AES key schedule. </text:span><text:span text:style-name="T218">This is important since several attacks of this type have been published; references are given in the “Security analysis” section.</text:span></text:p>
      <text:p text:style-name="P130"><text:span text:style-name="T253">Using ChaCha to provide round keys appears reasonable since a stream cipher generator and a block cipher key schedule do essentially the same thing – expand a relatively small key into a larger set of apparently random keying material – and the stream cipher has to do more of that with more direct risk of the output being exposed to an enemy, so </text:span><text:span text:style-name="T257">it must be designed to tougher criteria </text:span><text:span text:style-name="T253">an</text:span><text:span text:style-name="T257">d</text:span><text:span text:style-name="T253"> </text:span><text:span text:style-name="T257">therefore can be</text:span><text:span text:style-name="T254"> </text:span><text:span text:style-name="T257">expected </text:span><text:span text:style-name="T254">to cope </text:span><text:span text:style-name="T268">well </text:span><text:span text:style-name="T254">with the easier role as a key schedule.</text:span><text:span text:style-name="T253"> </text:span></text:p>
      <text:p text:style-name="P210"><text:span text:style-name="T62">C</text:span><text:span text:style-name="T56">haCha</text:span> or Snuffle 2008 <text:note text:id="ftn5" text:note-class="endnote"><text:note-citation>5</text:note-citation><text:note-body><text:p text:style-name="P277"><text:s/>ChaCha (Snuffle 2008) home page http://cr.yp.to/chacha.html</text:p></text:note-body></text:note> is a<text:span text:style-name="T393">n</text:span> updated version of Salsa20 or Snuffle 2005 <text:note text:id="ftn6" text:note-class="endnote"><text:note-citation>6</text:note-citation><text:note-body><text:p text:style-name="P277"><text:s/>Salsa20 (Snuffle 2005) home page http://cr.yp.to/snuffle.html</text:p></text:note-body></text:note> <text:span text:style-name="T537">from the same designer, Daniel Bernstein</text:span>. <text:span text:style-name="T390">Salsa was one of the winning algorithms in the European eSTREAM competition </text:span><text:span text:style-name="T390"><text:note text:id="ftn7" text:note-class="endnote"><text:note-citation>7</text:note-citation><text:note-body><text:p text:style-name="P278"><text:s/>eSTREAM cipher portfolio http://www.ecrypt.eu.org/stream/</text:p></text:note-body></text:note></text:span><text:span text:style-name="T390">; specifically, it was chosen for Profile 1, ciphers suitable for software implementation. It did not win in the hardware category, but the designer says it is suitable for that use:</text:span></text:p>
      <text:p text:style-name="P303"><text:span text:style-name="T32">Salsa20/8 and Salsa20/12, like the original Salsa20/20, offer a wide range of attractive options for the hardware implementor. They can fit into a very small circuit area; alternatively, they can be parallelized for extremely high throughput ... </text:span><text:span text:style-name="T390"><text:note text:id="ftn8" text:note-class="endnote"><text:note-citation>8</text:note-citation><text:note-body><text:p text:style-name="P279"><text:s/>Daniel Bernstein, Salsa20/8 and Salsa20/12, http://cr.yp.to/snuffle/812.pdf</text:p></text:note-body></text:note></text:span></text:p>
      <text:p text:style-name="P120"><text:span text:style-name="T390">B</text:span>oth Salsa and ChaCha have variants with different numbers of rounds. The eSTREAM site has:</text:p>
      <text:p text:style-name="P304"><text:span text:style-name="T31">Within eSTREAM, three main variants of Salsa20 - depending on the number of rounds r - were proposed: Salsa20/8, Salsa20/12 and Salsa20/20. Each provides a different security vs. performance trade-off. Salsa20/20 is recommended by the designer for "encryption in typical cryptographic applications". The versions Salsa20/12 and Salsa20/8 have 12 and 8 rounds, respectively, and the designer recommends them for "users who value speed more highly than confidence". The eSTREAM committee suggested the use of Salsa20/12, as offering the best balance among the different versions, combining very good performance with a comfortable margin of security. </text:span><text:note text:id="ftn9" text:note-class="endnote"><text:note-citation>9</text:note-citation><text:note-body><text:p text:style-name="P280"><text:s/>eSTREAM page titled Salsa20/12 http://www.ecrypt.eu.org/stream/e2-salsa20.html</text:p></text:note-body></text:note> </text:p>
      <text:p text:style-name="P121">I <text:span text:style-name="T418">refer to the three</text:span> variant<text:span text:style-name="T398">s</text:span> <text:span text:style-name="T537">of </text:span>ChaCha <text:span text:style-name="T537">as ChaCha8, ChaCha12 and ChaCha20 according to the number of rounds. I use ChaCha12 in Enchilada-128 and ChaCha20 in Enchilada-256. Other ChaCha variants could be considered as possible tweaks.</text:span></text:p>
      <text:p text:style-name="P58"><text:span text:style-name="T56">AES-GCM</text:span> <text:note text:id="ftn10" text:note-class="endnote"><text:note-citation>10</text:note-citation><text:note-body><text:p text:style-name="P281"><text:s/>David A McGrew and John Viege, The Galois/Counter Mode of Operation (GCM) <text:a xlink:type="simple" xlink:href="http://csrc.nist.gov/groups/ST/toolkit/BCM/documents/proposedmodes/gcm/gcm-spec.pdf">http://csrc.nist.gov/groups/ST/toolkit/BCM/documents/proposedmodes/gcm/gcm-spec.pdf</text:a></text:p></text:note-body></text:note> is Galois Counter Mode. It has been standardised by NIST <text:note text:id="ftn11" text:note-class="endnote"><text:note-citation>11</text:note-citation><text:note-body><text:p text:style-name="P282"><text:span text:style-name="T54"><text:s/>Morris Dworkin, NIST Special Publication 800-38D, Nov 2007, Recommendation for Block Cipher Modes of Operation: Galois/Counter Mode (GCM) and GMAC</text:span> <text:span text:style-name="T496">http://csrc.nist.gov/publications/nistpubs/800-38D/SP-800-38D.pdf</text:span></text:p></text:note-body></text:note> <text:span text:style-name="T54">and is applied in RFCs 4106 and 4543 for IPsec, 5288 and 6367 for TLS and 5637 for SSH. I use its authentication code, </text:span><text:change text:change-id="ct29598464"/><text:change-start text:change-id="ct29580912"/><text:span text:style-name="T54">based </text:span><text:soft-page-break/><text:span text:style-name="T54">on multiplication in a </text:span><text:change-end text:change-id="ct29580912"/><text:span text:style-name="T54">Galois </text:span><text:change text:change-id="ct29579824"/><text:change text:change-id="ct29578064"/><text:change-start text:change-id="ct29575264"/><text:span text:style-name="T54">field</text:span><text:change-end text:change-id="ct29575264"/><text:span text:style-name="T54">. I use ChaCha output for the hash key, H, rather than an AES encryption of the all-0 plaintext.</text:span></text:p>
      <text:h text:style-name="Heading_20_2" text:outline-level="2"><text:bookmark-start text:name="__RefHeading__4495_1496535900"/>Variants<text:bookmark-end text:name="__RefHeading__4495_1496535900"/></text:h>
      <text:p text:style-name="P116">There are <text:span text:style-name="T404">two</text:span> variants of my algorithm for somewhat different uses. <text:span text:style-name="T394">Since “salsa” can refer to a condiment as well as a dance, I read it that way and name my cipher Enchilada after a dish that contains salsa plus other ingredients. </text:span></text:p>
      <text:list xml:id="list7722519197039080444" text:style-name="L7">
        <text:list-item>
          <text:p text:style-name="P373"><text:span text:style-name="T418">My primary proposal, Enchilada-128,</text:span> uses <text:span text:style-name="T398">ChaCha12</text:span> <text:span text:style-name="T398">and Rijndael with 10 rounds and 128-bit blocks. This Rijndael variant is identical to AES-128 except for the key schedule. The combination gives provable 2</text:span><text:span text:style-name="T313">12</text:span><text:span text:style-name="T329">8</text:span><text:span text:style-name="T398"> security and can straightforwardly take advantage of existing code or hardware for fast AES implementations.</text:span></text:p>
        </text:list-item>
        <text:list-item>
          <text:p text:style-name="P373">Enchilada-<text:span text:style-name="T400">256 is a higher security variant. It</text:span> uses ChaCha<text:span text:style-name="T2">20</text:span> and <text:span text:style-name="T398">Rijndael with 256-bit blocks and 14 rounds. This gives provable 2</text:span><text:span text:style-name="T308">25</text:span><text:span text:style-name="T311">5</text:span><text:span text:style-name="T398"> security. This can also benefit from work on optimising AES, but the process is less straightforward and may not succeed in all cases.</text:span></text:p>
        </text:list-item>
      </text:list>
      <text:p text:style-name="P165"><text:span text:style-name="T423">Large parts of</text:span> Enchilada have already been recommended by standards bodies. AES-<text:span text:style-name="T423">128 is</text:span> recommended by NIST and <text:span text:style-name="T431">is </text:span>extremely widely used; <text:span text:style-name="T423">Enchilada-128 uses exactly the same actual encryption though the key schedule is different and whitening is added.</text:span></text:p>
      <text:p text:style-name="P174">Salsa20/12 was recommen<text:span text:style-name="T501">d</text:span>ed by the eSTREAM project and ChaCha12 is an updated version from the original designer.<text:span text:style-name="T482"> </text:span>Salsa20/20 was <text:span text:style-name="T482">his</text:span> recommendation for a conservative choice, and ChaCha20 is his updated version of that.</text:p>
      <text:p text:style-name="P117"><text:span text:style-name="T419">The security proof given later applies to both variants. If that proof is valid, then both variants have a </text:span><text:span text:style-name="T43">provable lower security bound of </text:span><text:span text:style-name="T44">their Rijndael block size</text:span><text:span text:style-name="T392"> against a wide variety of attacks,</text:span><text:span text:style-name="T366"> even if</text:span><text:span text:style-name="T368"> </text:span><text:span text:style-name="T366">both ChaCha and Rijndael </text:span><text:span text:style-name="T368">should turn out to be</text:span><text:span text:style-name="T366"> </text:span><text:span text:style-name="T367">severe</text:span><text:span text:style-name="T366">ly flawed.</text:span></text:p>
      <text:p text:style-name="P117"><text:span text:style-name="T369">That is, they provably meet the security goals shown in the “Goal” column be</text:span><text:span text:style-name="T370">low</text:span><text:span text:style-name="T369">.</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table:number-columns-spanned="2" office:value-type="string">
              <text:p text:style-name="P314">Enchilada variant</text:p>
            </table:table-cell>
            <table:covered-table-cell/>
            <table:table-cell table:style-name="Table3.A1" table:number-columns-spanned="2" office:value-type="string">
              <text:p text:style-name="P310">ChaCha</text:p>
            </table:table-cell>
            <table:covered-table-cell/>
            <table:table-cell table:style-name="Table3.E1" table:number-columns-spanned="2" office:value-type="string">
              <text:p text:style-name="P318">Rijndael</text:p>
            </table:table-cell>
            <table:covered-table-cell/>
          </table:table-row>
        </table:table-header-rows>
        <table:table-row table:style-name="Table3.2">
          <table:table-cell table:style-name="Table3.A2" office:value-type="string">
            <text:p text:style-name="P322"><text:span text:style-name="T400">N</text:span>ame</text:p>
          </table:table-cell>
          <table:table-cell table:style-name="Table3.A1" office:value-type="string">
            <text:p text:style-name="P318"><text:span text:style-name="T415">G</text:span>oal</text:p>
          </table:table-cell>
          <table:table-cell table:style-name="Table3.A2" office:value-type="string">
            <text:p text:style-name="P326">Rounds</text:p>
          </table:table-cell>
          <table:table-cell table:style-name="Table3.A2" office:value-type="string">
            <text:p text:style-name="P326">Key size</text:p>
          </table:table-cell>
          <table:table-cell table:style-name="Table3.A2" office:value-type="string">
            <text:p text:style-name="P318">Block size</text:p>
          </table:table-cell>
          <table:table-cell table:style-name="Table3.F2" office:value-type="string">
            <text:p text:style-name="P326">Rounds</text:p>
          </table:table-cell>
        </table:table-row>
        <table:table-row>
          <table:table-cell table:style-name="Table3.A2" office:value-type="string">
            <text:p text:style-name="P238">Enchilada-128</text:p>
          </table:table-cell>
          <table:table-cell table:style-name="Table3.A2" office:value-type="string">
            <text:p text:style-name="P246">12<text:span text:style-name="T499">8</text:span></text:p>
          </table:table-cell>
          <table:table-cell table:style-name="Table3.A2" office:value-type="string">
            <text:p text:style-name="P258">12</text:p>
          </table:table-cell>
          <table:table-cell table:style-name="Table3.A2" office:value-type="string">
            <text:p text:style-name="P250">256</text:p>
          </table:table-cell>
          <table:table-cell table:style-name="Table3.A2" office:value-type="string">
            <text:p text:style-name="P246">128</text:p>
          </table:table-cell>
          <table:table-cell table:style-name="Table3.F2" office:value-type="string">
            <text:p text:style-name="P242">10</text:p>
          </table:table-cell>
        </table:table-row>
        <table:table-row>
          <table:table-cell table:style-name="Table3.A2" office:value-type="string">
            <text:p text:style-name="P238">Enchilada-256</text:p>
          </table:table-cell>
          <table:table-cell table:style-name="Table3.A2" office:value-type="string">
            <text:p text:style-name="P246">25<text:span text:style-name="T504">5</text:span></text:p>
          </table:table-cell>
          <table:table-cell table:style-name="Table3.A2" office:value-type="string">
            <text:p text:style-name="P259">20</text:p>
          </table:table-cell>
          <table:table-cell table:style-name="Table3.A2" office:value-type="string">
            <text:p text:style-name="P242">256</text:p>
          </table:table-cell>
          <table:table-cell table:style-name="Table3.A2" office:value-type="string">
            <text:p text:style-name="P246">256</text:p>
          </table:table-cell>
          <table:table-cell table:style-name="Table3.F2" office:value-type="string">
            <text:p text:style-name="P242">1<text:span text:style-name="T399">4</text:span></text:p>
          </table:table-cell>
        </table:table-row>
      </table:table>
      <text:p text:style-name="P262"/>
      <text:p text:style-name="P188">A brute force attack against the 256-bit ChaCha key breaks either Enchilada variant at cost 2<text:span text:style-name="T307">255</text:span><text:span text:style-name="T205">. My proof of difficulty, based on </text:span><text:span text:style-name="T210">the Even-Mansour bound, gives 2</text:span><text:span text:style-name="T312">blocksize</text:span><text:span text:style-name="T210"> against many attacks but does not apply against a brute force attack. Overall difficulty is then the minimum of blocksize and keysize-1, so 128 and 255 for the two variants.</text:span></text:p>
      <text:p text:style-name="P187"><text:span text:style-name="T366">The security goal implies a minimum key size for ChaCha. I recommend a 256-bit key for both variants since all ChaCha variants support that. However, all variants of ChaCha also support 128-bit keys </text:span><text:span text:style-name="T372">and</text:span><text:span text:style-name="T366"> </text:span><text:span text:style-name="T373">using a 128-bit key with Enchilada-128 might make sense in some circumstances. For discussion see “Tweaking and tuning” below.</text:span></text:p>
      <text:p text:style-name="P118"><text:span text:style-name="T366">The block size determines the number of Rijnd</text:span><text:span text:style-name="T392">ael rounds, as specified in the Rijndael paper.</text:span></text:p>
      <text:p text:style-name="P264"><text:soft-page-break/><text:span text:style-name="T180">In both variants </text:span><text:span text:style-name="T161">stream cipher output </text:span><text:span text:style-name="T180">is used </text:span><text:span text:style-name="T161">to </text:span><text:span text:style-name="T160">initialise</text:span><text:span text:style-name="T180"> the</text:span><text:span text:style-name="T161"> </text:span><text:span text:style-name="T166">AES</text:span><text:span text:style-name="T165"> r</text:span><text:span text:style-name="T162">ound keys. </text:span><text:span text:style-name="T181">Setting up</text:span><text:span text:style-name="T162"> round key</text:span><text:span text:style-name="T181">s</text:span><text:span text:style-name="T162"> </text:span><text:span text:style-name="T166">this</text:span><text:span text:style-name="T162"> </text:span><text:span text:style-name="T181">way </text:span><text:span text:style-name="T162">blocks a</text:span><text:span text:style-name="T163">ny attack that depends on the usual </text:span><text:span text:style-name="T182">Rijndael or AES </text:span><text:span text:style-name="T163">key schedule; </text:span><text:span text:style-name="T183">this is significant since many of the published attacks </text:span><text:span text:style-name="T191">on AES </text:span><text:span text:style-name="T183">are related-key attacks</text:span><text:span text:style-name="T163">.</text:span></text:p>
      <text:p text:style-name="P263"/>
      <text:p text:style-name="P119"><text:span text:style-name="T183">W</text:span><text:span text:style-name="T167">hitening is applied with addition; </text:span><text:span text:style-name="T252">since </text:span><text:span text:style-name="T251">both </text:span><text:span text:style-name="T167">the AES key mixing </text:span><text:span text:style-name="T251">and the authentication operations </text:span><text:span text:style-name="T252">use XOR,</text:span><text:span text:style-name="T251"> this gives</text:span><text:span text:style-name="T167"> a bit of extra nonlinearity. 32-bit addition is used </text:span><text:span text:style-name="T183">throughout </text:span><text:span text:style-name="T167">because that is fast on nearly any CPU while 64-bit operations may not be; this adds a little extra overhead on some machines but saves some on others. </text:span><text:span text:style-name="T255">The cipher uses little-endian additions throughout; this also implies extra overhead on some machines, but it does not appear excessive.</text:span></text:p>
      <text:p text:style-name="P59"><text:span text:style-name="T392">T</text:span>he CAESAR call <text:note text:id="ftn12" text:note-class="endnote"><text:note-citation>12</text:note-citation><text:note-body><text:p text:style-name="P275"><text:s/>CAESAR call, draft four (Nov 2013) http://competitions.cr.yp.to/caesar-call-4.html</text:p></text:note-body></text:note> allows, but does not require, <text:span text:style-name="T55">a fixed-size public message number, a fixed-size secret message number, and variable-size additional data</text:span><text:change text:change-id="ct28961904"/><text:change-start text:change-id="ct29041712"/><text:span text:style-name="T55">.</text:span><text:change-end text:change-id="ct29041712"/><text:span text:style-name="T55"> I provide for </text:span><text:change-start text:change-id="ct29028672"/><text:span text:style-name="T55">a</text:span><text:change-end text:change-id="ct29028672"/><text:change text:change-id="ct28952976"/><text:span text:style-name="T55"> </text:span><text:change text:change-id="ct28951152"/><text:change-start text:change-id="ct28962144"/><text:span text:style-name="T55">64</text:span><text:change-end text:change-id="ct28962144"/><text:span text:style-name="T55">-bit </text:span><text:change text:change-id="ct28963264"/><text:change-start text:change-id="ct28962736"/><text:span text:style-name="T55">public</text:span><text:change-end text:change-id="ct28962736"/><text:span text:style-name="T55"> message number</text:span><text:change-start text:change-id="ct28962928"/><text:span text:style-name="T55">,</text:span><text:change-end text:change-id="ct28962928"/><text:span text:style-name="T55"> </text:span><text:change-start text:change-id="ct28962336"/><text:span text:style-name="T55">whi</text:span><text:change-end text:change-id="ct28962336"/><text:change-start text:change-id="ct28962528"/><text:span text:style-name="T55">ch</text:span><text:change-end text:change-id="ct28962528"/><text:change text:change-id="ct28964992"/><text:span text:style-name="T55"> is used as the 64-bit nonce for ChaCha</text:span><text:change-start text:change-id="ct28964560"/><text:span text:style-name="T55">,</text:span><text:change-end text:change-id="ct28964560"/><text:change-start text:change-id="ct28964752"/><text:span text:style-name="T55"> and for additional authenticated data; there is no secret message number</text:span><text:change-end text:change-id="ct28964752"/><text:span text:style-name="T55">.</text:span><text:change-start text:change-id="ct28965184"/></text:p>
      <text:p text:style-name="P221">If required, a calling protocol could reasonably easily add a<text:change-end text:change-id="ct28965184"/><text:change-start text:change-id="ct28966128"/> secret message number <text:span text:style-name="T557">of any convenient size</text:span>. Simply generate a random number of suitable size, pre<text:change-end text:change-id="ct28966128"/><text:change-start text:change-id="ct28966320"/>pend or append it to the plaintext, and proceed with Enchilada encryption of the enlarged pl<text:change-end text:change-id="ct28966320"/><text:change-start text:change-id="ct28966512"/>aintext. The authentication would then include the secret num<text:change-end text:change-id="ct28966512"/><text:change-start text:change-id="ct28968240"/>ber and decryption would give it along with the actual plaintext.<text:change-end text:change-id="ct28968240"/><text:change-start text:change-id="ct28967296"/> Enchilada itself, however, does not provide this facility.<text:change-end text:change-id="ct28967296"/></text:p>
      <text:p text:style-name="P8"><text:change-start text:change-id="ct29639472"/><text:span text:style-name="T56">Reusing the same combination of key</text:span><text:change-end text:change-id="ct29639472"/><text:change text:change-id="ct29040352"/><text:change-start text:change-id="ct29091360"/><text:span text:style-name="T56"> </text:span><text:change-end text:change-id="ct29091360"/><text:change-start text:change-id="ct29033520"/><text:span text:style-name="T66">and nonce</text:span><text:change-end text:change-id="ct29033520"/><text:change text:change-id="ct29642128"/><text:change text:change-id="ct29034336"/><text:change-start text:change-id="ct29081584"/><text:span text:style-name="T56"> </text:span><text:change-end text:change-id="ct29081584"/><text:change text:change-id="ct29035584"/><text:change text:change-id="ct28950176"/><text:change-start text:change-id="ct29093392"/><text:span text:style-name="T68">would</text:span><text:change-end text:change-id="ct29093392"/><text:change-start text:change-id="ct29093744"/><text:span text:style-name="T67"> </text:span><text:change-end text:change-id="ct29093744"/><text:change-start text:change-id="ct29025504"/><text:span text:style-name="T68">be fatally </text:span><text:change-end text:change-id="ct29025504"/><text:change-start text:change-id="ct28949808"/><text:span text:style-name="T56">insecure</text:span><text:change-end text:change-id="ct28949808"/><text:change text:change-id="ct29038000"/><text:span text:style-name="T1"> since it would cause the two instances of ChaCha to give identical outputs</text:span><text:change text:change-id="ct29033968"/><text:change-start text:change-id="ct29027232"/><text:span text:style-name="T1"> and all the other cipher state </text:span><text:change-end text:change-id="ct29027232"/><text:change text:change-id="ct29032608"/><text:span text:style-name="T1">– </text:span><text:change-start text:change-id="ct29041120"/><text:span text:style-name="T1">Rijndael round keys, whitening values, counter initialisation and some values used in authentication</text:span><text:change-end text:change-id="ct29041120"/><text:change text:change-id="ct28991056"/><text:span text:style-name="T1"> – </text:span><text:change-start text:change-id="ct29035824"/><text:span text:style-name="T1">is produced by</text:span><text:change-end text:change-id="ct29035824"/><text:change-start text:change-id="ct28991712"/><text:span text:style-name="T1"> ChaCha.</text:span><text:change-end text:change-id="ct28991712"/><text:change text:change-id="ct28991904"/><text:change-start text:change-id="ct28992480"/><text:span text:style-name="T1"> </text:span><text:change-end text:change-id="ct28992480"/><text:change-start text:change-id="ct28953264"/><text:span text:style-name="T1">In this application, ChaCha and whitened counter mode AES are combined to give something that is effectively a stream cipher. Any such construction </text:span><text:change-end text:change-id="ct28953264"/><text:change-start text:change-id="ct29034912"/><text:span text:style-name="T1">–</text:span><text:change-end text:change-id="ct29034912"/><text:change-start text:change-id="ct28994592"/><text:span text:style-name="T1"> or even a one-time-pad </text:span><text:change-end text:change-id="ct28994592"/><text:change-start text:change-id="ct28967808"/><text:span text:style-name="T1">–</text:span><text:change-end text:change-id="ct28967808"/><text:change-start text:change-id="ct28997408"/><text:span text:style-name="T1"> becomes </text:span><text:span text:style-name="T40">horribly</text:span><text:span text:style-name="T1"> vulnerable </text:span><text:change-end text:change-id="ct28997408"/><text:change-start text:change-id="ct29028192"/><text:span text:style-name="T1">if the same key is used twice for different texts.</text:span><text:change-end text:change-id="ct29028192"/><text:change text:change-id="ct28956400"/><text:change text:change-id="ct28956208"/><text:change text:change-id="ct29028384"/></text:p>
      <text:p text:style-name="P10"><text:change text:change-id="ct28956784"/><text:change text:change-id="ct28956592"/><text:change text:change-id="ct28955744"/><text:change text:change-id="ct29030848"/><text:change text:change-id="ct28998048"/>At the very least, the public message number should change, and ChaCha be rekeyed, for every invocation of Enchilada. There is further discussion under “Tweaks and tuning”.</text:p>
      <text:p text:style-name="P207">The associated data is handled as in AES-GCM; the authenticator is run over it before starting on the ciphertext.</text:p>
      <text:h text:style-name="P41" text:outline-level="2"><text:bookmark-start text:name="__RefHeading__3978_811163804"/><text:span text:style-name="T55">A</text:span>uthentication<text:bookmark-end text:name="__RefHeading__3978_811163804"/></text:h>
      <text:p text:style-name="P63"><text:change-start text:change-id="ct29101024"/><text:span text:style-name="T73">Both versions of Enchilada are similar to</text:span><text:change-end text:change-id="ct29101024"/><text:change text:change-id="ct28995904"/><text:span text:style-name="T73"> AES-GCM mode, </text:span><text:change-start text:change-id="ct29602688"/><text:span text:style-name="T73">with the whitened Rijndael replacing AES in the construction.</text:span><text:change-end text:change-id="ct29602688"/><text:change-start text:change-id="ct29092336"/></text:p>
      <text:p text:style-name="P13"><text:change-end text:change-id="ct29092336"/><text:change text:change-id="ct29580544"/><text:change-start text:change-id="ct29111376"/>The main authentication operations on ciphertext, and the handling of length parameters for plaintext and additional data, are identical to AES-GCM; in fact they use code from Bernstein's AES-GCM implementation. Initialisation and finalisation of the authenticator are different; they use data from ChaCha instead of from encryption of an all-zero AES block. The effect is the same; the data is pseudorandom and key-dependent.<text:change-end text:change-id="ct29111376"/><text:change text:change-id="ct29095296"/><text:change text:change-id="ct29105024"/></text:p>
      <text:p text:style-name="P215">Enchilada-256 uses the same authentication as Enchilada-128 or AES-GCM; it just treats each 256-bit ciphertext block as two 128-bit input blocks for the authentication.</text:p>
      <text:h text:style-name="P400" text:outline-level="2"><text:bookmark-start text:name="__RefHeading__3041_974757161"/>Tweaking and tunin<text:span text:style-name="T471">g</text:span><text:bookmark-end text:name="__RefHeading__3041_974757161"/></text:h>
      <text:p text:style-name="P157"><text:span text:style-name="T12">There are a number of ways in which Enchilada could be </text:span><text:span text:style-name="T227">changed to </text:span><text:span text:style-name="T12">ma</text:span><text:span text:style-name="T227">k</text:span><text:span text:style-name="T12">e </text:span><text:span text:style-name="T227">it </text:span><text:span text:style-name="T12">faster or stronger, </text:span><text:span text:style-name="T227">or more convenient in some applications</text:span><text:span text:style-name="T12">; this section discusses the </text:span><text:span text:style-name="T187">ones that might be applied as tweaks in later rounds of the competition</text:span><text:span text:style-name="T12">. </text:span><text:span text:style-name="T271">P</text:span><text:span text:style-name="T194">ossibilitie</text:span><text:span text:style-name="T187">s </text:span><text:span text:style-name="T271">which I rejected for Enchilada </text:span><text:span text:style-name="T200">are discussed</text:span><text:span text:style-name="T187"> </text:span><text:span text:style-name="T200">later under </text:span><text:span text:style-name="T187">“Design rationale”.</text:span></text:p>
      <text:h text:style-name="Heading_20_3" text:outline-level="3"><text:bookmark-start text:name="__RefHeading__3502_1366187791"/><text:span text:style-name="T12">More or fewer </text:span><text:span text:style-name="T187">C</text:span><text:span text:style-name="T12">haCha rounds</text:span><text:bookmark-end text:name="__RefHeading__3502_1366187791"/></text:h>
      <text:p text:style-name="P160"><text:span text:style-name="T202">A</text:span><text:span text:style-name="T12">ttacking the stream cipher </text:span><text:span text:style-name="T202">in this construction i</text:span><text:span text:style-name="T12">s difficult because </text:span><text:span text:style-name="T202">(at least for the obvious attacks) </text:span><text:span text:style-name="T12">an enemy has to first get through Rijndael </text:span><text:span text:style-name="T189">and the whitening </text:span><text:span text:style-name="T12">before he can </text:span><text:span text:style-name="T202">acquire</text:span><text:span text:style-name="T12"> </text:span><text:span text:style-name="T219">the </text:span><text:span text:style-name="T12">data </text:span><text:span text:style-name="T202">needed </text:span><text:span text:style-name="T12">to go after ChaCha. </text:span><text:span text:style-name="T203">Rijndael is believed to be strong and adding whitening must make it at least somewhat stronger. Having the whitening change cannot make it worse and appears to improve it again, so </text:span><text:span text:style-name="T219">the block cipher part of the hybrid looks very strong. </text:span><text:span text:style-name="T258">Later discussion will make this claim more precise.</text:span></text:p>
      <text:p text:style-name="P160"><text:span text:style-name="T233">On the other hand, i</text:span><text:span text:style-name="T12">f my security analysis is sound, </text:span><text:span text:style-name="T189">then getting past the whitening </text:span><text:span text:style-name="T233">would still </text:span><text:span text:style-name="T189">cost at least 2</text:span><text:span text:style-name="T326">blocksize</text:span><text:span text:style-name="T189"> effort even if Rijndael </text:span><text:span text:style-name="T233">were</text:span><text:span text:style-name="T190"> completely broken.</text:span></text:p>
      <text:p text:style-name="P173"><text:span text:style-name="T219">Given th</text:span><text:span text:style-name="T233">ose considerations</text:span><text:span text:style-name="T219">, </text:span><text:span text:style-name="T203">having a strong stream cipher does not seem to be a critical requirement. That is, whatever stream cipher we use will be hard to attack and the security of the stream cipher is not critical for </text:span><text:span text:style-name="T233">overall security</text:span><text:span text:style-name="T203">. </text:span><text:span text:style-name="T271">Despite that, I have made the moderately conservat</text:span><text:span text:style-name="T279">i</text:span><text:span text:style-name="T271">ve </text:span><text:span text:style-name="T233">cho</text:span><text:span text:style-name="T271">ices of</text:span><text:span text:style-name="T203"> ChaCha</text:span><text:span text:style-name="T266">12</text:span><text:span text:style-name="T203"> </text:span><text:span text:style-name="T233">for Enchilada-128 and </text:span><text:span text:style-name="T203">ChaCha</text:span><text:span text:style-name="T266">20</text:span><text:span text:style-name="T203"> </text:span><text:span text:style-name="T233">for the high-security</text:span><text:span text:style-name="T190"> Enchilada-256</text:span><text:span text:style-name="T203">.</text:span></text:p>
      <text:p text:style-name="P206"><text:span text:style-name="T197">Changing the ChaCha variant</text:span><text:span text:style-name="T259"> is an obvious possibility </text:span><text:span text:style-name="T199">for tuning;</text:span><text:span text:style-name="T259"> </text:span><text:span text:style-name="T200">the number of ChaCha rounds </text:span><text:span text:style-name="T234">in either </text:span><text:span text:style-name="T200">Enchilada variant </text:span><text:span text:style-name="T234">might be </text:span><text:span text:style-name="T266">reduc</text:span><text:span text:style-name="T234">ed or that in Enchilada-</text:span><text:span text:style-name="T266">128</text:span><text:span text:style-name="T234"> </text:span><text:span text:style-name="T266">increased</text:span><text:span text:style-name="T200">. </text:span><text:span text:style-name="T203">I</text:span><text:span text:style-name="T235">n principle, it would be possible to offer six variants with two choices of Rijndael block size and three for the number of ChaCha rounds, </text:span><text:span text:style-name="T271">or</text:span><text:span text:style-name="T235"> even to add more. </text:span><text:span text:style-name="T221">However, offering </text:span><text:span text:style-name="T228">such</text:span><text:span text:style-name="T221"> choices seems unnecessary; two variants aimed at 128-bit and 256-bit security seem sufficient, and both should use the number of rounds recommended</text:span><text:span text:style-name="T235"> </text:span><text:span text:style-name="T221">by the Rijndael designers for their block size. The only open question, in my view, is what number of ChaCha rounds is appropriate for each.</text:span></text:p>
      <text:p text:style-name="P211"><text:span text:style-name="T221">I </text:span><text:span text:style-name="T12">am very interested in analysts' comment on these questions, in particular on whether reducing the number of ChaCha rounds would be safe. I want to do that for performance reasons but do not feel confident doing it without analysis.</text:span></text:p>
      <text:h text:style-name="P402" text:outline-level="3"><text:bookmark-start text:name="__RefHeading__4053_536036857"/><text:soft-page-break/>Different nonce handling<text:bookmark-end text:name="__RefHeading__4053_536036857"/></text:h>
      <text:p text:style-name="P17"><text:span text:style-name="T10">The handling of the nonce might be adjusted to better match what higher-level protocols using authenticated encryption provide. The current code expects a </text:span><text:change text:change-id="ct29651040"/><text:change-start text:change-id="ct29109664"/><text:span text:style-name="T281">64</text:span><text:change-end text:change-id="ct29109664"/><text:span text:style-name="T10">-bit public message number </text:span><text:change text:change-id="ct28996336"/><text:change-start text:change-id="ct29647888"/><text:span text:style-name="T281">w</text:span><text:change-end text:change-id="ct29647888"/><text:change-start text:change-id="ct29653024"/><text:span text:style-name="T281">hich it</text:span><text:change-end text:change-id="ct29653024"/><text:span text:style-name="T10"> uses </text:span><text:change text:change-id="ct29107024"/><text:span text:style-name="T10">as the 64-bit nonce </text:span><text:span text:style-name="T270">for ChaCha</text:span><text:span text:style-name="T10">.</text:span><text:change text:change-id="ct28993104"/><text:span text:style-name="T12"> This is safe provided that </text:span><text:span text:style-name="T269">the public number always changes and</text:span><text:span text:style-name="T12"> ChaCha uses its nonce effectively.</text:span><text:change-start text:change-id="ct29026976"/></text:p>
      <text:p text:style-name="P19"><text:change-end text:change-id="ct29026976"/><text:change text:change-id="ct29119552"/><text:change-start text:change-id="ct28957152"/><text:span text:style-name="T13">T</text:span><text:span text:style-name="T12">he ChaCha </text:span><text:change-end text:change-id="ct28957152"/><text:change-start text:change-id="ct29109008"/><text:span text:style-name="T12">design document specifies a 64-bit nonce, and I follow that usage here. However, there has been work in the IETF </text:span><text:change-end text:change-id="ct29109008"/><text:change-start text:change-id="ct29110320"/><text:span text:style-name="T12">on using it with a 96-bit nonce </text:span><text:change-end text:change-id="ct29110320"/><text:change-start text:change-id="ct28968000"/><text:span text:style-name="T12">which is a better fit for some of the hi</text:span><text:change-end text:change-id="ct28968000"/><text:change-start text:change-id="ct29090176"/><text:span text:style-name="T12">gher-level protocols. </text:span><text:span text:style-name="T283">At time of writing, this is only at the Internet Draft stage as far as I can see, so I have not incorporated it here. </text:span><text:span text:style-name="T12">If required, En</text:span><text:change-end text:change-id="ct29090176"/><text:change-start text:change-id="ct28951440"/><text:span text:style-name="T12">chilada could easily be tweaked to take that approach. </text:span><text:change-end text:change-id="ct28951440"/></text:p>
      <text:h text:style-name="Heading_20_3" text:outline-level="3"><text:bookmark-start text:name="__RefHeading__4281_654563087"/><text:span text:style-name="T201">1</text:span><text:span text:style-name="T12">28-bit keys</text:span><text:bookmark-end text:name="__RefHeading__4281_654563087"/></text:h>
      <text:p text:style-name="Text_20_body">The security goal implies a minimum key size for ChaCha. I recommend a 256-bit key for both variants since all ChaCha variants support that. However, all variants of ChaCha also support 128-bit keys, so they could be used here as well. <text:span text:style-name="T483">The relevant table is:</text:span></text:p>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table:number-columns-spanned="2" office:value-type="string">
              <text:p text:style-name="P315">Enchilada variant</text:p>
            </table:table-cell>
            <table:covered-table-cell/>
            <table:table-cell table:style-name="Table6.A1" table:number-columns-spanned="2" office:value-type="string">
              <text:p text:style-name="P311">ChaCha</text:p>
            </table:table-cell>
            <table:covered-table-cell/>
            <table:table-cell table:style-name="Table6.E1" table:number-columns-spanned="2" office:value-type="string">
              <text:p text:style-name="P319">Rijndael</text:p>
            </table:table-cell>
            <table:covered-table-cell/>
          </table:table-row>
        </table:table-header-rows>
        <table:table-row table:style-name="Table6.2">
          <table:table-cell table:style-name="Table6.A2" office:value-type="string">
            <text:p text:style-name="P323"><text:span text:style-name="T400">N</text:span>ame</text:p>
          </table:table-cell>
          <table:table-cell table:style-name="Table6.A1" office:value-type="string">
            <text:p text:style-name="P319"><text:span text:style-name="T415">G</text:span>oal</text:p>
          </table:table-cell>
          <table:table-cell table:style-name="Table6.A2" office:value-type="string">
            <text:p text:style-name="P327">Rounds</text:p>
          </table:table-cell>
          <table:table-cell table:style-name="Table6.A2" office:value-type="string">
            <text:p text:style-name="P327">Key size</text:p>
          </table:table-cell>
          <table:table-cell table:style-name="Table6.A2" office:value-type="string">
            <text:p text:style-name="P319">Block size</text:p>
          </table:table-cell>
          <table:table-cell table:style-name="Table6.F2" office:value-type="string">
            <text:p text:style-name="P327">Rounds</text:p>
          </table:table-cell>
        </table:table-row>
        <table:table-row>
          <table:table-cell table:style-name="Table6.A2" office:value-type="string">
            <text:p text:style-name="P239">Enchilada-128</text:p>
          </table:table-cell>
          <table:table-cell table:style-name="Table6.A2" office:value-type="string">
            <text:p text:style-name="P247">12<text:span text:style-name="T500">8</text:span></text:p>
          </table:table-cell>
          <table:table-cell table:style-name="Table6.A2" office:value-type="string">
            <text:p text:style-name="P254">12</text:p>
          </table:table-cell>
          <table:table-cell table:style-name="Table6.A2" office:value-type="string">
            <text:p text:style-name="P251">256</text:p>
          </table:table-cell>
          <table:table-cell table:style-name="Table6.A2" office:value-type="string">
            <text:p text:style-name="P247">128</text:p>
          </table:table-cell>
          <table:table-cell table:style-name="Table6.F2" office:value-type="string">
            <text:p text:style-name="P243">10</text:p>
          </table:table-cell>
        </table:table-row>
        <table:table-row>
          <table:table-cell table:style-name="Table6.A2" office:value-type="string">
            <text:p text:style-name="P239">Enchilada-256</text:p>
          </table:table-cell>
          <table:table-cell table:style-name="Table6.A2" office:value-type="string">
            <text:p text:style-name="P247">25<text:span text:style-name="T509">5</text:span></text:p>
          </table:table-cell>
          <table:table-cell table:style-name="Table6.A2" office:value-type="string">
            <text:p text:style-name="P255">20</text:p>
          </table:table-cell>
          <table:table-cell table:style-name="Table6.A2" office:value-type="string">
            <text:p text:style-name="P243">256</text:p>
          </table:table-cell>
          <table:table-cell table:style-name="Table6.A2" office:value-type="string">
            <text:p text:style-name="P247">256</text:p>
          </table:table-cell>
          <table:table-cell table:style-name="Table6.F2" office:value-type="string">
            <text:p text:style-name="P243">1<text:span text:style-name="T399">4</text:span></text:p>
          </table:table-cell>
        </table:table-row>
      </table:table>
      <text:p text:style-name="P82"/>
      <text:p text:style-name="P82"><text:span text:style-name="T451">For Enchilada-256, 128-bit keys</text:span> would be an<text:span text:style-name="T34"> exceedingly bad idea</text:span> since <text:span text:style-name="T451">they</text:span> would reduce security <text:span text:style-name="T451">against a brute force attack to 2</text:span><text:span text:style-name="T309">127</text:span><text:span text:style-name="T451">, far </text:span>below the goal for that cipher<text:span text:style-name="T451">. This should not even be considered; it would be remarkably foolish to choose a high-security high-overhead cipher and then do something that drastically reduces its security.</text:span></text:p>
      <text:p text:style-name="P81"><text:span text:style-name="T201">For Enchilada-128, </text:span><text:span text:style-name="T271">I do not recommend </text:span><text:span text:style-name="T223">128-bit keys</text:span><text:span text:style-name="T201">, but </text:span><text:span text:style-name="T218">they could</text:span><text:span text:style-name="T201"> be </text:span><text:span text:style-name="T223">used</text:span><text:span text:style-name="T201"> without reducing security below th</text:span><text:span text:style-name="T224">at cipher's</text:span><text:span text:style-name="T201"> goal, </text:span><text:span text:style-name="T245">or </text:span><text:span text:style-name="T246">at least</text:span><text:span text:style-name="T245"> not significantly below; the difference between a 2</text:span><text:span text:style-name="T330">128</text:span><text:span text:style-name="T245"> goal and a 2</text:span><text:span text:style-name="T330">127</text:span><text:span text:style-name="T245"> </text:span><text:span text:style-name="T258">possibilty for </text:span><text:span text:style-name="T245">brute force attack does not matter </text:span><text:span text:style-name="T246">much</text:span><text:span text:style-name="T245">.</text:span></text:p>
      <text:p text:style-name="P81"><text:span text:style-name="T225">Adding support for 128-bit keys in Enchilada-128 would be tr</text:span><text:span text:style-name="T232">i</text:span><text:span text:style-name="T225">vially easy since ChaCha supports 128-bit keys. It </text:span><text:span text:style-name="T201">might be required for some protocols, </text:span><text:span text:style-name="T225">in which case it would be a straightforward tweak. Unless such a case is pointed out however, I believe it is both simpler and more sensible to support only 256-bit keys</text:span><text:span text:style-name="T201">.</text:span></text:p>
      <text:h text:style-name="Heading_20_2" text:outline-level="2"><text:bookmark-start text:name="__RefHeading__4498_1496535900"/>Pseudocode<text:bookmark-end text:name="__RefHeading__4498_1496535900"/></text:h>
      <text:p text:style-name="P73">As a guard against ambiguity, I specify parts of the algorithm here in pseudocode. This is generic code which applies to <text:span text:style-name="T420">both</text:span> variants.</text:p>
      <text:list xml:id="list6351179521885443660" text:style-name="L8">
        <text:list-item>
          <text:p text:style-name="P356">BLOCK_BYTES is the Rijndael block size in byte<text:span text:style-name="T17">s</text:span></text:p>
        </text:list-item>
      </text:list>
      <text:p text:style-name="P72">Set up the key and nonce for ChaCha:</text:p>
      <text:list xml:id="list94704712337092" text:continue-list="list6322620726968269829" text:style-name="L1">
        <text:list-item>
          <text:p text:style-name="P354"><text:soft-page-break/>memcpy( cha_cha_key, enchilada_key, <text:span text:style-name="T420">32</text:span> )</text:p>
        </text:list-item>
        <text:list-item>
          <text:p text:style-name="P21"><text:change-start text:change-id="ct29665056"/><text:span text:style-name="T554">memcpy( </text:span><text:change-end text:change-id="ct29665056"/><text:change text:change-id="ct29665248"/><text:change-start text:change-id="ct28952304"/><text:span text:style-name="T554">cha_cha_nonce, </text:span><text:change-end text:change-id="ct28952304"/>public_<text:span text:style-name="T411">message_number</text:span><text:change-start text:change-id="ct29668976"/><text:span text:style-name="T411">, 8)</text:span><text:change-end text:change-id="ct29668976"/><text:change text:change-id="ct29669168"/></text:p>
        </text:list-item>
        <text:list-item>
          <text:p text:style-name="P374">run the ChaCha key sc<text:span text:style-name="T486">h</text:span>edule</text:p>
        </text:list-item>
      </text:list>
      <text:p text:style-name="P25"><text:span text:style-name="T411">F</text:span>or round key setup <text:span text:style-name="T484">and the </text:span>whitening, we use chunks of ChaCha output <text:change text:change-id="ct29644000"/><text:change-start text:change-id="ct29669504"/><text:span text:style-name="T562">128 bits</text:span><text:change-end text:change-id="ct29669504"/> at a time. <text:span text:style-name="T412">The algorithm for getting these is:</text:span></text:p>
      <text:list xml:id="list8079109242339494417" text:style-name="L9">
        <text:list-item>
          <text:p text:style-name="P360">take <text:change text:change-id="ct29672672"/><text:change-start text:change-id="ct29679616"/><text:span text:style-name="T562">128-bit</text:span><text:change-end text:change-id="ct29679616"/> chunks from ChaCha output succe<text:span text:style-name="T432">s</text:span>sively, starting from the lowest memory address</text:p>
        </text:list-item>
        <text:list-item>
          <text:p text:style-name="P360">run an iteration of ChaCha <text:change-start text:change-id="ct29679808"/><text:span text:style-name="T562">to get 512 </text:span><text:change-end text:change-id="ct29679808"/><text:change-start text:change-id="ct29680304"/><text:span text:style-name="T562">new bits </text:span><text:change-end text:change-id="ct29680304"/>whenever we run out of inputs</text:p>
        </text:list-item>
      </text:list>
      <text:p text:style-name="P27">Implementers may of course use larger chunks wherever that is convenient and gives the same result. The data is copied the round key array in the same order, lowest to highest memory address. In my code, I use the C memcpy() library function; anything else used should work the same way.<text:change-start text:change-id="ct29680000"/></text:p>
      <text:p text:style-name="P27"><text:change-end text:change-id="ct29680000"/><text:change text:change-id="ct29680640"/>Using those methods, we do initial setup:</text:p>
      <text:list xml:id="list7551885660514080635" text:style-name="L10">
        <text:list-item>
          <text:p text:style-name="P375">set up two 128-bit values, H and <text:span text:style-name="T15">I</text:span>, for the authenticator using<text:change text:change-id="ct29693632"/> material from ChaCha<text:change-start text:change-id="ct29694560"/></text:p>
        </text:list-item>
        <text:list-item>
          <text:p text:style-name="P376">initialise the counter for counter mode with <text:change-end text:change-id="ct29694560"/><text:change-start text:change-id="ct29694016"/>ChaCha output<text:change-end text:change-id="ct29694016"/></text:p>
        </text:list-item>
      </text:list>
      <text:list xml:id="list94703295238524" text:continue-list="list1964491084930922916" text:style-name="L2">
        <text:list-item>
          <text:p text:style-name="P29"><text:span text:style-name="T485">s</text:span>et up the round keys by copying ChaCha data into them, in numeric order by their position in the round key array<text:change text:change-id="ct29747920"/></text:p>
        </text:list-item>
      </text:list>
      <text:p text:style-name="P31">The <text:change text:change-id="ct29748112"/><text:change-start text:change-id="ct29752480"/><text:span text:style-name="T562">whitene</text:span><text:change-end text:change-id="ct29752480"/><text:change-start text:change-id="ct29753040"/><text:span text:style-name="T562">d AES</text:span><text:change-end text:change-id="ct29753040"/> is:</text:p>
      <text:list xml:id="list169811321359667219" text:style-name="L11">
        <text:list-item>
          <text:p text:style-name="P378"><text:span text:style-name="T17">get</text:span><text:change text:change-id="ct29759920"/> whitening data <text:span text:style-name="T17">from ChaCha</text:span></text:p>
        </text:list-item>
        <text:list-item>
          <text:p text:style-name="P378"><text:span text:style-name="T17">mix it </text:span>into plaintext, <text:span text:style-name="T452">using 32-bit additions</text:span></text:p>
        </text:list-item>
        <text:list-item>
          <text:p text:style-name="P379"><text:span text:style-name="T452">a</text:span>pply Rijndael encryption<text:change-start text:change-id="ct29762272"/> <text:span text:style-name="T562">to the counter</text:span><text:change-end text:change-id="ct29762272"/></text:p>
        </text:list-item>
        <text:list-item>
          <text:p text:style-name="P379"><text:span text:style-name="T452">mix</text:span> the <text:span text:style-name="T17">whitening into output, using 32-bit additions</text:span><text:change-start text:change-id="ct29762464"/></text:p>
        </text:list-item>
        <text:list-item>
          <text:p text:style-name="P377">increment the counter<text:change-end text:change-id="ct29762464"/><text:change-start text:change-id="ct29767408"/> (see the function white_aes<text:change-end text:change-id="ct29767408"/><text:change-start text:change-id="ct29767840"/>() in source for complications)<text:change-end text:change-id="ct29767840"/><text:change-start text:change-id="ct29768032"/></text:p>
        </text:list-item>
      </text:list>
      <text:p text:style-name="P235">The actual enc<text:change-end text:change-id="ct29768032"/><text:change-start text:change-id="ct29236672"/>ryption is just an XOR of data from whitened AES into plaintext to give ciphertext. Since XOR is its own inverse, decryption <text:change-end text:change-id="ct29236672"/><text:change-start text:change-id="ct29760432"/>works the same way<text:change-end text:change-id="ct29760432"/><text:change-start text:change-id="ct29754480"/>.<text:change-end text:change-id="ct29754480"/><text:change-start text:change-id="ct29754672"/></text:p>
      <text:p text:style-name="P222">The authenticati<text:change-end text:change-id="ct29754672"/><text:change-start text:change-id="ct29761936"/>on is mostly exactly as in AES-GCM<text:change-end text:change-id="ct29761936"/><text:change-start text:change-id="ct29769568"/>. <text:change-end text:change-id="ct29769568"/><text:change-start text:change-id="ct29780224"/>The differences are:</text:p>
      <text:list xml:id="list3964302264782800719" text:style-name="L12">
        <text:list-item>
          <text:p text:style-name="P380">it uses Enchilada ciphertext</text:p>
        </text:list-item>
        <text:list-item>
          <text:p text:style-name="P380">H comes from ChaCha rather than an AES encryption of an all-zero block</text:p>
        </text:list-item>
        <text:list-item>
          <text:p text:style-name="P380">the final XOR creating the authentication tag uses I, also from ChaCha</text:p>
        </text:list-item>
      </text:list>
      <text:p text:style-name="P222">Enchilada-256 <text:change-end text:change-id="ct29780224"/><text:change-start text:change-id="ct29780592"/>treats each 256-bit ciphertext block as two 128-bit blocks <text:change-end text:change-id="ct29780592"/><text:change-start text:change-id="ct29782848"/>for authentication.<text:change-end text:change-id="ct29782848"/><text:change-start text:change-id="ct29783120"/></text:p>
      <text:h text:style-name="P33" text:outline-level="1"><text:bookmark-start text:name="__RefHeading__2977_1369858669"/><text:change-end text:change-id="ct29783120"/><text:change text:change-id="ct29783312"/>Security goals<text:bookmark-end text:name="__RefHeading__2977_1369858669"/></text:h>
      <text:p text:style-name="P175">For the encryption, the security goals are 2<text:span text:style-name="T300">12</text:span><text:span text:style-name="T331">8</text:span> or 2<text:span text:style-name="T300">25</text:span><text:span text:style-name="T332">5</text:span> effort for any attack.</text:p>
      <text:p text:style-name="P176"><text:span text:style-name="T392">The security proof given later applies to all variants. If that proof is valid, then </text:span><text:span text:style-name="T43">all variants have a provable lower security bound of </text:span><text:span text:style-name="T44">their Rijndael block size</text:span><text:span text:style-name="T392"> against a wide variety of attacks, even if both ChaCha and Rijndael should be discovered (to widespread surprise) to be horribly flawed.</text:span></text:p>
      <text:p text:style-name="P83">Enchilada uses different Rijndael block sizes to achieve different security level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table:number-columns-spanned="2" office:value-type="string">
              <text:p text:style-name="P316">Enchilada variant</text:p>
            </table:table-cell>
            <table:covered-table-cell/>
            <table:table-cell table:style-name="Table1.A1" table:number-columns-spanned="2" office:value-type="string">
              <text:p text:style-name="P312">ChaCha</text:p>
            </table:table-cell>
            <table:covered-table-cell/>
            <table:table-cell table:style-name="Table1.E1" table:number-columns-spanned="2" office:value-type="string">
              <text:p text:style-name="P320">Rijndael</text:p>
            </table:table-cell>
            <table:covered-table-cell/>
          </table:table-row>
        </table:table-header-rows>
        <table:table-row table:style-name="Table1.2">
          <table:table-cell table:style-name="Table1.A2" office:value-type="string">
            <text:p text:style-name="P324"><text:span text:style-name="T400">N</text:span>ame</text:p>
          </table:table-cell>
          <table:table-cell table:style-name="Table1.A1" office:value-type="string">
            <text:p text:style-name="P320"><text:span text:style-name="T415">G</text:span>oal</text:p>
          </table:table-cell>
          <table:table-cell table:style-name="Table1.A2" office:value-type="string">
            <text:p text:style-name="P328">Rounds</text:p>
          </table:table-cell>
          <table:table-cell table:style-name="Table1.A2" office:value-type="string">
            <text:p text:style-name="P328">Key size</text:p>
          </table:table-cell>
          <table:table-cell table:style-name="Table1.A2" office:value-type="string">
            <text:p text:style-name="P320">Block size</text:p>
          </table:table-cell>
          <table:table-cell table:style-name="Table1.F2" office:value-type="string">
            <text:p text:style-name="P328">Rounds</text:p>
          </table:table-cell>
        </table:table-row>
        <table:table-row>
          <table:table-cell table:style-name="Table1.A2" office:value-type="string">
            <text:p text:style-name="P240">Enchilada-128</text:p>
          </table:table-cell>
          <table:table-cell table:style-name="Table1.A2" office:value-type="string">
            <text:p text:style-name="P248">12<text:span text:style-name="T17">8</text:span></text:p>
          </table:table-cell>
          <table:table-cell table:style-name="Table1.A2" office:value-type="string">
            <text:p text:style-name="P254">12</text:p>
          </table:table-cell>
          <table:table-cell table:style-name="Table1.A2" office:value-type="string">
            <text:p text:style-name="P252">256</text:p>
          </table:table-cell>
          <table:table-cell table:style-name="Table1.A2" office:value-type="string">
            <text:p text:style-name="P248">128</text:p>
          </table:table-cell>
          <table:table-cell table:style-name="Table1.F2" office:value-type="string">
            <text:p text:style-name="P244">10</text:p>
          </table:table-cell>
        </table:table-row>
        <table:table-row>
          <table:table-cell table:style-name="Table1.A2" office:value-type="string">
            <text:p text:style-name="P240">Enchilada-256</text:p>
          </table:table-cell>
          <table:table-cell table:style-name="Table1.A2" office:value-type="string">
            <text:p text:style-name="P248">25<text:span text:style-name="T502">5</text:span></text:p>
          </table:table-cell>
          <table:table-cell table:style-name="Table1.A2" office:value-type="string">
            <text:p text:style-name="P256">20</text:p>
          </table:table-cell>
          <table:table-cell table:style-name="Table1.A2" office:value-type="string">
            <text:p text:style-name="P244">256</text:p>
          </table:table-cell>
          <table:table-cell table:style-name="Table1.A2" office:value-type="string">
            <text:p text:style-name="P248">256</text:p>
          </table:table-cell>
          <table:table-cell table:style-name="Table1.F2" office:value-type="string">
            <text:p text:style-name="P244">1<text:span text:style-name="T399">4</text:span></text:p>
          </table:table-cell>
        </table:table-row>
      </table:table>
      <text:p text:style-name="P185"/>
      <text:p text:style-name="P34">The key sizes <text:span text:style-name="T427">must </text:span>match <text:span text:style-name="T420">or exceed </text:span>th<text:span text:style-name="T445">e</text:span> <text:span text:style-name="T445">Rijndael block size</text:span>. <text:span text:style-name="T420">In Enchilada-128, key size could be reduced to 128 bits without violating this condition. For Enchilada-256, any reduction of key size would reduce the overall security level.</text:span><text:change-start text:change-id="ct29798864"/></text:p>
      <text:p text:style-name="P34"><text:change-end text:change-id="ct29798864"/><text:change text:change-id="ct29784640"/>The number of Rijndael rounds is chosen to match what Rijndael requires for the block size, so overall we get:</text:p>
      <text:p text:style-name="P177"><text:span text:style-name="T392"><text:tab/>s</text:span>ecurity goal<text:tab/>= provable security level</text:p>
      <text:p text:style-name="P177"><text:tab/><text:tab/><text:tab/>= Rijndael block size (implies number of Rijndael rounds)</text:p>
      <text:p text:style-name="P177"><text:tab/><text:tab/><text:tab/><text:span text:style-name="T420">&lt;</text:span>= ChaCha key size</text:p>
      <text:p text:style-name="P233">The bound does not imply any particular number of rounds for ChaCha, so those choices are more a matter of judgement or guesswork; <text:span text:style-name="T491">see “Tweaking and tuning” for discussion.</text:span> In that context, it is worth noting that any ChaCha variant is safer here than in general use; <text:span text:style-name="T403">to obtain stream cipher output an enemy has to get through Rijndael, not just XOR.</text:span><text:change-start text:change-id="ct29796768"/></text:p>
      <text:h text:style-name="P33" text:outline-level="1"><text:bookmark-start text:name="__RefHeading__4480_1496535900"/><text:change-end text:change-id="ct29796768"/><text:change text:change-id="ct29793728"/>Security analysis<text:bookmark-end text:name="__RefHeading__4480_1496535900"/></text:h>
      <text:p text:style-name="P132">There are several reasons to expect the structure used here to be extremely secure:</text:p>
      <text:list xml:id="list733955783724379554" text:style-name="L13">
        <text:list-item>
          <text:p text:style-name="P382">Whitening – in particular, whitening that changes – makes attacking the block cipher difficult.</text:p>
        </text:list-item>
        <text:list-item>
          <text:p text:style-name="P382">Using the block cipher – instead of a simple XOR – to mix stream cipher output into text makes attacking the stream cipher difficult.<text:change-start text:change-id="ct29811232"/> <text:span text:style-name="T562">This is tru</text:span><text:change-end text:change-id="ct29811232"/><text:change-start text:change-id="ct29813056"/><text:span text:style-name="T562">e even when the text in question is a counter; the “outer” stream cipher (XOR whitened AES output into plaintext) is not protected in this way, but the “inner” stream cipher (use ChaCha to generate whitening) is. </text:span><text:change-end text:change-id="ct29813056"/></text:p>
        </text:list-item>
        <text:list-item>
          <text:p text:style-name="P383">The <text:span text:style-name="T439">cipher</text:span>s used <text:span text:style-name="T439">as components </text:span>– ChaCha and Rijndael – are thought to be secure, <text:span text:style-name="T405">and the combination appears to be at least as strong as the better of the two</text:span>.</text:p>
        </text:list-item>
        <text:list-item>
          <text:p text:style-name="P381"><text:span text:style-name="T405">Even and Mansour give a general proof for the difficulty of attacking a whitening structure, XOR-permutation-XOR. Applied here, that gives a proof that any attack that first breaks the block cipher then acquires enough stream cipher output for an attack on that must require at least 2</text:span><text:span text:style-name="T315">blocksize</text:span><text:span text:style-name="T405"> effort.</text:span></text:p>
        </text:list-item>
      </text:list>
      <text:p text:style-name="P133">Each of these is discussed in more detail below.</text:p>
      <text:h text:style-name="Heading_20_2" text:outline-level="2"><text:bookmark-start text:name="__RefHeading__3816_353699993"/>Simple analysis<text:bookmark-end text:name="__RefHeading__3816_353699993"/></text:h>
      <text:p text:style-name="P192">This section discusses the overall security properties of this general class of hybrid cipher. It does not attempt either to give detailed proofs or to apply the discussion to the specific cases of the Ench<text:span text:style-name="T547">i</text:span>lada ciphers; those issues are covered in later sections.</text:p>
      <text:h text:style-name="Heading_20_3" text:outline-level="3"><text:bookmark-start text:name="__RefHeading__1929_1496535900"/>Attacks on the block cipher<text:bookmark-end text:name="__RefHeading__1929_1496535900"/></text:h>
      <text:p text:style-name="P97">Viewed as a block cipher, th<text:span text:style-name="T517">is type of</text:span> hybrid <text:span text:style-name="T41">cannot be weaker than </text:span><text:span text:style-name="T52">the block cipher</text:span><text:span text:style-name="T41"> with whitening</text:span> added, even if the stream cipher turns out to <text:span text:style-name="T448">be</text:span> w<text:span text:style-name="T427">eak</text:span>. <text:span text:style-name="T427">The only exception would be a case where the stream cipher was so bad that using its output for the round keys opened up a new attack on the block cipher. It seems quite safe to assume ChaCha is not that bad.</text:span></text:p>
      <text:p text:style-name="P107">Moreover, the hybrid <text:span text:style-name="T41">resists any attack that needs more than one block</text:span> encrypted in exactly the same way. M<text:span text:style-name="T416">any</text:span> attacks on a block cipher require more than one block encrypted <text:span text:style-name="T407">in an identical way;</text:span> <text:span text:style-name="T416">s</text:span>uch attacks are all blocked by the <text:span text:style-name="T407">whitening</text:span> changes. The most general and powerful techniques – linear and differential cryptanalysis – <text:span text:style-name="T440">generally </text:span>require <text:span text:style-name="T440">hu</text:span>ge samples of data encrypted <text:span text:style-name="T407">in</text:span> the same <text:span text:style-name="T407">wa</text:span>y. These – <text:span text:style-name="T538">or </text:span>at <text:span text:style-name="T492">a minimum, </text:span>the usual variants of them – are blocked as well.</text:p>
      <text:p text:style-name="P104">The only attacks possible against a single block are brute force, various sorts of algebra, or combinations of the two using algebra to constrain a search sufficiently that brute force can succeed. Here all algebraic attacks are blocked <text:span text:style-name="T408">because, with the stream cipher inputs, there are too many variables for the system to be soluble.</text:span></text:p>
      <text:p text:style-name="P110"><text:span text:style-name="T474">B</text:span>rute force does not appear to do an attacker much good. <text:span text:style-name="T474">He cannot try brute force (with or without some algebra to make it easier) against the primary key for the block cipher – e.g. the 128-bit key for AES-128 – since none is used here; instead the stream cipher generates the round keys. Brute force </text:span><text:soft-page-break/><text:span text:style-name="T474">against the whole round key array is astronomically difficult, and worse when whitening is added. Brute force against the 256-bit ChaCha key is difficult as well.</text:span></text:p>
      <text:p text:style-name="P98"><text:span text:style-name="T475">Also</text:span>, even if an attacker can get the block cipher round keys with some combination of algebra and brute force, every future block has whitening and the whitening changes continually. <text:span text:style-name="T41">Even with a completely broken block cipher, then, the hybrid is still at least as strong as the stream cipher</text:span>.</text:p>
      <text:p text:style-name="P133"><text:span text:style-name="T299">The hybrid construction </text:span><text:span text:style-name="T347">defeats </text:span><text:span text:style-name="T346">many of the published</text:span><text:span text:style-name="T347"> attacks on AES</text:span><text:span text:style-name="T299">. In one of the Twofish team's papers</text:span><text:span text:style-name="T340"> </text:span><text:span text:style-name="T299"><text:note text:id="ftn13" text:note-class="endnote"><text:note-citation>13</text:note-citation><text:note-body><text:p text:style-name="P260"><text:span text:style-name="T341"><text:s/>Niels Ferguson, John Kelsey, Stefan Lucks, Bruce Schneier, Mike Stay, David Wagner, and Doug Whiting “Improved Cryptanalysis of Rijndael”, </text:span><text:a xlink:type="simple" xlink:href="http://www.schneier.com/paper-rijndael.html"><text:span text:style-name="T343">http://www.schneier.com/paper-rijndael.html</text:span></text:a></text:p></text:note-body></text:note></text:span><text:span text:style-name="T299"> there is a table giving eight known attacks that break reduced-round Rijndael (now AES) with 6 to 9 rounds with various amounts of effort. The lowest amount of chosen plaintext required is 2</text:span><text:span text:style-name="T301">32</text:span><text:span text:style-name="T299"> blocks, encrypted with one key. Against Enchilada, an attacker cannot get even two blocks without a change in the whitening data. Of the attacks in that paper, the one that breaks the most rounds is: “a related-key attack on 9 rounds of Rijndael with 256-bit keys that uses 2</text:span><text:span text:style-name="T301">77</text:span><text:span text:style-name="T299"> plaintexts under 256 related keys, and requires 2</text:span><text:span text:style-name="T301">224</text:span><text:span text:style-name="T299"> steps”. Enchilada uses stream cipher output for the round keys, so any attack that depends on the AES key schedule fails; this includes many of the published attacks. </text:span><text:span text:style-name="T299"><text:note text:id="ftn14" text:note-class="endnote"><text:note-citation>14</text:note-citation><text:note-body><text:p text:style-name="P260"><text:span text:style-name="T337"><text:s/></text:span><text:span text:style-name="T341">A. Biryukov and D. Khovratovich, “Related-Key Cryptanalysis of the Full AES-192 and AES-256”, Asiacrypt 2009</text:span></text:p></text:note-body></text:note></text:span><text:span text:style-name="T339"> </text:span><text:note text:id="ftn15" text:note-class="endnote"><text:note-citation>15</text:note-citation><text:note-body><text:p text:style-name="P260"><text:span text:style-name="T337"><text:s/></text:span><text:span text:style-name="T341">A. Biryukov, D. Khovratovich, and I. Nikolic, “Distinguisher and Related-Key Attack on the Full AES-256”, Crypto 2009, LNCS 5677, pp. 231-249, Springer-Verlag, 2009</text:span></text:p></text:note-body></text:note><text:span text:style-name="T340"> </text:span><text:span text:style-name="T299"><text:note text:id="ftn16" text:note-class="endnote"><text:note-citation>16</text:note-citation><text:note-body><text:p text:style-name="P260"><text:span text:style-name="T337"><text:s/></text:span><text:span text:style-name="T341">Frederik Armknecht &amp; Stefan Lucks, Linearity of the AES key Schedule, 4th AES Conference, 2004, </text:span><text:a xlink:type="simple" xlink:href="http://th.informatik.uni-mannheim.de/people/armknecht/VortragAES.ps"><text:span text:style-name="T343">http://th.informatik.uni-mannheim.de/people/armknecht/VortragAES.ps</text:span></text:a><text:span text:style-name="T339"> </text:span></text:p></text:note-body></text:note></text:span></text:p>
      <text:h text:style-name="Heading_20_3" text:outline-level="3"><text:bookmark-start text:name="__RefHeading__1915_424614605"/>Attacks on the stream cipher<text:bookmark-end text:name="__RefHeading__1915_424614605"/></text:h>
      <text:p text:style-name="P103">From the stream cipher point of view, enemy attempts to get generator output are blocked. He has to break – or at least somehow compromise – <text:span text:style-name="T517">the block cipher before he can</text:span> get a<text:span text:style-name="T460">ny</text:span> generator data. This <text:span text:style-name="T46">resist</text:span><text:span text:style-name="T41">s any attack that requires access to generator output</text:span>. Since all the usual attacks on stream ciphers require that access, <text:span text:style-name="T344">this is a significant improvement</text:span><text:span text:style-name="T34"> </text:span><text:span text:style-name="T345">over any conventionally-designed stream cipher</text:span><text:change-start text:change-id="ct29836928"/><text:span text:style-name="T345">.</text:span><text:change-end text:change-id="ct29836928"/></text:p>
      <text:p text:style-name="P96">Even breaking the block cipher does the attacker no good in attacking the stream cipher. A hybrid cipher with a broken block cipher is no worse than a stream cipher that uses XOR. An attacker who breaks the block cipher can get the pseudorandom data whenever he knows or guesses the plaintext. So can an attacker who “breaks” the trivial XOR in a normal stream cipher. That puts him in a position to attack the pseudorandom number generator, but it does not give him an attack on the generator.</text:p>
      <text:p text:style-name="P96">That is, <text:span text:style-name="T41">even </text:span><text:span text:style-name="T47">with a completely broken block cipher, the hybrid is still at least as strong as the stream cipher</text:span>. Later in the paper, I shall prove that it is actually significantly better than that.</text:p>
      <text:h text:style-name="Heading_20_3" text:outline-level="3"><text:bookmark-start text:name="__RefHeading__1625_62539030"/>Combined attacks<text:bookmark-end text:name="__RefHeading__1625_62539030"/></text:h>
      <text:p text:style-name="P96">At least in this simple analysis, <text:span text:style-name="T519">the</text:span> hybrid construction appears to resist all the common attacks on either block ciphers or stream ciphers. There is no obvious way to attack the stream cipher without first compromising the block cipher and, on the other hand, mixing in some stream cipher output complicates any attack on the block cipher and completely prevents some attacks.</text:p>
      <text:p text:style-name="P166">Discussion above shows that, <text:span text:style-name="T445">excluding pathologically weak ciphers:</text:span></text:p>
      <text:list xml:id="list640606139519970593" text:style-name="L14">
        <text:list-item>
          <text:p text:style-name="P384">even if the stream cipher is w<text:span text:style-name="T446">eak</text:span>, the combination is at least as strong as the block cipher</text:p>
        </text:list-item>
        <text:list-item>
          <text:p text:style-name="P384">even if the block cipher is w<text:span text:style-name="T446">eak</text:span>, <text:span text:style-name="T446">the combination</text:span> is at least as strong as the stream cipher</text:p>
        </text:list-item>
      </text:list>
      <text:p text:style-name="P166">Combining these, we have that <text:span text:style-name="T41">the combination is at least as strong as the better of the two component ciphers</text:span>.</text:p>
      <text:p text:style-name="P96"><text:span text:style-name="T445">T</text:span>his simple combination appears to defeat all <text:span text:style-name="T433">the common </text:span>attacks <text:span text:style-name="T433">on either block ciphers or stream </text:span><text:soft-page-break/><text:span text:style-name="T433">ciphers, </text:span>short of brute forcing <text:span text:style-name="T408">the</text:span> key. However appearances can sometimes be deceiving and the arguments above fall well short of proving the security. We need a more <text:span text:style-name="T519">thorough</text:span> analysis, <text:span text:style-name="T460">and the following sections give it.</text:span></text:p>
      <text:h text:style-name="Heading_20_2" text:outline-level="2"><text:bookmark-start text:name="__RefHeading__1627_62539030"/><text:span text:style-name="T516">T</text:span>he Even-Mansour construction<text:bookmark-end text:name="__RefHeading__1627_62539030"/></text:h>
      <text:p text:style-name="P178"><text:span text:style-name="T299">For stronger arguments, we turn to Even and Mansour </text:span><text:span text:style-name="T299"><text:note text:id="ftn17" text:note-class="endnote"><text:note-citation>17</text:note-citation><text:note-body><text:p text:style-name="P260"><text:span text:style-name="T337"><text:s/></text:span><text:span text:style-name="T341">S. Even, Y. Mansour, A Construction of a Cipher From a Single Pseudorandom Permutation, Asiacrypt 19</text:span><text:span text:style-name="T342">9</text:span><text:span text:style-name="T341">1</text:span></text:p></text:note-body></text:note></text:span><text:span text:style-name="T299">. They analyzed the XOR-permutation-XOR sequence and proved a lower bound for it; for n-bit blocks and D known or chosen plaintexts, the time T to break it is bounded by DT &gt;= 2</text:span><text:span text:style-name="T301">n</text:span><text:span text:style-name="T299">.</text:span></text:p>
      <text:p text:style-name="P179"><text:span text:style-name="T299">There have been many papers exploring variations of this scheme or proposing attacks on the original or variants </text:span><text:span text:style-name="T299"><text:note text:id="ftn18" text:note-class="endnote"><text:note-citation>18</text:note-citation><text:note-body><text:p text:style-name="P260"><text:span text:style-name="T337"><text:s/></text:span><text:span text:style-name="T341">Joan Daemen, Limitations of the Even-Mansour Construction, </text:span><text:a xlink:type="simple" xlink:href="http://www.esat.kuleuven.ac.be/~cosicart/ps/JD-9102.ps.gz"><text:span text:style-name="T343">http://www.esat.kuleuven.ac.be/~cosicart/ps/JD-9102.ps.gz</text:span></text:a></text:p></text:note-body></text:note></text:span><text:span text:style-name="T299"> </text:span><text:span text:style-name="T299"><text:note text:id="ftn19" text:note-class="endnote"><text:note-citation>19</text:note-citation><text:note-body><text:p text:style-name="P267"><text:span text:style-name="T488">Biham et al. “Cryptanalysis of Iterated Even-Mansour Schemes with Two Keys” </text:span><text:a xlink:type="simple" xlink:href="https://eprint.iacr.org/2013/674"><text:span text:style-name="Citation">https://eprint.iacr.org/2013/674</text:span></text:a>‎</text:p></text:note-body></text:note></text:span><text:span text:style-name="T299"> </text:span><text:span text:style-name="T299"><text:note text:id="ftn20" text:note-class="endnote"><text:note-citation>20</text:note-citation><text:note-body><text:p text:style-name="P268">Craig Gentry and Zulfikar Ramzan “Eliminating Random Permutati<text:span text:style-name="T490">o</text:span>n Oracles in the Even-Mansour Cipher” <text:a xlink:type="simple" xlink:href="http://link.springer.com/chapter/10.1007%2F978-3-540-30539-2_3">http://link.springer.com/chapter/10.1007%2F978-3-540-30539-2_3</text:a></text:p></text:note-body></text:note></text:span><text:span text:style-name="T299"> </text:span><text:span text:style-name="T299"><text:note text:id="ftn21" text:note-class="endnote"><text:note-citation>21</text:note-citation><text:note-body><text:p text:style-name="P260"><text:span text:style-name="T305"><text:s/></text:span><text:span text:style-name="T341">Orr Dunkelman and Adi Shamir, An Optimal Attack on Cryptosystems Using Pre/Post Whitening Keys, AC2010 rump se</text:span><text:span text:style-name="T342">s</text:span><text:span text:style-name="T341">sion</text:span></text:p></text:note-body></text:note></text:span><text:span text:style-name="T299"> </text:span><text:span text:style-name="T299"><text:note text:id="ftn22" text:note-class="endnote"><text:note-citation>22</text:note-citation><text:note-body><text:p text:style-name="P283"><text:s/><text:span text:style-name="T490">Antoine Joux “Even-Mansour and the multi-users setting” </text:span><text:a xlink:type="simple" xlink:href="https://www.cryptolux.org/mediawiki.../Joux-EM-multiuser-ESC2013.pdf"><text:span text:style-name="Citation">https://www.cryptolux.org/mediawiki.../Joux-EM-multiuser-ESC2013.pd</text:span></text:a><text:a xlink:type="simple" xlink:href="https://www.cryptolux.org/mediawiki.../Joux-EM-multiuser-ESC2013.pdf"><text:span text:style-name="Citation"><text:span text:style-name="T490">f</text:span></text:span></text:a></text:p></text:note-body></text:note></text:span><text:span text:style-name="T299"> </text:span><text:span text:style-name="T299"><text:note text:id="ftn23" text:note-class="endnote"><text:note-citation>23</text:note-citation><text:note-body><text:p text:style-name="P269"><text:span text:style-name="T490"><text:s/>H Kuwakado “</text:span>Security on the quantum-type Even-Mansour cipher<text:span text:style-name="T490">”</text:span></text:p></text:note-body></text:note></text:span><text:span text:style-name="T299"> </text:span><text:span text:style-name="T299"><text:note text:id="ftn24" text:note-class="endnote"><text:note-citation>24</text:note-citation><text:note-body><text:p text:style-name="P283"><text:span text:style-name="T490"><text:s/>Lampe, Patarin and Seurin, </text:span>“<text:span text:style-name="Strong_20_Emphasis"><text:span text:style-name="T29">An asymptotically tight security analysis of the iterated even-mansour cipher” </text:span></text:span><text:a xlink:type="simple" xlink:href="http://dl.acm.org/citation.cfm?id=2437329"><text:span text:style-name="Strong_20_Emphasis"><text:span text:style-name="T30">http://dl.acm.org/citation.cfm?id=2437329</text:span></text:span></text:a></text:p></text:note-body></text:note></text:span><text:span text:style-name="T299">. For Enchilada, the critical consideration is that none of these invalidate the Even-Mansour bound.</text:span></text:p>
      <text:p text:style-name="P214"><text:span text:style-name="T548">A Dunkelman, Keller and Shamir paper </text:span><text:span text:style-name="T548"><text:note text:id="ftn25" text:note-class="endnote"><text:note-citation>25</text:note-citation><text:note-body><text:p text:style-name="P284"><text:span text:style-name="T487"><text:s/>Orr Dunkelman, Nathan Keller, and Adi Shamir “Minimalism in Cryptography: The Even-Mansour Scheme Revisited” </text:span><text:a xlink:type="simple" xlink:href="https://eprint.iacr.org/2011/541.pdf"><text:span text:style-name="Citation">https://eprint.iacr.org/2011/541.pdf</text:span></text:a></text:p></text:note-body></text:note></text:span><text:span text:style-name="T548"> has “we can show that the original two-key Even-Mansour scheme ... can be simplified into a single key scheme with half as many key bits which provides exactly the same security”; this justifies Enchilada's use of a single-key scheme. The same paper has “It is clear that the lower bound security proof of EM holds without any change for AEM” where “AEM” is Addition Even-Mansour. This justifies the use of addition to apply the whitening in Enchilada.</text:span></text:p>
      <text:p text:style-name="P212"><text:span text:style-name="T299">In a hybrid cipher with the whitening material changing often we clearly have a small value of D so T</text:span><text:span text:style-name="T206">, </text:span><text:span text:style-name="T207">the effort required break it, is </text:span><text:span text:style-name="T208">close to</text:span><text:span text:style-name="T207"> the block cipher's block size</text:span><text:span text:style-name="T299">. In a simple analysis of Enchilada, we have D = 1 since we change the whitening for every block, and </text:span><text:span text:style-name="T42">the bound T &gt;= 2</text:span><text:span text:style-name="T303">blocksize</text:span><text:span text:style-name="T42"> follows immediately</text:span><text:span text:style-name="T299">.</text:span></text:p>
      <text:p text:style-name="P114">In a more precise analysis, that bound holds in many cases even when the attacker has more than one block to work with. Later sections discuss both those cases and the ones where I cannot prove the bound. I regard my work there as preliminary and expect quite a bit of comment from analysts.</text:p>
      <text:p text:style-name="P194">Note that if there is any cost at all for finding the whitening material, that is a qualitatively better result than one gets with a conventional stream cipher. With a conventional stream cipher, known plaintext gives keystream at negligible cost. In any hybrid cipher of this general type there is a cost and, while that cost may not always be prohibitive, it will never be negligible unless the block size is tiny. With substantial block sizes, as used in Enchilada, we get provably adequate security.</text:p>
      <text:h text:style-name="Heading_20_3" text:outline-level="3"><text:bookmark-start text:name="__RefHeading__3818_353699993"/>Properties<text:bookmark-end text:name="__RefHeading__3818_353699993"/></text:h>
      <text:p text:style-name="P105">The Even-Mansour construction has a number of properties which make it very attractive.</text:p>
      <text:p text:style-name="P137"><text:span text:style-name="T299">Critically, </text:span><text:span text:style-name="T60">the Even-Mansour bound is a </text:span><text:span text:style-name="T42">lower</text:span><text:span text:style-name="T60"> bound on attack complexity</text:span><text:span text:style-name="T299">. That means that – provided we can work out how to apply it to a real cipher – we should be able to derive a lower bound for the cipher. This would give an ideal result; a cipher with a provable minimum security level.</text:span></text:p>
      <text:p text:style-name="P131"><text:span text:style-name="T35">Upper</text:span><text:span text:style-name="T299"> bounds are easy to get. For example, there are two trivial upper bounds for any block cipher with key size k and block size b. Brute force search breaks it with two blocks of known plaintext at average cost 2</text:span><text:span text:style-name="T301">k-1</text:span><text:span text:style-name="T299"> encryptions. A codebook attack breaks it completely with 2</text:span><text:span text:style-name="T301">b</text:span><text:span text:style-name="T299"> known blocks and weakens it significantly from around 2</text:span><text:span text:style-name="T301">b/</text:span><text:span text:style-name="T306">2</text:span><text:span text:style-name="T299">. There is also a third upper bound set by the effort necessary for an algebraic attack. Generally it is not clear what this bound might be; we do not have a good estimate of it for most ciphers, just an intuition that it is huge. A stream cipher has a similar set of easily </text:span><text:soft-page-break/><text:span text:style-name="T299">found upper bounds.</text:span></text:p>
      <text:p text:style-name="P131"><text:span text:style-name="T299">Upper bounds, however, are not really all that useful; they merely give us something to aim at. For example, we try to design a cipher so that no other attack is better than brute force. If we succeed – or at least have good grounds to think we have succeeded – then we can use the brute force cost as a lower bound and argue that the cipher has that level of security. Such arguments are common and often useful, but they all depend on something that is </text:span><text:span text:style-name="T347">basically sleight-of-hand</text:span><text:span text:style-name="T299">, using an upper bound on attack cost as if it were a lower bound on cipher strength.</text:span></text:p>
      <text:p text:style-name="P96">Where possible, it is <text:span text:style-name="T361">obviously preferable to choose one cipher component which has a proven lower bound</text:span> and then use it in such as way that it becomes possible to <text:span text:style-name="T41">derive a provable lower bound </text:span><text:span text:style-name="T45">for</text:span><text:span text:style-name="T41"> attacks on the overall cipher.</text:span> <text:span text:style-name="T413">That is what I do here, starting from the Even-Mansour proof.</text:span></text:p>
      <text:p text:style-name="P96">Secondly, <text:span text:style-name="T56">the Even-Mansour bound is extremely general</text:span>.</text:p>
      <text:p text:style-name="P96">There has been considerable work done attempting to show provable security (lower bounds on attack cost) against linear and differential cryptanalysis. <text:span text:style-name="T375">Well-known m</text:span>ethod<text:span text:style-name="T375">s are</text:span> in the CAST <text:span text:style-name="T375">papers</text:span><text:span text:style-name="T336"> </text:span><text:note text:id="ftn26" text:note-class="endnote"><text:note-citation>26</text:note-citation><text:note-body><text:p text:style-name="P260"><text:span text:style-name="T341"><text:s/></text:span><text:span text:style-name="T342">Carlisle Adams, </text:span><text:span text:style-name="T341">Constructing Symmetric Ciphers using the CAST Design Procedure, Designs, Codes and Cryptography, November 1997 </text:span><text:a xlink:type="simple" xlink:href="http://cryptome.org/jya/cast.html"><text:span text:style-name="T343">http://cryptome.org/jya/cast.html</text:span></text:a></text:p></text:note-body></text:note>, Knudsen <text:span text:style-name="T375">and </text:span>Nyberg <text:note text:id="ftn27" text:note-class="endnote"><text:note-citation>27</text:note-citation><text:note-body><text:p text:style-name="P266"><text:s/>Kaissa Nyberg and Lars Knudsen, Provable security against a differential attack, Journal of Cryptology, 1995</text:p></text:note-body></text:note> and Vaudenay's work on decorrelation <text:note text:id="ftn28" text:note-class="endnote"><text:note-citation>28</text:note-citation><text:note-body><text:p text:style-name="P266"><text:s/>Serge Vaudenay, Decorrelation: A Theory for Block Cipher Security, Journal of Cryptology, Springer, 2003</text:p></text:note-body></text:note>. There may be more that I am not aware of.</text:p>
      <text:p text:style-name="P96"><text:span text:style-name="T380">The Even-Mansour bound is </text:span><text:span text:style-name="T382">very</text:span><text:span text:style-name="T380"> general</text:span>. One summary is:</text:p>
      <text:p text:style-name="P50"><text:span text:style-name="T35">In their original paper, Even and Mansour formally proved that any attack must satisfy DT&gt;Ω(2</text:span><text:span text:style-name="T302">n</text:span><text:span text:style-name="T35">). The lower bound proof is information theoretic, and is applicable both to known plaintext attacks and to chosen plaintext attacks.</text:span><text:span text:style-name="T299"> </text:span><text:span text:style-name="T299"><text:note text:id="ftn29" text:note-class="endnote"><text:note-citation>29</text:note-citation><text:note-body><text:p text:style-name="P260"><text:span text:style-name="T341"><text:s/>Dunkelmam, Keller and Shamir, slides </text:span><text:a xlink:type="simple" xlink:href="http://www.cs.bris.ac.uk/eurocrypt2012/Program/Tues/Shamir.ppt"><text:span text:style-name="T343">http://www.cs.bris.ac.uk/eurocrypt2012/Program/Tues/Shamir.ppt</text:span></text:a></text:p></text:note-body></text:note></text:span></text:p>
      <text:p text:style-name="P96">Th<text:span text:style-name="T375">is</text:span> generality is highly desirable since it is fairly common for ciphers proven secure against one type of attack to fall to some attack that goes outside the assumptions used in the proof. For example, the Knudsen-Nyberg construction was broken by a new type of attack<text:span text:style-name="T335"> </text:span><text:note text:id="ftn30" text:note-class="endnote"><text:note-citation>30</text:note-citation><text:note-body><text:p text:style-name="P266"><text:s/>L.R. Knudsen, T. Jakobsen. The Interpolation Attack on Block Ciphers. FSE, 1997.</text:p></text:note-body></text:note> and the AES candidate DFC (Decorrelated Fast Cipher)<text:span text:style-name="T335"> </text:span><text:note text:id="ftn31" text:note-class="endnote"><text:note-citation>31</text:note-citation><text:note-body><text:p text:style-name="P260"><text:span text:style-name="T342"><text:s/></text:span><text:span text:style-name="T341">H. Gilbert, M. Girault, P. Hoogvorst, F. Noilhan, T. Pornin, G. Poupard, J. Stern, S. Vaudenay, Decorrelated Fast Cipher: an AES candidate, May 1998, </text:span><text:a xlink:type="simple" xlink:href="http://citeseer.ist.psu.edu/gilbert98decorrelated.html"><text:span text:style-name="T343">http://citeseer.ist.psu.edu/gilbert98decorrelated.html</text:span></text:a></text:p></text:note-body></text:note>, applying Vaudenay's theory, fell to a variant of differential analysis<text:span text:style-name="T335"> </text:span><text:note text:id="ftn32" text:note-class="endnote"><text:note-citation>32</text:note-citation><text:note-body><text:p text:style-name="P260"><text:span text:style-name="T341"><text:s/>Lars Knudsen &amp; Vincent Rijmen, On the Decorrelated Fast Cipher (DFC) and Its Theory, FSE '99 </text:span><text:a xlink:type="simple" xlink:href="http://www.cosic.esat.kuleuven.be/publications/article-367.ps"><text:span text:style-name="T343">http://www.cosic.esat.kuleuven.be/publications/article-367.ps</text:span></text:a></text:p></text:note-body></text:note>.</text:p>
      <text:p text:style-name="P96">The Even-Mansour <text:span text:style-name="T424">proof</text:span> seems general enough that such a catastrophe is unlikely. <text:span text:style-name="T424">However, I am not absolutely certain here so </text:span><text:span text:style-name="T48">I encourage analysis </text:span><text:span text:style-name="T49">on this point</text:span><text:span text:style-name="T424">; please concoct a catastrophe if you can.</text:span></text:p>
      <text:p text:style-name="P99">Finally, the proof of <text:span text:style-name="T380">the Even-Mansour bound</text:span><text:span text:style-name="T383"> </text:span><text:span text:style-name="T354">does not require that the block cipher be at all strong.</text:span> <text:span text:style-name="T425">I</text:span>n fact, <text:span text:style-name="T425">it</text:span> assumes exactly the opposite; the enemy is assumed to have access to oracles that give him the output of the permutation for any input or the input for any output. Applied to a block cipher, that assumption is equivalent to assuming the cipher is completely broken.</text:p>
      <text:p text:style-name="P109"><text:span text:style-name="T425">The proof</text:span> only requires a permutation that i<text:span text:style-name="T425">s</text:span> in a specific sense randomly chosen. Any block cipher with a random key meet<text:span text:style-name="T376">s</text:span> th<text:span text:style-name="T510">i</text:span>s requirement; in fact a common formal model of a block cipher, going all the way back to Shannon<text:span text:style-name="T339"> </text:span><text:note text:id="ftn33" text:note-class="endnote"><text:note-citation>33</text:note-citation><text:note-body><text:p text:style-name="P260"><text:span text:style-name="T304"><text:s/></text:span><text:span text:style-name="T341">Claude Shannon, Communication Theory of Secrecy Systems, Bell Systems Tech Journal, 1949</text:span></text:p></text:note-body></text:note>, is as a set of permutations with <text:span text:style-name="T549">the </text:span>choice of key selecting one of them. <text:span text:style-name="T421">Any block cipher giving ciphertext the same size as plaintext must be a permutation or it cannot be decrypted. The choice of permutation should depend on the key in some way that is not obvious to a cryptanalyst, so it must be at least weakly pseudorandom.</text:span></text:p>
      <text:p text:style-name="P109">We can easily go further, selecting a block cipher that is provably pseudorandom. Luby and Rackoff <text:note text:id="ftn34" text:note-class="endnote"><text:note-citation>34</text:note-citation><text:note-body><text:p text:style-name="P266"><text:s/>M Luby &amp; C Rackoff, How to construct pesudorandom permutations from pseudorandom functions, SIAM Journal on Computing, April 1988</text:p></text:note-body></text:note> prove that, given a suitable round function, a Feistel cipher is pseudorandom after three rounds and strongly pseudorandom after four. Other papers extend the proof to other types of cipher. <text:note text:id="ftn35" text:note-class="endnote"><text:note-citation>35</text:note-citation><text:note-body><text:p text:style-name="P285"><text:s/>Yiyuan Luo, Xuejia Lai, Zheng Gong &amp; Zhongming Wu Pseudorandomness Analysis of the Lai-Massey </text:p><text:p text:style-name="P270"><text:span text:style-name="T511">Scheme, http://</text:span><text:span text:style-name="Citation"><text:span text:style-name="T344">eprint.iacr.org/2009/266.pdf</text:span></text:span>‎</text:p></text:note-body></text:note> <text:note text:id="ftn36" text:note-class="endnote"><text:note-citation>36</text:note-citation><text:note-body><text:p text:style-name="P286"><text:s/><text:span text:style-name="T512">Eric Miles &amp; Emanuele Viola, Substitution-permutation networks, pseudorandom functions, and Natural Proofs, http://</text:span><text:span text:style-name="Citation"><text:span text:style-name="T344">eprint.iacr.org/2011/226.pdf</text:span></text:span>‎</text:p></text:note-body></text:note></text:p>
      <text:p text:style-name="P195">Using any reasonable block cipher with the full number of rounds, we can safely assume it is strongly <text:soft-page-break/>pseudorandom. That is any block cipher, except perhaps for a spectacularly bone-headed design, meets the requirements of the Even-Mansour proof. Beyond question, Rijndael meets the requirements for the permutation in that proof and would continue to do so even if some amazing attack were found that rendered it useless as a general-purpose block cipher.</text:p>
      <text:p text:style-name="P106">In <text:span text:style-name="T410">Enchilada or similar </text:span>hybrid<text:span text:style-name="T410">s</text:span>, then, <text:span text:style-name="T380">any lower bound proven with Even-Mansour analysis will hold even if the block cipher is </text:span><text:span text:style-name="T384">very weak</text:span>. In <text:span text:style-name="T409">the </text:span>actual design, <text:span text:style-name="T409">I have </text:span>of course tr<text:span text:style-name="T409">ied</text:span> to choose a strong block cipher, though <text:span text:style-name="T409">large block size and</text:span> efficiency <text:span text:style-name="T409">were</text:span> <text:span text:style-name="T409">also considered</text:span>. However, a security proof can be derived for this sort of hybrid without an assumption that the block cipher is strong.</text:p>
      <text:h text:style-name="Heading_20_3" text:outline-level="3"><text:bookmark-start text:name="__RefHeading__4842_160917993"/><text:span text:style-name="T489">Bounds for</text:span> Enchilada<text:bookmark-end text:name="__RefHeading__4842_160917993"/></text:h>
      <text:p text:style-name="P180"><text:span text:style-name="T479">The Even-Mansour bound for the whitened construction (with a broken block cipher and without changes of the whitening) is that for n-bit blocks and D known or chosen plaintexts, the time T to break it is bounded by DT &gt;= 2</text:span><text:span text:style-name="T301">n</text:span><text:span text:style-name="T299">. This section, and the following one, discuss how that applies to Enchilada.</text:span></text:p>
      <text:p text:style-name="P181"><text:span text:style-name="T518">In</text:span> m<text:span text:style-name="T513">uch</text:span> of the <text:span text:style-name="T518">discussion</text:span>, I use the assumption from the Even-Mansour proof that the block cipher is already broken, that it adds no strength to the overall cipher and only acts as a permutation already known to the attacker. Of course this means that if – as seems extremely likely – Rijndael is actually at least reasonably sound, then Enchilada is in fact far stronger than this <text:span text:style-name="T518">discussion</text:span> shows.</text:p>
      <text:p text:style-name="P191"><text:span text:style-name="T480">For D = 1 we have T &gt;= 2</text:span><text:span text:style-name="T301">n</text:span><text:span text:style-name="T206">, </text:span><text:span text:style-name="T209">so</text:span><text:span text:style-name="T236"> any attack on a single block must be at least that difficult.</text:span><text:span text:style-name="T238"> </text:span><text:span text:style-name="T240">Arguably, this is the applicable case for </text:span><text:span text:style-name="T241">any attack</text:span><text:span text:style-name="T240"> since</text:span><text:span text:style-name="T247"> the whitening uses new ChaCha output for every block, so each block is independent and any attack on whitening must use D = 1.</text:span></text:p>
      <text:p text:style-name="P191"><text:span text:style-name="T256">It is immediately clear that</text:span><text:span text:style-name="T248"> the bound holds for:</text:span></text:p>
      <text:list xml:id="list3842263027486168634" text:style-name="L15">
        <text:list-item>
          <text:p text:style-name="P350">any attack using only one known or chosen plaintext/ciphertext pair</text:p>
        </text:list-item>
        <text:list-item>
          <text:p text:style-name="P385"><text:span text:style-name="T481">any attack that treats the blocks independently; since each block needs </text:span><text:span text:style-name="T236">T &gt;= </text:span><text:span text:style-name="T237">2</text:span><text:span text:style-name="T301">n</text:span><text:span text:style-name="T238"> </text:span><text:span text:style-name="T242">effort</text:span><text:span text:style-name="T481">, the overall effort must also be above that bound</text:span></text:p>
        </text:list-item>
        <text:list-item>
          <text:p text:style-name="P387">any incremental attack that star<text:span text:style-name="T503">ts by </text:span>solving one block then uses the <text:span text:style-name="T503">result</text:span> to attack others; <text:span text:style-name="T503">since solving the first block is above the bound, the whole process must be</text:span></text:p>
        </text:list-item>
      </text:list>
      <text:p text:style-name="P189">We also have – without even considering the Even-Mansour bound – that Enchilada is not vulnerable either to any of the usual attacks on stream ciphers since those require access to generator output or to most of the usual attacks on block ciphers since those require multiple blocks identically encrypted.</text:p>
      <text:p text:style-name="P186"><text:span text:style-name="T481">However, it is not clear that the bound holds for all attacks. Cases not covered above are</text:span><text:span text:style-name="T239">:</text:span></text:p>
      <text:list xml:id="list178381587874814995" text:style-name="L16">
        <text:list-item>
          <text:p text:style-name="P352">attacks using more than o<text:span text:style-name="T539">ne</text:span> known pair</text:p>
        </text:list-item>
        <text:list-item>
          <text:p text:style-name="P352">incremental attacks where the base case uses more than o<text:span text:style-name="T539">ne</text:span> pair</text:p>
        </text:list-item>
      </text:list>
      <text:p text:style-name="P151"><text:span text:style-name="T513">W</text:span>e need only prove the first; <text:span text:style-name="T513">t</text:span>he second <text:span text:style-name="T513">then </text:span>follows as an immediate corollary.<text:change-start text:change-id="ct29742576"/></text:p>
      <text:h text:style-name="P405" text:outline-level="3"><text:bookmark-start text:name="__RefHeading__3820_353699993"/><text:change-end text:change-id="ct29742576"/><text:change text:change-id="ct29742144"/>Attacks with large amounts of data<text:bookmark-end text:name="__RefHeading__3820_353699993"/></text:h>
      <text:p text:style-name="P87"><text:span text:style-name="T109">The key</text:span><text:span text:style-name="T100"> question is whether, given many blocks of known or chosen plaintext, some attack can be found against the </text:span><text:span text:style-name="T102">overall</text:span><text:span text:style-name="T100"> cipher. </text:span><text:span text:style-name="T95">The attacker naturally hopes for something more efficient than banging his or her head against the </text:span><text:span text:style-name="T101">Even-Mansour </text:span><text:span text:style-name="T95">bound. Of course my intent is that </text:span><text:span text:style-name="T97">no efficient attack of this type exist.</text:span></text:p>
      <text:p text:style-name="P87"><text:span text:style-name="T110">A</text:span><text:span text:style-name="T99">n attacker </text:span><text:span text:style-name="T110">may have</text:span><text:span text:style-name="T99"> reason for hope.</text:span><text:span text:style-name="T95"> </text:span><text:span text:style-name="T96">The same basic </text:span><text:span text:style-name="T105">strategy</text:span><text:span text:style-name="T96"> – collect many blocks of data and </text:span><text:span text:style-name="T102">then </text:span><text:span text:style-name="T96">do something clever with them – is used </text:span><text:span text:style-name="T113">in a wide range of attacks on various ciphers and hashes, </text:span><text:span text:style-name="T96">and </text:span><text:span text:style-name="T113">is</text:span><text:span text:style-name="T96"> often </text:span><text:span text:style-name="T113">quite </text:span><text:span text:style-name="T96">effective. </text:span><text:span text:style-name="T105">I</text:span><text:span text:style-name="T96">n particular, it has been used in cryptananlysis of many block ciphers </text:span><text:span text:style-name="T105">and is the basis for some of the most powerful known general attacks, linear and differential analysis</text:span><text:span text:style-name="T96">.</text:span></text:p>
      <text:p text:style-name="P139">The variants <text:span text:style-name="T453">of differential or linear analysis </text:span>generally used against block ciphers <text:span text:style-name="T466">obviously fail against Enchilada since they</text:span> require many blocks identically encrypted. <text:span text:style-name="T453">However</text:span>, clever folk might construct other variants<text:span text:style-name="T454">. </text:span>Some of the details would need to be different in work against a hybrid cipher, but the same <text:span text:style-name="T466">general method i</text:span>s <text:span text:style-name="T505">clearly applicable, at least in principle</text:span>.</text:p>
      <text:p text:style-name="P139"><text:span text:style-name="T454">This is therefore another area where </text:span><text:span text:style-name="T50">I encourage analysi</text:span><text:span text:style-name="T51">s</text:span><text:span text:style-name="T39">. </text:span><text:span text:style-name="T453">In fact, this is the area where I would be least surprised by news that someone had broken my cipher.</text:span><text:change-start text:change-id="ct30032304"/></text:p>
      <text:h text:style-name="Heading_20_3" text:outline-level="3"><text:bookmark-start text:name="__RefHeading__5435_322586988"/>A low lower bound<text:bookmark-end text:name="__RefHeading__5435_322586988"/><text:change-end text:change-id="ct30032304"/></text:h>
      <text:p text:style-name="P90"><text:span text:style-name="T107">W</text:span><text:span text:style-name="T95">ith no change of whitening and D=2</text:span><text:span text:style-name="T319">d</text:span><text:span text:style-name="T95"> blocks of known or chosen plaintext we have T &gt;= 2</text:span><text:span text:style-name="T319">n-d </text:span><text:span text:style-name="T95">from a direct application of Even-Mansour; this finds the two whitening blocks. </text:span><text:span text:style-name="T109">That gives us a sort of lower bound on the lower bound; </text:span><text:span text:style-name="T172">even if the whitening never changed and Rijndael were completly broken</text:span><text:span text:style-name="T110">, the Enchilada construction would be at least that good. </text:span><text:span text:style-name="T120">We also have an upper bound of 2</text:span><text:span text:style-name="T320">255</text:span><text:span text:style-name="T120"> for a brute force attack on the 256-bit key. The question is whether we can get tighter bounds, in particular a better lower bound.</text:span><text:change-start text:change-id="ct30020144"/></text:p>
      <text:p text:style-name="P223"><text:span text:style-name="T120">N</text:span><text:span text:style-name="T79">ote that </text:span><text:change-end text:change-id="ct30020144"/><text:change-start text:change-id="ct29746672"/><text:span text:style-name="T79">for use in real </text:span><text:change-end text:change-id="ct29746672"/><text:change-start text:change-id="ct29746864"/><text:span text:style-name="T79">protocol</text:span><text:change-end text:change-id="ct29746864"/><text:change-start text:change-id="ct30021584"/><text:span text:style-name="T79">s, the </text:span><text:span text:style-name="T95">T &gt;= 2</text:span><text:span text:style-name="T319">n-d</text:span><text:span text:style-name="T79"> <text:s/>bound may be enough. </text:span><text:change-end text:change-id="ct30021584"/><text:change-start text:change-id="ct30028624"/><text:span text:style-name="T79">Consider IPsec as an example; an administrator can set a time limit, a limit on the amount of data encrypted, or both. The connection is automatically rekeyed whenever either limit on either gateway machine is exceeded. Then there is a fallback limit in the protocol; the connection is rekeyed </text:span><text:change-end text:change-id="ct30028624"/><text:change-start text:change-id="ct30028816"/><text:span text:style-name="T79">after</text:span><text:change-end text:change-id="ct30028816"/><text:change-start text:change-id="ct29737104"/><text:span text:style-name="T79"> 2</text:span><text:span text:style-name="T325">32</text:span><text:span text:style-name="T79"> packets even if both adminstrators neglect to set any tighter limits.</text:span><text:change-end text:change-id="ct29737104"/><text:change-start text:change-id="ct29729712"/><text:span text:style-name="T79"> </text:span><text:span text:style-name="T148">The usual packet size is under</text:span><text:change-end text:change-id="ct29729712"/><text:change-start text:change-id="ct29901552"/><text:span text:style-name="T148"> 2 Kbytes, so</text:span><text:span text:style-name="T79"> 2</text:span><text:span text:style-name="T325">32</text:span><text:span text:style-name="T79"> packets</text:span><text:change-end text:change-id="ct29901552"/><text:change-start text:change-id="ct29909184"/><text:span text:style-name="T79"> </text:span><text:span text:style-name="T148">is </text:span><text:span text:style-name="T149">typically</text:span><text:span text:style-name="T148"> under 2</text:span><text:span text:style-name="T322">36</text:span><text:span text:style-name="T148"> Enchilada blocks. In the normal case </text:span><text:change-end text:change-id="ct29909184"/><text:change-start text:change-id="ct29908304"/><text:span text:style-name="T148">–</text:span><text:change-end text:change-id="ct29908304"/><text:change-start text:change-id="ct29910432"/><text:span text:style-name="T148"> where the administrators are awake and their policies sensible </text:span><text:change-end text:change-id="ct29910432"/><text:change-start text:change-id="ct29909904"/><text:span text:style-name="T148">–</text:span><text:change-end text:change-id="ct29909904"/><text:change-start text:change-id="ct29918096"/><text:span text:style-name="T148"> </text:span><text:span text:style-name="T149">rekeying </text:span><text:span text:style-name="T148">will o</text:span><text:span text:style-name="T149">ccur well before that</text:span><text:span text:style-name="T148">.</text:span><text:change-end text:change-id="ct29918096"/><text:change-start text:change-id="ct29918288"/></text:p>
      <text:p text:style-name="P224"><text:span text:style-name="T150">A</text:span><text:span text:style-name="T79">ssum</text:span><text:span text:style-name="T150">e</text:span><text:span text:style-name="T148"> that Enchilada is</text:span><text:span text:style-name="T79"> rekey</text:span><text:span text:style-name="T148">ed</text:span><text:span text:style-name="T79"> after 2</text:span><text:span text:style-name="T317">4</text:span><text:span text:style-name="T322">0</text:span><text:span text:style-name="T79"> blocks</text:span><text:change-end text:change-id="ct29918288"/><text:change-start text:change-id="ct29922080"/><text:span text:style-name="T79">, </text:span><text:span text:style-name="T148">so we</text:span><text:change-end text:change-id="ct29922080"/><text:change-start text:change-id="ct29921040"/><text:span text:style-name="T79"> </text:span><text:span text:style-name="T148">have </text:span><text:span text:style-name="T79">d = 4</text:span><text:span text:style-name="T150">0</text:span><text:span text:style-name="T148">. Then</text:span><text:span text:style-name="T79"> </text:span><text:span text:style-name="T144"><text:s/></text:span><text:span text:style-name="T95">T &gt;= 2</text:span><text:span text:style-name="T319">n-d </text:span><text:span text:style-name="T79">gives 2</text:span><text:span text:style-name="T317">8</text:span><text:span text:style-name="T322">8</text:span><text:span text:style-name="T79"> </text:span><text:change-end text:change-id="ct29921040"/><text:change-start text:change-id="ct29728512"/><text:span text:style-name="T79">for Enchilada-128 and 2</text:span><text:span text:style-name="T317">2</text:span><text:span text:style-name="T322">16</text:span><text:span text:style-name="T79"> for </text:span><text:change-end text:change-id="ct29728512"/><text:change-start text:change-id="ct30022944"/><text:span text:style-name="T79">Enchilada-256.</text:span><text:change-end text:change-id="ct30022944"/><text:change-start text:change-id="ct29736608"/><text:span text:style-name="T79"> That is, </text:span><text:change-end text:change-id="ct29736608"/><text:change-start text:change-id="ct30023536"/><text:span text:style-name="T79">even this bound is enough to show that, with any sane rekeying policy, Enchilada-128 is moderately</text:span><text:change-end text:change-id="ct30023536"/><text:change-start text:change-id="ct29926304"/><text:span text:style-name="T79"> secure and Enchilada-256 </text:span><text:span text:style-name="T147">highl</text:span><text:span text:style-name="T79">y secure.</text:span><text:change-end text:change-id="ct29926304"/><text:change-start text:change-id="ct29927328"/></text:p>
      <text:p text:style-name="P146">These are respectable numbers and straightforwardly provable, but their significance for Enchilada can be taken two ways. They can be taken as an argument for Enchilada since <text:span text:style-name="T556">the bounds are good enough for some applications and </text:span>we have good reason to suppose that either Enchilada variant will be considerably stronger than the corresponding bound.</text:p>
      <text:p text:style-name="P225"><text:span text:style-name="T79">On the other hand, since the same bound</text:span><text:span text:style-name="T151">s</text:span><text:span text:style-name="T79"> can be proven for Rijndael alone </text:span><text:change-end text:change-id="ct29927328"/><text:change-start text:change-id="ct20868672"/><text:span text:style-name="T153">(</text:span><text:change-end text:change-id="ct20868672"/><text:change-start text:change-id="ct30020912"/><text:span text:style-name="T151">take the first and </text:span><text:span text:style-name="T79"><text:s/></text:span><text:change-end text:change-id="ct30020912"/><text:change-start text:change-id="ct29926496"/><text:span text:style-name="T151">last round keys</text:span><text:change-end text:change-id="ct29926496"/><text:change-start text:change-id="ct30020336"/><text:span text:style-name="T151"> as whitening and the rest of the cipher as a permutation</text:span><text:span text:style-name="T153">), </text:span><text:span text:style-name="T79">they provide an argument that the </text:span><text:soft-page-break/><text:span text:style-name="T79">Enchilada construction is unnecessary</text:span><text:span text:style-name="T151">.</text:span><text:change-end text:change-id="ct30020336"/><text:change-start text:change-id="ct29262640"/><text:span text:style-name="T151"> </text:span><text:span text:style-name="T152">That ar</text:span><text:change-end text:change-id="ct29262640"/><text:change-start text:change-id="ct29926768"/><text:span text:style-name="T152">gument has considerable force for Enchilada-256 since</text:span><text:span text:style-name="T145"> 2</text:span><text:span text:style-name="T323">2</text:span><text:span text:style-name="T322">16</text:span><text:span text:style-name="T145"> </text:span><text:change-end text:change-id="ct29926768"/><text:change-start text:change-id="ct29907360"/><text:span text:style-name="T152">is almost certainly enough for practical purposes and is not all that far from the</text:span><text:span text:style-name="T145"> 2</text:span><text:span text:style-name="T324">255</text:span><text:span text:style-name="T145"> </text:span><text:span text:style-name="T152">bound for a brute force attack</text:span><text:change-end text:change-id="ct29907360"/><text:change-start text:change-id="ct30024896"/><text:span text:style-name="T152">. </text:span><text:span text:style-name="T154">The argument</text:span><text:change-end text:change-id="ct30024896"/><text:change-start text:change-id="ct29911712"/><text:span text:style-name="T152"> is </text:span><text:span text:style-name="T154">much weaker</text:span><text:span text:style-name="T152"> </text:span><text:span text:style-name="T154">when applied to</text:span><text:span text:style-name="T152"> Enchilada</text:span><text:change-end text:change-id="ct29911712"/><text:change-start text:change-id="ct29911424"/><text:span text:style-name="T152">-128.</text:span><text:change-end text:change-id="ct29911424"/><text:change-start text:change-id="ct29913440"/></text:p>
      <text:h text:style-name="P403" text:outline-level="3"><text:bookmark-start text:name="__RefHeading__5437_322586988"/>Bounds with the stream cipher<text:bookmark-end text:name="__RefHeading__5437_322586988"/><text:change-end text:change-id="ct29913440"/></text:h>
      <text:p text:style-name="P86"><text:span text:style-name="T107">T</text:span><text:span text:style-name="T95">he fact that Enchilada </text:span><text:span text:style-name="T104">regularly </text:span><text:span text:style-name="T95">mixes in new stream cipher material gives</text:span><text:span text:style-name="T110"> </text:span><text:span text:style-name="T95">reason </text:span><text:span text:style-name="T98">for</text:span><text:span text:style-name="T95"> hope</text:span><text:change-start text:change-id="ct29270208"/><text:span text:style-name="T95"> </text:span><text:span text:style-name="T145">that the a</text:span><text:change-end text:change-id="ct29270208"/><text:change-start text:change-id="ct29257216"/><text:span text:style-name="T145">ctual bounds are better</text:span><text:change-end text:change-id="ct29257216"/><text:span text:style-name="T95">. With the changing whitening and D </text:span><text:span text:style-name="T103">encrypted </text:span><text:span text:style-name="T95">blocks </text:span><text:span text:style-name="T103">the attacker needs to find D blocks of </text:span><text:span text:style-name="T108">whitening </text:span><text:span text:style-name="T103">data </text:span><text:span text:style-name="T110">plus the Rijndael round keys to break the </text:span><text:span text:style-name="T115">block </text:span><text:span text:style-name="T110">cipher </text:span><text:span text:style-name="T115">part of Enchilada</text:span><text:span text:style-name="T103">.</text:span><text:span text:style-name="T79"> </text:span><text:span text:style-name="T119">If we call the size of the round key array R </text:span><text:span text:style-name="T138">and the block size B</text:span><text:span text:style-name="T119">, the attacker can get D</text:span><text:span text:style-name="T138">B</text:span><text:span text:style-name="T119"> nonlinear equations and wants to solve for D</text:span><text:span text:style-name="T138">B</text:span><text:span text:style-name="T119">+R unknown bits. </text:span><text:span text:style-name="T127">Given that R is non-zero,</text:span><text:span text:style-name="T119"> </text:span><text:span text:style-name="T127">s</text:span><text:span text:style-name="T119">uch a system of</text:span><text:span text:style-name="T107"> equations </text:span><text:span text:style-name="T127">will remain</text:span><text:span text:style-name="T107"> underdetermined for any </text:span><text:span text:style-name="T110">value of D</text:span><text:span text:style-name="T107">.</text:span></text:p>
      <text:p text:style-name="P85"><text:span text:style-name="T110">This is </text:span><text:span text:style-name="T120">completely different from</text:span><text:span text:style-name="T110"> </text:span><text:span text:style-name="T116">a typical stream cipher using XOR where the equations for this part of an attack are fully determined and linear so, given some known plaintext, finding some generator output is trivial.</text:span></text:p>
      <text:p text:style-name="P84"><text:span text:style-name="T117">It is also quite different from the usual situation in an attack on a</text:span><text:span text:style-name="T110"> block cipher. With DES </text:span><text:span text:style-name="T110"><text:note text:id="ftn37" text:note-class="endnote"><text:note-citation>37</text:note-citation><text:note-body><text:p text:style-name="P287"><text:s/><text:span text:style-name="T506">FIPS 46-3 Data Encryption Standard, NIST </text:span><text:a xlink:type="simple" xlink:href="http://csrc.nist.gov/publications/fips/fips46-3/fips46-3.pdf"><text:span text:style-name="T506">http://csrc.nist.gov/publications/fips/fips46-3/fips46-3.pdf</text:span></text:a></text:p></text:note-body></text:note></text:span><text:span text:style-name="T110"> </text:span><text:span text:style-name="T111">there are only 56 key bits so even a </text:span><text:span text:style-name="T125">on</text:span><text:span text:style-name="T111">e 64-bit known plaintext/ciphertext pair gives overdetermined equations. For a more modern cipher you need more blocks, but not a lot more. For example, AES-</text:span><text:span text:style-name="T80">128</text:span><text:span text:style-name="T111"> gives overdetermined equations with </text:span><text:span text:style-name="T112">just</text:span><text:span text:style-name="T111"> tw</text:span><text:span text:style-name="T80">o</text:span><text:span text:style-name="T111"> known pairs </text:span><text:span text:style-name="T80">and AES-256 with three. </text:span><text:span text:style-name="T118">T</text:span><text:span text:style-name="T117">he same relation holds for any of the other AES candidate ciphers. E</text:span><text:span text:style-name="T111">ven with independent round keys </text:span><text:span text:style-name="T117">in AES, </text:span><text:span text:style-name="T80">only twelve or </text:span><text:change text:change-id="ct29940544"/><text:change-start text:change-id="ct29906832"/><text:span text:style-name="T155">six</text:span><text:change-end text:change-id="ct29906832"/><text:span text:style-name="T80">te</text:span><text:span text:style-name="T114">e</text:span><text:span text:style-name="T80">n pairs are needed</text:span><text:span text:style-name="T111">.</text:span></text:p>
      <text:p text:style-name="P86"><text:span text:style-name="T121">Just yielding overdetermined equations does not mean the cipher can be broken in practice. Taking DES as an example,</text:span><text:span text:style-name="T122"> </text:span><text:span text:style-name="T121">i</text:span><text:span text:style-name="T129">n principle an algebraic attack clearly breaks it but the attack does not appear practical. I</text:span><text:span text:style-name="T121">ntelligence agencies have </text:span><text:span text:style-name="T122">both huge budgets and </text:span><text:span text:style-name="T129">many </text:span><text:span text:style-name="T122">clever people</text:span><text:span text:style-name="T121">, DES was a very high-value target and they had decades to work on it, </text:span><text:span text:style-name="T122">so it is at least conceivable</text:span><text:span text:style-name="T121"> that </text:span><text:span text:style-name="T122">one or more such agency has a gadget that </text:span><text:span text:style-name="T121">will take one known plaintext/ciphertext pair and more-or-less immediately output the key. However, nothing I am aware of – neither leaks from such agencies nor anything in the open literature – </text:span><text:span text:style-name="T122">indicates that such devices exist or even that they could be built. </text:span><text:span text:style-name="T127">The amount of computation required is enormous, apparently enough to be horrendously inconvenient even for a hardware implementation done with an intelligence agency budget.</text:span></text:p>
      <text:p text:style-name="P89"><text:span text:style-name="T126">Against DES, the best theoretical attacks are </text:span><text:span text:style-name="T128">still </text:span><text:span text:style-name="T126">l</text:span><text:span text:style-name="T123">inear </text:span><text:span text:style-name="T123"><text:note text:id="ftn38" text:note-class="endnote"><text:note-citation>38</text:note-citation><text:note-body><text:p text:style-name="P271"><text:s/>Matsui, M. "The first experimental cryptanalysis of the data encryption standard". <text:span text:style-name="T33">Advances in Cryptology - </text:span><text:a xlink:type="simple" xlink:href="https://en.wikipedia.org/wiki/CRYPTO"><text:span text:style-name="T33">CRYPTO</text:span></text:a><text:span text:style-name="T33"> 1994</text:span>.</text:p></text:note-body></text:note></text:span><text:span text:style-name="T123"> or differential </text:span><text:span text:style-name="T123"><text:note text:id="ftn39" text:note-class="endnote"><text:note-citation>39</text:note-citation><text:note-body><text:p text:style-name="P271"><text:s/>Biham, E. and Shamir, A. <text:span text:style-name="T33">Differential Cryptanalysis of the Data Encryption Standard - Advances in Cryptology - CRYPTO '92, 12th Annual International Cryptology Conference, Santa Barbara, California, USA, August 16–20, 1992, Proceedings</text:span>. 1992. p. 487-496</text:p></text:note-body></text:note></text:span><text:span text:style-name="T123"> analysis</text:span><text:span text:style-name="T126">; both</text:span><text:span text:style-name="T123"> </text:span><text:span text:style-name="T126">need 2</text:span><text:span text:style-name="T321">40</text:span><text:span text:style-name="T126"> or more known plaintext blocks. I</text:span><text:span text:style-name="T122">n practice, </text:span><text:span text:style-name="T126">the cheapest technique is</text:span><text:span text:style-name="T122"> </text:span><text:span text:style-name="T123">brute force key search </text:span><text:span text:style-name="T126">which needs 2</text:span><text:span text:style-name="T321">55</text:span><text:span text:style-name="T126"> effort but is relatively easily split into many</text:span><text:span text:style-name="T123"> parallel </text:span><text:span text:style-name="T126">tasks on a suitable machine </text:span><text:span text:style-name="T126"><text:note text:id="ftn40" text:note-class="endnote"><text:note-citation>40</text:note-citation><text:note-body><text:p text:style-name="P289"><text:s/><text:span text:style-name="T515">EFF DES Cracker, https://w2.eff.org/Privacy/Crypto/Crypto_misc/DESCracker/HTML/19980716_eff_descracker_pressrel.html</text:span></text:p></text:note-body></text:note></text:span><text:span text:style-name="T126"> </text:span><text:span text:style-name="T126"><text:note text:id="ftn41" text:note-class="endnote"><text:note-citation>41</text:note-citation><text:note-body><text:p text:style-name="P288"><text:s/><text:span text:style-name="T514">Sciengines website, </text:span>Break DES in less than a single day<text:span text:style-name="T514">, http://www.sciengines.com/company/news-a-events/74-des-in-1-day.html</text:span></text:p></text:note-body></text:note></text:span><text:span text:style-name="T123">.</text:span></text:p>
      <text:p text:style-name="P88"><text:span text:style-name="T122">F</text:span><text:span text:style-name="T123">or </text:span><text:span text:style-name="T125">AES</text:span><text:span text:style-name="T123">, both the number of equations and the size of the round key </text:span><text:span text:style-name="T124">array </text:span><text:span text:style-name="T123">are </text:span><text:span text:style-name="T124">considerably </text:span><text:span text:style-name="T123">larger and the key schedule is more nonlinear than DES </text:span><text:span text:style-name="T124">so such a device looks </text:span><text:span text:style-name="T126">astronomically impractical</text:span><text:span text:style-name="T124">, </text:span><text:span text:style-name="T126">even though it is clearly possible in theory</text:span><text:span text:style-name="T124">. </text:span><text:span text:style-name="T121">How</text:span><text:span text:style-name="T123">e</text:span><text:span text:style-name="T121">ver, i</text:span><text:span text:style-name="T111">n principle any overdetermined system is soluble if the equations are linear and a sufficiently overdetermined system </text:span><text:span text:style-name="T80">(just add more pairs) becomes soluble even if the equations are nonlinear.</text:span></text:p>
      <text:p text:style-name="P88"><text:span text:style-name="T134">Rijndael has a lovely algebraic structure </text:span><text:span text:style-name="T134"><text:note text:id="ftn42" text:note-class="endnote"><text:note-citation>42</text:note-citation><text:note-body><text:p text:style-name="P260"><text:span text:style-name="T338"><text:s/></text:span><text:span text:style-name="T341">Niels Ferguson, Richard Schroeppel, and Doug Whiting “A simple algebraic representation of Rijndael”, SAC 2001, </text:span><text:a xlink:type="simple" xlink:href="http://www.macfergus.com/pub/rdalgeq.html"><text:span text:style-name="T343">http://www.macfergus.com/pub/rdalgeq.html</text:span></text:a></text:p></text:note-body></text:note></text:span><text:span text:style-name="T134"> and it seems conceivable that some clever attack exploiting that structure could be found; indeed, Courtois and Pieprzyk</text:span><text:span text:style-name="T260"> </text:span><text:span text:style-name="T135"><text:note text:id="ftn43" text:note-class="endnote"><text:note-citation>43</text:note-citation><text:note-body><text:p text:style-name="P260"><text:span text:style-name="T338"><text:s/></text:span><text:span text:style-name="T341">Nicolas T. Courtois and Josef Pieprzyk “Cryptanalysis of Block Ciphers with Overdefined Systems of Equations” </text:span><text:a xlink:type="simple" xlink:href="http://eprint.iacr.org/2002/044"><text:span text:style-name="T343">http://eprint.iacr.org/2002/044</text:span></text:a></text:p></text:note-body></text:note></text:span><text:span text:style-name="T135"> claim to have already found principles that could lead to such an attack on AES, </text:span><text:span text:style-name="T136">and there are other papers along similar lines</text:span><text:span text:style-name="T80"> </text:span><text:span text:style-name="T80"><text:note text:id="ftn44" text:note-class="endnote"><text:note-citation>44</text:note-citation><text:note-body><text:p text:style-name="P290"><text:s/><text:span text:style-name="T507">Sean Murphy and Matthew Robshaw, </text:span><text:bookmark text:name="title"/>Essential Algebraic Structure within the AES, <text:a xlink:type="simple" xlink:href="http://www.isg.rhul.ac.uk/~sean/crypto.ps"><text:span text:style-name="T350">http://</text:span></text:a><text:a xlink:type="simple" xlink:href="http://www.isg.rhul.ac.uk/~sean/crypto.ps"><text:span text:style-name="Citation"><text:span text:style-name="T344">www.isg.rhul.ac.uk/~sean/crypto.ps</text:span></text:span></text:a>‎</text:p></text:note-body></text:note></text:span><text:span text:style-name="T80"> </text:span><text:span text:style-name="T80"><text:note text:id="ftn45" text:note-class="endnote"><text:note-citation>45</text:note-citation><text:note-body><text:p text:style-name="P291"><text:span text:style-name="T522"><text:s/>Harris Nover, Algebraic Cryptanalysos of AES: an overview</text:span><text:span text:style-name="T352">, </text:span><text:a xlink:type="simple" xlink:href="http://www.math.wisc.edu/~boston/nover.pdf"><text:span text:style-name="T352">http://</text:span></text:a><text:a xlink:type="simple" xlink:href="http://www.math.wisc.edu/~boston/nover.pdf"><text:span text:style-name="Citation"><text:span text:style-name="T344">www.</text:span></text:span></text:a><text:a xlink:type="simple" xlink:href="http://www.math.wisc.edu/~boston/nover.pdf"><text:span text:style-name="Citation"><text:span text:style-name="T344">math.wisc.edu/~boston/nover.pdf</text:span></text:span></text:a>‎</text:p></text:note-body></text:note></text:span><text:span text:style-name="T80"> </text:span><text:span text:style-name="T80"><text:note text:id="ftn46" text:note-class="endnote"><text:note-citation>46</text:note-citation><text:note-body><text:p text:style-name="P292"><text:span text:style-name="T521"><text:s/>Carlos Cid, Some Algebraic Aspects of the Advanced Encryption Standard, http://</text:span><text:span text:style-name="Citation"><text:span text:style-name="T344">www.isg.rhul.ac.uk/~ccid/publications/</text:span></text:span><text:span text:style-name="Citation"><text:span text:style-name="T360">aes</text:span></text:span><text:span text:style-name="Citation"><text:span text:style-name="T344">4_ccid.ps</text:span></text:span>‎</text:p></text:note-body></text:note></text:span><text:span text:style-name="T135">. Th</text:span><text:span text:style-name="T136">is</text:span><text:span text:style-name="T135"> work is theoretical; while it is widely acknowledged as interesting, no actual attack based on it has been </text:span><text:soft-page-break/><text:span text:style-name="T135">proposed.</text:span></text:p>
      <text:p text:style-name="P141">Courtois' web page on AES has:</text:p>
      <text:p text:style-name="P308"><text:span text:style-name="T249">Schneier and Ferguson in their recent 2003 book "Practical Cryptography" say about AES: </text:span><text:span text:style-name="T250">we don't quite trust the security...No other block cipher we know of has such a simple algebraic representation. We have no idea whether this leads to an attack or not, but not knowing is reason enough to be skeptical about the use of AES</text:span><text:span text:style-name="T249">.</text:span><text:span text:style-name="T112"> </text:span></text:p>
      <text:p text:style-name="P138"><text:span text:style-name="T508">For Enchilada, any theoretical weakness of Rijndael against algebraic attacks becomes irrelevant. </text:span>The fact that the systems of equations for Enchilada are always underdetermined means that – provided the stream cipher output is effectively random from the attacker's point of view – there cannot be a way <text:span text:style-name="T508">to solve them without guessing variables or iterating through the possibilities. The degree to which they are underdetermined, R, is huge so the work factor for such an attack, 2</text:span><text:span text:style-name="T333">R</text:span><text:span text:style-name="T508">, is enormous.</text:span></text:p>
      <text:p text:style-name="P193"><text:span text:style-name="T106">T</text:span><text:span text:style-name="T79">his lets us take our earlier analysis:</text:span></text:p>
      <text:list xml:id="list94703320954708" text:continue-list="list733955783724379554" text:style-name="L13">
        <text:list-item>
          <text:p text:style-name="P344">Whitening – in particular, whitening that changes – makes attacking the block cipher difficult.</text:p>
        </text:list-item>
      </text:list>
      <text:p text:style-name="P193"><text:span text:style-name="T79">and make it </text:span><text:span text:style-name="T130">much </text:span><text:span text:style-name="T79">stronger:</text:span></text:p>
      <text:list xml:id="list94705025420896" text:continue-numbering="true" text:style-name="L13">
        <text:list-item>
          <text:p text:style-name="P345">No attack that works only on the block cipher part of the hybrid can succeed without enormous cost using any amount of known plaintext if it tries to find both whitening and round keys.</text:p>
        </text:list-item>
      </text:list>
      <text:p text:style-name="P205"><text:span text:style-name="T79">In a way, this is a remarkably uninteresting result; all it says is that if the stream cipher is secure, then the hybrid is too. From another viewpoint, it is a very </text:span><text:span text:style-name="T131">strong assertion – the block cipher is</text:span><text:span text:style-name="T173"> effectively invulnerable</text:span><text:span text:style-name="T131"> to any attack except one that </text:span><text:span text:style-name="T79">also exploits some weakness </text:span><text:span text:style-name="T132">in </text:span><text:span text:style-name="T79">the stream cipher.</text:span></text:p>
      <text:h text:style-name="Heading_20_3" text:outline-level="3"><text:bookmark-start text:name="__RefHeading__3890_1644895149"/>Summary of security claims<text:bookmark-end text:name="__RefHeading__3890_1644895149"/></text:h>
      <text:p text:style-name="P196"><text:span text:style-name="T79">Combining th</text:span><text:span text:style-name="T142">e</text:span><text:span text:style-name="T79"> results </text:span><text:span text:style-name="T142">from various sections above</text:span><text:span text:style-name="T79">, we have:</text:span></text:p>
      <text:list xml:id="list94705187737397" text:continue-numbering="true" text:style-name="L13">
        <text:list-item>
          <text:p text:style-name="P347">Enchilada is not vulnerable to any of the usual attacks on stream ciphers since those require access to generator output.</text:p>
        </text:list-item>
        <text:list-item>
          <text:p text:style-name="P347">Enchilada is not vulnerable to any of the usual attacks on block ciphers since those require multiple blocks identically encrypted.</text:p>
        </text:list-item>
        <text:list-item>
          <text:p text:style-name="P348">The <text:span text:style-name="T439">cipher</text:span>s used <text:span text:style-name="T439">as components </text:span>– ChaCha and Rijndael – are <text:span text:style-name="T550">both </text:span>thought to be secure, <text:span text:style-name="T405">and the combination appears to be at least as strong as the better of the two</text:span>.</text:p>
        </text:list-item>
        <text:list-item>
          <text:p text:style-name="P346">No attack that works only on the block cipher part of the hybrid can succeed without enormous cost using any amount of known plaintext if it tries to find both whitening and round keys.</text:p>
        </text:list-item>
      </text:list>
      <text:p text:style-name="P140">We also have a proven bound, effort &gt;= 2<text:span text:style-name="T300">blocksize</text:span>, for a number of cases:</text:p>
      <text:list xml:id="list94703684645519" text:continue-numbering="true" text:style-name="L13">
        <text:list-item>
          <text:p text:style-name="P351">any attack using only one known or chosen plaintext/ciphertext pair</text:p>
        </text:list-item>
        <text:list-item>
          <text:p text:style-name="P386"><text:span text:style-name="T481">any attack that treats the blocks independently; since each block needs </text:span><text:span text:style-name="T236">T &gt;= </text:span><text:span text:style-name="T237">2</text:span><text:span text:style-name="T301">n</text:span><text:span text:style-name="T238"> </text:span><text:span text:style-name="T242">effort</text:span><text:span text:style-name="T481">, the overall effort must also be above that bound</text:span></text:p>
        </text:list-item>
        <text:list-item>
          <text:p text:style-name="P388">any incremental attack that star<text:span text:style-name="T503">ts by </text:span>solving one block then uses the <text:span text:style-name="T503">result</text:span> to attack others; <text:span text:style-name="T503">since solving the first block is above the bound, the whole process must be</text:span></text:p>
        </text:list-item>
      </text:list>
      <text:p text:style-name="P140">This is not a complete proof of security, but it does cover many interesting cases including all the usual <text:soft-page-break/>attacks on either stream ciphers or block ciphers and nearly all the obvious attacks on a hybrid.</text:p>
      <text:p text:style-name="P197"><text:span text:style-name="T299">The critical consideration is that – even if both the stream cipher and the block cipher are moderately awful – the enemy must still do at least one Even-Mansour computation with 2</text:span><text:span text:style-name="T301">n</text:span><text:span text:style-name="T299"> overhead to get some data to mount an attack on the stream cipher. </text:span><text:span text:style-name="T348">Hence </text:span><text:span text:style-name="T351">I conjecture – though I cannot prove it for all cases – that</text:span><text:span text:style-name="T348">:</text:span></text:p>
      <text:p text:style-name="P306"><text:span text:style-name="T355">A</text:span><text:span text:style-name="T356"> hybrid </text:span><text:span text:style-name="T358">of this type </text:span><text:span text:style-name="T357">which applies whitening to</text:span><text:span text:style-name="T356"> a block cipher with </text:span><text:span text:style-name="T355">n</text:span><text:span text:style-name="T356">-bit block size has 2</text:span><text:span text:style-name="T316">n</text:span><text:span text:style-name="T356"> security even if both the component ciphers are </text:span><text:span text:style-name="T359">weak</text:span><text:span text:style-name="T156">.</text:span></text:p>
      <text:p text:style-name="P136"><text:span text:style-name="T168">This is the most interesting claim in </text:span><text:span text:style-name="T169">this</text:span><text:span text:style-name="T168"> paper, and the one most in need of analysis by others.</text:span></text:p>
      <text:p text:style-name="P136"><text:span text:style-name="T82">I do not claim the combination is secure if either </text:span><text:span text:style-name="T84">component </text:span><text:span text:style-name="T82">cipher is pathologically weak. </text:span><text:span text:style-name="T87">F</text:span><text:span text:style-name="T82">or example, </text:span><text:span text:style-name="T85">if the block cipher is </text:span><text:span text:style-name="T82">entirely linear </text:span><text:span text:style-name="T85">then the Even-Mansour proof is invalidated, </text:span><text:span text:style-name="T133">and with a sufficiently awful stream cipher the enemy could get both </text:span><text:span text:style-name="T143">the </text:span><text:span text:style-name="T133">round keys and </text:span><text:span text:style-name="T143">the </text:span><text:span text:style-name="T133">whitening</text:span><text:span text:style-name="T82">. </text:span><text:span text:style-name="T83">However, I do claim the Enchilada construction would still be secure up to the Even-Mansour bound even if one or both component ciphers had a serious </text:span><text:span text:style-name="T85">but not </text:span><text:span text:style-name="T94">utter</text:span><text:span text:style-name="T86">ly </text:span><text:span text:style-name="T85">catastrophic </text:span><text:span text:style-name="T83">flaw.</text:span></text:p>
      <text:h text:style-name="Heading_20_2" text:outline-level="2"><text:bookmark-start text:name="__RefHeading__1931_1496535900"/><text:span text:style-name="T527">A</text:span>ttacks <text:span text:style-name="T527">I cannot rule out</text:span><text:bookmark-end text:name="__RefHeading__1931_1496535900"/></text:h>
      <text:p text:style-name="P101">For a <text:span text:style-name="T551">hybrid cipher</text:span> combining a stream cipher and a block cipher in this way, <text:span text:style-name="T447">and </text:span>any attack that proceeds <text:span text:style-name="T447">sequentially with the steps:</text:span></text:p>
      <text:list xml:id="list6813772906198954856" text:style-name="L17">
        <text:list-item>
          <text:p text:style-name="P369">break the block cipher</text:p>
        </text:list-item>
        <text:list-item>
          <text:p text:style-name="P369"><text:span text:style-name="T447">collect</text:span> whitening data, <text:span text:style-name="T520">which is just the stream cipher output</text:span></text:p>
        </text:list-item>
        <text:list-item>
          <text:p text:style-name="P369">attack the stream cipher</text:p>
        </text:list-item>
      </text:list>
      <text:p text:style-name="P112"><text:span text:style-name="T447">T</text:span>he analysis <text:span text:style-name="T530">above shows that, under some more-or-less reasonable assumptions:</text:span></text:p>
      <text:list xml:id="list394651737000716058" text:style-name="L18">
        <text:list-item>
          <text:p text:style-name="P389">step 1 above is effectively impossible, requiring enormous effort</text:p>
        </text:list-item>
        <text:list-item>
          <text:p text:style-name="P370"><text:span text:style-name="T530">for step 2, we have </text:span>a lower bound <text:span text:style-name="T540">of 2</text:span><text:span text:style-name="T334">blocksize</text:span><text:span text:style-name="T540"> </text:span>on the <text:span text:style-name="T447">cost of finding the whitening used assuming the block cipher itself is broken.</text:span> We can choose the parameters to make that lower bound large enough for more-or-less any security requirement</text:p>
        </text:list-item>
        <text:list-item>
          <text:p text:style-name="P389">step 3 remains as difficult as for the underlying stream cipher</text:p>
        </text:list-item>
      </text:list>
      <text:p text:style-name="P202">However, the assumptions may not hold and, even if they do, not all possible attacks are excluded. This section covers the attacks I am aware of that are not excluded; analysts are invited to create more.</text:p>
      <text:p text:style-name="P200">As for any cipher, a brute force attack against the primary key is possible but for Enchilada the cost is 2<text:span text:style-name="T300">255</text:span><text:span text:style-name="T12">; this matches the security goal for Enchilada-256 and is far above that for Enchilada-128. Also as for any cipher, a poor method of choosing keys – in particular a weak random number generator – can hug</text:span><text:span text:style-name="T263">e</text:span><text:span text:style-name="T12">ly reduce the security </text:span><text:span text:style-name="T273">and anything that that lets an enemy obtain the key instantly reduces it to zero</text:span><text:span text:style-name="T12">, but th</text:span><text:span text:style-name="T273">e</text:span><text:span text:style-name="T12">s</text:span><text:span text:style-name="T273">e are problems</text:span><text:span text:style-name="T12"> for the system security architect rather than the cipher designer.</text:span></text:p>
      <text:p text:style-name="P111">Variations on linear and differential cryptanalysis, and on algebraic attacks, have been used against both block ciphers and stream ciphers, so clearly <text:span text:style-name="T461">an attacker might try to come up with </text:span>some <text:span text:style-name="T461">sort</text:span> of combination attack <text:span text:style-name="T461">that aims to</text:span> break the stream cipher and the block cipher in a hybrid simultaneously. This looks difficult, but it is clearly not i<text:span text:style-name="T461">nconceivable</text:span>.</text:p>
      <text:h text:style-name="Heading_20_3" text:outline-level="3"><text:bookmark-start text:name="__RefHeading__3936_1670034211"/><text:soft-page-break/>Exploiting a weak stream cipher<text:bookmark-end text:name="__RefHeading__3936_1670034211"/></text:h>
      <text:p text:style-name="P198"><text:span text:style-name="T261">The analysis above includes “</text:span><text:span text:style-name="T137">The fact that the systems of equations for Enchilada are always underdetermined means that – </text:span><text:span text:style-name="T171">provided the stream cipher output is effectively random from the attacker's point of view</text:span><text:span text:style-name="T137"> – there cannot be a way </text:span><text:span text:style-name="T112">to solve them without guessing variables or iterating through the possibilities.”</text:span><text:span text:style-name="T261"> </text:span><text:span text:style-name="T262">(emphasis added)</text:span></text:p>
      <text:p text:style-name="P198"><text:span text:style-name="T159">Actually, however, things may </text:span><text:span text:style-name="T280">not </text:span><text:span text:style-name="T159">always be s</text:span><text:span text:style-name="T261">o</text:span><text:span text:style-name="T159"> rosy. The analysis holds if the stream cipher output is indistinguisable from random f</text:span><text:span text:style-name="T204">r</text:span><text:span text:style-name="T159">om the attacker's point of view, but that is not necessarily the case. If the attacker </text:span><text:span text:style-name="T204">know</text:span><text:span text:style-name="T159">s some constrain</text:span><text:span text:style-name="T204">ing condition</text:span><text:span text:style-name="T159"> on stream cipher output, </text:span><text:span text:style-name="T204">then he or she may be able to construct an attack on the whole system.</text:span></text:p>
      <text:p text:style-name="P201"><text:span text:style-name="T204">Related-key attacks are, in theory, a serious concern since some such attacks against Salsa </text:span><text:span text:style-name="T204"><text:note text:id="ftn47" text:note-class="endnote"><text:note-citation>47</text:note-citation><text:note-body><text:p text:style-name="P293"><text:span text:style-name="T529"><text:s/>Deike Priemuth-Schmid and Alex Biryukov, Slid Pairs in Salsa20 and Trivium, http://</text:span><text:span text:style-name="Citation"><text:span text:style-name="T344">eprint.iacr.org/2008/405.pdf</text:span></text:span>‎</text:p></text:note-body></text:note></text:span><text:span text:style-name="T204"> </text:span><text:span text:style-name="T204"><text:note text:id="ftn48" text:note-class="endnote"><text:note-citation>48</text:note-citation><text:note-body><text:p text:style-name="P294"><text:s/><text:span text:style-name="T532">Fischer, Meier, Berbain, Biasse &amp; Robshaw, Non-randomness in eSTREAM candidates Salsa20 and TSC-4. In Rana Barua and Tanja Lange, editors, INDOCRYPT, volume 4329 of LNCS, pages 2–16. Springer, 2006.</text:span></text:p></text:note-body></text:note></text:span><text:span text:style-name="T204"> have been pr</text:span><text:span text:style-name="T263">o</text:span><text:span text:style-name="T204">posed. </text:span><text:span text:style-name="T264">However,</text:span><text:span text:style-name="T263"> they </text:span><text:span text:style-name="T264">do not appear to </text:span><text:span text:style-name="T263">matter a great deal in practice since in most applications an attacker has no way to influence what keys are used. Without such influence, or a very poor key generation method, the chances of related keys being used are very small and an attacker has no way to discover any relation between keys </text:span><text:span text:style-name="T265">without first</text:span><text:span text:style-name="T263"> bre</text:span><text:span text:style-name="T265">aking</text:span><text:span text:style-name="T263"> the cipher.</text:span></text:p>
      <text:p text:style-name="P213"><text:span text:style-name="T263">O</text:span><text:span text:style-name="T12">nly a truly appalling weakness in the stream cipher would </text:span><text:span text:style-name="T274">direct</text:span><text:span text:style-name="T12">ly break a hybrid with the Enchilada structure by giving away enough information on the round keys and whitening to make breaking the block cipher part easy; it seems safe to assume ChaCha is nowhere near that bad, </text:span><text:span text:style-name="T274">so solving the block cipher will remain difficult even if some weaknesses are found in ChaCha. If</text:span><text:span text:style-name="T12"> some </text:span><text:span text:style-name="T274">really </text:span><text:span text:style-name="T12">remarkable attack on ChaCha were discovered it would be straightforward to replace it with a better stream cipher.</text:span></text:p>
      <text:p text:style-name="P150">The real concern here is that even a relatively minor weakness in the stream cipher might contribute to a meet-in-the-middle attack, as discussed in the next section.</text:p>
      <text:h text:style-name="Heading_20_3" text:outline-level="3"><text:bookmark-start text:name="__RefHeading__1800_782026976"/>Meet-in-the-middle attacks<text:bookmark-end text:name="__RefHeading__1800_782026976"/></text:h>
      <text:p text:style-name="P204"><text:span text:style-name="T141">The text above has “</text:span><text:span text:style-name="T79">No attack that </text:span><text:span text:style-name="T170">works only on the block cipher part</text:span><text:span text:style-name="T79"> of the hybrid can succeed without enormous cost ...” </text:span><text:span text:style-name="T141">(emphasis added). </text:span><text:span text:style-name="T531">Of course an attacker is not constrained to use such attacks; in fact he is likely to avoid them.</text:span></text:p>
      <text:p text:style-name="P203"><text:span text:style-name="T531">Some form of meet-in-the-middle attack, treating the whitening as the middle, may be a</text:span>n attractive option for an attacker<text:span text:style-name="T526">. This neatly puts the stream cipher and the block cipher on opposite sides of the middle so they can be attacked separately.</text:span></text:p>
      <text:p text:style-name="P135">A key consideration here is that a meet-in-the-middle attack requires that the keys on either side of the middle be independent. <text:span text:style-name="T523">That is not the case in Enchilada – the ChaCha key and the Rijndael round keys are actually closely related – but there is no reason the attacker cannot treat them as independent if the attack requires that. In fact he may be able to have his cake and eat it, treating them as independent when that seems useful and using their relationship when that is useful.</text:span></text:p>
      <text:p text:style-name="P220">There is a difficulty here for the attacker. If he wants to treat the ChaCha and Rijndael keys as independent, then on the Rijndael side he has a key the size of the entire round key array to deal with. This is at the very least inconvenient and it looks as though it should be prohibitively difficult unless there is some very large flaw in Rijndael.</text:p>
      <text:p text:style-name="P113">If one or both <text:span text:style-name="T377">ciphers </text:span>are weak, <text:span text:style-name="T377">some form of meet-in-the-middle</text:span> could be quite problematic. <text:span text:style-name="T378">Even i</text:span>f both are strong it might still be better to attack the two components in parallel than to <text:span text:style-name="T541">attempt</text:span> it <text:soft-page-break/>sequentially, first breaking the block cipher and then learning enough whitening data for an attack on the stream cipher.</text:p>
      <text:h text:style-name="P404" text:outline-level="3"><text:bookmark-start text:name="__RefHeading__4055_536036857"/><text:span text:style-name="T204">P</text:span><text:span text:style-name="T12">artial knowledge of whitening</text:span><text:bookmark-end text:name="__RefHeading__4055_536036857"/></text:h>
      <text:p text:style-name="P142"><text:span text:style-name="T524">The text above has “</text:span>No attack that works only on the block cipher part of the hybrid can succeed without enormous cost using any amount of known plaintext <text:span text:style-name="T34">if it tries to find both whitening and round keys</text:span>.” <text:span text:style-name="T524">(emphasis added) The enemy never has enough data to find both.</text:span></text:p>
      <text:p text:style-name="P145">This does not rule out an attack that does not try to solve for both, but only aims at extracting some useful information on the whitening. <text:span text:style-name="T525">With enough such information, an enemy might be able to mount an attack on the stream cipher generator. If such an attack succeeds completely, then the enemy can get the round keys and whitening and breaking the block cipher becomes trivial.</text:span></text:p>
      <text:p text:style-name="P144">The attack need not succeed completely to be dangerous; if the enemy can extract enough information on the whitening to provide interesting constraints on the stream cipher, then he may be able to exploit those along the lines <text:span text:style-name="T552">described under “Exploiting a weak stream cipher” above</text:span>.</text:p>
      <text:p text:style-name="P143">An enemy might also aim at just extracting information on the round keys, but this does not seem to be as serious a threat. <text:span text:style-name="T526">Without whitening data, he cannot attack the stream cipher and even with all round keys known, Rijndael is still a permutation that meets the requirements of the Even-Mansour proof so getting whitening data is still difficult.</text:span></text:p>
      <text:h text:style-name="P393" text:outline-level="1"><text:bookmark-start text:name="__RefHeading__2981_1369858669"/>Features<text:bookmark-end text:name="__RefHeading__2981_1369858669"/></text:h>
      <text:p text:style-name="P162">The key feature of this design <text:span text:style-name="T415">is its </text:span><text:span text:style-name="T61">provable security</text:span><text:span text:style-name="T415">.</text:span></text:p>
      <text:p text:style-name="P164">That makes the validity of my security proof the key question for analysis. If the proof is not valid, then the entire proposal becomes dubious. <text:span text:style-name="T20">Enchilada may be fast enough, but it is almost certain not to be the fastest solution proposed. If it does not deliver the claimed provable security, then it almost certainly fails as a candidate. On the other hand, if the proof holds, I believe it is a strong contender.</text:span></text:p>
      <text:p text:style-name="P163">Another important feature is that the proposal uses <text:span text:style-name="T56">well-analyzed components</text:span>. <text:span text:style-name="T441">My method of combining the components is novel and therefore needs analysis, but other parts of the system are well understood. Rijndael, Salsa</text:span><text:change-start text:change-id="ct30049216"/><text:span text:style-name="T441">, counter mode</text:span><text:change-end text:change-id="ct30049216"/><text:span text:style-name="T441"> and the Galois-based authentication have all had strong recommendations from important standards bodies, arrived at after extensive analysis. The other things used – like the idea of whitening and the XOR/addition alternation for nonlinearity – are also more-or-less standard components that have been previously analyzed.</text:span></text:p>
      <text:p text:style-name="P38">Of course no component can be known with absolute confidence to be secure and my particular use of them can certainly be questioned. Also, I use ChaCha, which is not precisely Salsa, Rijndael with 256-bit blocks, which is not AES and not nearly as well analyzed as AES, <text:change-start text:change-id="ct29974368"/><text:span text:style-name="T18">a</text:span><text:change-end text:change-id="ct29974368"/><text:change-start text:change-id="ct30051728"/><text:span text:style-name="T18">nd </text:span><text:change-end text:change-id="ct30051728"/><text:change-start text:change-id="ct30047584"/><text:span text:style-name="T18">a 256-bit counter. Also, I apply the 128-bit authentication method with </text:span><text:change-end text:change-id="ct30047584"/><text:change text:change-id="ct29976368"/><text:span text:style-name="T18">a </text:span><text:change-start text:change-id="ct30163696"/><text:span text:style-name="T18">256-bit cipher</text:span><text:change-end text:change-id="ct30163696"/><text:change text:change-id="ct30167632"/><text:change-start text:change-id="ct30167296"/><text:span text:style-name="T18">.</text:span><text:change-end text:change-id="ct30167296"/><text:change-start text:change-id="ct30170976"/><text:span text:style-name="T18"> I</text:span><text:change-end text:change-id="ct30170976"/><text:change text:change-id="ct30171168"/>t is conceivable that the<text:change text:change-id="ct30170112"/><text:change-start text:change-id="ct30171680"/><text:span text:style-name="T560">se differences raise</text:span><text:change-end text:change-id="ct30171680"/><text:change text:change-id="ct30171872"/> issues <text:change text:change-id="ct30172096"/>which previous analysis does not cover. Still, there is enough previous analysis to, at the very least, make Rijndael, ChaCha <text:span text:style-name="T534">and the authentication </text:span>plausible candidates for this use.<text:change-start text:change-id="ct30172992"/></text:p>
      <text:p text:style-name="P229"><text:span text:style-name="T284">Counter mode is</text:span><text:span text:style-name="T12"> an </text:span><text:span text:style-name="T211">inverse-free construction</text:span><text:span text:style-name="T282">; it is not necessary to implement both encryption and decryption for the underlying block cipher, only one or the other. </text:span><text:span text:style-name="T284">T</text:span><text:span text:style-name="T282">he most important payoff is that this can reduce the number of transistors required in a hardware implementation.</text:span><text:change-end text:change-id="ct30172992"/><text:change-start text:change-id="ct30176080"/><text:span text:style-name="T282"> </text:span><text:span text:style-name="T284">However, it also has </text:span><text:soft-page-break/><text:span text:style-name="T284">advantages in software implementations; the code can be simpler </text:span><text:change-end text:change-id="ct30176080"/><text:change-start text:change-id="ct30176976"/><text:span text:style-name="T284">and less space is needed for S-boxes or other tables.</text:span><text:change-end text:change-id="ct30176976"/><text:change-start text:change-id="ct30178096"/></text:p>
      <text:p text:style-name="P232"><text:span text:style-name="T198">E</text:span><text:span text:style-name="T196">nchilada-128 is </text:span><text:change-end text:change-id="ct30178096"/><text:change-start text:change-id="ct30178496"/><text:span text:style-name="T196">very similar</text:span><text:change-end text:change-id="ct30178496"/><text:change-start text:change-id="ct30178688"/><text:span text:style-name="T196"> to AES-GCM, except that</text:span><text:change-end text:change-id="ct30178688"/><text:change-start text:change-id="ct30179856"/><text:span text:style-name="T12"> it encrypts the counter with whitened AES rather than just AES, gets the multiplier H from ChaCha rather than from AES encryption of an all-zero block, </text:span><text:change-end text:change-id="ct30179856"/><text:change-start text:change-id="ct30180048"/><text:span text:style-name="T12">and updates the counter differently</text:span><text:change-end text:change-id="ct30180048"/><text:change-start text:change-id="ct30180816"/><text:span text:style-name="T12"> so the Hamming weight changes more. </text:span><text:change-end text:change-id="ct30180816"/><text:change-start text:change-id="ct30180240"/><text:span text:style-name="T12">This should have </text:span><text:span text:style-name="T211">all </text:span><text:span text:style-name="T216">the desirable properties of AES-G</text:span><text:change-end text:change-id="ct30180240"/><text:change-start text:change-id="ct30181424"/><text:span text:style-name="T216">CM except speed</text:span><text:span text:style-name="T285">. If my security anal</text:span><text:change-end text:change-id="ct30181424"/><text:change-start text:change-id="ct30183488"/><text:span text:style-name="T285">ysis is valid, it may be worth trading off some speed </text:span><text:change-end text:change-id="ct30183488"/><text:change-start text:change-id="ct30184592"/><text:span text:style-name="T285">to get higher security.</text:span><text:change-end text:change-id="ct30184592"/></text:p>
      <text:p text:style-name="P168">Another consequence of using well-known – indeed standardised – components is that Enchilada can <text:span text:style-name="T56">take advantage of existing work on optimisation</text:span>. This applies to some extent for ChaCha, Rijndael <text:span text:style-name="T541">with 256-bit blocks</text:span> <text:span text:style-name="T541">and the authentication</text:span>, but is especially significant for AES and perhaps even more so for AES-128 which, except for the key schedule, is exactly what Enchilada-128 uses. <text:span text:style-name="T449">There has been extensive work on fast software for this on any system from 8-bit smartcard CPUs up and on hardware from FPGA implementations to special AES-oriented instructions now built into some CPUs.</text:span></text:p>
      <text:p text:style-name="P39">Fast implementations of Rijndael, ChaCha <text:span text:style-name="T535">and Galois authentication </text:span>can be done in a variety of ways and this proposal leaves implementers free to choose any of them. However the code that fits them together, the actual Enchilada code that I have written, <text:span text:style-name="T56">uses only very simple operations</text:span>. Some of the setup code uses <text:span text:style-name="T34">memcpy()</text:span>, a standard C library function that should be reasonably efficient on any system. <text:span text:style-name="T19">The mixing of the whitening into plaintext and ciphertext </text:span>is done with 32-bit additions.<text:change-start text:change-id="ct29975584"/> No operations likely to be expensive on some systems – such <text:span text:style-name="T19">as </text:span>multiplication, division, modulo, r<text:span text:style-name="T20">otations or other</text:span> bit-fiddling with masks and shifts <text:change-end text:change-id="ct29975584"/><text:change-start text:change-id="ct30038800"/>–<text:change-end text:change-id="ct30038800"/><text:change-start text:change-id="ct29281728"/> <text:span text:style-name="T564">are used</text:span>.<text:change-end text:change-id="ct29281728"/><text:change-start text:change-id="ct30173184"/> <text:span text:style-name="T564">Also, </text:span><text:change-end text:change-id="ct30173184"/><text:change-start text:change-id="ct30043760"/><text:span text:style-name="T564">my code </text:span><text:span text:style-name="T69">does not need a large state</text:span><text:span text:style-name="T564">, though both ChaCha and Rijndael</text:span><text:change-end text:change-id="ct30043760"/><text:change-start text:change-id="ct30164560"/><text:span text:style-name="T564"> need </text:span><text:change-end text:change-id="ct30164560"/><text:change-start text:change-id="ct30176528"/><text:span text:style-name="T564">more</text:span><text:change-end text:change-id="ct30176528"/><text:change-start text:change-id="ct30170480"/><text:span text:style-name="T564">.</text:span><text:change-end text:change-id="ct30170480"/><text:change-start text:change-id="ct30170672"/></text:p>
      <text:p text:style-name="P39"><text:change-end text:change-id="ct30170672"/><text:change text:change-id="ct30169392"/>There are places where an implementer can use one 64-bit XOR instead of two 32-bit ones if that saves time on a particular target system, but <text:change-start text:change-id="ct30169584"/><text:span text:style-name="T563">nowhere in </text:span><text:change-end text:change-id="ct30169584"/><text:change-start text:change-id="ct30190320"/><text:span text:style-name="T563">Enchilada128 </text:span><text:change-end text:change-id="ct30190320"/><text:change text:change-id="ct30190896"/><text:change text:change-id="ct30190704"/><text:change text:change-id="ct30190512"/>that any 64-bit operation is actually required. <text:change-start text:change-id="ct30189968"/><text:span text:style-name="T563">Enchilada256 </text:span><text:change-end text:change-id="ct30189968"/><text:change-start text:change-id="ct30191088"/><text:span text:style-name="T563">update</text:span><text:change-end text:change-id="ct30191088"/><text:change-start text:change-id="ct30191840"/><text:span text:style-name="T563">s the counter with 64-bit operations</text:span><text:change-end text:change-id="ct30191840"/><text:change-start text:change-id="ct30191280"/><text:span text:style-name="T563"> </text:span><text:change-end text:change-id="ct30191280"/><text:change-start text:change-id="ct30191472"/><text:span text:style-name="T563">– this gives faster changes of Hamming weight and lets me reuse code from Enchi</text:span><text:change-end text:change-id="ct30191472"/><text:change-start text:change-id="ct30192032"/><text:span text:style-name="T563">lada128, changing only the data size </text:span><text:change-end text:change-id="ct30192032"/><text:change-start text:change-id="ct30193024"/><text:span text:style-name="T563">–</text:span><text:change-end text:change-id="ct30193024"/><text:change-start text:change-id="ct29285584"/><text:span text:style-name="T563"> but those are the only 64-bit operations in either cipher.</text:span><text:change-end text:change-id="ct29285584"/><text:change text:change-id="ct29274416"/></text:p>
      <text:p text:style-name="P171">A useful effect of using only simple operations is <text:span text:style-name="T56">resistance to timing-based attacks</text:span>. ChaCha also resists such attacks, see section 2 of the original Salsa paper <text:note text:id="ftn49" text:note-class="endnote"><text:note-citation>49</text:note-citation><text:note-body><text:p text:style-name="P295"><text:s/><text:span text:style-name="T468">Daniel Bernstein, The Salsa20 family of stream ciphers </text:span><text:a xlink:type="simple" xlink:href="http://cr.yp.to/snuffle/salsafamily-20071225.pdf"><text:span text:style-name="T468">http://cr.yp.to/snuffle/salsafamily-20071225.pdf</text:span></text:a></text:p></text:note-body></text:note>. </text:p>
      <text:p text:style-name="P167">The proposal uses Rijndael and ChaCha, and those appear to be fine choices. It is worth noting, however, that <text:span text:style-name="T354">the Enchilada structure is quite generic</text:span> <text:span text:style-name="T438">and other ciphers could fairly easily be substituted into it.</text:span></text:p>
      <text:list xml:id="list2101729560370486521" text:style-name="L19">
        <text:list-item>
          <text:p text:style-name="P390">One could replace ChaCha with some other stream cipher and nothing else <text:span text:style-name="T443">in the basic proposal </text:span>– except<text:span text:style-name="T443"> </text:span>perhaps details like the size of the nonce – would need to change.</text:p>
        </text:list-item>
        <text:list-item>
          <text:p text:style-name="P390"><text:span text:style-name="T443">One could also change the block cipher used without having to change anything else except for the number and size of round keys. For example, it would be entirely straightforward to construct a variant of Enchilada-128 using Camellia </text:span><text:span text:style-name="T443"><text:note text:id="ftn50" text:note-class="endnote"><text:note-citation>50</text:note-citation><text:note-body><text:p text:style-name="P296"><text:s/><text:span text:style-name="T450">Home page for the Camellia block cipher </text:span><text:a xlink:type="simple" xlink:href="http://info.isl.ntt.co.jp/crypt/eng/camellia/index.html"><text:span text:style-name="T450">http://info.isl.ntt.co.jp/crypt/eng/camellia/index.html</text:span></text:a></text:p></text:note-body></text:note></text:span><text:span text:style-name="T443"> or ARIA </text:span><text:span text:style-name="T443"><text:note text:id="ftn51" text:note-class="endnote"><text:note-citation>51</text:note-citation><text:note-body><text:p text:style-name="P296"><text:s/><text:span text:style-name="T450">Home page for the ARIA block cpher </text:span><text:a xlink:type="simple" xlink:href="http://210.104.33.10/ARIA/index-e.html"><text:span text:style-name="T450">http://210.104.33.10/ARIA/index-e.html</text:span></text:a></text:p></text:note-body></text:note></text:span><text:span text:style-name="T443"> for the countries where one of those is the government standard.</text:span></text:p>
        </text:list-item>
      </text:list>
      <text:p text:style-name="P236">Such changes do not appear immediately necessary to me and are not part of this proposal.<text:change-start text:change-id="ct30066000"/></text:p>
      <text:h text:style-name="Heading_20_2" text:outline-level="2"><text:bookmark-start text:name="__RefHeading__6473_1578295101"/><text:soft-page-break/>Parameter sets<text:bookmark-end text:name="__RefHeading__6473_1578295101"/><text:change-end text:change-id="ct30066000"/></text:h>
      <text:p text:style-name="P217"><text:span text:style-name="T544">The CAESAR call includes the text “</text:span>Each submission must include a prioritized list of recommended parameter sets: a primary recommendation, a secondary recommendation, etc.<text:span text:style-name="T544">” My list has only two entries:</text:span></text:p>
      <text:list xml:id="list2440519719010202834" text:style-name="L20">
        <text:list-item>
          <text:p text:style-name="P391">Enchilada-128 is the primary proposal, a general-purpose authenticated cipher offering security likely to be adequate in nearly all applications.</text:p>
        </text:list-item>
        <text:list-item>
          <text:p text:style-name="P391">Enchilada-256 is a high-security variant for applications where extra security assurance is more important than low overheads.</text:p>
        </text:list-item>
      </text:list>
      <text:p text:style-name="P216">The relevant table i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table:number-columns-spanned="2" office:value-type="string">
              <text:p text:style-name="P317">Enchilada variant</text:p>
            </table:table-cell>
            <table:covered-table-cell/>
            <table:table-cell table:style-name="Table2.A1" table:number-columns-spanned="2" office:value-type="string">
              <text:p text:style-name="P313">ChaCha</text:p>
            </table:table-cell>
            <table:covered-table-cell/>
            <table:table-cell table:style-name="Table2.E1" table:number-columns-spanned="2" office:value-type="string">
              <text:p text:style-name="P321">Rijndael</text:p>
            </table:table-cell>
            <table:covered-table-cell/>
          </table:table-row>
        </table:table-header-rows>
        <table:table-row table:style-name="Table2.2">
          <table:table-cell table:style-name="Table2.A2" office:value-type="string">
            <text:p text:style-name="P325"><text:span text:style-name="T400">N</text:span>ame</text:p>
          </table:table-cell>
          <table:table-cell table:style-name="Table2.A1" office:value-type="string">
            <text:p text:style-name="P321"><text:span text:style-name="T415">G</text:span>oal</text:p>
          </table:table-cell>
          <table:table-cell table:style-name="Table2.A2" office:value-type="string">
            <text:p text:style-name="P329">Rounds</text:p>
          </table:table-cell>
          <table:table-cell table:style-name="Table2.A2" office:value-type="string">
            <text:p text:style-name="P329">Key size</text:p>
          </table:table-cell>
          <table:table-cell table:style-name="Table2.A2" office:value-type="string">
            <text:p text:style-name="P321">Block size</text:p>
          </table:table-cell>
          <table:table-cell table:style-name="Table2.F2" office:value-type="string">
            <text:p text:style-name="P329">Rounds</text:p>
          </table:table-cell>
        </table:table-row>
        <table:table-row>
          <table:table-cell table:style-name="Table2.A2" office:value-type="string">
            <text:p text:style-name="P241">Enchilada-128</text:p>
          </table:table-cell>
          <table:table-cell table:style-name="Table2.A2" office:value-type="string">
            <text:p text:style-name="P249">12<text:span text:style-name="T17">8</text:span></text:p>
          </table:table-cell>
          <table:table-cell table:style-name="Table2.A2" office:value-type="string">
            <text:p text:style-name="P257">12</text:p>
          </table:table-cell>
          <table:table-cell table:style-name="Table2.A2" office:value-type="string">
            <text:p text:style-name="P253">256</text:p>
          </table:table-cell>
          <table:table-cell table:style-name="Table2.A2" office:value-type="string">
            <text:p text:style-name="P249">128</text:p>
          </table:table-cell>
          <table:table-cell table:style-name="Table2.F2" office:value-type="string">
            <text:p text:style-name="P245">10</text:p>
          </table:table-cell>
        </table:table-row>
        <table:table-row>
          <table:table-cell table:style-name="Table2.A2" office:value-type="string">
            <text:p text:style-name="P241">Enchilada-256</text:p>
          </table:table-cell>
          <table:table-cell table:style-name="Table2.A2" office:value-type="string">
            <text:p text:style-name="P249">25<text:span text:style-name="T502">5</text:span></text:p>
          </table:table-cell>
          <table:table-cell table:style-name="Table2.A2" office:value-type="string">
            <text:p text:style-name="P257">20</text:p>
          </table:table-cell>
          <table:table-cell table:style-name="Table2.A2" office:value-type="string">
            <text:p text:style-name="P245">256</text:p>
          </table:table-cell>
          <table:table-cell table:style-name="Table2.A2" office:value-type="string">
            <text:p text:style-name="P249">256</text:p>
          </table:table-cell>
          <table:table-cell table:style-name="Table2.F2" office:value-type="string">
            <text:p text:style-name="P245">1<text:span text:style-name="T399">4</text:span></text:p>
          </table:table-cell>
        </table:table-row>
      </table:table>
      <text:p text:style-name="P265"/>
      <text:h text:style-name="P393" text:outline-level="1"><text:bookmark-start text:name="__RefHeading__2983_1369858669"/>Design rationale<text:bookmark-end text:name="__RefHeading__2983_1369858669"/></text:h>
      <text:p text:style-name="P219">This section discusses some of the design choices made in Enchilada. The main design ideas have already been covered under “Basic idea of the cipher” and “Security analysis” above, so the focus here is on ideas I considered but rejected.</text:p>
      <text:p text:style-name="P218"><text:span text:style-name="T545">The CAESAR call requires the statement </text:span>"The designer/designers have not hidden any weaknesses in this cipher."<text:span text:style-name="T545"> That is certainly true of Enchilada.</text:span></text:p>
      <text:h text:style-name="Heading_20_2" text:outline-level="2"><text:bookmark-start text:name="__RefHeading__3047_974757161"/><text:span text:style-name="T415">R</text:span>ejected options<text:bookmark-end text:name="__RefHeading__3047_974757161"/></text:h>
      <text:p text:style-name="P147">There are a number of alternate design choices which I chose not to explore here. <text:span text:style-name="T462">They might be used in other</text:span> ciphers using th<text:span text:style-name="T462">e</text:span> basic <text:span text:style-name="T462">notion of building a hybrid from a stream cipher and a block cipher, but they seemed inappropriate for Enchilada.</text:span></text:p>
      <text:p text:style-name="P155"><text:span text:style-name="T178">It would be possible to </text:span><text:change-start text:change-id="ct30095504"/><text:span text:style-name="T212">eliminate the separate whitening</text:span><text:change-end text:change-id="ct30095504"/><text:span text:style-name="T178"> data and </text:span><text:span text:style-name="T179">directly</text:span><text:span text:style-name="T178"> manipulate the first and last </text:span><text:span text:style-name="T187">Rijndael</text:span><text:span text:style-name="T178"> round keys instead; </text:span><text:span text:style-name="T179">this would save the overhead of applying whitening before and after each encryption. </text:span><text:span text:style-name="T187">This is a somewhat plausible approach for any block cipher, and particularly so for a substitution-permutation network such as Rijndael </text:span><text:span text:style-name="T188">because an n-round SPN can be seen </text:span><text:span text:style-name="T187">as </text:span><text:span text:style-name="T188">a </text:span><text:span text:style-name="T195">permutation,</text:span><text:span text:style-name="T188"> </text:span><text:span text:style-name="T195">consisting of </text:span><text:span text:style-name="T188">n-2 round</text:span><text:span text:style-name="T195">s</text:span><text:span text:style-name="T188"> plus </text:span><text:span text:style-name="T195">some miscellaneous stuff, and two </text:span><text:span text:style-name="T188">whitening </text:span><text:span text:style-name="T195">keys</text:span><text:span text:style-name="T188">. </text:span><text:span text:style-name="T179">It would also be possible to devise schemes in which stream cipher data is used to alter all of the block cipher round keys. I rejected these alternatives here because separate whitening gives a cleaner, more easily analyzed, design.</text:span></text:p>
      <text:p text:style-name="P156"><text:span text:style-name="T184">One might </text:span><text:change-start text:change-id="ct30013904"/><text:span text:style-name="T213">reduce the number of Rijndael rounds</text:span><text:change-end text:change-id="ct30013904"/><text:span text:style-name="T184"> for speed, arguing that with the whitening fewer rounds are needed, but I chose </text:span><text:span text:style-name="T229">not </text:span><text:span text:style-name="T184">to. </text:span><text:span text:style-name="T229">Changing the number of ChaCha rounds, within the range specified by the designer, might be reasonable but for Rijndael it seems safer to </text:span><text:span text:style-name="T184">stick with the numbers recommen</text:span><text:span text:style-name="T229">d</text:span><text:span text:style-name="T184">ed by the designers.</text:span></text:p>
      <text:p text:style-name="P158"><text:soft-page-break/><text:span text:style-name="T184">One might also </text:span><text:change-start text:change-id="ct30007248"/><text:span text:style-name="T213">increase the number </text:span><text:span text:style-name="T214">of Rijndael rounds</text:span><text:change-end text:change-id="ct30007248"/><text:span text:style-name="T230"> </text:span><text:span text:style-name="T184">for greater security. </text:span><text:span text:style-name="T231">Since Enchilada-128 takes a 256-bit key, arguably it should use 14 rounds like AES-256 rather than 10 like AES-128. Similarly, one might increase the number in Enchilada-256; in fact o</text:span><text:span text:style-name="T185">ne draft of this document included an Enchilada-20-20 variant with </text:span><text:span text:style-name="T186">256-bit blocks and </text:span><text:span text:style-name="T185">20 rounds each in ChaCha and Rijndael, </text:span><text:span text:style-name="T186">but I removed it. </text:span><text:span text:style-name="T231">For both variants, i</text:span><text:span text:style-name="T229">f my security proof holds </text:span><text:span text:style-name="T231">then</text:span><text:span text:style-name="T229"> </text:span><text:span text:style-name="T231">the extra rounds are</text:span><text:span text:style-name="T229"> </text:span><text:span text:style-name="T186">unnecessary. </text:span><text:span text:style-name="T229">If my proof fails, </text:span><text:span text:style-name="T231">then </text:span><text:span text:style-name="T229">better cipher</text:span><text:span text:style-name="T231">s can almost certainly be designed by using some other approach rather than tweaking this one</text:span><text:span text:style-name="T229">.</text:span></text:p>
      <text:p text:style-name="P159"><text:span text:style-name="T274">If someone finds the overall approach of hybrid ciphers sensible but thinks Enchilada-256 inadequate for some security requirement (to me, that is almost an oxymoron, but i</text:span><text:span text:style-name="T275">t</text:span><text:span text:style-name="T274"> seems conceivable), then he or she </text:span><text:span text:style-name="T275">should not mess about with tweaks to the number of rounds in my ciphers. Nor should he or she change to another stream cipher or another block cipher with the same block size without good reason to suspect serious problems in ChaCha or Rijndael. The sensible approach would be to look at applying the Enchilada structure to larger block sizes; for example o</text:span><text:span text:style-name="T276">ne might construct a 512-bit variant using the W cipher from the Whirpool hash </text:span><text:span text:style-name="T278"><text:note text:id="ftn52" text:note-class="endnote"><text:note-citation>52</text:note-citation><text:note-body><text:p text:style-name="P297"><text:s/><text:span text:style-name="T542">Paulo Barreto and Vincent Rijmen, The WHIRLPOOL Hashing Function</text:span></text:p></text:note-body></text:note></text:span><text:span text:style-name="T276">, </text:span><text:span text:style-name="T277">or use 512-bit or 1024-bit Threefish</text:span><text:span text:style-name="T278"> </text:span><text:span text:style-name="T278"><text:note text:id="ftn53" text:note-class="endnote"><text:note-citation>53</text:note-citation><text:note-body><text:p text:style-name="P297"><text:s/><text:span text:style-name="T542">Skein hash reference site http://www.skein-hash.info/</text:span></text:p></text:note-body></text:note></text:span><text:span text:style-name="T277">, </text:span><text:span text:style-name="T276">or even larger ciphers. I have chosen not to do that here; </text:span><text:span text:style-name="T275">it seemed unnecessary</text:span><text:span text:style-name="T276">.</text:span></text:p>
      <text:p text:style-name="P93"><text:span text:style-name="T12">One might also </text:span><text:change-start text:change-id="ct30079104"/><text:span text:style-name="T211">use less</text:span><text:change-end text:change-id="ct30079104"/><text:span text:style-name="T12"> than a block worth of </text:span><text:change-start text:change-id="ct30011040"/><text:span text:style-name="T215">stream cipher</text:span><text:span text:style-name="T211"> output</text:span><text:change-end text:change-id="ct30011040"/><text:span text:style-name="T12"> per </text:span><text:change text:change-id="ct30116992"/><text:change-start text:change-id="ct30082512"/><text:span text:style-name="T290">counter</text:span><text:change-end text:change-id="ct30082512"/><text:span text:style-name="T12"> encrypt</text:span><text:change text:change-id="ct30006944"/><text:change-start text:change-id="ct30014880"/><text:span text:style-name="T290">ion</text:span><text:change-end text:change-id="ct30014880"/><text:span text:style-name="T12">, either using some smaller amount </text:span><text:change-start text:change-id="ct29741328"/><text:span text:style-name="T290">each time</text:span><text:change-end text:change-id="ct29741328"/><text:change text:change-id="ct30004192"/><text:change text:change-id="ct30003968"/><text:span text:style-name="T12"> or </text:span><text:change-start text:change-id="ct30009792"/><text:span text:style-name="T290">chang</text:span><text:change-end text:change-id="ct30009792"/><text:change text:change-id="ct30009984"/><text:span text:style-name="T12">ing </text:span><text:change-start text:change-id="ct30007984"/><text:span text:style-name="T290">the whitening </text:span><text:change-end text:change-id="ct30007984"/><text:change text:change-id="ct30008208"/><text:change-start text:change-id="ct29999424"/><text:span text:style-name="T290">completely </text:span><text:change-end text:change-id="ct29999424"/><text:span text:style-name="T267">after</text:span><text:span text:style-name="T12"> </text:span><text:change-start text:change-id="ct30102064"/><text:span text:style-name="T290">some number of</text:span><text:change-end text:change-id="ct30102064"/><text:change text:change-id="ct30102256"/><text:span text:style-name="T12"> encryptions</text:span><text:change-start text:change-id="ct30121760"/><text:span text:style-name="T12"> </text:span><text:span text:style-name="T290">larger than one</text:span><text:change-end text:change-id="ct30121760"/><text:span text:style-name="T12">. I rejected this approach, mainly because it would invalidate the argument that the cipher is immune to algebraic analysis.</text:span></text:p>
      <text:p text:style-name="P134"><text:span text:style-name="T540">One might use </text:span><text:change-start text:change-id="ct30120128"/><text:span text:style-name="T354">independent keys</text:span><text:change-end text:change-id="ct30120128"/><text:span text:style-name="T344"> for the block cipher and stream cipher</text:span> components of a hybrid, <text:span text:style-name="T540">but t</text:span>h<text:span text:style-name="T523">e fact that a meet-in-the middle attack requires independent keys</text:span> is a <text:span text:style-name="T344">strong argument against th</text:span><text:span text:style-name="T353">is</text:span>. Another is that some block ciphers are vulnerable to related-key attacks and using the block cipher key schedule will expose any weakness that exists there. Initialising the block cipher round keys with stream cipher output avoids that risk but m<text:span text:style-name="T414">ight</text:span> allow <text:span text:style-name="T414">some </text:span>other form of related key attack on the block cipher if the stream cipher ha<text:span text:style-name="T414">d</text:span> a major weakness. <text:span text:style-name="T414">I do not consider this an issue for Enchilada, but analysis might prove me wrong.</text:span></text:p>
      <text:p text:style-name="P134"><text:span text:style-name="T12">If enough key material is available, the safest approach </text:span><text:span text:style-name="T261">would be</text:span><text:span text:style-name="T12"> to first apply the block cipher key schedule and then XOR stream cipher output into the round key array; </text:span><text:span text:style-name="T272">this is secure if either the key schedule or the stream cipher is. I did not do this in Enchilada since I did not see it as necessary. If reviewers do (which would surprise me considerably), it could be added as a tweak with the key schedule getting input either from an enlarged primary key or from ChaCha output.</text:span></text:p>
      <text:p text:style-name="P234"><text:span text:style-name="T272">E</text:span><text:span text:style-name="T12">nchilada-256 uses the 128-bit authentication code from AES-GCM. Clearly it would be possible to devise a</text:span><text:change-start text:change-id="ct30079968"/><text:span text:style-name="T211"> 256-bit authenticator</text:span><text:change-end text:change-id="ct30079968"/><text:span text:style-name="T12"> along the same lines; the main problem would be choosing an appropriate 256-bit polynomial. This would give a larger authenticator, perhaps a better match for the higher security encryption, and efficiency should not change much because it would use half as many multiplications each </text:span><text:span text:style-name="T158">of </text:span><text:span text:style-name="T12">twice as </text:span><text:span text:style-name="T158">many bits</text:span><text:span text:style-name="T12">. </text:span><text:span text:style-name="T158">I did not do this because it seemed to entail more work, more chance of error in design or implementation, and more requirements for analysis without giving any clear benefit in most application contexts.</text:span><text:change-start text:change-id="ct30120448"/></text:p>
      <text:h text:style-name="P41" text:outline-level="2"><text:bookmark-start text:name="__RefHeading__3473_835972019"/><text:change-end text:change-id="ct30120448"/><text:change text:change-id="ct30079728"/><text:span text:style-name="T157">Q</text:span><text:span text:style-name="T12">uestions for analysis</text:span><text:bookmark-end text:name="__RefHeading__3473_835972019"/></text:h>
      <text:p text:style-name="P161">I believe this is a somewhat novel type of cipher and I make some rather strong claims for it, so it may require or provoke more analysis and criticism than some other proposals. This section highlights the issues I can see, though analysts are of course welcome to raise others.</text:p>
      <text:h text:style-name="Heading_20_3" text:outline-level="3"><text:bookmark-start text:name="__RefHeading__3479_835972019"/>The security proof<text:bookmark-end text:name="__RefHeading__3479_835972019"/></text:h>
      <text:p text:style-name="P95">The design depends critically on the status of the security proof given. My strongest claims are that:</text:p>
      <text:list xml:id="list1361714876834914862" text:style-name="L21">
        <text:list-item>
          <text:p text:style-name="P392"><text:span text:style-name="T435">Even if both the stream cipher and the block cipher are easily broken, the enemy must still do at least one Even-Mansour computation with 2</text:span><text:span text:style-name="T301">n</text:span><text:span text:style-name="T299"> overhead to get some data to mount an attack on the stream cipher.</text:span></text:p>
        </text:list-item>
        <text:list-item>
          <text:p text:style-name="P392"><text:span text:style-name="T349">Therefore</text:span><text:span text:style-name="T348">, </text:span><text:span text:style-name="T349">a</text:span><text:span text:style-name="T356"> </text:span><text:span text:style-name="T362">hybrid </text:span><text:span text:style-name="T363">of this type </text:span><text:span text:style-name="T364">which applies whitening to</text:span><text:span text:style-name="T362"> a block cipher with </text:span><text:span text:style-name="T365">n</text:span><text:span text:style-name="T362">-bit block size has provable 2</text:span><text:span text:style-name="T318">n</text:span><text:span text:style-name="T362"> security even if both the component ciphers are </text:span><text:span text:style-name="T371">weak</text:span><text:span text:style-name="T88">.</text:span></text:p>
        </text:list-item>
      </text:list>
      <text:p text:style-name="P190"><text:span text:style-name="T90">These are</text:span><text:span text:style-name="T91"> the most interesting claim</text:span><text:span text:style-name="T90">s</text:span><text:span text:style-name="T91"> in </text:span><text:span text:style-name="T92">th</text:span><text:span text:style-name="T90">e submission</text:span><text:span text:style-name="T91">, and the one</text:span><text:span text:style-name="T90">s</text:span><text:span text:style-name="T91"> most in need of analysis by others. </text:span><text:span text:style-name="T90">If they are demonstrably false, then the whole submission collapses; without the payoff of provable security, the cost of using both a stream cipher and a block cipher cannot be justified.</text:span></text:p>
      <text:h text:style-name="Heading_20_3" text:outline-level="3"><text:bookmark-start text:name="__RefHeading__4285_654563087"/><text:span text:style-name="T222">H</text:span><text:span text:style-name="T12">ow weak could com</text:span><text:span text:style-name="T226">p</text:span><text:span text:style-name="T12">onents be?</text:span><text:bookmark-end text:name="__RefHeading__4285_654563087"/></text:h>
      <text:p text:style-name="P94"><text:span text:style-name="T93">If</text:span><text:span text:style-name="T89"> my security analysis holds, the combination is secure if neither cipher is horrendously weak.</text:span><text:span text:style-name="T83"> I claim </text:span><text:span text:style-name="T93">that </text:span><text:span text:style-name="T83">the Enchilada construction would still be secure up to the Even-Mansour bound even if one or both component ciphers had a serious </text:span><text:span text:style-name="T85">but not </text:span><text:span text:style-name="T86">entirely </text:span><text:span text:style-name="T85">catastrophic </text:span><text:span text:style-name="T83">flaw. </text:span><text:span text:style-name="T82">I do not claim the combination is secure if either </text:span><text:span text:style-name="T84">component </text:span><text:span text:style-name="T82">cipher is pathologically weak.</text:span></text:p>
      <text:p text:style-name="P94"><text:span text:style-name="T83">O</text:span><text:span text:style-name="T79">f course there is room for analysis of how weak each component might be without compromising the overall structure. </text:span><text:span text:style-name="T81">This is not of enormous concern for Enchilada, since both ChaCha and Rijndael are though</text:span><text:span text:style-name="T139">t</text:span><text:span text:style-name="T81"> to be strong, </text:span><text:change text:change-id="ct30120864"/><text:change-start text:change-id="ct30133024"/><text:span text:style-name="T146">though</text:span><text:change-end text:change-id="ct30133024"/><text:span text:style-name="T81"> it does affect whether using fewer rounds in Ch</text:span><text:span text:style-name="T140">a</text:span><text:span text:style-name="T81">Cha would be a reasonable tweak. However, it might be very important in the design of other hybrid ciphers of the general type. </text:span></text:p>
      <text:p text:style-name="P100"><text:span text:style-name="T459">One </text:span>interesting question<text:span text:style-name="T436"> is whether it would be reasonable to</text:span> <text:span text:style-name="T56">eliminate the stream cipher</text:span> part of the hybrid and just use a counter or <text:span text:style-name="T417">some other simple device, such as </text:span>a linear congruential generator <text:span text:style-name="T417">in software or a simple shift register concoction in hardware.</text:span> The HAIFA work<text:span text:style-name="T339"> </text:span><text:note text:id="ftn54" text:note-class="endnote"><text:note-citation>54</text:note-citation><text:note-body><text:p text:style-name="P260"><text:span text:style-name="T341"><text:s/>Eli Biham and Orr Dunkelman, A Framework for Iterative Hash Functions: HAIFA, </text:span><text:a xlink:type="simple" xlink:href="http://www.cs.technion.ac.il/users/wwwb/cgi-bin/tr-get.cgi/2007/CS/CS-2007-15.pdf"><text:span text:style-name="T343">http://www.cs.technion.ac.il/users/wwwb/cgi-bin/tr-get.cgi/2007/CS/CS-2007-15.pdf</text:span></text:a></text:p></text:note-body></text:note> shows that mixing in a counter on each iteration of a hash compression function significantly improves security of the hash. <text:span text:style-name="T406">Various other systems including the Skein hashes and the Salsa/ChaCha stream cipher also mix in a counter.</text:span></text:p>
      <text:p text:style-name="P102"><text:span text:style-name="T12">Might something similar work in </text:span><text:span text:style-name="T192">the Enchilada structure</text:span><text:span text:style-name="T12">? </text:span><text:span text:style-name="T192">Even a simple counter</text:span><text:span text:style-name="T12"> </text:span><text:span text:style-name="T193">i</text:span><text:span text:style-name="T12">s </text:span><text:span text:style-name="T193">enough </text:span><text:span text:style-name="T12">to defeat attacks which need many blocks identically encrypted </text:span><text:span text:style-name="T193">if it</text:span><text:span text:style-name="T12"> </text:span><text:span text:style-name="T193">is mixed into the block cipher state, either whitening or round keys, or is used as the tweak with a tweakable cipher.</text:span><text:span text:style-name="T12"> </text:span><text:span text:style-name="T192">However, I did not consider this seriously for Enchilada; it seems to me a real stream cipher is required to make successive whitening values unpredictably different. </text:span><text:change-start text:change-id="ct30153664"/><text:span text:style-name="T288">Also, I am already using a counter for counter mode and it is not clear that using </text:span><text:change-end text:change-id="ct30153664"/><text:change-start text:change-id="ct30153168"/><text:span text:style-name="T288">another elsewhere in the cipher would add value, or even that it would </text:span><text:change-end text:change-id="ct30153168"/><text:change-start text:change-id="ct30155120"/><text:span text:style-name="T288">not introduce some vulnerability. </text:span><text:change-end text:change-id="ct30155120"/><text:span text:style-name="T192">Using simple fast stream ciphers such as ChaCha8 or Pike </text:span><text:span text:style-name="T192"><text:note text:id="ftn55" text:note-class="endnote"><text:note-citation>55</text:note-citation><text:note-body><text:p text:style-name="P261"><text:span text:style-name="T341"><text:s/>Ross Anderson, On Fibonacci Keystream Generators, FSE3, </text:span><text:a xlink:type="simple" xlink:href="http://www.cl.cam.ac.uk/~rja14/Papers/fibonacci.pdf"><text:span text:style-name="T343">http://www.cl.cam.ac.uk/~rja14/Papers/fibonacci.pdf</text:span></text:a></text:p></text:note-body></text:note></text:span><text:span text:style-name="T192"> appears to </text:span><text:soft-page-break/><text:span text:style-name="T192">me to be an avenue worth exploring, but I would not want to risk using something even simpler unless there was some very credible analysis showing it was safe.</text:span></text:p>
      <text:p text:style-name="P170"><text:span text:style-name="T12">Similarly, one might consider using </text:span><text:span text:style-name="T211">some sort of minimal block cipher</text:span><text:span text:style-name="T12">. The Even-Mansour proof requires only a randomly-chosen permutation, and any reasonable block cipher meets that criterion even with a radical reduction in the number of rounds. </text:span><text:span text:style-name="T217">Some very simple constructions such as IDEA </text:span><text:span text:style-name="T217"><text:note text:id="ftn56" text:note-class="endnote"><text:note-citation>56</text:note-citation><text:note-body><text:p text:style-name="P276"><text:span text:style-name="T553"><text:s/>Xuejia Lai and</text:span> James L. Massey, A Proposal for a New Block Encryption Standard, <text:span text:style-name="T553">1991 </text:span><text:a xlink:type="simple" xlink:href="http://citeseerx.ist.psu.edu/viewdoc/summary?doi=10.1.1.14.3451"><text:span text:style-name="T553">http://citeseerx.ist.psu.edu/viewdoc/summary?doi=10.1.1.14.3451</text:span></text:a> </text:p></text:note-body></text:note></text:span><text:span text:style-name="T217"> multiplication of plaintext by key also meet it; would that plus a mixing transform to make the effective block size larger than 16 bits be enough?</text:span></text:p>
      <text:p text:style-name="P148">For Enchilada, I chose to use a strong block cipher with the full number of rounds. I may explore other choices in a later paper, but for something I am proposing for standardisation it seemed prudent to be cautious in choosing components.</text:p>
      <text:h text:style-name="P396" text:outline-level="1"><text:bookmark-start text:name="__RefHeading__3940_1670034211"/>Admin<text:span text:style-name="T528">i</text:span>strative things<text:bookmark-end text:name="__RefHeading__3940_1670034211"/></text:h>
      <text:p text:style-name="P149">The CAESAR call requires that certain sections be present. Here they are.</text:p>
      <text:h text:style-name="Heading_20_2" text:outline-level="2"><text:bookmark-start text:name="__RefHeading__2985_1369858669"/>Intellectual property<text:bookmark-end text:name="__RefHeading__2985_1369858669"/></text:h>
      <text:p text:style-name="P125">As far as I know, no part of this proposal is subject to any patent, patent application, trade secret or other intellectual property constraint. Nor do I expect it to be in the future.</text:p>
      <text:p text:style-name="P123"><text:span text:style-name="T395">The only part of my work here that may be original enough that it might conceivably be patented is the notion of combining a stream cipher and a block cipher as is done here. I have not attempted to patent that, nor do I intend to. I do not believe it could be patented in any case since I disclosed the main idea publicly in a 2008 paper. </text:span><text:span text:style-name="T395"><text:note text:id="ftn57" text:note-class="endnote"><text:note-citation>57</text:note-citation><text:note-body><text:p text:style-name="P274"><text:span text:style-name="T379"><text:s/>Sandy Harris, </text:span><text:span text:style-name="T380">Exploring Cipherspace: Combining stream ciphers and block ciphers </text:span><text:span text:style-name="T381">http://eprint.iacr.org/2008/473 </text:span></text:p></text:note-body></text:note></text:span></text:p>
      <text:p text:style-name="P169">Comments by Terry Ritter in the Usenet sci.crypt newsgroup sometime in the late 90s influenced some of my thinking here – that was where I first encountered the idea that XOR is a less-than-ideal mixer for a stream cipher – though I think I have taken the notion well beyon<text:span text:style-name="T456">d</text:span> Ritter's work. Some of his work was patented <text:note text:id="ftn58" text:note-class="endnote"><text:note-citation>58</text:note-citation><text:note-body><text:p text:style-name="P298"><text:s/><text:span text:style-name="T455">List of patents for Terry Ritter </text:span><text:a xlink:type="simple" xlink:href="http://patents.justia.com/inventor/terry-f-ritter"><text:span text:style-name="T455">http://patents.justia.com/inventor/terry-f-ritter</text:span></text:a><text:span text:style-name="T455"> </text:span></text:p></text:note-body></text:note> and <text:span text:style-name="T457">I suppose that a lawyer might make an argument that</text:span> some of the patents apply here. I do not believe <text:span text:style-name="T457">such an argument could be made successfully since the most relevant patent </text:span><text:span text:style-name="T457"><text:note text:id="ftn59" text:note-class="endnote"><text:note-citation>59</text:note-citation><text:note-body><text:p text:style-name="P299"><text:s/><text:span text:style-name="T456">Ritter patent “</text:span>Dynamic substitution combiner and extractor”, <text:span text:style-name="T456">Nov 1, 1989 </text:span><text:a xlink:type="simple" xlink:href="http://patents.justia.com/patent/4979832"><text:span text:style-name="T456">http://patents.justia.com/patent/4979832</text:span></text:a></text:p></text:note-body></text:note></text:span><text:span text:style-name="T457"> is from 1989 so I think it is expired, and anyway the mechanism it describes is quite different from mine. However, I am neither a lawyer nor any other sort of expert in this area, so if the committee wants to be absolutely certain on the point it might be well to seek legal advice and/or to ask Ritter for some sort of assurance that he sees no claim.</text:span></text:p>
      <text:p text:style-name="P126">I believe that the rest of the Enchilada design is unpatentable because it is standard stuff that should be known to anyone “skilled in the art”. I made a conscious effort to use only standard well-understood components, building on the work of others wherever possible, both because that saves work <text:span text:style-name="T458">for me </text:span>and because it facil<text:span text:style-name="T422">i</text:span>tates analysis <text:span text:style-name="T458">for everyone else</text:span>.</text:p>
      <text:p text:style-name="P154">I do use other people's work – <text:span text:style-name="T298">Rijndael,</text:span> ChaCha, <text:span text:style-name="T543">and the authentication method</text:span>. Those <text:span text:style-name="T543">all</text:span> contain original ideas which might be patentable, but <text:span text:style-name="T543">Rijndael and ChaCha</text:span> have already met stringent conditions with regard to intellectual property disclosure and release as part of the AES and eSTREAM competitions <text:span text:style-name="T543">respectively and the AES-GCM paper mentions freedom from intellectual property restrictions as an explicit goal for that design</text:span>.</text:p>
      <text:p text:style-name="P153">I also use other people's code in my reference implementation.</text:p>
      <text:p text:style-name="P153"><text:span text:style-name="T429">For ChaCha</text:span> I use one of Daniel Bernstein's implementations, the “merged” (unrolled) version from his <text:span text:style-name="T462">ChaCha </text:span>page <text:note text:id="ftn60" text:note-class="endnote"><text:note-citation>60</text:note-citation><text:note-body><text:p text:style-name="P300"><text:s/><text:span text:style-name="T462">Bernstein's ChaCha page: </text:span><text:a xlink:type="simple" xlink:href="http://cr.yp.to/chacha.html"><text:span text:style-name="T462">http://cr.yp.to/chacha.html</text:span></text:a></text:p></text:note-body></text:note>; the source states that this is public domain. <text:span text:style-name="T430">My own code is also labelled in the source as released into the public domain.</text:span></text:p>
      <text:p text:style-name="P152"><text:span text:style-name="T428">Enchilada-128 uses the “low resource” AES code from Brian Gladmans' AES page </text:span><text:span text:style-name="T428"><text:note text:id="ftn61" text:note-class="endnote"><text:note-citation>61</text:note-citation><text:note-body><text:p text:style-name="P300"><text:s/><text:span text:style-name="T462">Gladman's AES Page: </text:span><text:a xlink:type="simple" xlink:href="http://gladman.plushost.co.uk/oldsite/AES/"><text:span text:style-name="T462">http://gladman.plushost.co.uk/oldsite/AES/</text:span></text:a></text:p></text:note-body></text:note></text:span><text:span text:style-name="T428"> while Enchilada-256 uses code from his Rijndael page </text:span><text:span text:style-name="T428"><text:note text:id="ftn62" text:note-class="endnote"><text:note-citation>62</text:note-citation><text:note-body><text:p text:style-name="P301"><text:s/><text:span text:style-name="T463">Gladman's Rijndael page: </text:span><text:a xlink:type="simple" xlink:href="http://gladman.plushost.co.uk/oldsite/cryptography_technology/rijndael/"><text:span text:style-name="T463">http://gladman.plushost.co.uk/oldsite/cryptography_technology/rijndael/</text:span></text:a></text:p></text:note-body></text:note></text:span><text:span text:style-name="T428">. In both cases, Gladman specifies license conditions in the code and I have retained his text. </text:span>I do not believe the license to be at all problematic, and if some problem were discovered it would be straightforward to substitute some other implementation.</text:p>
      <text:p text:style-name="P199">I have not used Gladman's best-known <text:span text:style-name="T429">AES </text:span>code, <text:span text:style-name="T429">the</text:span> heavily optimised <text:span text:style-name="T429">version also linked from his AES page, </text:span>which is used in the Linux crypto libraries, in Peter Gutmann's Cryptlib and in many other places. That does not do 256-bit blocks which Enchilada-256 needs. For Enchilada-128, I chose to use <text:soft-page-break/>the simpler “low resource” code and simplify it further by assuming a 32-bit CPU though the original is designed to run even on 8-bit processors. To optimise either of my ciphers, or to make them run on very limited CPUs, Gladman's other <text:span text:style-name="T473">variants</text:span> would be an excellent first thing to look at. <text:span text:style-name="T429">Bernstein also has other versions of ChaCha linked from his page above which would be a good starting point for anyone looking at optimizing or porting Enchilada.</text:span></text:p>
      <text:p text:style-name="P124">The CAESAR call requires the statement:</text:p>
      <text:p text:style-name="P305"><text:span text:style-name="T31">If any of this information changes, the submitter/submitters will promptly (and within at most one month) announce these changes on the </text:span><text:span text:style-name="Teletype"><text:span text:style-name="T31">crypto-competitions</text:span></text:span><text:span text:style-name="T31"> mailing list.</text:span></text:p>
      <text:p text:style-name="P124">I agree to that.</text:p>
      <text:h text:style-name="Heading_20_2" text:outline-level="2"><text:bookmark-start text:name="__RefHeading__2987_1369858669"/>Consent<text:bookmark-end text:name="__RefHeading__2987_1369858669"/></text:h>
      <text:p text:style-name="P122">The CAESAR call requires that this section exist and that it contain the following text:</text:p>
      <text:p text:style-name="P307">The submitter/submitters hereby consent to all decisions of the CAESAR selection committee regarding the selection or non-selection of this submission as a second-round candidate, a third-round candidate, a finalist, a member of the final portfolio, or any other designation provided by the committee. The submitter/submitters understand that the committee will not comment on the algorithms, except that for each selected algorithm the committee will simply cite the previously published analyses that led to the selection of the algorithm. The submitter/submitters understand that the selection of some algorithms is not a negative comment regarding other algorithms, and that an excellent algorithm might fail to be selected simply because not enough analysis was available at the time of the committee decision. The submitter/submitters acknowledge that the committee decisions reflect the collective expert judgments of the committee members and are not subject to appeal. The submitter/submitters understand that if they disagree with published analyses then they are expected to promptly and publicly respond to those analyses, not to wait for subsequent committee decisions. The submitter/submitters understand that this statement is required as a condition of consideration of this submission by the CAESAR selection committee.</text:p>
      <text:p text:style-name="P309">I agree to all of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2" svg:font-family="'Lohit Hindi'"/>
    <style:font-face style:name="Liberation Serif" svg:font-family="'Liberation Serif'" style:font-family-generic="roman"/>
    <style:font-face style:name="Times New Roman1" svg:font-family="'Times New Roman'" style:font-family-generic="roman"/>
    <style:font-face style:name="DejaVu Sans Mono" svg:font-family="'DejaVu Sans Mono'" style:font-family-generic="modern" style:font-pitch="fixed"/>
    <style:font-face style:name="Lohit Hindi3" svg:font-family="'Lohit Hindi'"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ohit Hindi" fo:font-family="'Lohit Hindi'" style:font-pitch="variable" fo:font-size="32pt" fo:font-style="normal" fo:text-shadow="none" style:text-underline-style="none" fo:font-weight="normal"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pitch="variable" fo:font-size="44pt" fo:font-style="normal" fo:text-shadow="none" style:text-underline-style="none" fo:font-weight="normal"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282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pitch="variable" fo:font-size="32pt" fo:font-style="normal" fo:text-shadow="none" style:text-underline-style="none" fo:font-weight="normal"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82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ohit Hindi" fo:font-family="'Lohit Hindi'" style:font-pitch="variable" fo:font-size="32pt" fo:font-style="normal" fo:text-shadow="none" style:text-underline-style="none" fo:font-weight="normal"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282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cm" fo:margin-right="0cm" fo:margin-top="0.282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76cm" fo:margin-right="0cm" fo:orphans="2" fo:widows="2" fo:text-indent="-0.76cm" style:auto-text-indent="false" style:page-number="auto" fo:background-color="transparent" text:number-lines="false" text:line-number="0">
        <style:tab-stops/>
        <style:background-image/>
      </style:paragraph-properties>
      <style:text-properties fo:font-size="85%" fo:font-style="italic" fo:font-weight="bold"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3"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a1288" officeooo:paragraph-rsid="002a1288"/>
    </style:style>
    <style:style style:name="MP2" style:family="paragraph" style:parent-style-name="Footer">
      <style:text-properties officeooo:rsid="001e04c7" officeooo:paragraph-rsid="001e04c7"/>
    </style:style>
    <style:style style:name="MT1" style:family="text">
      <style:text-properties fo:font-size="11pt" fo:font-style="italic" officeooo:rsid="02e64538" style:font-size-asian="11pt" style:font-style-asian="italic" style:font-size-complex="11pt" style:font-style-complex="italic"/>
    </style:style>
    <style:style style:name="MT2" style:family="text">
      <style:text-properties fo:font-size="11pt" fo:font-style="italic" officeooo:rsid="0346e207" style:font-size-asian="11pt" style:font-style-asian="italic" style:font-size-complex="11pt" style:font-style-complex="italic"/>
    </style:style>
    <style:style style:name="MT3" style:family="text">
      <style:text-properties fo:font-size="11pt" fo:font-style="italic" officeooo:rsid="0397eb33" style:font-size-asian="11pt" style:font-style-asian="italic" style:font-size-complex="11pt" style:font-style-complex="italic"/>
    </style:style>
    <style:style style:name="MT4" style:family="text">
      <style:text-properties fo:font-size="11pt" fo:font-style="italic" style:font-size-asian="11pt" style:font-style-asian="italic" style:font-size-complex="11pt" style:font-style-complex="italic"/>
    </style:style>
    <style:style style:name="MT5" style:family="text">
      <style:text-properties fo:font-size="11pt" fo:font-style="italic" officeooo:rsid="03018341" style:font-size-asian="11pt" style:font-style-asian="italic" style:font-size-complex="11pt" style:font-style-complex="italic"/>
    </style:style>
    <style:style style:name="MT6" style:family="text">
      <style:text-properties fo:font-size="10pt" fo:font-weight="bold" style:font-size-asian="10pt" style:font-weight-asian="bold" style:font-size-complex="10pt"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non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7732128" text:id="ct27732128">
            <text:insertion>
              <office:change-info>
                <dc:creator>Sandy Harris</dc:creator>
                <dc:date>2014-03-29T11:37:00</dc:date>
              </office:change-info>
            </text:insertion>
          </text:changed-region>
        </text:tracked-changes>
        <text:p text:style-name="MP1"><text:span text:style-name="MT1">Enchilada authenticated ciphers </text:span><text:span text:style-name="MT2">v1</text:span><text:change-start text:change-id="ct27732128"/><text:span text:style-name="MT2">.</text:span><text:span text:style-name="MT3">1</text:span><text:change-end text:change-id="ct27732128"/><text:tab/><text:tab/><text:span text:style-name="MT4">Sandy Harris</text:span></text:p>
      </style:header>
      <style:footer>
        <text:p text:style-name="MP2"><text:span text:style-name="MT5">Enchilada-128 &amp; Enchilada-256<text:tab/></text:span><text:tab/><text:span text:style-name="MT6"><text:page-number text:select-page="current">28</text:page-number></text:span></text:p>
      </style:footer>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date>2014-05-26T09:47:01.084741285</dc:date>
    <dc:creator>Sandy Harris</dc:creator>
    <meta:editing-duration>P7DT8H23M53S</meta:editing-duration>
    <meta:editing-cycles>573</meta:editing-cycles>
    <meta:document-statistic meta:table-count="4" meta:image-count="1" meta:object-count="0" meta:page-count="31" meta:paragraph-count="512" meta:word-count="14009" meta:character-count="86302" meta:non-whitespace-character-count="72706"/>
  </office:meta>
</office:document-meta>
</file>